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882in"/>
    </style:style>
    <style:style style:name="co2" style:family="table-column">
      <style:table-column-properties fo:break-before="auto" style:column-width="0.6063in"/>
    </style:style>
    <style:style style:name="co3" style:family="table-column">
      <style:table-column-properties fo:break-before="auto" style:column-width="2.6752in"/>
    </style:style>
    <style:style style:name="co4" style:family="table-column">
      <style:table-column-properties fo:break-before="auto" style:column-width="1.461in"/>
    </style:style>
    <style:style style:name="co5" style:family="table-column">
      <style:table-column-properties fo:break-before="auto" style:column-width="1.5535in"/>
    </style:style>
    <style:style style:name="co6" style:family="table-column">
      <style:table-column-properties fo:break-before="auto" style:column-width="0.652in"/>
    </style:style>
    <style:style style:name="co7" style:family="table-column">
      <style:table-column-properties fo:break-before="auto" style:column-width="1.3165in"/>
    </style:style>
    <style:style style:name="co8" style:family="table-column">
      <style:table-column-properties fo:break-before="auto" style:column-width="1.1535in"/>
    </style:style>
    <style:style style:name="co9" style:family="table-column">
      <style:table-column-properties fo:break-before="auto" style:column-width="1.0898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3272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2">
      <style:text-properties style:font-name="Arial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4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geoid</text:p>
          </table:table-cell>
          <table:table-cell office:value-type="string" calcext:value-type="string">
            <text:p>metro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ned_index</text:p>
          </table:table-cell>
          <table:table-cell office:value-type="string" calcext:value-type="string">
            <text:p>economy_index</text:p>
          </table:table-cell>
          <table:table-cell office:value-type="string" calcext:value-type="string">
            <text:p>education_index</text:p>
          </table:table-cell>
          <table:table-cell office:value-type="string" calcext:value-type="string">
            <text:p>equity_index</text:p>
          </table:table-cell>
          <table:table-cell office:value-type="string" calcext:value-type="string">
            <text:p>quality_of_life_index</text:p>
          </table:table-cell>
          <table:table-cell office:value-type="string" calcext:value-type="string">
            <text:p>transit_index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2" office:value-type="string" calcext:value-type="string">
            <text:p>Albany-Schenectady-Amsterdam, NY</text:p>
          </table:table-cell>
          <table:table-cell table:style-name="ce2" office:value-type="string" calcext:value-type="string">
            <text:p>Northeast</text:p>
          </table:table-cell>
          <table:table-cell table:style-name="Default" office:value-type="float" office:value="42.6511674" calcext:value-type="float">
            <text:p>42.6511674</text:p>
          </table:table-cell>
          <table:table-cell table:style-name="Default" office:value-type="float" office:value="-73.754968" calcext:value-type="float">
            <text:p>-73.754968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table:formula="of:=RAND() * 5" office:value-type="float" office:value="4.44814456626773" calcext:value-type="float">
            <text:p>4.45</text:p>
          </table:table-cell>
          <table:table-cell table:style-name="ce3" table:formula="of:=RAND() * 5" office:value-type="float" office:value="1.07421721448191" calcext:value-type="float">
            <text:p>1.07</text:p>
          </table:table-cell>
          <table:table-cell table:style-name="ce3" table:formula="of:=RAND() * 5" office:value-type="float" office:value="4.80983684305102" calcext:value-type="float">
            <text:p>4.81</text:p>
          </table:table-cell>
          <table:table-cell table:style-name="ce3" table:formula="of:=RAND() * 5" office:value-type="float" office:value="2.23570809233934" calcext:value-type="float">
            <text:p>2.24</text:p>
          </table:table-cell>
          <table:table-cell table:style-name="ce3" table:formula="of:=RAND() * 5" office:value-type="float" office:value="0.57792597450316" calcext:value-type="float">
            <text:p>0.58</text:p>
          </table:table-cell>
          <table:table-cell table:style-name="ce3" table:formula="of:=RAND() * 5" office:value-type="float" office:value="0.774643269833177" calcext:value-type="float">
            <text:p>0.77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2" office:value-type="string" calcext:value-type="string">
            <text:p>Atlanta-Sandy Springs-Gainesville, GA-AL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3.7490987" calcext:value-type="float">
            <text:p>33.7490987</text:p>
          </table:table-cell>
          <table:table-cell table:style-name="Default" office:value-type="float" office:value="-84.3901849" calcext:value-type="float">
            <text:p>-84.3901849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table:formula="of:=RAND() * 5" office:value-type="float" office:value="1.92868977203034" calcext:value-type="float">
            <text:p>1.93</text:p>
          </table:table-cell>
          <table:table-cell table:style-name="ce3" table:formula="of:=RAND() * 5" office:value-type="float" office:value="2.51263899146579" calcext:value-type="float">
            <text:p>2.51</text:p>
          </table:table-cell>
          <table:table-cell table:style-name="ce3" table:formula="of:=RAND() * 5" office:value-type="float" office:value="0.826956351520494" calcext:value-type="float">
            <text:p>0.83</text:p>
          </table:table-cell>
          <table:table-cell table:style-name="ce3" table:formula="of:=RAND() * 5" office:value-type="float" office:value="1.79458044585772" calcext:value-type="float">
            <text:p>1.79</text:p>
          </table:table-cell>
          <table:table-cell table:style-name="ce3" table:formula="of:=RAND() * 5" office:value-type="float" office:value="0.808204702334479" calcext:value-type="float">
            <text:p>0.81</text:p>
          </table:table-cell>
          <table:table-cell table:style-name="ce3" table:formula="of:=RAND() * 5" office:value-type="float" office:value="1.30790416500531" calcext:value-type="float">
            <text:p>1.31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style-name="ce2" office:value-type="string" calcext:value-type="string">
            <text:p>Austin-Round Rock, TX</text:p>
          </table:table-cell>
          <table:table-cell table:style-name="ce2" office:value-type="string" calcext:value-type="string">
            <text:p>Southwest</text:p>
          </table:table-cell>
          <table:table-cell table:style-name="Default" office:value-type="float" office:value="30.2711286" calcext:value-type="float">
            <text:p>30.2711286</text:p>
          </table:table-cell>
          <table:table-cell table:style-name="Default" office:value-type="float" office:value="-97.7436995" calcext:value-type="float">
            <text:p>-97.7436995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table:formula="of:=RAND() * 5" office:value-type="float" office:value="1.62096658721566" calcext:value-type="float">
            <text:p>1.62</text:p>
          </table:table-cell>
          <table:table-cell table:style-name="ce3" table:formula="of:=RAND() * 5" office:value-type="float" office:value="1.59080789191648" calcext:value-type="float">
            <text:p>1.59</text:p>
          </table:table-cell>
          <table:table-cell table:style-name="ce3" table:formula="of:=RAND() * 5" office:value-type="float" office:value="4.51003853348084" calcext:value-type="float">
            <text:p>4.51</text:p>
          </table:table-cell>
          <table:table-cell table:style-name="ce3" table:formula="of:=RAND() * 5" office:value-type="float" office:value="3.11661905609071" calcext:value-type="float">
            <text:p>3.12</text:p>
          </table:table-cell>
          <table:table-cell table:style-name="ce3" table:formula="of:=RAND() * 5" office:value-type="float" office:value="1.01587767712772" calcext:value-type="float">
            <text:p>1.02</text:p>
          </table:table-cell>
          <table:table-cell table:style-name="ce3" table:formula="of:=RAND() * 5" office:value-type="float" office:value="3.7414037680719" calcext:value-type="float">
            <text:p>3.74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style-name="ce2" office:value-type="string" calcext:value-type="string">
            <text:p>Birmingham-Hoover-Cullman, AL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3.5206824" calcext:value-type="float">
            <text:p>33.5206824</text:p>
          </table:table-cell>
          <table:table-cell table:style-name="Default" office:value-type="float" office:value="-86.8024326" calcext:value-type="float">
            <text:p>-86.8024326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table:formula="of:=RAND() * 5" office:value-type="float" office:value="1.4414010674227" calcext:value-type="float">
            <text:p>1.44</text:p>
          </table:table-cell>
          <table:table-cell table:style-name="ce3" table:formula="of:=RAND() * 5" office:value-type="float" office:value="1.56185310450383" calcext:value-type="float">
            <text:p>1.56</text:p>
          </table:table-cell>
          <table:table-cell table:style-name="ce3" table:formula="of:=RAND() * 5" office:value-type="float" office:value="1.32353311404586" calcext:value-type="float">
            <text:p>1.32</text:p>
          </table:table-cell>
          <table:table-cell table:style-name="ce3" table:formula="of:=RAND() * 5" office:value-type="float" office:value="0.710046024760231" calcext:value-type="float">
            <text:p>0.71</text:p>
          </table:table-cell>
          <table:table-cell table:style-name="ce3" table:formula="of:=RAND() * 5" office:value-type="float" office:value="1.44872142234817" calcext:value-type="float">
            <text:p>1.45</text:p>
          </table:table-cell>
          <table:table-cell table:style-name="ce3" table:formula="of:=RAND() * 5" office:value-type="float" office:value="4.44758852594532" calcext:value-type="float">
            <text:p>4.45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style-name="ce2" office:value-type="string" calcext:value-type="string">
            <text:p>Boston-Worcester-Manchester, MA-RI-NH</text:p>
          </table:table-cell>
          <table:table-cell table:style-name="ce2" office:value-type="string" calcext:value-type="string">
            <text:p>Northeast</text:p>
          </table:table-cell>
          <table:table-cell table:style-name="Default" office:value-type="float" office:value="42.3604823" calcext:value-type="float">
            <text:p>42.3604823</text:p>
          </table:table-cell>
          <table:table-cell table:style-name="Default" office:value-type="float" office:value="-71.0595678" calcext:value-type="float">
            <text:p>-71.0595678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table:formula="of:=RAND() * 5" office:value-type="float" office:value="0.160165505949408" calcext:value-type="float">
            <text:p>0.16</text:p>
          </table:table-cell>
          <table:table-cell table:style-name="ce3" table:formula="of:=RAND() * 5" office:value-type="float" office:value="2.22254549502395" calcext:value-type="float">
            <text:p>2.22</text:p>
          </table:table-cell>
          <table:table-cell table:style-name="ce3" table:formula="of:=RAND() * 5" office:value-type="float" office:value="4.38564100186341" calcext:value-type="float">
            <text:p>4.39</text:p>
          </table:table-cell>
          <table:table-cell table:style-name="ce3" table:formula="of:=RAND() * 5" office:value-type="float" office:value="2.76722210459411" calcext:value-type="float">
            <text:p>2.77</text:p>
          </table:table-cell>
          <table:table-cell table:style-name="ce3" table:formula="of:=RAND() * 5" office:value-type="float" office:value="2.65757262706757" calcext:value-type="float">
            <text:p>2.66</text:p>
          </table:table-cell>
          <table:table-cell table:style-name="ce3" table:formula="of:=RAND() * 5" office:value-type="float" office:value="3.28843712690286" calcext:value-type="float">
            <text:p>3.29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style-name="ce2" office:value-type="string" calcext:value-type="string">
            <text:p>Buffalo-Niagara-Cattaraugus, NY</text:p>
          </table:table-cell>
          <table:table-cell table:style-name="ce2" office:value-type="string" calcext:value-type="string">
            <text:p>Northeast</text:p>
          </table:table-cell>
          <table:table-cell table:style-name="Default" office:value-type="float" office:value="42.8864468" calcext:value-type="float">
            <text:p>42.8864468</text:p>
          </table:table-cell>
          <table:table-cell table:style-name="Default" office:value-type="float" office:value="-78.8783689" calcext:value-type="float">
            <text:p>-78.8783689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table:formula="of:=RAND() * 5" office:value-type="float" office:value="0.857358232606202" calcext:value-type="float">
            <text:p>0.86</text:p>
          </table:table-cell>
          <table:table-cell table:style-name="ce3" table:formula="of:=RAND() * 5" office:value-type="float" office:value="0.140833004843444" calcext:value-type="float">
            <text:p>0.14</text:p>
          </table:table-cell>
          <table:table-cell table:style-name="ce3" table:formula="of:=RAND() * 5" office:value-type="float" office:value="1.02529787458479" calcext:value-type="float">
            <text:p>1.03</text:p>
          </table:table-cell>
          <table:table-cell table:style-name="ce3" table:formula="of:=RAND() * 5" office:value-type="float" office:value="4.24363153986633" calcext:value-type="float">
            <text:p>4.24</text:p>
          </table:table-cell>
          <table:table-cell table:style-name="ce3" table:formula="of:=RAND() * 5" office:value-type="float" office:value="1.88009008648805" calcext:value-type="float">
            <text:p>1.88</text:p>
          </table:table-cell>
          <table:table-cell table:style-name="ce3" table:formula="of:=RAND() * 5" office:value-type="float" office:value="1.68164420174435" calcext:value-type="float">
            <text:p>1.68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table:style-name="ce2" office:value-type="string" calcext:value-type="string">
            <text:p>Charlotte-Gastonia-Salisbury, NC-SC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5.2270869" calcext:value-type="float">
            <text:p>35.2270869</text:p>
          </table:table-cell>
          <table:table-cell table:style-name="Default" office:value-type="float" office:value="-80.8431268" calcext:value-type="float">
            <text:p>-80.8431268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table:formula="of:=RAND() * 5" office:value-type="float" office:value="0.769275693455711" calcext:value-type="float">
            <text:p>0.77</text:p>
          </table:table-cell>
          <table:table-cell table:style-name="ce3" table:formula="of:=RAND() * 5" office:value-type="float" office:value="4.59240743773989" calcext:value-type="float">
            <text:p>4.59</text:p>
          </table:table-cell>
          <table:table-cell table:style-name="ce3" table:formula="of:=RAND() * 5" office:value-type="float" office:value="2.034867326729" calcext:value-type="float">
            <text:p>2.03</text:p>
          </table:table-cell>
          <table:table-cell table:style-name="ce3" table:formula="of:=RAND() * 5" office:value-type="float" office:value="3.92354266485199" calcext:value-type="float">
            <text:p>3.92</text:p>
          </table:table-cell>
          <table:table-cell table:style-name="ce3" table:formula="of:=RAND() * 5" office:value-type="float" office:value="1.15784426569007" calcext:value-type="float">
            <text:p>1.16</text:p>
          </table:table-cell>
          <table:table-cell table:style-name="ce3" table:formula="of:=RAND() * 5" office:value-type="float" office:value="2.45699363178574" calcext:value-type="float">
            <text:p>2.46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table:style-name="ce2" office:value-type="string" calcext:value-type="string">
            <text:p>Chicago-Naperville-Michigan City, IL-IN-WI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41.8756208" calcext:value-type="float">
            <text:p>41.8756208</text:p>
          </table:table-cell>
          <table:table-cell table:style-name="Default" office:value-type="float" office:value="-87.6243706" calcext:value-type="float">
            <text:p>-87.6243706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table:formula="of:=RAND() * 5" office:value-type="float" office:value="1.10888091963716" calcext:value-type="float">
            <text:p>1.11</text:p>
          </table:table-cell>
          <table:table-cell table:style-name="ce3" table:formula="of:=RAND() * 5" office:value-type="float" office:value="0.998900448903441" calcext:value-type="float">
            <text:p>1.00</text:p>
          </table:table-cell>
          <table:table-cell table:style-name="ce3" table:formula="of:=RAND() * 5" office:value-type="float" office:value="3.87866625911556" calcext:value-type="float">
            <text:p>3.88</text:p>
          </table:table-cell>
          <table:table-cell table:style-name="ce3" table:formula="of:=RAND() * 5" office:value-type="float" office:value="4.57637102459557" calcext:value-type="float">
            <text:p>4.58</text:p>
          </table:table-cell>
          <table:table-cell table:style-name="ce3" table:formula="of:=RAND() * 5" office:value-type="float" office:value="4.88854471012019" calcext:value-type="float">
            <text:p>4.89</text:p>
          </table:table-cell>
          <table:table-cell table:style-name="ce3" table:formula="of:=RAND() * 5" office:value-type="float" office:value="1.33191564702429" calcext:value-type="float">
            <text:p>1.33</text:p>
          </table:table-cell>
          <table:table-cell table:number-columns-repeated="1011"/>
        </table:table-row>
        <table:table-row table:style-name="ro2">
          <table:table-cell table:number-columns-repeated="2" office:value-type="float" office:value="9" calcext:value-type="float">
            <text:p>9</text:p>
          </table:table-cell>
          <table:table-cell table:style-name="ce2" office:value-type="string" calcext:value-type="string">
            <text:p>Cincinnati-Middletown-Wilmington, OH-KY-IN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39.1014537" calcext:value-type="float">
            <text:p>39.1014537</text:p>
          </table:table-cell>
          <table:table-cell table:style-name="Default" office:value-type="float" office:value="-84.5124602" calcext:value-type="float">
            <text:p>-84.5124602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table:formula="of:=RAND() * 5" office:value-type="float" office:value="2.6383778383024" calcext:value-type="float">
            <text:p>2.64</text:p>
          </table:table-cell>
          <table:table-cell table:style-name="ce3" table:formula="of:=RAND() * 5" office:value-type="float" office:value="1.97653136798181" calcext:value-type="float">
            <text:p>1.98</text:p>
          </table:table-cell>
          <table:table-cell table:style-name="ce3" table:formula="of:=RAND() * 5" office:value-type="float" office:value="4.6340260526631" calcext:value-type="float">
            <text:p>4.63</text:p>
          </table:table-cell>
          <table:table-cell table:style-name="ce3" table:formula="of:=RAND() * 5" office:value-type="float" office:value="1.28955945838243" calcext:value-type="float">
            <text:p>1.29</text:p>
          </table:table-cell>
          <table:table-cell table:style-name="ce3" table:formula="of:=RAND() * 5" office:value-type="float" office:value="2.01141731115058" calcext:value-type="float">
            <text:p>2.01</text:p>
          </table:table-cell>
          <table:table-cell table:style-name="ce3" table:formula="of:=RAND() * 5" office:value-type="float" office:value="3.9394606044516" calcext:value-type="float">
            <text:p>3.94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table:style-name="ce2" office:value-type="string" calcext:value-type="string">
            <text:p>Cleveland-Akron-Elyria, OH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41.4871888" calcext:value-type="float">
            <text:p>41.4871888</text:p>
          </table:table-cell>
          <table:table-cell table:style-name="Default" office:value-type="float" office:value="-81.6778691" calcext:value-type="float">
            <text:p>-81.6778691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table:formula="of:=RAND() * 5" office:value-type="float" office:value="3.87745845015161" calcext:value-type="float">
            <text:p>3.88</text:p>
          </table:table-cell>
          <table:table-cell table:style-name="ce3" table:formula="of:=RAND() * 5" office:value-type="float" office:value="0.070493376115337" calcext:value-type="float">
            <text:p>0.07</text:p>
          </table:table-cell>
          <table:table-cell table:style-name="ce3" table:formula="of:=RAND() * 5" office:value-type="float" office:value="1.53525080648251" calcext:value-type="float">
            <text:p>1.54</text:p>
          </table:table-cell>
          <table:table-cell table:style-name="ce3" table:formula="of:=RAND() * 5" office:value-type="float" office:value="1.69112319825217" calcext:value-type="float">
            <text:p>1.69</text:p>
          </table:table-cell>
          <table:table-cell table:style-name="ce3" table:formula="of:=RAND() * 5" office:value-type="float" office:value="1.47802272462286" calcext:value-type="float">
            <text:p>1.48</text:p>
          </table:table-cell>
          <table:table-cell table:style-name="ce3" table:formula="of:=RAND() * 5" office:value-type="float" office:value="1.87862307415344" calcext:value-type="float">
            <text:p>1.88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table:style-name="ce2" office:value-type="string" calcext:value-type="string">
            <text:p>Columbus-Marion-Chillicothe, OH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39.9622601" calcext:value-type="float">
            <text:p>39.9622601</text:p>
          </table:table-cell>
          <table:table-cell table:style-name="Default" office:value-type="float" office:value="-83.0007065" calcext:value-type="float">
            <text:p>-83.0007065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table:formula="of:=RAND() * 5" office:value-type="float" office:value="3.36932728416286" calcext:value-type="float">
            <text:p>3.37</text:p>
          </table:table-cell>
          <table:table-cell table:style-name="ce3" table:formula="of:=RAND() * 5" office:value-type="float" office:value="3.01614590222016" calcext:value-type="float">
            <text:p>3.02</text:p>
          </table:table-cell>
          <table:table-cell table:style-name="ce3" table:formula="of:=RAND() * 5" office:value-type="float" office:value="4.1683166148141" calcext:value-type="float">
            <text:p>4.17</text:p>
          </table:table-cell>
          <table:table-cell table:style-name="ce3" table:formula="of:=RAND() * 5" office:value-type="float" office:value="1.44931115210056" calcext:value-type="float">
            <text:p>1.45</text:p>
          </table:table-cell>
          <table:table-cell table:style-name="ce3" table:formula="of:=RAND() * 5" office:value-type="float" office:value="2.13542998651974" calcext:value-type="float">
            <text:p>2.14</text:p>
          </table:table-cell>
          <table:table-cell table:style-name="ce3" table:formula="of:=RAND() * 5" office:value-type="float" office:value="2.58896900340915" calcext:value-type="float">
            <text:p>2.59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table:style-name="ce2" office:value-type="string" calcext:value-type="string">
            <text:p>Dallas-Fort Worth, TX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2.7801052" calcext:value-type="float">
            <text:p>32.7801052</text:p>
          </table:table-cell>
          <table:table-cell table:style-name="Default" office:value-type="float" office:value="-96.8000082" calcext:value-type="float">
            <text:p>-96.8000082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table:formula="of:=RAND() * 5" office:value-type="float" office:value="2.99324506078847" calcext:value-type="float">
            <text:p>2.99</text:p>
          </table:table-cell>
          <table:table-cell table:style-name="ce3" table:formula="of:=RAND() * 5" office:value-type="float" office:value="2.9352787672542" calcext:value-type="float">
            <text:p>2.94</text:p>
          </table:table-cell>
          <table:table-cell table:style-name="ce3" table:formula="of:=RAND() * 5" office:value-type="float" office:value="4.07661799457856" calcext:value-type="float">
            <text:p>4.08</text:p>
          </table:table-cell>
          <table:table-cell table:style-name="ce3" table:formula="of:=RAND() * 5" office:value-type="float" office:value="1.87093203538097" calcext:value-type="float">
            <text:p>1.87</text:p>
          </table:table-cell>
          <table:table-cell table:style-name="ce3" table:formula="of:=RAND() * 5" office:value-type="float" office:value="1.08275897568092" calcext:value-type="float">
            <text:p>1.08</text:p>
          </table:table-cell>
          <table:table-cell table:style-name="ce3" table:formula="of:=RAND() * 5" office:value-type="float" office:value="1.74031723174267" calcext:value-type="float">
            <text:p>1.74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table:style-name="ce2" office:value-type="string" calcext:value-type="string">
            <text:p>Dayton-Springfield-Greenville, OH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39.7589478" calcext:value-type="float">
            <text:p>39.7589478</text:p>
          </table:table-cell>
          <table:table-cell table:style-name="Default" office:value-type="float" office:value="-84.1916069" calcext:value-type="float">
            <text:p>-84.1916069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table:formula="of:=RAND() * 5" office:value-type="float" office:value="0.416661275085062" calcext:value-type="float">
            <text:p>0.42</text:p>
          </table:table-cell>
          <table:table-cell table:style-name="ce3" table:formula="of:=RAND() * 5" office:value-type="float" office:value="1.61044794367626" calcext:value-type="float">
            <text:p>1.61</text:p>
          </table:table-cell>
          <table:table-cell table:style-name="ce3" table:formula="of:=RAND() * 5" office:value-type="float" office:value="4.89275142434053" calcext:value-type="float">
            <text:p>4.89</text:p>
          </table:table-cell>
          <table:table-cell table:style-name="ce3" table:formula="of:=RAND() * 5" office:value-type="float" office:value="3.68144874111749" calcext:value-type="float">
            <text:p>3.68</text:p>
          </table:table-cell>
          <table:table-cell table:style-name="ce3" table:formula="of:=RAND() * 5" office:value-type="float" office:value="2.42780499276705" calcext:value-type="float">
            <text:p>2.43</text:p>
          </table:table-cell>
          <table:table-cell table:style-name="ce3" table:formula="of:=RAND() * 5" office:value-type="float" office:value="3.5720730246976" calcext:value-type="float">
            <text:p>3.57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table:style-name="ce2" office:value-type="string" calcext:value-type="string">
            <text:p>Denver-Aurora-Boulder, CO</text:p>
          </table:table-cell>
          <table:table-cell table:style-name="ce2" office:value-type="string" calcext:value-type="string">
            <text:p>West</text:p>
          </table:table-cell>
          <table:table-cell table:style-name="Default" office:value-type="float" office:value="39.7391536" calcext:value-type="float">
            <text:p>39.7391536</text:p>
          </table:table-cell>
          <table:table-cell table:style-name="Default" office:value-type="float" office:value="-104.9847034" calcext:value-type="float">
            <text:p>-104.9847034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table:formula="of:=RAND() * 5" office:value-type="float" office:value="1.09723510569893" calcext:value-type="float">
            <text:p>1.10</text:p>
          </table:table-cell>
          <table:table-cell table:style-name="ce3" table:formula="of:=RAND() * 5" office:value-type="float" office:value="2.11495787138119" calcext:value-type="float">
            <text:p>2.11</text:p>
          </table:table-cell>
          <table:table-cell table:style-name="ce3" table:formula="of:=RAND() * 5" office:value-type="float" office:value="3.86504034162499" calcext:value-type="float">
            <text:p>3.87</text:p>
          </table:table-cell>
          <table:table-cell table:style-name="ce3" table:formula="of:=RAND() * 5" office:value-type="float" office:value="2.98972016898915" calcext:value-type="float">
            <text:p>2.99</text:p>
          </table:table-cell>
          <table:table-cell table:style-name="ce3" table:formula="of:=RAND() * 5" office:value-type="float" office:value="0.892358644632623" calcext:value-type="float">
            <text:p>0.89</text:p>
          </table:table-cell>
          <table:table-cell table:style-name="ce3" table:formula="of:=RAND() * 5" office:value-type="float" office:value="3.58092853333801" calcext:value-type="float">
            <text:p>3.58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table:style-name="ce2" office:value-type="string" calcext:value-type="string">
            <text:p>Detroit-Warren-Flint, MI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42.3486635" calcext:value-type="float">
            <text:p>42.3486635</text:p>
          </table:table-cell>
          <table:table-cell table:style-name="Default" office:value-type="float" office:value="-83.0567375" calcext:value-type="float">
            <text:p>-83.0567375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table:formula="of:=RAND() * 5" office:value-type="float" office:value="0.414186124689877" calcext:value-type="float">
            <text:p>0.41</text:p>
          </table:table-cell>
          <table:table-cell table:style-name="ce3" table:formula="of:=RAND() * 5" office:value-type="float" office:value="2.27097230963409" calcext:value-type="float">
            <text:p>2.27</text:p>
          </table:table-cell>
          <table:table-cell table:style-name="ce3" table:formula="of:=RAND() * 5" office:value-type="float" office:value="2.63727277400903" calcext:value-type="float">
            <text:p>2.64</text:p>
          </table:table-cell>
          <table:table-cell table:style-name="ce3" table:formula="of:=RAND() * 5" office:value-type="float" office:value="4.55436941119842" calcext:value-type="float">
            <text:p>4.55</text:p>
          </table:table-cell>
          <table:table-cell table:style-name="ce3" table:formula="of:=RAND() * 5" office:value-type="float" office:value="0.376295484602451" calcext:value-type="float">
            <text:p>0.38</text:p>
          </table:table-cell>
          <table:table-cell table:style-name="ce3" table:formula="of:=RAND() * 5" office:value-type="float" office:value="1.10068631940521" calcext:value-type="float">
            <text:p>1.10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table:style-name="ce2" office:value-type="string" calcext:value-type="string">
            <text:p>Fresno-Madera, CA</text:p>
          </table:table-cell>
          <table:table-cell table:style-name="ce2" office:value-type="string" calcext:value-type="string">
            <text:p>Southwest</text:p>
          </table:table-cell>
          <table:table-cell table:style-name="Default" office:value-type="float" office:value="36.7294455" calcext:value-type="float">
            <text:p>36.7294455</text:p>
          </table:table-cell>
          <table:table-cell table:style-name="Default" office:value-type="float" office:value="-119.70886061" calcext:value-type="float">
            <text:p>-119.70886061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table:formula="of:=RAND() * 5" office:value-type="float" office:value="0.319605774711817" calcext:value-type="float">
            <text:p>0.32</text:p>
          </table:table-cell>
          <table:table-cell table:style-name="ce3" table:formula="of:=RAND() * 5" office:value-type="float" office:value="3.46681059454568" calcext:value-type="float">
            <text:p>3.47</text:p>
          </table:table-cell>
          <table:table-cell table:style-name="ce3" table:formula="of:=RAND() * 5" office:value-type="float" office:value="0.35683223977685" calcext:value-type="float">
            <text:p>0.36</text:p>
          </table:table-cell>
          <table:table-cell table:style-name="ce3" table:formula="of:=RAND() * 5" office:value-type="float" office:value="1.95197831024416" calcext:value-type="float">
            <text:p>1.95</text:p>
          </table:table-cell>
          <table:table-cell table:style-name="ce3" table:formula="of:=RAND() * 5" office:value-type="float" office:value="4.84325125231408" calcext:value-type="float">
            <text:p>4.84</text:p>
          </table:table-cell>
          <table:table-cell table:style-name="ce3" table:formula="of:=RAND() * 5" office:value-type="float" office:value="0.356412510154769" calcext:value-type="float">
            <text:p>0.36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table:style-name="ce2" office:value-type="string" calcext:value-type="string">
            <text:p>Grand Rapids-Muskegon-Holland, MI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42.9633599" calcext:value-type="float">
            <text:p>42.9633599</text:p>
          </table:table-cell>
          <table:table-cell table:style-name="Default" office:value-type="float" office:value="-85.6680863" calcext:value-type="float">
            <text:p>-85.6680863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table:formula="of:=RAND() * 5" office:value-type="float" office:value="3.68967257672921" calcext:value-type="float">
            <text:p>3.69</text:p>
          </table:table-cell>
          <table:table-cell table:style-name="ce3" table:formula="of:=RAND() * 5" office:value-type="float" office:value="1.84162707184441" calcext:value-type="float">
            <text:p>1.84</text:p>
          </table:table-cell>
          <table:table-cell table:style-name="ce3" table:formula="of:=RAND() * 5" office:value-type="float" office:value="2.93208817951381" calcext:value-type="float">
            <text:p>2.93</text:p>
          </table:table-cell>
          <table:table-cell table:style-name="ce3" table:formula="of:=RAND() * 5" office:value-type="float" office:value="1.28670766251162" calcext:value-type="float">
            <text:p>1.29</text:p>
          </table:table-cell>
          <table:table-cell table:style-name="ce3" table:formula="of:=RAND() * 5" office:value-type="float" office:value="1.5651513915509" calcext:value-type="float">
            <text:p>1.57</text:p>
          </table:table-cell>
          <table:table-cell table:style-name="ce3" table:formula="of:=RAND() * 5" office:value-type="float" office:value="4.78238557348959" calcext:value-type="float">
            <text:p>4.78</text:p>
          </table:table-cell>
          <table:table-cell table:number-columns-repeated="1011"/>
        </table:table-row>
        <table:table-row table:style-name="ro2">
          <table:table-cell table:number-columns-repeated="2" office:value-type="float" office:value="18" calcext:value-type="float">
            <text:p>18</text:p>
          </table:table-cell>
          <table:table-cell table:style-name="ce2" office:value-type="string" calcext:value-type="string">
            <text:p>Greensboro--Winston-Salem--High Point, NC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6.0726355" calcext:value-type="float">
            <text:p>36.0726355</text:p>
          </table:table-cell>
          <table:table-cell table:style-name="Default" office:value-type="float" office:value="-79.7919754" calcext:value-type="float">
            <text:p>-79.7919754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table:formula="of:=RAND() * 5" office:value-type="float" office:value="3.80034394445829" calcext:value-type="float">
            <text:p>3.80</text:p>
          </table:table-cell>
          <table:table-cell table:style-name="ce3" table:formula="of:=RAND() * 5" office:value-type="float" office:value="0.645815379684791" calcext:value-type="float">
            <text:p>0.65</text:p>
          </table:table-cell>
          <table:table-cell table:style-name="ce3" table:formula="of:=RAND() * 5" office:value-type="float" office:value="2.02179027954116" calcext:value-type="float">
            <text:p>2.02</text:p>
          </table:table-cell>
          <table:table-cell table:style-name="ce3" table:formula="of:=RAND() * 5" office:value-type="float" office:value="3.05707365972921" calcext:value-type="float">
            <text:p>3.06</text:p>
          </table:table-cell>
          <table:table-cell table:style-name="ce3" table:formula="of:=RAND() * 5" office:value-type="float" office:value="3.5721682861913" calcext:value-type="float">
            <text:p>3.57</text:p>
          </table:table-cell>
          <table:table-cell table:style-name="ce3" table:formula="of:=RAND() * 5" office:value-type="float" office:value="4.03386881807819" calcext:value-type="float">
            <text:p>4.03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table:style-name="ce2" office:value-type="string" calcext:value-type="string">
            <text:p>Greenville-Spartanburg-Anderson, SC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4.8512316" calcext:value-type="float">
            <text:p>34.8512316</text:p>
          </table:table-cell>
          <table:table-cell table:style-name="Default" office:value-type="float" office:value="-82.3985105" calcext:value-type="float">
            <text:p>-82.3985105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table:formula="of:=RAND() * 5" office:value-type="float" office:value="2.04818899161182" calcext:value-type="float">
            <text:p>2.05</text:p>
          </table:table-cell>
          <table:table-cell table:style-name="ce3" table:formula="of:=RAND() * 5" office:value-type="float" office:value="0.52652123849839" calcext:value-type="float">
            <text:p>0.53</text:p>
          </table:table-cell>
          <table:table-cell table:style-name="ce3" table:formula="of:=RAND() * 5" office:value-type="float" office:value="2.39660882623866" calcext:value-type="float">
            <text:p>2.40</text:p>
          </table:table-cell>
          <table:table-cell table:style-name="ce3" table:formula="of:=RAND() * 5" office:value-type="float" office:value="2.56826544646174" calcext:value-type="float">
            <text:p>2.57</text:p>
          </table:table-cell>
          <table:table-cell table:style-name="ce3" table:formula="of:=RAND() * 5" office:value-type="float" office:value="0.256952920462936" calcext:value-type="float">
            <text:p>0.26</text:p>
          </table:table-cell>
          <table:table-cell table:style-name="ce3" table:formula="of:=RAND() * 5" office:value-type="float" office:value="1.04808525298722" calcext:value-type="float">
            <text:p>1.05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table:style-name="ce2" office:value-type="string" calcext:value-type="string">
            <text:p>Hartford-West Hartford-Willimantic, CT</text:p>
          </table:table-cell>
          <table:table-cell table:style-name="ce2" office:value-type="string" calcext:value-type="string">
            <text:p>Northeast</text:p>
          </table:table-cell>
          <table:table-cell table:style-name="Default" office:value-type="float" office:value="41.765599" calcext:value-type="float">
            <text:p>41.765599</text:p>
          </table:table-cell>
          <table:table-cell table:style-name="Default" office:value-type="float" office:value="-72.69058501" calcext:value-type="float">
            <text:p>-72.69058501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table:formula="of:=RAND() * 5" office:value-type="float" office:value="1.8598258937709" calcext:value-type="float">
            <text:p>1.86</text:p>
          </table:table-cell>
          <table:table-cell table:style-name="ce3" table:formula="of:=RAND() * 5" office:value-type="float" office:value="2.02289334498346" calcext:value-type="float">
            <text:p>2.02</text:p>
          </table:table-cell>
          <table:table-cell table:style-name="ce3" table:formula="of:=RAND() * 5" office:value-type="float" office:value="2.7396891079843" calcext:value-type="float">
            <text:p>2.74</text:p>
          </table:table-cell>
          <table:table-cell table:style-name="ce3" table:formula="of:=RAND() * 5" office:value-type="float" office:value="1.66661640862003" calcext:value-type="float">
            <text:p>1.67</text:p>
          </table:table-cell>
          <table:table-cell table:style-name="ce3" table:formula="of:=RAND() * 5" office:value-type="float" office:value="1.55938959564082" calcext:value-type="float">
            <text:p>1.56</text:p>
          </table:table-cell>
          <table:table-cell table:style-name="ce3" table:formula="of:=RAND() * 5" office:value-type="float" office:value="4.78910907870159" calcext:value-type="float">
            <text:p>4.79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table:style-name="ce2" office:value-type="string" calcext:value-type="string">
            <text:p>Houston-Baytown-Huntsville, TX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29.9519265" calcext:value-type="float">
            <text:p>29.9519265</text:p>
          </table:table-cell>
          <table:table-cell table:style-name="Default" office:value-type="float" office:value="-95.54091698" calcext:value-type="float">
            <text:p>-95.54091698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table:formula="of:=RAND() * 5" office:value-type="float" office:value="3.12607401283458" calcext:value-type="float">
            <text:p>3.13</text:p>
          </table:table-cell>
          <table:table-cell table:style-name="ce3" table:formula="of:=RAND() * 5" office:value-type="float" office:value="0.382864270359278" calcext:value-type="float">
            <text:p>0.38</text:p>
          </table:table-cell>
          <table:table-cell table:style-name="ce3" table:formula="of:=RAND() * 5" office:value-type="float" office:value="0.377935729920864" calcext:value-type="float">
            <text:p>0.38</text:p>
          </table:table-cell>
          <table:table-cell table:style-name="ce3" table:formula="of:=RAND() * 5" office:value-type="float" office:value="0.747623104834929" calcext:value-type="float">
            <text:p>0.75</text:p>
          </table:table-cell>
          <table:table-cell table:style-name="ce3" table:formula="of:=RAND() * 5" office:value-type="float" office:value="1.31851272773929" calcext:value-type="float">
            <text:p>1.32</text:p>
          </table:table-cell>
          <table:table-cell table:style-name="ce3" table:formula="of:=RAND() * 5" office:value-type="float" office:value="1.73757729469799" calcext:value-type="float">
            <text:p>1.74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table:style-name="ce2" office:value-type="string" calcext:value-type="string">
            <text:p>Indianapolis-Anderson-Columbus, IN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39.7683795" calcext:value-type="float">
            <text:p>39.7683795</text:p>
          </table:table-cell>
          <table:table-cell table:style-name="Default" office:value-type="float" office:value="-86.1580447" calcext:value-type="float">
            <text:p>-86.1580447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table:formula="of:=RAND() * 5" office:value-type="float" office:value="1.48666516295634" calcext:value-type="float">
            <text:p>1.49</text:p>
          </table:table-cell>
          <table:table-cell table:style-name="ce3" table:formula="of:=RAND() * 5" office:value-type="float" office:value="4.72566762240604" calcext:value-type="float">
            <text:p>4.73</text:p>
          </table:table-cell>
          <table:table-cell table:style-name="ce3" table:formula="of:=RAND() * 5" office:value-type="float" office:value="2.2692747390829" calcext:value-type="float">
            <text:p>2.27</text:p>
          </table:table-cell>
          <table:table-cell table:style-name="ce3" table:formula="of:=RAND() * 5" office:value-type="float" office:value="0.335043387021869" calcext:value-type="float">
            <text:p>0.34</text:p>
          </table:table-cell>
          <table:table-cell table:style-name="ce3" table:formula="of:=RAND() * 5" office:value-type="float" office:value="1.73861090792343" calcext:value-type="float">
            <text:p>1.74</text:p>
          </table:table-cell>
          <table:table-cell table:style-name="ce3" table:formula="of:=RAND() * 5" office:value-type="float" office:value="4.2877635138575" calcext:value-type="float">
            <text:p>4.29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table:style-name="ce2" office:value-type="string" calcext:value-type="string">
            <text:p>Jacksonville, FL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0.3321838" calcext:value-type="float">
            <text:p>30.3321838</text:p>
          </table:table-cell>
          <table:table-cell table:style-name="Default" office:value-type="float" office:value="-81.655651" calcext:value-type="float">
            <text:p>-81.655651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table:formula="of:=RAND() * 5" office:value-type="float" office:value="2.57484753616154" calcext:value-type="float">
            <text:p>2.57</text:p>
          </table:table-cell>
          <table:table-cell table:style-name="ce3" table:formula="of:=RAND() * 5" office:value-type="float" office:value="2.59541736566462" calcext:value-type="float">
            <text:p>2.60</text:p>
          </table:table-cell>
          <table:table-cell table:style-name="ce3" table:formula="of:=RAND() * 5" office:value-type="float" office:value="1.14231564220972" calcext:value-type="float">
            <text:p>1.14</text:p>
          </table:table-cell>
          <table:table-cell table:style-name="ce3" table:formula="of:=RAND() * 5" office:value-type="float" office:value="3.74018875998445" calcext:value-type="float">
            <text:p>3.74</text:p>
          </table:table-cell>
          <table:table-cell table:style-name="ce3" table:formula="of:=RAND() * 5" office:value-type="float" office:value="0.332619097316638" calcext:value-type="float">
            <text:p>0.33</text:p>
          </table:table-cell>
          <table:table-cell table:style-name="ce3" table:formula="of:=RAND() * 5" office:value-type="float" office:value="4.13060242659412" calcext:value-type="float">
            <text:p>4.13</text:p>
          </table:table-cell>
          <table:table-cell table:number-columns-repeated="1011"/>
        </table:table-row>
        <table:table-row table:style-name="ro2">
          <table:table-cell table:number-columns-repeated="2" office:value-type="float" office:value="24" calcext:value-type="float">
            <text:p>24</text:p>
          </table:table-cell>
          <table:table-cell table:style-name="ce2" office:value-type="string" calcext:value-type="string">
            <text:p>Kansas City-Overland Park-Kansas City, MO-KS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39.0844687" calcext:value-type="float">
            <text:p>39.0844687</text:p>
          </table:table-cell>
          <table:table-cell table:style-name="Default" office:value-type="float" office:value="-94.5630298" calcext:value-type="float">
            <text:p>-94.5630298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table:formula="of:=RAND() * 5" office:value-type="float" office:value="0.862117297947407" calcext:value-type="float">
            <text:p>0.86</text:p>
          </table:table-cell>
          <table:table-cell table:style-name="ce3" table:formula="of:=RAND() * 5" office:value-type="float" office:value="3.76614784356207" calcext:value-type="float">
            <text:p>3.77</text:p>
          </table:table-cell>
          <table:table-cell table:style-name="ce3" table:formula="of:=RAND() * 5" office:value-type="float" office:value="4.52944488497451" calcext:value-type="float">
            <text:p>4.53</text:p>
          </table:table-cell>
          <table:table-cell table:style-name="ce3" table:formula="of:=RAND() * 5" office:value-type="float" office:value="2.73033670033328" calcext:value-type="float">
            <text:p>2.73</text:p>
          </table:table-cell>
          <table:table-cell table:style-name="ce3" table:formula="of:=RAND() * 5" office:value-type="float" office:value="4.86257247393951" calcext:value-type="float">
            <text:p>4.86</text:p>
          </table:table-cell>
          <table:table-cell table:style-name="ce3" table:formula="of:=RAND() * 5" office:value-type="float" office:value="2.47061957139522" calcext:value-type="float">
            <text:p>2.47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table:style-name="ce2" office:value-type="string" calcext:value-type="string">
            <text:p>Knoxville-Sevierville-La Follette, TN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5.9603948" calcext:value-type="float">
            <text:p>35.9603948</text:p>
          </table:table-cell>
          <table:table-cell table:style-name="Default" office:value-type="float" office:value="-83.9210261" calcext:value-type="float">
            <text:p>-83.9210261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table:formula="of:=RAND() * 5" office:value-type="float" office:value="2.71901526954025" calcext:value-type="float">
            <text:p>2.72</text:p>
          </table:table-cell>
          <table:table-cell table:style-name="ce3" table:formula="of:=RAND() * 5" office:value-type="float" office:value="1.56277454923838" calcext:value-type="float">
            <text:p>1.56</text:p>
          </table:table-cell>
          <table:table-cell table:style-name="ce3" table:formula="of:=RAND() * 5" office:value-type="float" office:value="0.529910166515037" calcext:value-type="float">
            <text:p>0.53</text:p>
          </table:table-cell>
          <table:table-cell table:style-name="ce3" table:formula="of:=RAND() * 5" office:value-type="float" office:value="1.35871394304559" calcext:value-type="float">
            <text:p>1.36</text:p>
          </table:table-cell>
          <table:table-cell table:style-name="ce3" table:formula="of:=RAND() * 5" office:value-type="float" office:value="0.66804847214371" calcext:value-type="float">
            <text:p>0.67</text:p>
          </table:table-cell>
          <table:table-cell table:style-name="ce3" table:formula="of:=RAND() * 5" office:value-type="float" office:value="2.50380772398785" calcext:value-type="float">
            <text:p>2.50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table:style-name="ce2" office:value-type="string" calcext:value-type="string">
            <text:p>Las Vegas-Paradise-Pahrump, NV</text:p>
          </table:table-cell>
          <table:table-cell table:style-name="ce2" office:value-type="string" calcext:value-type="string">
            <text:p>Southwest</text:p>
          </table:table-cell>
          <table:table-cell table:style-name="Default" office:value-type="float" office:value="36.145204" calcext:value-type="float">
            <text:p>36.145204</text:p>
          </table:table-cell>
          <table:table-cell table:style-name="Default" office:value-type="float" office:value="-115.1611806" calcext:value-type="float">
            <text:p>-115.1611806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table:formula="of:=RAND() * 5" office:value-type="float" office:value="3.79179413430393" calcext:value-type="float">
            <text:p>3.79</text:p>
          </table:table-cell>
          <table:table-cell table:style-name="ce3" table:formula="of:=RAND() * 5" office:value-type="float" office:value="3.09917191509157" calcext:value-type="float">
            <text:p>3.10</text:p>
          </table:table-cell>
          <table:table-cell table:style-name="ce3" table:formula="of:=RAND() * 5" office:value-type="float" office:value="2.6246726536192" calcext:value-type="float">
            <text:p>2.62</text:p>
          </table:table-cell>
          <table:table-cell table:style-name="ce3" table:formula="of:=RAND() * 5" office:value-type="float" office:value="2.20662465901114" calcext:value-type="float">
            <text:p>2.21</text:p>
          </table:table-cell>
          <table:table-cell table:style-name="ce3" table:formula="of:=RAND() * 5" office:value-type="float" office:value="0.354538414394483" calcext:value-type="float">
            <text:p>0.35</text:p>
          </table:table-cell>
          <table:table-cell table:style-name="ce3" table:formula="of:=RAND() * 5" office:value-type="float" office:value="2.21326088882051" calcext:value-type="float">
            <text:p>2.21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27" calcext:value-type="float">
            <text:p>27</text:p>
          </table:table-cell>
          <table:table-cell table:style-name="ce2" office:value-type="string" calcext:value-type="string">
            <text:p>Los Angeles-Long Beach-Riverside, CA</text:p>
          </table:table-cell>
          <table:table-cell table:style-name="ce2" office:value-type="string" calcext:value-type="string">
            <text:p>Southwest</text:p>
          </table:table-cell>
          <table:table-cell table:style-name="Default" office:value-type="float" office:value="34.0536781" calcext:value-type="float">
            <text:p>34.0536781</text:p>
          </table:table-cell>
          <table:table-cell table:style-name="Default" office:value-type="float" office:value="-118.2427025" calcext:value-type="float">
            <text:p>-118.2427025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table:formula="of:=RAND() * 5" office:value-type="float" office:value="3.60941068036482" calcext:value-type="float">
            <text:p>3.61</text:p>
          </table:table-cell>
          <table:table-cell table:style-name="ce3" table:formula="of:=RAND() * 5" office:value-type="float" office:value="3.15963154775091" calcext:value-type="float">
            <text:p>3.16</text:p>
          </table:table-cell>
          <table:table-cell table:style-name="ce3" table:formula="of:=RAND() * 5" office:value-type="float" office:value="3.42561042169109" calcext:value-type="float">
            <text:p>3.43</text:p>
          </table:table-cell>
          <table:table-cell table:style-name="ce3" table:formula="of:=RAND() * 5" office:value-type="float" office:value="0.176104018464685" calcext:value-type="float">
            <text:p>0.18</text:p>
          </table:table-cell>
          <table:table-cell table:style-name="ce3" table:formula="of:=RAND() * 5" office:value-type="float" office:value="1.88930326141417" calcext:value-type="float">
            <text:p>1.89</text:p>
          </table:table-cell>
          <table:table-cell table:style-name="ce3" table:formula="of:=RAND() * 5" office:value-type="float" office:value="1.97511953418143" calcext:value-type="float">
            <text:p>1.98</text:p>
          </table:table-cell>
          <table:table-cell table:number-columns-repeated="1011"/>
        </table:table-row>
        <table:table-row table:style-name="ro2">
          <table:table-cell table:number-columns-repeated="2" office:value-type="float" office:value="28" calcext:value-type="float">
            <text:p>28</text:p>
          </table:table-cell>
          <table:table-cell table:style-name="ce2" office:value-type="string" calcext:value-type="string">
            <text:p>Louisville-Jefferson County--Elizabethtown-Scottsburg, KY-IN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8.2542376" calcext:value-type="float">
            <text:p>38.2542376</text:p>
          </table:table-cell>
          <table:table-cell table:style-name="Default" office:value-type="float" office:value="-85.759407" calcext:value-type="float">
            <text:p>-85.759407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table:formula="of:=RAND() * 5" office:value-type="float" office:value="4.05794668360613" calcext:value-type="float">
            <text:p>4.06</text:p>
          </table:table-cell>
          <table:table-cell table:style-name="ce3" table:formula="of:=RAND() * 5" office:value-type="float" office:value="2.2566774894949" calcext:value-type="float">
            <text:p>2.26</text:p>
          </table:table-cell>
          <table:table-cell table:style-name="ce3" table:formula="of:=RAND() * 5" office:value-type="float" office:value="3.59500492806546" calcext:value-type="float">
            <text:p>3.60</text:p>
          </table:table-cell>
          <table:table-cell table:style-name="ce3" table:formula="of:=RAND() * 5" office:value-type="float" office:value="4.19763786601834" calcext:value-type="float">
            <text:p>4.20</text:p>
          </table:table-cell>
          <table:table-cell table:style-name="ce3" table:formula="of:=RAND() * 5" office:value-type="float" office:value="2.65967769082636" calcext:value-type="float">
            <text:p>2.66</text:p>
          </table:table-cell>
          <table:table-cell table:style-name="ce3" table:formula="of:=RAND() * 5" office:value-type="float" office:value="4.6726174862124" calcext:value-type="float">
            <text:p>4.67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29" calcext:value-type="float">
            <text:p>29</text:p>
          </table:table-cell>
          <table:table-cell table:style-name="ce2" office:value-type="string" calcext:value-type="string">
            <text:p>Memphis, TN-MS-AR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5.1490215" calcext:value-type="float">
            <text:p>35.1490215</text:p>
          </table:table-cell>
          <table:table-cell table:style-name="Default" office:value-type="float" office:value="-90.0516285" calcext:value-type="float">
            <text:p>-90.0516285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table:formula="of:=RAND() * 5" office:value-type="float" office:value="1.92516269278713" calcext:value-type="float">
            <text:p>1.93</text:p>
          </table:table-cell>
          <table:table-cell table:style-name="ce3" table:formula="of:=RAND() * 5" office:value-type="float" office:value="0.472066056681797" calcext:value-type="float">
            <text:p>0.47</text:p>
          </table:table-cell>
          <table:table-cell table:style-name="ce3" table:formula="of:=RAND() * 5" office:value-type="float" office:value="2.14835949824192" calcext:value-type="float">
            <text:p>2.15</text:p>
          </table:table-cell>
          <table:table-cell table:style-name="ce3" table:formula="of:=RAND() * 5" office:value-type="float" office:value="2.6599694089964" calcext:value-type="float">
            <text:p>2.66</text:p>
          </table:table-cell>
          <table:table-cell table:style-name="ce3" table:formula="of:=RAND() * 5" office:value-type="float" office:value="0.428881717380136" calcext:value-type="float">
            <text:p>0.43</text:p>
          </table:table-cell>
          <table:table-cell table:style-name="ce3" table:formula="of:=RAND() * 5" office:value-type="float" office:value="1.5590350877028" calcext:value-type="float">
            <text:p>1.56</text:p>
          </table:table-cell>
          <table:table-cell table:number-columns-repeated="1011"/>
        </table:table-row>
        <table:table-row table:style-name="ro2">
          <table:table-cell table:number-columns-repeated="2" office:value-type="float" office:value="30" calcext:value-type="float">
            <text:p>30</text:p>
          </table:table-cell>
          <table:table-cell table:style-name="ce2" office:value-type="string" calcext:value-type="string">
            <text:p>Miami-Fort Lauderdale-Pompano Beach, FL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25.7742658" calcext:value-type="float">
            <text:p>25.7742658</text:p>
          </table:table-cell>
          <table:table-cell table:style-name="Default" office:value-type="float" office:value="-80.1936589" calcext:value-type="float">
            <text:p>-80.1936589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table:formula="of:=RAND() * 5" office:value-type="float" office:value="2.26020123227499" calcext:value-type="float">
            <text:p>2.26</text:p>
          </table:table-cell>
          <table:table-cell table:style-name="ce3" table:formula="of:=RAND() * 5" office:value-type="float" office:value="2.28820164571516" calcext:value-type="float">
            <text:p>2.29</text:p>
          </table:table-cell>
          <table:table-cell table:style-name="ce3" table:formula="of:=RAND() * 5" office:value-type="float" office:value="4.25859107053839" calcext:value-type="float">
            <text:p>4.26</text:p>
          </table:table-cell>
          <table:table-cell table:style-name="ce3" table:formula="of:=RAND() * 5" office:value-type="float" office:value="0.234159143874422" calcext:value-type="float">
            <text:p>0.23</text:p>
          </table:table-cell>
          <table:table-cell table:style-name="ce3" table:formula="of:=RAND() * 5" office:value-type="float" office:value="2.31308827642351" calcext:value-type="float">
            <text:p>2.31</text:p>
          </table:table-cell>
          <table:table-cell table:style-name="ce3" table:formula="of:=RAND() * 5" office:value-type="float" office:value="4.4552063010633" calcext:value-type="float">
            <text:p>4.46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table:style-name="ce2" office:value-type="string" calcext:value-type="string">
            <text:p>Milwaukee-Racine-Waukesha, WI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43.0349931" calcext:value-type="float">
            <text:p>43.0349931</text:p>
          </table:table-cell>
          <table:table-cell table:style-name="Default" office:value-type="float" office:value="-87.922497" calcext:value-type="float">
            <text:p>-87.922497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table:formula="of:=RAND() * 5" office:value-type="float" office:value="1.97387917432934" calcext:value-type="float">
            <text:p>1.97</text:p>
          </table:table-cell>
          <table:table-cell table:style-name="ce3" table:formula="of:=RAND() * 5" office:value-type="float" office:value="4.29722030996345" calcext:value-type="float">
            <text:p>4.30</text:p>
          </table:table-cell>
          <table:table-cell table:style-name="ce3" table:formula="of:=RAND() * 5" office:value-type="float" office:value="2.71804262767546" calcext:value-type="float">
            <text:p>2.72</text:p>
          </table:table-cell>
          <table:table-cell table:style-name="ce3" table:formula="of:=RAND() * 5" office:value-type="float" office:value="2.76358873466961" calcext:value-type="float">
            <text:p>2.76</text:p>
          </table:table-cell>
          <table:table-cell table:style-name="ce3" table:formula="of:=RAND() * 5" office:value-type="float" office:value="1.51709049823694" calcext:value-type="float">
            <text:p>1.52</text:p>
          </table:table-cell>
          <table:table-cell table:style-name="ce3" table:formula="of:=RAND() * 5" office:value-type="float" office:value="2.01493394561112" calcext:value-type="float">
            <text:p>2.01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table:style-name="ce2" office:value-type="string" calcext:value-type="string">
            <text:p>Minneapolis-St. Paul-St. Cloud, MN-WI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44.9772995" calcext:value-type="float">
            <text:p>44.9772995</text:p>
          </table:table-cell>
          <table:table-cell table:style-name="Default" office:value-type="float" office:value="-93.2654692" calcext:value-type="float">
            <text:p>-93.2654692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table:formula="of:=RAND() * 5" office:value-type="float" office:value="4.30852227378637" calcext:value-type="float">
            <text:p>4.31</text:p>
          </table:table-cell>
          <table:table-cell table:style-name="ce3" table:formula="of:=RAND() * 5" office:value-type="float" office:value="4.282416527858" calcext:value-type="float">
            <text:p>4.28</text:p>
          </table:table-cell>
          <table:table-cell table:style-name="ce3" table:formula="of:=RAND() * 5" office:value-type="float" office:value="3.72774676303379" calcext:value-type="float">
            <text:p>3.73</text:p>
          </table:table-cell>
          <table:table-cell table:style-name="ce3" table:formula="of:=RAND() * 5" office:value-type="float" office:value="0.968443538295105" calcext:value-type="float">
            <text:p>0.97</text:p>
          </table:table-cell>
          <table:table-cell table:style-name="ce3" table:formula="of:=RAND() * 5" office:value-type="float" office:value="1.69157736119814" calcext:value-type="float">
            <text:p>1.69</text:p>
          </table:table-cell>
          <table:table-cell table:style-name="ce3" table:formula="of:=RAND() * 5" office:value-type="float" office:value="2.30261542834342" calcext:value-type="float">
            <text:p>2.30</text:p>
          </table:table-cell>
          <table:table-cell table:number-columns-repeated="1011"/>
        </table:table-row>
        <table:table-row table:style-name="ro2">
          <table:table-cell table:number-columns-repeated="2" office:value-type="float" office:value="33" calcext:value-type="float">
            <text:p>33</text:p>
          </table:table-cell>
          <table:table-cell table:style-name="ce2" office:value-type="string" calcext:value-type="string">
            <text:p>Nashville-Davidson--Murfreesboro--Columbia, TN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6.1622257" calcext:value-type="float">
            <text:p>36.1622257</text:p>
          </table:table-cell>
          <table:table-cell table:style-name="Default" office:value-type="float" office:value="-86.7743419" calcext:value-type="float">
            <text:p>-86.7743419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table:formula="of:=RAND() * 5" office:value-type="float" office:value="4.11003444110975" calcext:value-type="float">
            <text:p>4.11</text:p>
          </table:table-cell>
          <table:table-cell table:style-name="ce3" table:formula="of:=RAND() * 5" office:value-type="float" office:value="3.03341884166002" calcext:value-type="float">
            <text:p>3.03</text:p>
          </table:table-cell>
          <table:table-cell table:style-name="ce3" table:formula="of:=RAND() * 5" office:value-type="float" office:value="4.73771334625781" calcext:value-type="float">
            <text:p>4.74</text:p>
          </table:table-cell>
          <table:table-cell table:style-name="ce3" table:formula="of:=RAND() * 5" office:value-type="float" office:value="2.25251441355795" calcext:value-type="float">
            <text:p>2.25</text:p>
          </table:table-cell>
          <table:table-cell table:style-name="ce3" table:formula="of:=RAND() * 5" office:value-type="float" office:value="2.98272043466568" calcext:value-type="float">
            <text:p>2.98</text:p>
          </table:table-cell>
          <table:table-cell table:style-name="ce3" table:formula="of:=RAND() * 5" office:value-type="float" office:value="1.69780765543692" calcext:value-type="float">
            <text:p>1.70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table:style-name="ce2" office:value-type="string" calcext:value-type="string">
            <text:p>New Orleans-Metairie-Bogalusa, LA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29.9499323" calcext:value-type="float">
            <text:p>29.9499323</text:p>
          </table:table-cell>
          <table:table-cell table:style-name="Default" office:value-type="float" office:value="-90.0701156" calcext:value-type="float">
            <text:p>-90.0701156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table:formula="of:=RAND() * 5" office:value-type="float" office:value="1.91840407787822" calcext:value-type="float">
            <text:p>1.92</text:p>
          </table:table-cell>
          <table:table-cell table:style-name="ce3" table:formula="of:=RAND() * 5" office:value-type="float" office:value="0.431465414585546" calcext:value-type="float">
            <text:p>0.43</text:p>
          </table:table-cell>
          <table:table-cell table:style-name="ce3" table:formula="of:=RAND() * 5" office:value-type="float" office:value="0.957367839291692" calcext:value-type="float">
            <text:p>0.96</text:p>
          </table:table-cell>
          <table:table-cell table:style-name="ce3" table:formula="of:=RAND() * 5" office:value-type="float" office:value="4.51741275959648" calcext:value-type="float">
            <text:p>4.52</text:p>
          </table:table-cell>
          <table:table-cell table:style-name="ce3" table:formula="of:=RAND() * 5" office:value-type="float" office:value="2.99057225813158" calcext:value-type="float">
            <text:p>2.99</text:p>
          </table:table-cell>
          <table:table-cell table:style-name="ce3" table:formula="of:=RAND() * 5" office:value-type="float" office:value="1.97511609527282" calcext:value-type="float">
            <text:p>1.98</text:p>
          </table:table-cell>
          <table:table-cell table:number-columns-repeated="1011"/>
        </table:table-row>
        <table:table-row table:style-name="ro2">
          <table:table-cell table:number-columns-repeated="2" office:value-type="float" office:value="35" calcext:value-type="float">
            <text:p>35</text:p>
          </table:table-cell>
          <table:table-cell table:style-name="ce2" office:value-type="string" calcext:value-type="string">
            <text:p>New York-Newark-Bridgeport, NY-NJ-CT-PA</text:p>
          </table:table-cell>
          <table:table-cell table:style-name="ce2" office:value-type="string" calcext:value-type="string">
            <text:p>Northeast</text:p>
          </table:table-cell>
          <table:table-cell table:style-name="Default" office:value-type="float" office:value="40.7305991" calcext:value-type="float">
            <text:p>40.7305991</text:p>
          </table:table-cell>
          <table:table-cell table:style-name="Default" office:value-type="float" office:value="-73.9865812" calcext:value-type="float">
            <text:p>-73.9865812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table:formula="of:=RAND() * 5" office:value-type="float" office:value="2.16398909920827" calcext:value-type="float">
            <text:p>2.16</text:p>
          </table:table-cell>
          <table:table-cell table:style-name="ce3" table:formula="of:=RAND() * 5" office:value-type="float" office:value="3.03040377097204" calcext:value-type="float">
            <text:p>3.03</text:p>
          </table:table-cell>
          <table:table-cell table:style-name="ce3" table:formula="of:=RAND() * 5" office:value-type="float" office:value="4.20049011823721" calcext:value-type="float">
            <text:p>4.20</text:p>
          </table:table-cell>
          <table:table-cell table:style-name="ce3" table:formula="of:=RAND() * 5" office:value-type="float" office:value="3.73712290893309" calcext:value-type="float">
            <text:p>3.74</text:p>
          </table:table-cell>
          <table:table-cell table:style-name="ce3" table:formula="of:=RAND() * 5" office:value-type="float" office:value="4.26957266754471" calcext:value-type="float">
            <text:p>4.27</text:p>
          </table:table-cell>
          <table:table-cell table:style-name="ce3" table:formula="of:=RAND() * 5" office:value-type="float" office:value="3.45282456604764" calcext:value-type="float">
            <text:p>3.45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table:style-name="ce2" office:value-type="string" calcext:value-type="string">
            <text:p>Oklahoma City-Shawnee, OK</text:p>
          </table:table-cell>
          <table:table-cell table:style-name="ce2" office:value-type="string" calcext:value-type="string">
            <text:p>West</text:p>
          </table:table-cell>
          <table:table-cell table:style-name="Default" office:value-type="float" office:value="35.4707419" calcext:value-type="float">
            <text:p>35.4707419</text:p>
          </table:table-cell>
          <table:table-cell table:style-name="Default" office:value-type="float" office:value="-97.5198806" calcext:value-type="float">
            <text:p>-97.5198806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table:formula="of:=RAND() * 5" office:value-type="float" office:value="2.06837866688147" calcext:value-type="float">
            <text:p>2.07</text:p>
          </table:table-cell>
          <table:table-cell table:style-name="ce3" table:formula="of:=RAND() * 5" office:value-type="float" office:value="0.972963662352413" calcext:value-type="float">
            <text:p>0.97</text:p>
          </table:table-cell>
          <table:table-cell table:style-name="ce3" table:formula="of:=RAND() * 5" office:value-type="float" office:value="0.258505875244737" calcext:value-type="float">
            <text:p>0.26</text:p>
          </table:table-cell>
          <table:table-cell table:style-name="ce3" table:formula="of:=RAND() * 5" office:value-type="float" office:value="3.91200381680392" calcext:value-type="float">
            <text:p>3.91</text:p>
          </table:table-cell>
          <table:table-cell table:style-name="ce3" table:formula="of:=RAND() * 5" office:value-type="float" office:value="4.99433314660564" calcext:value-type="float">
            <text:p>4.99</text:p>
          </table:table-cell>
          <table:table-cell table:style-name="ce3" table:formula="of:=RAND() * 5" office:value-type="float" office:value="3.15360883250833" calcext:value-type="float">
            <text:p>3.15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table:style-name="ce2" office:value-type="string" calcext:value-type="string">
            <text:p>Orlando-Deltona-Daytona Beach, FL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28.5421175" calcext:value-type="float">
            <text:p>28.5421175</text:p>
          </table:table-cell>
          <table:table-cell table:style-name="Default" office:value-type="float" office:value="-81.3790462" calcext:value-type="float">
            <text:p>-81.3790462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table:formula="of:=RAND() * 5" office:value-type="float" office:value="3.92155572772026" calcext:value-type="float">
            <text:p>3.92</text:p>
          </table:table-cell>
          <table:table-cell table:style-name="ce3" table:formula="of:=RAND() * 5" office:value-type="float" office:value="3.83661438943818" calcext:value-type="float">
            <text:p>3.84</text:p>
          </table:table-cell>
          <table:table-cell table:style-name="ce3" table:formula="of:=RAND() * 5" office:value-type="float" office:value="0.504645458422601" calcext:value-type="float">
            <text:p>0.50</text:p>
          </table:table-cell>
          <table:table-cell table:style-name="ce3" table:formula="of:=RAND() * 5" office:value-type="float" office:value="4.51033036923036" calcext:value-type="float">
            <text:p>4.51</text:p>
          </table:table-cell>
          <table:table-cell table:style-name="ce3" table:formula="of:=RAND() * 5" office:value-type="float" office:value="1.21820577187464" calcext:value-type="float">
            <text:p>1.22</text:p>
          </table:table-cell>
          <table:table-cell table:style-name="ce3" table:formula="of:=RAND() * 5" office:value-type="float" office:value="1.12890876363963" calcext:value-type="float">
            <text:p>1.13</text:p>
          </table:table-cell>
          <table:table-cell table:number-columns-repeated="1011"/>
        </table:table-row>
        <table:table-row table:style-name="ro2">
          <table:table-cell table:number-columns-repeated="2" office:value-type="float" office:value="38" calcext:value-type="float">
            <text:p>38</text:p>
          </table:table-cell>
          <table:table-cell table:style-name="ce2" office:value-type="string" calcext:value-type="string">
            <text:p>Philadelphia-Camden-Vineland, PA-NJ-DE-MD</text:p>
          </table:table-cell>
          <table:table-cell table:style-name="ce2" office:value-type="string" calcext:value-type="string">
            <text:p>Northeast</text:p>
          </table:table-cell>
          <table:table-cell table:style-name="Default" office:value-type="float" office:value="39.952335" calcext:value-type="float">
            <text:p>39.952335</text:p>
          </table:table-cell>
          <table:table-cell table:style-name="Default" office:value-type="float" office:value="-75.163789" calcext:value-type="float">
            <text:p>-75.163789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table:formula="of:=RAND() * 5" office:value-type="float" office:value="3.42901477357373" calcext:value-type="float">
            <text:p>3.43</text:p>
          </table:table-cell>
          <table:table-cell table:style-name="ce3" table:formula="of:=RAND() * 5" office:value-type="float" office:value="0.0480463251005858" calcext:value-type="float">
            <text:p>0.05</text:p>
          </table:table-cell>
          <table:table-cell table:style-name="ce3" table:formula="of:=RAND() * 5" office:value-type="float" office:value="3.9791228598915" calcext:value-type="float">
            <text:p>3.98</text:p>
          </table:table-cell>
          <table:table-cell table:style-name="ce3" table:formula="of:=RAND() * 5" office:value-type="float" office:value="0.999986259266734" calcext:value-type="float">
            <text:p>1.00</text:p>
          </table:table-cell>
          <table:table-cell table:style-name="ce3" table:formula="of:=RAND() * 5" office:value-type="float" office:value="0.865397210000083" calcext:value-type="float">
            <text:p>0.87</text:p>
          </table:table-cell>
          <table:table-cell table:style-name="ce3" table:formula="of:=RAND() * 5" office:value-type="float" office:value="1.75101734697819" calcext:value-type="float">
            <text:p>1.75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table:style-name="ce2" office:value-type="string" calcext:value-type="string">
            <text:p>Phoenix-Mesa-Scottsdale, AZ</text:p>
          </table:table-cell>
          <table:table-cell table:style-name="ce2" office:value-type="string" calcext:value-type="string">
            <text:p>Southwest</text:p>
          </table:table-cell>
          <table:table-cell table:style-name="Default" office:value-type="float" office:value="33.361168" calcext:value-type="float">
            <text:p>33.361168</text:p>
          </table:table-cell>
          <table:table-cell table:style-name="Default" office:value-type="float" office:value="-112.12130217" calcext:value-type="float">
            <text:p>-112.12130217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table:formula="of:=RAND() * 5" office:value-type="float" office:value="4.53687650617212" calcext:value-type="float">
            <text:p>4.54</text:p>
          </table:table-cell>
          <table:table-cell table:style-name="ce3" table:formula="of:=RAND() * 5" office:value-type="float" office:value="1.27139447838999" calcext:value-type="float">
            <text:p>1.27</text:p>
          </table:table-cell>
          <table:table-cell table:style-name="ce3" table:formula="of:=RAND() * 5" office:value-type="float" office:value="4.68953737756237" calcext:value-type="float">
            <text:p>4.69</text:p>
          </table:table-cell>
          <table:table-cell table:style-name="ce3" table:formula="of:=RAND() * 5" office:value-type="float" office:value="0.118413023883477" calcext:value-type="float">
            <text:p>0.12</text:p>
          </table:table-cell>
          <table:table-cell table:style-name="ce3" table:formula="of:=RAND() * 5" office:value-type="float" office:value="0.359785422915593" calcext:value-type="float">
            <text:p>0.36</text:p>
          </table:table-cell>
          <table:table-cell table:style-name="ce3" table:formula="of:=RAND() * 5" office:value-type="float" office:value="0.779924573143944" calcext:value-type="float">
            <text:p>0.78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table:style-name="ce2" office:value-type="string" calcext:value-type="string">
            <text:p>Pittsburgh-New Castle, PA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40.4416941" calcext:value-type="float">
            <text:p>40.4416941</text:p>
          </table:table-cell>
          <table:table-cell table:style-name="Default" office:value-type="float" office:value="-79.9900861" calcext:value-type="float">
            <text:p>-79.9900861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table:formula="of:=RAND() * 5" office:value-type="float" office:value="2.30644083349034" calcext:value-type="float">
            <text:p>2.31</text:p>
          </table:table-cell>
          <table:table-cell table:style-name="ce3" table:formula="of:=RAND() * 5" office:value-type="float" office:value="4.5336515957024" calcext:value-type="float">
            <text:p>4.53</text:p>
          </table:table-cell>
          <table:table-cell table:style-name="ce3" table:formula="of:=RAND() * 5" office:value-type="float" office:value="0.848108751233667" calcext:value-type="float">
            <text:p>0.85</text:p>
          </table:table-cell>
          <table:table-cell table:style-name="ce3" table:formula="of:=RAND() * 5" office:value-type="float" office:value="0.348019934026524" calcext:value-type="float">
            <text:p>0.35</text:p>
          </table:table-cell>
          <table:table-cell table:style-name="ce3" table:formula="of:=RAND() * 5" office:value-type="float" office:value="2.35129429376684" calcext:value-type="float">
            <text:p>2.35</text:p>
          </table:table-cell>
          <table:table-cell table:style-name="ce3" table:formula="of:=RAND() * 5" office:value-type="float" office:value="3.13517006114125" calcext:value-type="float">
            <text:p>3.14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41" calcext:value-type="float">
            <text:p>41</text:p>
          </table:table-cell>
          <table:table-cell table:style-name="ce2" office:value-type="string" calcext:value-type="string">
            <text:p>Portland-Vancouver-Beaverton, OR-WA</text:p>
          </table:table-cell>
          <table:table-cell table:style-name="ce2" office:value-type="string" calcext:value-type="string">
            <text:p>West</text:p>
          </table:table-cell>
          <table:table-cell table:style-name="Default" office:value-type="float" office:value="45.5202471" calcext:value-type="float">
            <text:p>45.5202471</text:p>
          </table:table-cell>
          <table:table-cell table:style-name="Default" office:value-type="float" office:value="-122.6741949" calcext:value-type="float">
            <text:p>-122.6741949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table:formula="of:=RAND() * 5" office:value-type="float" office:value="0.457436799770221" calcext:value-type="float">
            <text:p>0.46</text:p>
          </table:table-cell>
          <table:table-cell table:style-name="ce3" table:formula="of:=RAND() * 5" office:value-type="float" office:value="3.44622324337251" calcext:value-type="float">
            <text:p>3.45</text:p>
          </table:table-cell>
          <table:table-cell table:style-name="ce3" table:formula="of:=RAND() * 5" office:value-type="float" office:value="3.94468455226161" calcext:value-type="float">
            <text:p>3.94</text:p>
          </table:table-cell>
          <table:table-cell table:style-name="ce3" table:formula="of:=RAND() * 5" office:value-type="float" office:value="4.90095006884076" calcext:value-type="float">
            <text:p>4.90</text:p>
          </table:table-cell>
          <table:table-cell table:style-name="ce3" table:formula="of:=RAND() * 5" office:value-type="float" office:value="4.59972624201328" calcext:value-type="float">
            <text:p>4.60</text:p>
          </table:table-cell>
          <table:table-cell table:style-name="ce3" table:formula="of:=RAND() * 5" office:value-type="float" office:value="1.61469712853432" calcext:value-type="float">
            <text:p>1.61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42" calcext:value-type="float">
            <text:p>42</text:p>
          </table:table-cell>
          <table:table-cell table:style-name="ce2" office:value-type="string" calcext:value-type="string">
            <text:p>Raleigh-Durham-Cary, NC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5.7804015" calcext:value-type="float">
            <text:p>35.7804015</text:p>
          </table:table-cell>
          <table:table-cell table:style-name="Default" office:value-type="float" office:value="-78.6390779" calcext:value-type="float">
            <text:p>-78.6390779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table:formula="of:=RAND() * 5" office:value-type="float" office:value="3.02367512369528" calcext:value-type="float">
            <text:p>3.02</text:p>
          </table:table-cell>
          <table:table-cell table:style-name="ce3" table:formula="of:=RAND() * 5" office:value-type="float" office:value="0.872865720884874" calcext:value-type="float">
            <text:p>0.87</text:p>
          </table:table-cell>
          <table:table-cell table:style-name="ce3" table:formula="of:=RAND() * 5" office:value-type="float" office:value="1.54021125403233" calcext:value-type="float">
            <text:p>1.54</text:p>
          </table:table-cell>
          <table:table-cell table:style-name="ce3" table:formula="of:=RAND() * 5" office:value-type="float" office:value="2.90314104408026" calcext:value-type="float">
            <text:p>2.90</text:p>
          </table:table-cell>
          <table:table-cell table:style-name="ce3" table:formula="of:=RAND() * 5" office:value-type="float" office:value="3.14231415861286" calcext:value-type="float">
            <text:p>3.14</text:p>
          </table:table-cell>
          <table:table-cell table:style-name="ce3" table:formula="of:=RAND() * 5" office:value-type="float" office:value="2.29731527972035" calcext:value-type="float">
            <text:p>2.30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43" calcext:value-type="float">
            <text:p>43</text:p>
          </table:table-cell>
          <table:table-cell table:style-name="ce2" office:value-type="string" calcext:value-type="string">
            <text:p>Richmond, VA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7.541239" calcext:value-type="float">
            <text:p>37.541239</text:p>
          </table:table-cell>
          <table:table-cell table:style-name="Default" office:value-type="float" office:value="-77.4420183" calcext:value-type="float">
            <text:p>-77.4420183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table:formula="of:=RAND() * 5" office:value-type="float" office:value="1.12850393750705" calcext:value-type="float">
            <text:p>1.13</text:p>
          </table:table-cell>
          <table:table-cell table:style-name="ce3" table:formula="of:=RAND() * 5" office:value-type="float" office:value="2.10737126297317" calcext:value-type="float">
            <text:p>2.11</text:p>
          </table:table-cell>
          <table:table-cell table:style-name="ce3" table:formula="of:=RAND() * 5" office:value-type="float" office:value="2.11798683158122" calcext:value-type="float">
            <text:p>2.12</text:p>
          </table:table-cell>
          <table:table-cell table:style-name="ce3" table:formula="of:=RAND() * 5" office:value-type="float" office:value="3.91872486914508" calcext:value-type="float">
            <text:p>3.92</text:p>
          </table:table-cell>
          <table:table-cell table:style-name="ce3" table:formula="of:=RAND() * 5" office:value-type="float" office:value="0.637241477379575" calcext:value-type="float">
            <text:p>0.64</text:p>
          </table:table-cell>
          <table:table-cell table:style-name="ce3" table:formula="of:=RAND() * 5" office:value-type="float" office:value="4.23231029417366" calcext:value-type="float">
            <text:p>4.23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44" calcext:value-type="float">
            <text:p>44</text:p>
          </table:table-cell>
          <table:table-cell table:style-name="ce2" office:value-type="string" calcext:value-type="string">
            <text:p>Rochester-Batavia-Seneca Falls, NY</text:p>
          </table:table-cell>
          <table:table-cell table:style-name="ce2" office:value-type="string" calcext:value-type="string">
            <text:p>Northeast</text:p>
          </table:table-cell>
          <table:table-cell table:style-name="Default" office:value-type="float" office:value="43.1572851" calcext:value-type="float">
            <text:p>43.1572851</text:p>
          </table:table-cell>
          <table:table-cell table:style-name="Default" office:value-type="float" office:value="-77.6152141" calcext:value-type="float">
            <text:p>-77.6152141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table:formula="of:=RAND() * 5" office:value-type="float" office:value="4.86515617929399" calcext:value-type="float">
            <text:p>4.87</text:p>
          </table:table-cell>
          <table:table-cell table:style-name="ce3" table:formula="of:=RAND() * 5" office:value-type="float" office:value="0.527219753712416" calcext:value-type="float">
            <text:p>0.53</text:p>
          </table:table-cell>
          <table:table-cell table:style-name="ce3" table:formula="of:=RAND() * 5" office:value-type="float" office:value="0.40228734142147" calcext:value-type="float">
            <text:p>0.40</text:p>
          </table:table-cell>
          <table:table-cell table:style-name="ce3" table:formula="of:=RAND() * 5" office:value-type="float" office:value="4.33404965442605" calcext:value-type="float">
            <text:p>4.33</text:p>
          </table:table-cell>
          <table:table-cell table:style-name="ce3" table:formula="of:=RAND() * 5" office:value-type="float" office:value="2.69975365721621" calcext:value-type="float">
            <text:p>2.70</text:p>
          </table:table-cell>
          <table:table-cell table:style-name="ce3" table:formula="of:=RAND() * 5" office:value-type="float" office:value="4.10292187589221" calcext:value-type="float">
            <text:p>4.10</text:p>
          </table:table-cell>
          <table:table-cell table:number-columns-repeated="1011"/>
        </table:table-row>
        <table:table-row table:style-name="ro2">
          <table:table-cell table:number-columns-repeated="2" office:value-type="float" office:value="45" calcext:value-type="float">
            <text:p>45</text:p>
          </table:table-cell>
          <table:table-cell table:style-name="ce2" office:value-type="string" calcext:value-type="string">
            <text:p>Sacramento--Arden-Arcade--Yuba City, CA-NV</text:p>
          </table:table-cell>
          <table:table-cell table:style-name="ce2" office:value-type="string" calcext:value-type="string">
            <text:p>West</text:p>
          </table:table-cell>
          <table:table-cell table:style-name="Default" office:value-type="float" office:value="38.4732259" calcext:value-type="float">
            <text:p>38.4732259</text:p>
          </table:table-cell>
          <table:table-cell table:style-name="Default" office:value-type="float" office:value="-121.2980707" calcext:value-type="float">
            <text:p>-121.2980707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table:formula="of:=RAND() * 5" office:value-type="float" office:value="0.997072701575235" calcext:value-type="float">
            <text:p>1.00</text:p>
          </table:table-cell>
          <table:table-cell table:style-name="ce3" table:formula="of:=RAND() * 5" office:value-type="float" office:value="4.44292681408115" calcext:value-type="float">
            <text:p>4.44</text:p>
          </table:table-cell>
          <table:table-cell table:style-name="ce3" table:formula="of:=RAND() * 5" office:value-type="float" office:value="2.83705080626532" calcext:value-type="float">
            <text:p>2.84</text:p>
          </table:table-cell>
          <table:table-cell table:style-name="ce3" table:formula="of:=RAND() * 5" office:value-type="float" office:value="4.09630964859389" calcext:value-type="float">
            <text:p>4.10</text:p>
          </table:table-cell>
          <table:table-cell table:style-name="ce3" table:formula="of:=RAND() * 5" office:value-type="float" office:value="3.63845956046134" calcext:value-type="float">
            <text:p>3.64</text:p>
          </table:table-cell>
          <table:table-cell table:style-name="ce3" table:formula="of:=RAND() * 5" office:value-type="float" office:value="4.39055059570819" calcext:value-type="float">
            <text:p>4.39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46" calcext:value-type="float">
            <text:p>46</text:p>
          </table:table-cell>
          <table:table-cell table:style-name="ce2" office:value-type="string" calcext:value-type="string">
            <text:p>Salt Lake City-Ogden-Clearfield, UT</text:p>
          </table:table-cell>
          <table:table-cell table:style-name="ce2" office:value-type="string" calcext:value-type="string">
            <text:p>West</text:p>
          </table:table-cell>
          <table:table-cell table:style-name="Default" office:value-type="float" office:value="40.7606467" calcext:value-type="float">
            <text:p>40.7606467</text:p>
          </table:table-cell>
          <table:table-cell table:style-name="Default" office:value-type="float" office:value="-111.89109" calcext:value-type="float">
            <text:p>-111.89109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table:formula="of:=RAND() * 5" office:value-type="float" office:value="2.67265594331548" calcext:value-type="float">
            <text:p>2.67</text:p>
          </table:table-cell>
          <table:table-cell table:style-name="ce3" table:formula="of:=RAND() * 5" office:value-type="float" office:value="0.573287815786898" calcext:value-type="float">
            <text:p>0.57</text:p>
          </table:table-cell>
          <table:table-cell table:style-name="ce3" table:formula="of:=RAND() * 5" office:value-type="float" office:value="1.02459728834219" calcext:value-type="float">
            <text:p>1.02</text:p>
          </table:table-cell>
          <table:table-cell table:style-name="ce3" table:formula="of:=RAND() * 5" office:value-type="float" office:value="4.08554412890226" calcext:value-type="float">
            <text:p>4.09</text:p>
          </table:table-cell>
          <table:table-cell table:style-name="ce3" table:formula="of:=RAND() * 5" office:value-type="float" office:value="1.01288742735051" calcext:value-type="float">
            <text:p>1.01</text:p>
          </table:table-cell>
          <table:table-cell table:style-name="ce3" table:formula="of:=RAND() * 5" office:value-type="float" office:value="4.9386692175176" calcext:value-type="float">
            <text:p>4.94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47" calcext:value-type="float">
            <text:p>47</text:p>
          </table:table-cell>
          <table:table-cell table:style-name="ce2" office:value-type="string" calcext:value-type="string">
            <text:p>San Antonio, TX</text:p>
          </table:table-cell>
          <table:table-cell table:style-name="ce2" office:value-type="string" calcext:value-type="string">
            <text:p>Southwest</text:p>
          </table:table-cell>
          <table:table-cell table:style-name="Default" office:value-type="float" office:value="29.4246002" calcext:value-type="float">
            <text:p>29.4246002</text:p>
          </table:table-cell>
          <table:table-cell table:style-name="Default" office:value-type="float" office:value="-98.4951405" calcext:value-type="float">
            <text:p>-98.4951405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table:formula="of:=RAND() * 5" office:value-type="float" office:value="1.82123985607177" calcext:value-type="float">
            <text:p>1.82</text:p>
          </table:table-cell>
          <table:table-cell table:style-name="ce3" table:formula="of:=RAND() * 5" office:value-type="float" office:value="1.79031795822084" calcext:value-type="float">
            <text:p>1.79</text:p>
          </table:table-cell>
          <table:table-cell table:style-name="ce3" table:formula="of:=RAND() * 5" office:value-type="float" office:value="2.02987947617657" calcext:value-type="float">
            <text:p>2.03</text:p>
          </table:table-cell>
          <table:table-cell table:style-name="ce3" table:formula="of:=RAND() * 5" office:value-type="float" office:value="1.95886003319174" calcext:value-type="float">
            <text:p>1.96</text:p>
          </table:table-cell>
          <table:table-cell table:style-name="ce3" table:formula="of:=RAND() * 5" office:value-type="float" office:value="2.11080594453961" calcext:value-type="float">
            <text:p>2.11</text:p>
          </table:table-cell>
          <table:table-cell table:style-name="ce3" table:formula="of:=RAND() * 5" office:value-type="float" office:value="3.94032410578802" calcext:value-type="float">
            <text:p>3.94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48" calcext:value-type="float">
            <text:p>48</text:p>
          </table:table-cell>
          <table:table-cell table:style-name="ce2" office:value-type="string" calcext:value-type="string">
            <text:p>San Diego-Carlsbad-San Marcos, CA</text:p>
          </table:table-cell>
          <table:table-cell table:style-name="ce2" office:value-type="string" calcext:value-type="string">
            <text:p>Southwest</text:p>
          </table:table-cell>
          <table:table-cell table:style-name="Default" office:value-type="float" office:value="32.7469869" calcext:value-type="float">
            <text:p>32.7469869</text:p>
          </table:table-cell>
          <table:table-cell table:style-name="Default" office:value-type="float" office:value="-117.21177" calcext:value-type="float">
            <text:p>-117.21177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table:formula="of:=RAND() * 5" office:value-type="float" office:value="3.8881675968878" calcext:value-type="float">
            <text:p>3.89</text:p>
          </table:table-cell>
          <table:table-cell table:style-name="ce3" table:formula="of:=RAND() * 5" office:value-type="float" office:value="2.02576309908181" calcext:value-type="float">
            <text:p>2.03</text:p>
          </table:table-cell>
          <table:table-cell table:style-name="ce3" table:formula="of:=RAND() * 5" office:value-type="float" office:value="1.81402476737276" calcext:value-type="float">
            <text:p>1.81</text:p>
          </table:table-cell>
          <table:table-cell table:style-name="ce3" table:formula="of:=RAND() * 5" office:value-type="float" office:value="1.04594878968783" calcext:value-type="float">
            <text:p>1.05</text:p>
          </table:table-cell>
          <table:table-cell table:style-name="ce3" table:formula="of:=RAND() * 5" office:value-type="float" office:value="4.06927224597894" calcext:value-type="float">
            <text:p>4.07</text:p>
          </table:table-cell>
          <table:table-cell table:style-name="ce3" table:formula="of:=RAND() * 5" office:value-type="float" office:value="0.468338169157505" calcext:value-type="float">
            <text:p>0.47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table:style-name="ce2" office:value-type="string" calcext:value-type="string">
            <text:p>San Jose-San Francisco-Oakland, CA</text:p>
          </table:table-cell>
          <table:table-cell table:style-name="ce2" office:value-type="string" calcext:value-type="string">
            <text:p>West</text:p>
          </table:table-cell>
          <table:table-cell table:style-name="Default" office:value-type="float" office:value="37.3438502" calcext:value-type="float">
            <text:p>37.3438502</text:p>
          </table:table-cell>
          <table:table-cell table:style-name="Default" office:value-type="float" office:value="-121.8831349" calcext:value-type="float">
            <text:p>-121.8831349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table:formula="of:=RAND() * 5" office:value-type="float" office:value="2.73693488212302" calcext:value-type="float">
            <text:p>2.74</text:p>
          </table:table-cell>
          <table:table-cell table:style-name="ce3" table:formula="of:=RAND() * 5" office:value-type="float" office:value="3.15556238987483" calcext:value-type="float">
            <text:p>3.16</text:p>
          </table:table-cell>
          <table:table-cell table:style-name="ce3" table:formula="of:=RAND() * 5" office:value-type="float" office:value="1.87627578387037" calcext:value-type="float">
            <text:p>1.88</text:p>
          </table:table-cell>
          <table:table-cell table:style-name="ce3" table:formula="of:=RAND() * 5" office:value-type="float" office:value="1.37071039411239" calcext:value-type="float">
            <text:p>1.37</text:p>
          </table:table-cell>
          <table:table-cell table:style-name="ce3" table:formula="of:=RAND() * 5" office:value-type="float" office:value="0.870649890275672" calcext:value-type="float">
            <text:p>0.87</text:p>
          </table:table-cell>
          <table:table-cell table:style-name="ce3" table:formula="of:=RAND() * 5" office:value-type="float" office:value="3.32061861176044" calcext:value-type="float">
            <text:p>3.32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table:style-name="ce2" office:value-type="string" calcext:value-type="string">
            <text:p>Seattle-Tacoma-Olympia, WA</text:p>
          </table:table-cell>
          <table:table-cell table:style-name="ce2" office:value-type="string" calcext:value-type="string">
            <text:p>West</text:p>
          </table:table-cell>
          <table:table-cell table:style-name="Default" office:value-type="float" office:value="47.6038321" calcext:value-type="float">
            <text:p>47.6038321</text:p>
          </table:table-cell>
          <table:table-cell table:style-name="Default" office:value-type="float" office:value="-122.3300624" calcext:value-type="float">
            <text:p>-122.3300624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table:formula="of:=RAND() * 5" office:value-type="float" office:value="3.25471230666153" calcext:value-type="float">
            <text:p>3.25</text:p>
          </table:table-cell>
          <table:table-cell table:style-name="ce3" table:formula="of:=RAND() * 5" office:value-type="float" office:value="4.49353593285196" calcext:value-type="float">
            <text:p>4.49</text:p>
          </table:table-cell>
          <table:table-cell table:style-name="ce3" table:formula="of:=RAND() * 5" office:value-type="float" office:value="4.493376116734" calcext:value-type="float">
            <text:p>4.49</text:p>
          </table:table-cell>
          <table:table-cell table:style-name="ce3" table:formula="of:=RAND() * 5" office:value-type="float" office:value="0.134938611881807" calcext:value-type="float">
            <text:p>0.13</text:p>
          </table:table-cell>
          <table:table-cell table:style-name="ce3" table:formula="of:=RAND() * 5" office:value-type="float" office:value="0.331525385845453" calcext:value-type="float">
            <text:p>0.33</text:p>
          </table:table-cell>
          <table:table-cell table:style-name="ce3" table:formula="of:=RAND() * 5" office:value-type="float" office:value="1.9562137615867" calcext:value-type="float">
            <text:p>1.96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51" calcext:value-type="float">
            <text:p>51</text:p>
          </table:table-cell>
          <table:table-cell table:style-name="ce2" office:value-type="string" calcext:value-type="string">
            <text:p>St. Louis-St. Charles-Farmington, MO-IL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38.6272733" calcext:value-type="float">
            <text:p>38.6272733</text:p>
          </table:table-cell>
          <table:table-cell table:style-name="Default" office:value-type="float" office:value="-90.1978889" calcext:value-type="float">
            <text:p>-90.1978889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table:formula="of:=RAND() * 5" office:value-type="float" office:value="3.15372895798646" calcext:value-type="float">
            <text:p>3.15</text:p>
          </table:table-cell>
          <table:table-cell table:style-name="ce3" table:formula="of:=RAND() * 5" office:value-type="float" office:value="2.60724384221248" calcext:value-type="float">
            <text:p>2.61</text:p>
          </table:table-cell>
          <table:table-cell table:style-name="ce3" table:formula="of:=RAND() * 5" office:value-type="float" office:value="0.379275872837752" calcext:value-type="float">
            <text:p>0.38</text:p>
          </table:table-cell>
          <table:table-cell table:style-name="ce3" table:formula="of:=RAND() * 5" office:value-type="float" office:value="4.59022017894313" calcext:value-type="float">
            <text:p>4.59</text:p>
          </table:table-cell>
          <table:table-cell table:style-name="ce3" table:formula="of:=RAND() * 5" office:value-type="float" office:value="3.36729619768448" calcext:value-type="float">
            <text:p>3.37</text:p>
          </table:table-cell>
          <table:table-cell table:style-name="ce3" table:formula="of:=RAND() * 5" office:value-type="float" office:value="1.70519732637331" calcext:value-type="float">
            <text:p>1.71</text:p>
          </table:table-cell>
          <table:table-cell table:number-columns-repeated="1011"/>
        </table:table-row>
        <table:table-row table:style-name="ro1">
          <table:table-cell table:number-columns-repeated="2" office:value-type="float" office:value="52" calcext:value-type="float">
            <text:p>52</text:p>
          </table:table-cell>
          <table:table-cell table:style-name="ce2" office:value-type="string" calcext:value-type="string">
            <text:p>Tampa-St. Petersburg-Clearwater, FL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27.9477595" calcext:value-type="float">
            <text:p>27.9477595</text:p>
          </table:table-cell>
          <table:table-cell table:style-name="Default" office:value-type="float" office:value="-82.458444" calcext:value-type="float">
            <text:p>-82.458444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table:formula="of:=RAND() * 5" office:value-type="float" office:value="4.11296694306657" calcext:value-type="float">
            <text:p>4.11</text:p>
          </table:table-cell>
          <table:table-cell table:style-name="ce3" table:formula="of:=RAND() * 5" office:value-type="float" office:value="0.366971842013299" calcext:value-type="float">
            <text:p>0.37</text:p>
          </table:table-cell>
          <table:table-cell table:style-name="ce3" table:formula="of:=RAND() * 5" office:value-type="float" office:value="2.06098740687594" calcext:value-type="float">
            <text:p>2.06</text:p>
          </table:table-cell>
          <table:table-cell table:style-name="ce3" table:formula="of:=RAND() * 5" office:value-type="float" office:value="4.00808079168201" calcext:value-type="float">
            <text:p>4.01</text:p>
          </table:table-cell>
          <table:table-cell table:style-name="ce3" table:formula="of:=RAND() * 5" office:value-type="float" office:value="2.88176362984814" calcext:value-type="float">
            <text:p>2.88</text:p>
          </table:table-cell>
          <table:table-cell table:style-name="ce3" table:formula="of:=RAND() * 5" office:value-type="float" office:value="1.36076394002885" calcext:value-type="float">
            <text:p>1.36</text:p>
          </table:table-cell>
          <table:table-cell table:number-columns-repeated="1011"/>
        </table:table-row>
        <table:table-row table:style-name="ro2">
          <table:table-cell table:number-columns-repeated="2" office:value-type="float" office:value="53" calcext:value-type="float">
            <text:p>53</text:p>
          </table:table-cell>
          <table:table-cell table:style-name="ce2" office:value-type="string" calcext:value-type="string">
            <text:p>Virginia Beach-Norfolk-Newport News, VA-NC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6.8529841" calcext:value-type="float">
            <text:p>36.8529841</text:p>
          </table:table-cell>
          <table:table-cell table:style-name="Default" office:value-type="float" office:value="-75.9774183" calcext:value-type="float">
            <text:p>-75.9774183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table:formula="of:=RAND() * 5" office:value-type="float" office:value="3.57539906399325" calcext:value-type="float">
            <text:p>3.58</text:p>
          </table:table-cell>
          <table:table-cell table:style-name="ce3" table:formula="of:=RAND() * 5" office:value-type="float" office:value="1.30966591066681" calcext:value-type="float">
            <text:p>1.31</text:p>
          </table:table-cell>
          <table:table-cell table:style-name="ce3" table:formula="of:=RAND() * 5" office:value-type="float" office:value="1.44091208348982" calcext:value-type="float">
            <text:p>1.44</text:p>
          </table:table-cell>
          <table:table-cell table:style-name="ce3" table:formula="of:=RAND() * 5" office:value-type="float" office:value="2.00672055943869" calcext:value-type="float">
            <text:p>2.01</text:p>
          </table:table-cell>
          <table:table-cell table:style-name="ce3" table:formula="of:=RAND() * 5" office:value-type="float" office:value="4.24920268706046" calcext:value-type="float">
            <text:p>4.25</text:p>
          </table:table-cell>
          <table:table-cell table:style-name="ce3" table:formula="of:=RAND() * 5" office:value-type="float" office:value="0.758834936423227" calcext:value-type="float">
            <text:p>0.76</text:p>
          </table:table-cell>
          <table:table-cell table:number-columns-repeated="1011"/>
        </table:table-row>
        <table:table-row table:style-name="ro2">
          <table:table-cell table:number-columns-repeated="2" office:value-type="float" office:value="54" calcext:value-type="float">
            <text:p>54</text:p>
          </table:table-cell>
          <table:table-cell table:style-name="ce2" office:value-type="string" calcext:value-type="string">
            <text:p>Washington-Baltimore-Northern Virginia, DC-MD-VA-WV</text:p>
          </table:table-cell>
          <table:table-cell table:style-name="ce2" office:value-type="string" calcext:value-type="string">
            <text:p>Northeast</text:p>
          </table:table-cell>
          <table:table-cell table:style-name="Default" office:value-type="float" office:value="38.8951148" calcext:value-type="float">
            <text:p>38.8951148</text:p>
          </table:table-cell>
          <table:table-cell table:style-name="Default" office:value-type="float" office:value="-77.0363716" calcext:value-type="float">
            <text:p>-77.0363716</text:p>
          </table:table-cell>
          <table:table-cell table:style-name="ce2" office:value-type="float" office:value="2009" calcext:value-type="float">
            <text:p>2009</text:p>
          </table:table-cell>
          <table:table-cell table:style-name="ce3" table:formula="of:=RAND() * 5" office:value-type="float" office:value="0.515924681676552" calcext:value-type="float">
            <text:p>0.52</text:p>
          </table:table-cell>
          <table:table-cell table:style-name="ce3" table:formula="of:=RAND() * 5" office:value-type="float" office:value="3.35213819635101" calcext:value-type="float">
            <text:p>3.35</text:p>
          </table:table-cell>
          <table:table-cell table:style-name="ce3" table:formula="of:=RAND() * 5" office:value-type="float" office:value="3.28869192395359" calcext:value-type="float">
            <text:p>3.29</text:p>
          </table:table-cell>
          <table:table-cell table:style-name="ce3" table:formula="of:=RAND() * 5" office:value-type="float" office:value="1.17906896979548" calcext:value-type="float">
            <text:p>1.18</text:p>
          </table:table-cell>
          <table:table-cell table:style-name="ce3" table:formula="of:=RAND() * 5" office:value-type="float" office:value="1.7692086182069" calcext:value-type="float">
            <text:p>1.77</text:p>
          </table:table-cell>
          <table:table-cell table:style-name="ce3" table:formula="of:=RAND() * 5" office:value-type="float" office:value="0.378242608858272" calcext:value-type="float">
            <text:p>0.38</text:p>
          </table:table-cell>
          <table:table-cell table:number-columns-repeated="101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lbany-Schenectady-Amsterdam, NY</text:p>
          </table:table-cell>
          <table:table-cell table:style-name="ce2" office:value-type="string" calcext:value-type="string">
            <text:p>Northeast</text:p>
          </table:table-cell>
          <table:table-cell table:style-name="Default" office:value-type="float" office:value="42.6511674" calcext:value-type="float">
            <text:p>42.6511674</text:p>
          </table:table-cell>
          <table:table-cell table:style-name="Default" office:value-type="float" office:value="-73.754968" calcext:value-type="float">
            <text:p>-73.754968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table:formula="of:=RAND() * 5" office:value-type="float" office:value="2.4578829749953" calcext:value-type="float">
            <text:p>2.46</text:p>
          </table:table-cell>
          <table:table-cell table:style-name="ce3" table:formula="of:=RAND() * 5" office:value-type="float" office:value="2.84051370341331" calcext:value-type="float">
            <text:p>2.84</text:p>
          </table:table-cell>
          <table:table-cell table:style-name="ce3" table:formula="of:=RAND() * 5" office:value-type="float" office:value="3.78407048876397" calcext:value-type="float">
            <text:p>3.78</text:p>
          </table:table-cell>
          <table:table-cell table:style-name="ce3" table:formula="of:=RAND() * 5" office:value-type="float" office:value="4.27238201256841" calcext:value-type="float">
            <text:p>4.27</text:p>
          </table:table-cell>
          <table:table-cell table:style-name="ce3" table:formula="of:=RAND() * 5" office:value-type="float" office:value="3.05683802929707" calcext:value-type="float">
            <text:p>3.06</text:p>
          </table:table-cell>
          <table:table-cell table:style-name="ce3" table:formula="of:=RAND() * 5" office:value-type="float" office:value="2.67082919832319" calcext:value-type="float">
            <text:p>2.67</text:p>
          </table:table-cell>
          <table:table-cell table:number-columns-repeated="101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Atlanta-Sandy Springs-Gainesville, GA-AL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3.7490987" calcext:value-type="float">
            <text:p>33.7490987</text:p>
          </table:table-cell>
          <table:table-cell table:style-name="Default" office:value-type="float" office:value="-84.3901849" calcext:value-type="float">
            <text:p>-84.3901849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table:formula="of:=RAND() * 5" office:value-type="float" office:value="2.24940363434143" calcext:value-type="float">
            <text:p>2.25</text:p>
          </table:table-cell>
          <table:table-cell table:style-name="ce3" table:formula="of:=RAND() * 5" office:value-type="float" office:value="1.35544974007644" calcext:value-type="float">
            <text:p>1.36</text:p>
          </table:table-cell>
          <table:table-cell table:style-name="ce3" table:formula="of:=RAND() * 5" office:value-type="float" office:value="2.55967982346192" calcext:value-type="float">
            <text:p>2.56</text:p>
          </table:table-cell>
          <table:table-cell table:style-name="ce3" table:formula="of:=RAND() * 5" office:value-type="float" office:value="4.84500095597468" calcext:value-type="float">
            <text:p>4.85</text:p>
          </table:table-cell>
          <table:table-cell table:style-name="ce3" table:formula="of:=RAND() * 5" office:value-type="float" office:value="0.332397462334484" calcext:value-type="float">
            <text:p>0.33</text:p>
          </table:table-cell>
          <table:table-cell table:style-name="ce3" table:formula="of:=RAND() * 5" office:value-type="float" office:value="0.90069358702749" calcext:value-type="float">
            <text:p>0.90</text:p>
          </table:table-cell>
          <table:table-cell table:number-columns-repeated="101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Austin-Round Rock, TX</text:p>
          </table:table-cell>
          <table:table-cell table:style-name="ce2" office:value-type="string" calcext:value-type="string">
            <text:p>Southwest</text:p>
          </table:table-cell>
          <table:table-cell table:style-name="Default" office:value-type="float" office:value="30.2711286" calcext:value-type="float">
            <text:p>30.2711286</text:p>
          </table:table-cell>
          <table:table-cell table:style-name="Default" office:value-type="float" office:value="-97.7436995" calcext:value-type="float">
            <text:p>-97.7436995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table:formula="of:=RAND() * 5" office:value-type="float" office:value="1.7715286614839" calcext:value-type="float">
            <text:p>1.77</text:p>
          </table:table-cell>
          <table:table-cell table:style-name="ce3" table:formula="of:=RAND() * 5" office:value-type="float" office:value="0.503109730780125" calcext:value-type="float">
            <text:p>0.50</text:p>
          </table:table-cell>
          <table:table-cell table:style-name="ce3" table:formula="of:=RAND() * 5" office:value-type="float" office:value="2.94406233588234" calcext:value-type="float">
            <text:p>2.94</text:p>
          </table:table-cell>
          <table:table-cell table:style-name="ce3" table:formula="of:=RAND() * 5" office:value-type="float" office:value="2.30953853111714" calcext:value-type="float">
            <text:p>2.31</text:p>
          </table:table-cell>
          <table:table-cell table:style-name="ce3" table:formula="of:=RAND() * 5" office:value-type="float" office:value="0.429255899507552" calcext:value-type="float">
            <text:p>0.43</text:p>
          </table:table-cell>
          <table:table-cell table:style-name="ce3" table:formula="of:=RAND() * 5" office:value-type="float" office:value="4.76041869609617" calcext:value-type="float">
            <text:p>4.76</text:p>
          </table:table-cell>
          <table:table-cell table:number-columns-repeated="101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Birmingham-Hoover-Cullman, AL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3.5206824" calcext:value-type="float">
            <text:p>33.5206824</text:p>
          </table:table-cell>
          <table:table-cell table:style-name="Default" office:value-type="float" office:value="-86.8024326" calcext:value-type="float">
            <text:p>-86.8024326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table:formula="of:=RAND() * 5" office:value-type="float" office:value="1.02014380157925" calcext:value-type="float">
            <text:p>1.02</text:p>
          </table:table-cell>
          <table:table-cell table:style-name="ce3" table:formula="of:=RAND() * 5" office:value-type="float" office:value="4.32635357021354" calcext:value-type="float">
            <text:p>4.33</text:p>
          </table:table-cell>
          <table:table-cell table:style-name="ce3" table:formula="of:=RAND() * 5" office:value-type="float" office:value="4.29509674548171" calcext:value-type="float">
            <text:p>4.30</text:p>
          </table:table-cell>
          <table:table-cell table:style-name="ce3" table:formula="of:=RAND() * 5" office:value-type="float" office:value="1.99404894607142" calcext:value-type="float">
            <text:p>1.99</text:p>
          </table:table-cell>
          <table:table-cell table:style-name="ce3" table:formula="of:=RAND() * 5" office:value-type="float" office:value="2.91617807117291" calcext:value-type="float">
            <text:p>2.92</text:p>
          </table:table-cell>
          <table:table-cell table:style-name="ce3" table:formula="of:=RAND() * 5" office:value-type="float" office:value="4.76544505101629" calcext:value-type="float">
            <text:p>4.77</text:p>
          </table:table-cell>
          <table:table-cell table:number-columns-repeated="101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Boston-Worcester-Manchester, MA-RI-NH</text:p>
          </table:table-cell>
          <table:table-cell table:style-name="ce2" office:value-type="string" calcext:value-type="string">
            <text:p>Northeast</text:p>
          </table:table-cell>
          <table:table-cell table:style-name="Default" office:value-type="float" office:value="42.3604823" calcext:value-type="float">
            <text:p>42.3604823</text:p>
          </table:table-cell>
          <table:table-cell table:style-name="Default" office:value-type="float" office:value="-71.0595678" calcext:value-type="float">
            <text:p>-71.0595678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table:formula="of:=RAND() * 5" office:value-type="float" office:value="1.65477254777215" calcext:value-type="float">
            <text:p>1.65</text:p>
          </table:table-cell>
          <table:table-cell table:style-name="ce3" table:formula="of:=RAND() * 5" office:value-type="float" office:value="1.74996691988781" calcext:value-type="float">
            <text:p>1.75</text:p>
          </table:table-cell>
          <table:table-cell table:style-name="ce3" table:formula="of:=RAND() * 5" office:value-type="float" office:value="1.40906392480247" calcext:value-type="float">
            <text:p>1.41</text:p>
          </table:table-cell>
          <table:table-cell table:style-name="ce3" table:formula="of:=RAND() * 5" office:value-type="float" office:value="2.75893963873386" calcext:value-type="float">
            <text:p>2.76</text:p>
          </table:table-cell>
          <table:table-cell table:style-name="ce3" table:formula="of:=RAND() * 5" office:value-type="float" office:value="4.67662514420226" calcext:value-type="float">
            <text:p>4.68</text:p>
          </table:table-cell>
          <table:table-cell table:style-name="ce3" table:formula="of:=RAND() * 5" office:value-type="float" office:value="1.39411412295885" calcext:value-type="float">
            <text:p>1.39</text:p>
          </table:table-cell>
          <table:table-cell table:number-columns-repeated="101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Buffalo-Niagara-Cattaraugus, NY</text:p>
          </table:table-cell>
          <table:table-cell table:style-name="ce2" office:value-type="string" calcext:value-type="string">
            <text:p>Northeast</text:p>
          </table:table-cell>
          <table:table-cell table:style-name="Default" office:value-type="float" office:value="42.8864468" calcext:value-type="float">
            <text:p>42.8864468</text:p>
          </table:table-cell>
          <table:table-cell table:style-name="Default" office:value-type="float" office:value="-78.8783689" calcext:value-type="float">
            <text:p>-78.8783689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table:formula="of:=RAND() * 5" office:value-type="float" office:value="3.39410053566098" calcext:value-type="float">
            <text:p>3.39</text:p>
          </table:table-cell>
          <table:table-cell table:style-name="ce3" table:formula="of:=RAND() * 5" office:value-type="float" office:value="3.07609396055341" calcext:value-type="float">
            <text:p>3.08</text:p>
          </table:table-cell>
          <table:table-cell table:style-name="ce3" table:formula="of:=RAND() * 5" office:value-type="float" office:value="4.04327107127756" calcext:value-type="float">
            <text:p>4.04</text:p>
          </table:table-cell>
          <table:table-cell table:style-name="ce3" table:formula="of:=RAND() * 5" office:value-type="float" office:value="4.8505176755134" calcext:value-type="float">
            <text:p>4.85</text:p>
          </table:table-cell>
          <table:table-cell table:style-name="ce3" table:formula="of:=RAND() * 5" office:value-type="float" office:value="2.1792227611877" calcext:value-type="float">
            <text:p>2.18</text:p>
          </table:table-cell>
          <table:table-cell table:style-name="ce3" table:formula="of:=RAND() * 5" office:value-type="float" office:value="3.71730202343315" calcext:value-type="float">
            <text:p>3.72</text:p>
          </table:table-cell>
          <table:table-cell table:number-columns-repeated="101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Charlotte-Gastonia-Salisbury, NC-SC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5.2270869" calcext:value-type="float">
            <text:p>35.2270869</text:p>
          </table:table-cell>
          <table:table-cell table:style-name="Default" office:value-type="float" office:value="-80.8431268" calcext:value-type="float">
            <text:p>-80.8431268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table:formula="of:=RAND() * 5" office:value-type="float" office:value="4.51397566823289" calcext:value-type="float">
            <text:p>4.51</text:p>
          </table:table-cell>
          <table:table-cell table:style-name="ce3" table:formula="of:=RAND() * 5" office:value-type="float" office:value="1.31790419225581" calcext:value-type="float">
            <text:p>1.32</text:p>
          </table:table-cell>
          <table:table-cell table:style-name="ce3" table:formula="of:=RAND() * 5" office:value-type="float" office:value="3.70421705418266" calcext:value-type="float">
            <text:p>3.70</text:p>
          </table:table-cell>
          <table:table-cell table:style-name="ce3" table:formula="of:=RAND() * 5" office:value-type="float" office:value="3.80984878400341" calcext:value-type="float">
            <text:p>3.81</text:p>
          </table:table-cell>
          <table:table-cell table:style-name="ce3" table:formula="of:=RAND() * 5" office:value-type="float" office:value="2.10535220336169" calcext:value-type="float">
            <text:p>2.11</text:p>
          </table:table-cell>
          <table:table-cell table:style-name="ce3" table:formula="of:=RAND() * 5" office:value-type="float" office:value="3.41296777827665" calcext:value-type="float">
            <text:p>3.41</text:p>
          </table:table-cell>
          <table:table-cell table:number-columns-repeated="101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Chicago-Naperville-Michigan City, IL-IN-WI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41.8756208" calcext:value-type="float">
            <text:p>41.8756208</text:p>
          </table:table-cell>
          <table:table-cell table:style-name="Default" office:value-type="float" office:value="-87.6243706" calcext:value-type="float">
            <text:p>-87.6243706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table:formula="of:=RAND() * 5" office:value-type="float" office:value="1.25242703361437" calcext:value-type="float">
            <text:p>1.25</text:p>
          </table:table-cell>
          <table:table-cell table:style-name="ce3" table:formula="of:=RAND() * 5" office:value-type="float" office:value="2.22773282323033" calcext:value-type="float">
            <text:p>2.23</text:p>
          </table:table-cell>
          <table:table-cell table:style-name="ce3" table:formula="of:=RAND() * 5" office:value-type="float" office:value="4.47471306426451" calcext:value-type="float">
            <text:p>4.47</text:p>
          </table:table-cell>
          <table:table-cell table:style-name="ce3" table:formula="of:=RAND() * 5" office:value-type="float" office:value="1.94000645424239" calcext:value-type="float">
            <text:p>1.94</text:p>
          </table:table-cell>
          <table:table-cell table:style-name="ce3" table:formula="of:=RAND() * 5" office:value-type="float" office:value="0.0818527874071151" calcext:value-type="float">
            <text:p>0.08</text:p>
          </table:table-cell>
          <table:table-cell table:style-name="ce3" table:formula="of:=RAND() * 5" office:value-type="float" office:value="2.1194368833676" calcext:value-type="float">
            <text:p>2.12</text:p>
          </table:table-cell>
          <table:table-cell table:number-columns-repeated="1011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Cincinnati-Middletown-Wilmington, OH-KY-IN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39.1014537" calcext:value-type="float">
            <text:p>39.1014537</text:p>
          </table:table-cell>
          <table:table-cell table:style-name="Default" office:value-type="float" office:value="-84.5124602" calcext:value-type="float">
            <text:p>-84.5124602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table:formula="of:=RAND() * 5" office:value-type="float" office:value="1.96575604728423" calcext:value-type="float">
            <text:p>1.97</text:p>
          </table:table-cell>
          <table:table-cell table:style-name="ce3" table:formula="of:=RAND() * 5" office:value-type="float" office:value="0.36107239429839" calcext:value-type="float">
            <text:p>0.36</text:p>
          </table:table-cell>
          <table:table-cell table:style-name="ce3" table:formula="of:=RAND() * 5" office:value-type="float" office:value="1.17056224378757" calcext:value-type="float">
            <text:p>1.17</text:p>
          </table:table-cell>
          <table:table-cell table:style-name="ce3" table:formula="of:=RAND() * 5" office:value-type="float" office:value="0.875896995421499" calcext:value-type="float">
            <text:p>0.88</text:p>
          </table:table-cell>
          <table:table-cell table:style-name="ce3" table:formula="of:=RAND() * 5" office:value-type="float" office:value="1.42583567067049" calcext:value-type="float">
            <text:p>1.43</text:p>
          </table:table-cell>
          <table:table-cell table:style-name="ce3" table:formula="of:=RAND() * 5" office:value-type="float" office:value="0.945202286820859" calcext:value-type="float">
            <text:p>0.95</text:p>
          </table:table-cell>
          <table:table-cell table:number-columns-repeated="101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Cleveland-Akron-Elyria, OH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41.4871888" calcext:value-type="float">
            <text:p>41.4871888</text:p>
          </table:table-cell>
          <table:table-cell table:style-name="Default" office:value-type="float" office:value="-81.6778691" calcext:value-type="float">
            <text:p>-81.6778691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table:formula="of:=RAND() * 5" office:value-type="float" office:value="1.34450913290493" calcext:value-type="float">
            <text:p>1.34</text:p>
          </table:table-cell>
          <table:table-cell table:style-name="ce3" table:formula="of:=RAND() * 5" office:value-type="float" office:value="4.96639493037947" calcext:value-type="float">
            <text:p>4.97</text:p>
          </table:table-cell>
          <table:table-cell table:style-name="ce3" table:formula="of:=RAND() * 5" office:value-type="float" office:value="4.24915687763132" calcext:value-type="float">
            <text:p>4.25</text:p>
          </table:table-cell>
          <table:table-cell table:style-name="ce3" table:formula="of:=RAND() * 5" office:value-type="float" office:value="0.193778991233557" calcext:value-type="float">
            <text:p>0.19</text:p>
          </table:table-cell>
          <table:table-cell table:style-name="ce3" table:formula="of:=RAND() * 5" office:value-type="float" office:value="3.39688842650503" calcext:value-type="float">
            <text:p>3.40</text:p>
          </table:table-cell>
          <table:table-cell table:style-name="ce3" table:formula="of:=RAND() * 5" office:value-type="float" office:value="1.59120571333915" calcext:value-type="float">
            <text:p>1.59</text:p>
          </table:table-cell>
          <table:table-cell table:number-columns-repeated="101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Columbus-Marion-Chillicothe, OH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39.9622601" calcext:value-type="float">
            <text:p>39.9622601</text:p>
          </table:table-cell>
          <table:table-cell table:style-name="Default" office:value-type="float" office:value="-83.0007065" calcext:value-type="float">
            <text:p>-83.0007065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table:formula="of:=RAND() * 5" office:value-type="float" office:value="0.920796589925885" calcext:value-type="float">
            <text:p>0.92</text:p>
          </table:table-cell>
          <table:table-cell table:style-name="ce3" table:formula="of:=RAND() * 5" office:value-type="float" office:value="2.4870811519213" calcext:value-type="float">
            <text:p>2.49</text:p>
          </table:table-cell>
          <table:table-cell table:style-name="ce3" table:formula="of:=RAND() * 5" office:value-type="float" office:value="4.00574832339771" calcext:value-type="float">
            <text:p>4.01</text:p>
          </table:table-cell>
          <table:table-cell table:style-name="ce3" table:formula="of:=RAND() * 5" office:value-type="float" office:value="2.82632014597766" calcext:value-type="float">
            <text:p>2.83</text:p>
          </table:table-cell>
          <table:table-cell table:style-name="ce3" table:formula="of:=RAND() * 5" office:value-type="float" office:value="4.11077392403968" calcext:value-type="float">
            <text:p>4.11</text:p>
          </table:table-cell>
          <table:table-cell table:style-name="ce3" table:formula="of:=RAND() * 5" office:value-type="float" office:value="3.32875494263135" calcext:value-type="float">
            <text:p>3.33</text:p>
          </table:table-cell>
          <table:table-cell table:number-columns-repeated="101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Dallas-Fort Worth, TX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2.7801052" calcext:value-type="float">
            <text:p>32.7801052</text:p>
          </table:table-cell>
          <table:table-cell table:style-name="Default" office:value-type="float" office:value="-96.8000082" calcext:value-type="float">
            <text:p>-96.8000082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table:formula="of:=RAND() * 5" office:value-type="float" office:value="4.96122857788578" calcext:value-type="float">
            <text:p>4.96</text:p>
          </table:table-cell>
          <table:table-cell table:style-name="ce3" table:formula="of:=RAND() * 5" office:value-type="float" office:value="0.203688951442018" calcext:value-type="float">
            <text:p>0.20</text:p>
          </table:table-cell>
          <table:table-cell table:style-name="ce3" table:formula="of:=RAND() * 5" office:value-type="float" office:value="3.98195868241601" calcext:value-type="float">
            <text:p>3.98</text:p>
          </table:table-cell>
          <table:table-cell table:style-name="ce3" table:formula="of:=RAND() * 5" office:value-type="float" office:value="4.53378774691373" calcext:value-type="float">
            <text:p>4.53</text:p>
          </table:table-cell>
          <table:table-cell table:style-name="ce3" table:formula="of:=RAND() * 5" office:value-type="float" office:value="4.96617634315044" calcext:value-type="float">
            <text:p>4.97</text:p>
          </table:table-cell>
          <table:table-cell table:style-name="ce3" table:formula="of:=RAND() * 5" office:value-type="float" office:value="2.78356824768707" calcext:value-type="float">
            <text:p>2.78</text:p>
          </table:table-cell>
          <table:table-cell table:number-columns-repeated="101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Dayton-Springfield-Greenville, OH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39.7589478" calcext:value-type="float">
            <text:p>39.7589478</text:p>
          </table:table-cell>
          <table:table-cell table:style-name="Default" office:value-type="float" office:value="-84.1916069" calcext:value-type="float">
            <text:p>-84.1916069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table:formula="of:=RAND() * 5" office:value-type="float" office:value="3.92411807086319" calcext:value-type="float">
            <text:p>3.92</text:p>
          </table:table-cell>
          <table:table-cell table:style-name="ce3" table:formula="of:=RAND() * 5" office:value-type="float" office:value="3.30156474257819" calcext:value-type="float">
            <text:p>3.30</text:p>
          </table:table-cell>
          <table:table-cell table:style-name="ce3" table:formula="of:=RAND() * 5" office:value-type="float" office:value="2.38781054620631" calcext:value-type="float">
            <text:p>2.39</text:p>
          </table:table-cell>
          <table:table-cell table:style-name="ce3" table:formula="of:=RAND() * 5" office:value-type="float" office:value="0.803518838947639" calcext:value-type="float">
            <text:p>0.80</text:p>
          </table:table-cell>
          <table:table-cell table:style-name="ce3" table:formula="of:=RAND() * 5" office:value-type="float" office:value="4.58302913000807" calcext:value-type="float">
            <text:p>4.58</text:p>
          </table:table-cell>
          <table:table-cell table:style-name="ce3" table:formula="of:=RAND() * 5" office:value-type="float" office:value="3.62975085503422" calcext:value-type="float">
            <text:p>3.63</text:p>
          </table:table-cell>
          <table:table-cell table:number-columns-repeated="101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Denver-Aurora-Boulder, CO</text:p>
          </table:table-cell>
          <table:table-cell table:style-name="ce2" office:value-type="string" calcext:value-type="string">
            <text:p>West</text:p>
          </table:table-cell>
          <table:table-cell table:style-name="Default" office:value-type="float" office:value="39.7391536" calcext:value-type="float">
            <text:p>39.7391536</text:p>
          </table:table-cell>
          <table:table-cell table:style-name="Default" office:value-type="float" office:value="-104.9847034" calcext:value-type="float">
            <text:p>-104.9847034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table:formula="of:=RAND() * 5" office:value-type="float" office:value="4.83032993390225" calcext:value-type="float">
            <text:p>4.83</text:p>
          </table:table-cell>
          <table:table-cell table:style-name="ce3" table:formula="of:=RAND() * 5" office:value-type="float" office:value="1.9700863014441" calcext:value-type="float">
            <text:p>1.97</text:p>
          </table:table-cell>
          <table:table-cell table:style-name="ce3" table:formula="of:=RAND() * 5" office:value-type="float" office:value="0.240072789601982" calcext:value-type="float">
            <text:p>0.24</text:p>
          </table:table-cell>
          <table:table-cell table:style-name="ce3" table:formula="of:=RAND() * 5" office:value-type="float" office:value="0.659619921352714" calcext:value-type="float">
            <text:p>0.66</text:p>
          </table:table-cell>
          <table:table-cell table:style-name="ce3" table:formula="of:=RAND() * 5" office:value-type="float" office:value="3.4731899027247" calcext:value-type="float">
            <text:p>3.47</text:p>
          </table:table-cell>
          <table:table-cell table:style-name="ce3" table:formula="of:=RAND() * 5" office:value-type="float" office:value="1.01157632074319" calcext:value-type="float">
            <text:p>1.01</text:p>
          </table:table-cell>
          <table:table-cell table:number-columns-repeated="101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Detroit-Warren-Flint, MI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42.3486635" calcext:value-type="float">
            <text:p>42.3486635</text:p>
          </table:table-cell>
          <table:table-cell table:style-name="Default" office:value-type="float" office:value="-83.0567375" calcext:value-type="float">
            <text:p>-83.0567375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table:formula="of:=RAND() * 5" office:value-type="float" office:value="4.12748997448944" calcext:value-type="float">
            <text:p>4.13</text:p>
          </table:table-cell>
          <table:table-cell table:style-name="ce3" table:formula="of:=RAND() * 5" office:value-type="float" office:value="4.91683965199627" calcext:value-type="float">
            <text:p>4.92</text:p>
          </table:table-cell>
          <table:table-cell table:style-name="ce3" table:formula="of:=RAND() * 5" office:value-type="float" office:value="4.35065714642406" calcext:value-type="float">
            <text:p>4.35</text:p>
          </table:table-cell>
          <table:table-cell table:style-name="ce3" table:formula="of:=RAND() * 5" office:value-type="float" office:value="3.49431115784682" calcext:value-type="float">
            <text:p>3.49</text:p>
          </table:table-cell>
          <table:table-cell table:style-name="ce3" table:formula="of:=RAND() * 5" office:value-type="float" office:value="3.59839738346636" calcext:value-type="float">
            <text:p>3.60</text:p>
          </table:table-cell>
          <table:table-cell table:style-name="ce3" table:formula="of:=RAND() * 5" office:value-type="float" office:value="0.920120542868972" calcext:value-type="float">
            <text:p>0.92</text:p>
          </table:table-cell>
          <table:table-cell table:number-columns-repeated="101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Fresno-Madera, CA</text:p>
          </table:table-cell>
          <table:table-cell table:style-name="ce2" office:value-type="string" calcext:value-type="string">
            <text:p>Southwest</text:p>
          </table:table-cell>
          <table:table-cell table:style-name="Default" office:value-type="float" office:value="36.7294455" calcext:value-type="float">
            <text:p>36.7294455</text:p>
          </table:table-cell>
          <table:table-cell table:style-name="Default" office:value-type="float" office:value="-119.70886061" calcext:value-type="float">
            <text:p>-119.70886061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table:formula="of:=RAND() * 5" office:value-type="float" office:value="2.95717847417109" calcext:value-type="float">
            <text:p>2.96</text:p>
          </table:table-cell>
          <table:table-cell table:style-name="ce3" table:formula="of:=RAND() * 5" office:value-type="float" office:value="4.57438074168749" calcext:value-type="float">
            <text:p>4.57</text:p>
          </table:table-cell>
          <table:table-cell table:style-name="ce3" table:formula="of:=RAND() * 5" office:value-type="float" office:value="3.20288948249072" calcext:value-type="float">
            <text:p>3.20</text:p>
          </table:table-cell>
          <table:table-cell table:style-name="ce3" table:formula="of:=RAND() * 5" office:value-type="float" office:value="1.32800338789821" calcext:value-type="float">
            <text:p>1.33</text:p>
          </table:table-cell>
          <table:table-cell table:style-name="ce3" table:formula="of:=RAND() * 5" office:value-type="float" office:value="1.44645035150461" calcext:value-type="float">
            <text:p>1.45</text:p>
          </table:table-cell>
          <table:table-cell table:style-name="ce3" table:formula="of:=RAND() * 5" office:value-type="float" office:value="1.6671056940686" calcext:value-type="float">
            <text:p>1.67</text:p>
          </table:table-cell>
          <table:table-cell table:number-columns-repeated="101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Grand Rapids-Muskegon-Holland, MI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42.9633599" calcext:value-type="float">
            <text:p>42.9633599</text:p>
          </table:table-cell>
          <table:table-cell table:style-name="Default" office:value-type="float" office:value="-85.6680863" calcext:value-type="float">
            <text:p>-85.6680863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table:formula="of:=RAND() * 5" office:value-type="float" office:value="2.71636735415086" calcext:value-type="float">
            <text:p>2.72</text:p>
          </table:table-cell>
          <table:table-cell table:style-name="ce3" table:formula="of:=RAND() * 5" office:value-type="float" office:value="2.88395259995013" calcext:value-type="float">
            <text:p>2.88</text:p>
          </table:table-cell>
          <table:table-cell table:style-name="ce3" table:formula="of:=RAND() * 5" office:value-type="float" office:value="4.13239697227255" calcext:value-type="float">
            <text:p>4.13</text:p>
          </table:table-cell>
          <table:table-cell table:style-name="ce3" table:formula="of:=RAND() * 5" office:value-type="float" office:value="4.25549237523228" calcext:value-type="float">
            <text:p>4.26</text:p>
          </table:table-cell>
          <table:table-cell table:style-name="ce3" table:formula="of:=RAND() * 5" office:value-type="float" office:value="3.24330607778393" calcext:value-type="float">
            <text:p>3.24</text:p>
          </table:table-cell>
          <table:table-cell table:style-name="ce3" table:formula="of:=RAND() * 5" office:value-type="float" office:value="1.0402141220402" calcext:value-type="float">
            <text:p>1.04</text:p>
          </table:table-cell>
          <table:table-cell table:number-columns-repeated="1011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Greensboro--Winston-Salem--High Point, NC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6.0726355" calcext:value-type="float">
            <text:p>36.0726355</text:p>
          </table:table-cell>
          <table:table-cell table:style-name="Default" office:value-type="float" office:value="-79.7919754" calcext:value-type="float">
            <text:p>-79.7919754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table:formula="of:=RAND() * 5" office:value-type="float" office:value="2.66921097412705" calcext:value-type="float">
            <text:p>2.67</text:p>
          </table:table-cell>
          <table:table-cell table:style-name="ce3" table:formula="of:=RAND() * 5" office:value-type="float" office:value="2.38753917859867" calcext:value-type="float">
            <text:p>2.39</text:p>
          </table:table-cell>
          <table:table-cell table:style-name="ce3" table:formula="of:=RAND() * 5" office:value-type="float" office:value="3.8346377981361" calcext:value-type="float">
            <text:p>3.83</text:p>
          </table:table-cell>
          <table:table-cell table:style-name="ce3" table:formula="of:=RAND() * 5" office:value-type="float" office:value="1.88732371781953" calcext:value-type="float">
            <text:p>1.89</text:p>
          </table:table-cell>
          <table:table-cell table:style-name="ce3" table:formula="of:=RAND() * 5" office:value-type="float" office:value="2.29610178736038" calcext:value-type="float">
            <text:p>2.30</text:p>
          </table:table-cell>
          <table:table-cell table:style-name="ce3" table:formula="of:=RAND() * 5" office:value-type="float" office:value="1.35341980727389" calcext:value-type="float">
            <text:p>1.35</text:p>
          </table:table-cell>
          <table:table-cell table:number-columns-repeated="101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Greenville-Spartanburg-Anderson, SC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4.8512316" calcext:value-type="float">
            <text:p>34.8512316</text:p>
          </table:table-cell>
          <table:table-cell table:style-name="Default" office:value-type="float" office:value="-82.3985105" calcext:value-type="float">
            <text:p>-82.3985105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table:formula="of:=RAND() * 5" office:value-type="float" office:value="2.70731538534164" calcext:value-type="float">
            <text:p>2.71</text:p>
          </table:table-cell>
          <table:table-cell table:style-name="ce3" table:formula="of:=RAND() * 5" office:value-type="float" office:value="0.196866949554533" calcext:value-type="float">
            <text:p>0.20</text:p>
          </table:table-cell>
          <table:table-cell table:style-name="ce3" table:formula="of:=RAND() * 5" office:value-type="float" office:value="0.326680813450366" calcext:value-type="float">
            <text:p>0.33</text:p>
          </table:table-cell>
          <table:table-cell table:style-name="ce3" table:formula="of:=RAND() * 5" office:value-type="float" office:value="1.33298735367134" calcext:value-type="float">
            <text:p>1.33</text:p>
          </table:table-cell>
          <table:table-cell table:style-name="ce3" table:formula="of:=RAND() * 5" office:value-type="float" office:value="0.430292248493061" calcext:value-type="float">
            <text:p>0.43</text:p>
          </table:table-cell>
          <table:table-cell table:style-name="ce3" table:formula="of:=RAND() * 5" office:value-type="float" office:value="4.81913857394829" calcext:value-type="float">
            <text:p>4.82</text:p>
          </table:table-cell>
          <table:table-cell table:number-columns-repeated="101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Hartford-West Hartford-Willimantic, CT</text:p>
          </table:table-cell>
          <table:table-cell table:style-name="ce2" office:value-type="string" calcext:value-type="string">
            <text:p>Northeast</text:p>
          </table:table-cell>
          <table:table-cell table:style-name="Default" office:value-type="float" office:value="41.765599" calcext:value-type="float">
            <text:p>41.765599</text:p>
          </table:table-cell>
          <table:table-cell table:style-name="Default" office:value-type="float" office:value="-72.69058501" calcext:value-type="float">
            <text:p>-72.69058501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table:formula="of:=RAND() * 5" office:value-type="float" office:value="0.674411716172472" calcext:value-type="float">
            <text:p>0.67</text:p>
          </table:table-cell>
          <table:table-cell table:style-name="ce3" table:formula="of:=RAND() * 5" office:value-type="float" office:value="3.90232426463626" calcext:value-type="float">
            <text:p>3.90</text:p>
          </table:table-cell>
          <table:table-cell table:style-name="ce3" table:formula="of:=RAND() * 5" office:value-type="float" office:value="4.25671714008786" calcext:value-type="float">
            <text:p>4.26</text:p>
          </table:table-cell>
          <table:table-cell table:style-name="ce3" table:formula="of:=RAND() * 5" office:value-type="float" office:value="4.55025707022287" calcext:value-type="float">
            <text:p>4.55</text:p>
          </table:table-cell>
          <table:table-cell table:style-name="ce3" table:formula="of:=RAND() * 5" office:value-type="float" office:value="3.99795943987556" calcext:value-type="float">
            <text:p>4.00</text:p>
          </table:table-cell>
          <table:table-cell table:style-name="ce3" table:formula="of:=RAND() * 5" office:value-type="float" office:value="3.377446369268" calcext:value-type="float">
            <text:p>3.38</text:p>
          </table:table-cell>
          <table:table-cell table:number-columns-repeated="101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Houston-Baytown-Huntsville, TX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29.9519265" calcext:value-type="float">
            <text:p>29.9519265</text:p>
          </table:table-cell>
          <table:table-cell table:style-name="Default" office:value-type="float" office:value="-95.54091698" calcext:value-type="float">
            <text:p>-95.54091698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table:formula="of:=RAND() * 5" office:value-type="float" office:value="4.02283329982311" calcext:value-type="float">
            <text:p>4.02</text:p>
          </table:table-cell>
          <table:table-cell table:style-name="ce3" table:formula="of:=RAND() * 5" office:value-type="float" office:value="1.47043885430321" calcext:value-type="float">
            <text:p>1.47</text:p>
          </table:table-cell>
          <table:table-cell table:style-name="ce3" table:formula="of:=RAND() * 5" office:value-type="float" office:value="3.95167148439214" calcext:value-type="float">
            <text:p>3.95</text:p>
          </table:table-cell>
          <table:table-cell table:style-name="ce3" table:formula="of:=RAND() * 5" office:value-type="float" office:value="3.26298429397866" calcext:value-type="float">
            <text:p>3.26</text:p>
          </table:table-cell>
          <table:table-cell table:style-name="ce3" table:formula="of:=RAND() * 5" office:value-type="float" office:value="3.55095655540936" calcext:value-type="float">
            <text:p>3.55</text:p>
          </table:table-cell>
          <table:table-cell table:style-name="ce3" table:formula="of:=RAND() * 5" office:value-type="float" office:value="0.816981449024752" calcext:value-type="float">
            <text:p>0.82</text:p>
          </table:table-cell>
          <table:table-cell table:number-columns-repeated="101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Indianapolis-Anderson-Columbus, IN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39.7683795" calcext:value-type="float">
            <text:p>39.7683795</text:p>
          </table:table-cell>
          <table:table-cell table:style-name="Default" office:value-type="float" office:value="-86.1580447" calcext:value-type="float">
            <text:p>-86.1580447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table:formula="of:=RAND() * 5" office:value-type="float" office:value="2.55602365359664" calcext:value-type="float">
            <text:p>2.56</text:p>
          </table:table-cell>
          <table:table-cell table:style-name="ce3" table:formula="of:=RAND() * 5" office:value-type="float" office:value="0.355100956512615" calcext:value-type="float">
            <text:p>0.36</text:p>
          </table:table-cell>
          <table:table-cell table:style-name="ce3" table:formula="of:=RAND() * 5" office:value-type="float" office:value="4.13172621978447" calcext:value-type="float">
            <text:p>4.13</text:p>
          </table:table-cell>
          <table:table-cell table:style-name="ce3" table:formula="of:=RAND() * 5" office:value-type="float" office:value="1.433347503189" calcext:value-type="float">
            <text:p>1.43</text:p>
          </table:table-cell>
          <table:table-cell table:style-name="ce3" table:formula="of:=RAND() * 5" office:value-type="float" office:value="3.01965303719044" calcext:value-type="float">
            <text:p>3.02</text:p>
          </table:table-cell>
          <table:table-cell table:style-name="ce3" table:formula="of:=RAND() * 5" office:value-type="float" office:value="0.748865978093818" calcext:value-type="float">
            <text:p>0.75</text:p>
          </table:table-cell>
          <table:table-cell table:number-columns-repeated="101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Jacksonville, FL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0.3321838" calcext:value-type="float">
            <text:p>30.3321838</text:p>
          </table:table-cell>
          <table:table-cell table:style-name="Default" office:value-type="float" office:value="-81.655651" calcext:value-type="float">
            <text:p>-81.655651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table:formula="of:=RAND() * 5" office:value-type="float" office:value="2.59916698909365" calcext:value-type="float">
            <text:p>2.60</text:p>
          </table:table-cell>
          <table:table-cell table:style-name="ce3" table:formula="of:=RAND() * 5" office:value-type="float" office:value="3.29745658556931" calcext:value-type="float">
            <text:p>3.30</text:p>
          </table:table-cell>
          <table:table-cell table:style-name="ce3" table:formula="of:=RAND() * 5" office:value-type="float" office:value="3.48024329170585" calcext:value-type="float">
            <text:p>3.48</text:p>
          </table:table-cell>
          <table:table-cell table:style-name="ce3" table:formula="of:=RAND() * 5" office:value-type="float" office:value="2.98865151125938" calcext:value-type="float">
            <text:p>2.99</text:p>
          </table:table-cell>
          <table:table-cell table:style-name="ce3" table:formula="of:=RAND() * 5" office:value-type="float" office:value="4.05808101175353" calcext:value-type="float">
            <text:p>4.06</text:p>
          </table:table-cell>
          <table:table-cell table:style-name="ce3" table:formula="of:=RAND() * 5" office:value-type="float" office:value="0.684585198760033" calcext:value-type="float">
            <text:p>0.68</text:p>
          </table:table-cell>
          <table:table-cell table:number-columns-repeated="1011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Kansas City-Overland Park-Kansas City, MO-KS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39.0844687" calcext:value-type="float">
            <text:p>39.0844687</text:p>
          </table:table-cell>
          <table:table-cell table:style-name="Default" office:value-type="float" office:value="-94.5630298" calcext:value-type="float">
            <text:p>-94.5630298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table:formula="of:=RAND() * 5" office:value-type="float" office:value="0.978573114844039" calcext:value-type="float">
            <text:p>0.98</text:p>
          </table:table-cell>
          <table:table-cell table:style-name="ce3" table:formula="of:=RAND() * 5" office:value-type="float" office:value="0.945873908931389" calcext:value-type="float">
            <text:p>0.95</text:p>
          </table:table-cell>
          <table:table-cell table:style-name="ce3" table:formula="of:=RAND() * 5" office:value-type="float" office:value="1.02064655395225" calcext:value-type="float">
            <text:p>1.02</text:p>
          </table:table-cell>
          <table:table-cell table:style-name="ce3" table:formula="of:=RAND() * 5" office:value-type="float" office:value="2.04657550202683" calcext:value-type="float">
            <text:p>2.05</text:p>
          </table:table-cell>
          <table:table-cell table:style-name="ce3" table:formula="of:=RAND() * 5" office:value-type="float" office:value="3.91297248774208" calcext:value-type="float">
            <text:p>3.91</text:p>
          </table:table-cell>
          <table:table-cell table:style-name="ce3" table:formula="of:=RAND() * 5" office:value-type="float" office:value="4.99949742574245" calcext:value-type="float">
            <text:p>5.00</text:p>
          </table:table-cell>
          <table:table-cell table:number-columns-repeated="101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Knoxville-Sevierville-La Follette, TN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5.9603948" calcext:value-type="float">
            <text:p>35.9603948</text:p>
          </table:table-cell>
          <table:table-cell table:style-name="Default" office:value-type="float" office:value="-83.9210261" calcext:value-type="float">
            <text:p>-83.9210261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table:formula="of:=RAND() * 5" office:value-type="float" office:value="4.89493645261973" calcext:value-type="float">
            <text:p>4.89</text:p>
          </table:table-cell>
          <table:table-cell table:style-name="ce3" table:formula="of:=RAND() * 5" office:value-type="float" office:value="2.95183281763457" calcext:value-type="float">
            <text:p>2.95</text:p>
          </table:table-cell>
          <table:table-cell table:style-name="ce3" table:formula="of:=RAND() * 5" office:value-type="float" office:value="0.516990611795336" calcext:value-type="float">
            <text:p>0.52</text:p>
          </table:table-cell>
          <table:table-cell table:style-name="ce3" table:formula="of:=RAND() * 5" office:value-type="float" office:value="3.44080617884174" calcext:value-type="float">
            <text:p>3.44</text:p>
          </table:table-cell>
          <table:table-cell table:style-name="ce3" table:formula="of:=RAND() * 5" office:value-type="float" office:value="3.40855613467284" calcext:value-type="float">
            <text:p>3.41</text:p>
          </table:table-cell>
          <table:table-cell table:style-name="ce3" table:formula="of:=RAND() * 5" office:value-type="float" office:value="2.82386440667324" calcext:value-type="float">
            <text:p>2.82</text:p>
          </table:table-cell>
          <table:table-cell table:number-columns-repeated="101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Las Vegas-Paradise-Pahrump, NV</text:p>
          </table:table-cell>
          <table:table-cell table:style-name="ce2" office:value-type="string" calcext:value-type="string">
            <text:p>Southwest</text:p>
          </table:table-cell>
          <table:table-cell table:style-name="Default" office:value-type="float" office:value="36.145204" calcext:value-type="float">
            <text:p>36.145204</text:p>
          </table:table-cell>
          <table:table-cell table:style-name="Default" office:value-type="float" office:value="-115.1611806" calcext:value-type="float">
            <text:p>-115.1611806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table:formula="of:=RAND() * 5" office:value-type="float" office:value="4.63056122418493" calcext:value-type="float">
            <text:p>4.63</text:p>
          </table:table-cell>
          <table:table-cell table:style-name="ce3" table:formula="of:=RAND() * 5" office:value-type="float" office:value="3.26927689486183" calcext:value-type="float">
            <text:p>3.27</text:p>
          </table:table-cell>
          <table:table-cell table:style-name="ce3" table:formula="of:=RAND() * 5" office:value-type="float" office:value="4.19769693398848" calcext:value-type="float">
            <text:p>4.20</text:p>
          </table:table-cell>
          <table:table-cell table:style-name="ce3" table:formula="of:=RAND() * 5" office:value-type="float" office:value="1.78295338060707" calcext:value-type="float">
            <text:p>1.78</text:p>
          </table:table-cell>
          <table:table-cell table:style-name="ce3" table:formula="of:=RAND() * 5" office:value-type="float" office:value="3.51529406500049" calcext:value-type="float">
            <text:p>3.52</text:p>
          </table:table-cell>
          <table:table-cell table:style-name="ce3" table:formula="of:=RAND() * 5" office:value-type="float" office:value="0.63409055233933" calcext:value-type="float">
            <text:p>0.63</text:p>
          </table:table-cell>
          <table:table-cell table:number-columns-repeated="101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Los Angeles-Long Beach-Riverside, CA</text:p>
          </table:table-cell>
          <table:table-cell table:style-name="ce2" office:value-type="string" calcext:value-type="string">
            <text:p>Southwest</text:p>
          </table:table-cell>
          <table:table-cell table:style-name="Default" office:value-type="float" office:value="34.0536781" calcext:value-type="float">
            <text:p>34.0536781</text:p>
          </table:table-cell>
          <table:table-cell table:style-name="Default" office:value-type="float" office:value="-118.2427025" calcext:value-type="float">
            <text:p>-118.2427025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table:formula="of:=RAND() * 5" office:value-type="float" office:value="0.605177819961682" calcext:value-type="float">
            <text:p>0.61</text:p>
          </table:table-cell>
          <table:table-cell table:style-name="ce3" table:formula="of:=RAND() * 5" office:value-type="float" office:value="4.49849555501714" calcext:value-type="float">
            <text:p>4.50</text:p>
          </table:table-cell>
          <table:table-cell table:style-name="ce3" table:formula="of:=RAND() * 5" office:value-type="float" office:value="2.9060691606719" calcext:value-type="float">
            <text:p>2.91</text:p>
          </table:table-cell>
          <table:table-cell table:style-name="ce3" table:formula="of:=RAND() * 5" office:value-type="float" office:value="4.20571064925753" calcext:value-type="float">
            <text:p>4.21</text:p>
          </table:table-cell>
          <table:table-cell table:style-name="ce3" table:formula="of:=RAND() * 5" office:value-type="float" office:value="3.3793671685271" calcext:value-type="float">
            <text:p>3.38</text:p>
          </table:table-cell>
          <table:table-cell table:style-name="ce3" table:formula="of:=RAND() * 5" office:value-type="float" office:value="1.9085405790247" calcext:value-type="float">
            <text:p>1.91</text:p>
          </table:table-cell>
          <table:table-cell table:number-columns-repeated="1011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Louisville-Jefferson County--Elizabethtown-Scottsburg, KY-IN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8.2542376" calcext:value-type="float">
            <text:p>38.2542376</text:p>
          </table:table-cell>
          <table:table-cell table:style-name="Default" office:value-type="float" office:value="-85.759407" calcext:value-type="float">
            <text:p>-85.759407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table:formula="of:=RAND() * 5" office:value-type="float" office:value="3.15459822304547" calcext:value-type="float">
            <text:p>3.15</text:p>
          </table:table-cell>
          <table:table-cell table:style-name="ce3" table:formula="of:=RAND() * 5" office:value-type="float" office:value="2.6230474258773" calcext:value-type="float">
            <text:p>2.62</text:p>
          </table:table-cell>
          <table:table-cell table:style-name="ce3" table:formula="of:=RAND() * 5" office:value-type="float" office:value="4.22346248291433" calcext:value-type="float">
            <text:p>4.22</text:p>
          </table:table-cell>
          <table:table-cell table:style-name="ce3" table:formula="of:=RAND() * 5" office:value-type="float" office:value="0.842981805326417" calcext:value-type="float">
            <text:p>0.84</text:p>
          </table:table-cell>
          <table:table-cell table:style-name="ce3" table:formula="of:=RAND() * 5" office:value-type="float" office:value="2.05735387396999" calcext:value-type="float">
            <text:p>2.06</text:p>
          </table:table-cell>
          <table:table-cell table:style-name="ce3" table:formula="of:=RAND() * 5" office:value-type="float" office:value="4.63326936005615" calcext:value-type="float">
            <text:p>4.63</text:p>
          </table:table-cell>
          <table:table-cell table:number-columns-repeated="101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Memphis, TN-MS-AR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5.1490215" calcext:value-type="float">
            <text:p>35.1490215</text:p>
          </table:table-cell>
          <table:table-cell table:style-name="Default" office:value-type="float" office:value="-90.0516285" calcext:value-type="float">
            <text:p>-90.0516285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table:formula="of:=RAND() * 5" office:value-type="float" office:value="1.50830669677816" calcext:value-type="float">
            <text:p>1.51</text:p>
          </table:table-cell>
          <table:table-cell table:style-name="ce3" table:formula="of:=RAND() * 5" office:value-type="float" office:value="4.6271983301267" calcext:value-type="float">
            <text:p>4.63</text:p>
          </table:table-cell>
          <table:table-cell table:style-name="ce3" table:formula="of:=RAND() * 5" office:value-type="float" office:value="4.28752092644572" calcext:value-type="float">
            <text:p>4.29</text:p>
          </table:table-cell>
          <table:table-cell table:style-name="ce3" table:formula="of:=RAND() * 5" office:value-type="float" office:value="3.6429865739774" calcext:value-type="float">
            <text:p>3.64</text:p>
          </table:table-cell>
          <table:table-cell table:style-name="ce3" table:formula="of:=RAND() * 5" office:value-type="float" office:value="4.10492937196977" calcext:value-type="float">
            <text:p>4.10</text:p>
          </table:table-cell>
          <table:table-cell table:style-name="ce3" table:formula="of:=RAND() * 5" office:value-type="float" office:value="0.535019290400669" calcext:value-type="float">
            <text:p>0.54</text:p>
          </table:table-cell>
          <table:table-cell table:number-columns-repeated="1011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Miami-Fort Lauderdale-Pompano Beach, FL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25.7742658" calcext:value-type="float">
            <text:p>25.7742658</text:p>
          </table:table-cell>
          <table:table-cell table:style-name="Default" office:value-type="float" office:value="-80.1936589" calcext:value-type="float">
            <text:p>-80.1936589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table:formula="of:=RAND() * 5" office:value-type="float" office:value="2.10285929962993" calcext:value-type="float">
            <text:p>2.10</text:p>
          </table:table-cell>
          <table:table-cell table:style-name="ce3" table:formula="of:=RAND() * 5" office:value-type="float" office:value="4.85249172779731" calcext:value-type="float">
            <text:p>4.85</text:p>
          </table:table-cell>
          <table:table-cell table:style-name="ce3" table:formula="of:=RAND() * 5" office:value-type="float" office:value="4.67082501621917" calcext:value-type="float">
            <text:p>4.67</text:p>
          </table:table-cell>
          <table:table-cell table:style-name="ce3" table:formula="of:=RAND() * 5" office:value-type="float" office:value="4.15457904222421" calcext:value-type="float">
            <text:p>4.15</text:p>
          </table:table-cell>
          <table:table-cell table:style-name="ce3" table:formula="of:=RAND() * 5" office:value-type="float" office:value="3.4171057108324" calcext:value-type="float">
            <text:p>3.42</text:p>
          </table:table-cell>
          <table:table-cell table:style-name="ce3" table:formula="of:=RAND() * 5" office:value-type="float" office:value="2.93138673063368" calcext:value-type="float">
            <text:p>2.93</text:p>
          </table:table-cell>
          <table:table-cell table:number-columns-repeated="101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Milwaukee-Racine-Waukesha, WI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43.0349931" calcext:value-type="float">
            <text:p>43.0349931</text:p>
          </table:table-cell>
          <table:table-cell table:style-name="Default" office:value-type="float" office:value="-87.922497" calcext:value-type="float">
            <text:p>-87.922497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table:formula="of:=RAND() * 5" office:value-type="float" office:value="3.78158860839903" calcext:value-type="float">
            <text:p>3.78</text:p>
          </table:table-cell>
          <table:table-cell table:style-name="ce3" table:formula="of:=RAND() * 5" office:value-type="float" office:value="4.33793016010895" calcext:value-type="float">
            <text:p>4.34</text:p>
          </table:table-cell>
          <table:table-cell table:style-name="ce3" table:formula="of:=RAND() * 5" office:value-type="float" office:value="4.29466199246235" calcext:value-type="float">
            <text:p>4.29</text:p>
          </table:table-cell>
          <table:table-cell table:style-name="ce3" table:formula="of:=RAND() * 5" office:value-type="float" office:value="0.779640063410625" calcext:value-type="float">
            <text:p>0.78</text:p>
          </table:table-cell>
          <table:table-cell table:style-name="ce3" table:formula="of:=RAND() * 5" office:value-type="float" office:value="2.31027606758289" calcext:value-type="float">
            <text:p>2.31</text:p>
          </table:table-cell>
          <table:table-cell table:style-name="ce3" table:formula="of:=RAND() * 5" office:value-type="float" office:value="1.86452601570636" calcext:value-type="float">
            <text:p>1.86</text:p>
          </table:table-cell>
          <table:table-cell table:number-columns-repeated="101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Minneapolis-St. Paul-St. Cloud, MN-WI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44.9772995" calcext:value-type="float">
            <text:p>44.9772995</text:p>
          </table:table-cell>
          <table:table-cell table:style-name="Default" office:value-type="float" office:value="-93.2654692" calcext:value-type="float">
            <text:p>-93.2654692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table:formula="of:=RAND() * 5" office:value-type="float" office:value="2.49242754885927" calcext:value-type="float">
            <text:p>2.49</text:p>
          </table:table-cell>
          <table:table-cell table:style-name="ce3" table:formula="of:=RAND() * 5" office:value-type="float" office:value="3.32179283257574" calcext:value-type="float">
            <text:p>3.32</text:p>
          </table:table-cell>
          <table:table-cell table:style-name="ce3" table:formula="of:=RAND() * 5" office:value-type="float" office:value="1.48216926609166" calcext:value-type="float">
            <text:p>1.48</text:p>
          </table:table-cell>
          <table:table-cell table:style-name="ce3" table:formula="of:=RAND() * 5" office:value-type="float" office:value="0.704414347419515" calcext:value-type="float">
            <text:p>0.70</text:p>
          </table:table-cell>
          <table:table-cell table:style-name="ce3" table:formula="of:=RAND() * 5" office:value-type="float" office:value="4.97702298569493" calcext:value-type="float">
            <text:p>4.98</text:p>
          </table:table-cell>
          <table:table-cell table:style-name="ce3" table:formula="of:=RAND() * 5" office:value-type="float" office:value="4.97436693520285" calcext:value-type="float">
            <text:p>4.97</text:p>
          </table:table-cell>
          <table:table-cell table:number-columns-repeated="1011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Nashville-Davidson--Murfreesboro--Columbia, TN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6.1622257" calcext:value-type="float">
            <text:p>36.1622257</text:p>
          </table:table-cell>
          <table:table-cell table:style-name="Default" office:value-type="float" office:value="-86.7743419" calcext:value-type="float">
            <text:p>-86.7743419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table:formula="of:=RAND() * 5" office:value-type="float" office:value="2.50226272619329" calcext:value-type="float">
            <text:p>2.50</text:p>
          </table:table-cell>
          <table:table-cell table:style-name="ce3" table:formula="of:=RAND() * 5" office:value-type="float" office:value="2.48527105432004" calcext:value-type="float">
            <text:p>2.49</text:p>
          </table:table-cell>
          <table:table-cell table:style-name="ce3" table:formula="of:=RAND() * 5" office:value-type="float" office:value="2.55870804656297" calcext:value-type="float">
            <text:p>2.56</text:p>
          </table:table-cell>
          <table:table-cell table:style-name="ce3" table:formula="of:=RAND() * 5" office:value-type="float" office:value="1.0019377770368" calcext:value-type="float">
            <text:p>1.00</text:p>
          </table:table-cell>
          <table:table-cell table:style-name="ce3" table:formula="of:=RAND() * 5" office:value-type="float" office:value="4.04516681097448" calcext:value-type="float">
            <text:p>4.05</text:p>
          </table:table-cell>
          <table:table-cell table:style-name="ce3" table:formula="of:=RAND() * 5" office:value-type="float" office:value="4.25938321743161" calcext:value-type="float">
            <text:p>4.26</text:p>
          </table:table-cell>
          <table:table-cell table:number-columns-repeated="101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New Orleans-Metairie-Bogalusa, LA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29.9499323" calcext:value-type="float">
            <text:p>29.9499323</text:p>
          </table:table-cell>
          <table:table-cell table:style-name="Default" office:value-type="float" office:value="-90.0701156" calcext:value-type="float">
            <text:p>-90.0701156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table:formula="of:=RAND() * 5" office:value-type="float" office:value="3.96034093457274" calcext:value-type="float">
            <text:p>3.96</text:p>
          </table:table-cell>
          <table:table-cell table:style-name="ce3" table:formula="of:=RAND() * 5" office:value-type="float" office:value="3.87002658681013" calcext:value-type="float">
            <text:p>3.87</text:p>
          </table:table-cell>
          <table:table-cell table:style-name="ce3" table:formula="of:=RAND() * 5" office:value-type="float" office:value="1.00744729628786" calcext:value-type="float">
            <text:p>1.01</text:p>
          </table:table-cell>
          <table:table-cell table:style-name="ce3" table:formula="of:=RAND() * 5" office:value-type="float" office:value="0.736284832237288" calcext:value-type="float">
            <text:p>0.74</text:p>
          </table:table-cell>
          <table:table-cell table:style-name="ce3" table:formula="of:=RAND() * 5" office:value-type="float" office:value="0.163461888441816" calcext:value-type="float">
            <text:p>0.16</text:p>
          </table:table-cell>
          <table:table-cell table:style-name="ce3" table:formula="of:=RAND() * 5" office:value-type="float" office:value="1.83417593478225" calcext:value-type="float">
            <text:p>1.83</text:p>
          </table:table-cell>
          <table:table-cell table:number-columns-repeated="1011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New York-Newark-Bridgeport, NY-NJ-CT-PA</text:p>
          </table:table-cell>
          <table:table-cell table:style-name="ce2" office:value-type="string" calcext:value-type="string">
            <text:p>Northeast</text:p>
          </table:table-cell>
          <table:table-cell table:style-name="Default" office:value-type="float" office:value="40.7305991" calcext:value-type="float">
            <text:p>40.7305991</text:p>
          </table:table-cell>
          <table:table-cell table:style-name="Default" office:value-type="float" office:value="-73.9865812" calcext:value-type="float">
            <text:p>-73.9865812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table:formula="of:=RAND() * 5" office:value-type="float" office:value="1.59944483311847" calcext:value-type="float">
            <text:p>1.60</text:p>
          </table:table-cell>
          <table:table-cell table:style-name="ce3" table:formula="of:=RAND() * 5" office:value-type="float" office:value="4.14680993300863" calcext:value-type="float">
            <text:p>4.15</text:p>
          </table:table-cell>
          <table:table-cell table:style-name="ce3" table:formula="of:=RAND() * 5" office:value-type="float" office:value="4.91620689863339" calcext:value-type="float">
            <text:p>4.92</text:p>
          </table:table-cell>
          <table:table-cell table:style-name="ce3" table:formula="of:=RAND() * 5" office:value-type="float" office:value="2.7884884912055" calcext:value-type="float">
            <text:p>2.79</text:p>
          </table:table-cell>
          <table:table-cell table:style-name="ce3" table:formula="of:=RAND() * 5" office:value-type="float" office:value="0.717102715279907" calcext:value-type="float">
            <text:p>0.72</text:p>
          </table:table-cell>
          <table:table-cell table:style-name="ce3" table:formula="of:=RAND() * 5" office:value-type="float" office:value="2.71240517497063" calcext:value-type="float">
            <text:p>2.71</text:p>
          </table:table-cell>
          <table:table-cell table:number-columns-repeated="101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Oklahoma City-Shawnee, OK</text:p>
          </table:table-cell>
          <table:table-cell table:style-name="ce2" office:value-type="string" calcext:value-type="string">
            <text:p>West</text:p>
          </table:table-cell>
          <table:table-cell table:style-name="Default" office:value-type="float" office:value="35.4707419" calcext:value-type="float">
            <text:p>35.4707419</text:p>
          </table:table-cell>
          <table:table-cell table:style-name="Default" office:value-type="float" office:value="-97.5198806" calcext:value-type="float">
            <text:p>-97.5198806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table:formula="of:=RAND() * 5" office:value-type="float" office:value="4.51578665641137" calcext:value-type="float">
            <text:p>4.52</text:p>
          </table:table-cell>
          <table:table-cell table:style-name="ce3" table:formula="of:=RAND() * 5" office:value-type="float" office:value="3.37330569862388" calcext:value-type="float">
            <text:p>3.37</text:p>
          </table:table-cell>
          <table:table-cell table:style-name="ce3" table:formula="of:=RAND() * 5" office:value-type="float" office:value="0.0635955471079797" calcext:value-type="float">
            <text:p>0.06</text:p>
          </table:table-cell>
          <table:table-cell table:style-name="ce3" table:formula="of:=RAND() * 5" office:value-type="float" office:value="2.23355061956681" calcext:value-type="float">
            <text:p>2.23</text:p>
          </table:table-cell>
          <table:table-cell table:style-name="ce3" table:formula="of:=RAND() * 5" office:value-type="float" office:value="4.07904041348957" calcext:value-type="float">
            <text:p>4.08</text:p>
          </table:table-cell>
          <table:table-cell table:style-name="ce3" table:formula="of:=RAND() * 5" office:value-type="float" office:value="0.361539985751733" calcext:value-type="float">
            <text:p>0.36</text:p>
          </table:table-cell>
          <table:table-cell table:number-columns-repeated="101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Orlando-Deltona-Daytona Beach, FL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28.5421175" calcext:value-type="float">
            <text:p>28.5421175</text:p>
          </table:table-cell>
          <table:table-cell table:style-name="Default" office:value-type="float" office:value="-81.3790462" calcext:value-type="float">
            <text:p>-81.3790462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table:formula="of:=RAND() * 5" office:value-type="float" office:value="2.8281362191774" calcext:value-type="float">
            <text:p>2.83</text:p>
          </table:table-cell>
          <table:table-cell table:style-name="ce3" table:formula="of:=RAND() * 5" office:value-type="float" office:value="3.46620334079489" calcext:value-type="float">
            <text:p>3.47</text:p>
          </table:table-cell>
          <table:table-cell table:style-name="ce3" table:formula="of:=RAND() * 5" office:value-type="float" office:value="2.06429846701212" calcext:value-type="float">
            <text:p>2.06</text:p>
          </table:table-cell>
          <table:table-cell table:style-name="ce3" table:formula="of:=RAND() * 5" office:value-type="float" office:value="1.79103909758851" calcext:value-type="float">
            <text:p>1.79</text:p>
          </table:table-cell>
          <table:table-cell table:style-name="ce3" table:formula="of:=RAND() * 5" office:value-type="float" office:value="3.5577555722557" calcext:value-type="float">
            <text:p>3.56</text:p>
          </table:table-cell>
          <table:table-cell table:style-name="ce3" table:formula="of:=RAND() * 5" office:value-type="float" office:value="3.95419873995706" calcext:value-type="float">
            <text:p>3.95</text:p>
          </table:table-cell>
          <table:table-cell table:number-columns-repeated="1011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Philadelphia-Camden-Vineland, PA-NJ-DE-MD</text:p>
          </table:table-cell>
          <table:table-cell table:style-name="ce2" office:value-type="string" calcext:value-type="string">
            <text:p>Northeast</text:p>
          </table:table-cell>
          <table:table-cell table:style-name="Default" office:value-type="float" office:value="39.952335" calcext:value-type="float">
            <text:p>39.952335</text:p>
          </table:table-cell>
          <table:table-cell table:style-name="Default" office:value-type="float" office:value="-75.163789" calcext:value-type="float">
            <text:p>-75.163789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table:formula="of:=RAND() * 5" office:value-type="float" office:value="0.0582803634461015" calcext:value-type="float">
            <text:p>0.06</text:p>
          </table:table-cell>
          <table:table-cell table:style-name="ce3" table:formula="of:=RAND() * 5" office:value-type="float" office:value="1.0232612863183" calcext:value-type="float">
            <text:p>1.02</text:p>
          </table:table-cell>
          <table:table-cell table:style-name="ce3" table:formula="of:=RAND() * 5" office:value-type="float" office:value="3.44828389817849" calcext:value-type="float">
            <text:p>3.45</text:p>
          </table:table-cell>
          <table:table-cell table:style-name="ce3" table:formula="of:=RAND() * 5" office:value-type="float" office:value="0.117673929780722" calcext:value-type="float">
            <text:p>0.12</text:p>
          </table:table-cell>
          <table:table-cell table:style-name="ce3" table:formula="of:=RAND() * 5" office:value-type="float" office:value="2.72784936358221" calcext:value-type="float">
            <text:p>2.73</text:p>
          </table:table-cell>
          <table:table-cell table:style-name="ce3" table:formula="of:=RAND() * 5" office:value-type="float" office:value="2.57996456930414" calcext:value-type="float">
            <text:p>2.58</text:p>
          </table:table-cell>
          <table:table-cell table:number-columns-repeated="101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Phoenix-Mesa-Scottsdale, AZ</text:p>
          </table:table-cell>
          <table:table-cell table:style-name="ce2" office:value-type="string" calcext:value-type="string">
            <text:p>Southwest</text:p>
          </table:table-cell>
          <table:table-cell table:style-name="Default" office:value-type="float" office:value="33.361168" calcext:value-type="float">
            <text:p>33.361168</text:p>
          </table:table-cell>
          <table:table-cell table:style-name="Default" office:value-type="float" office:value="-112.12130217" calcext:value-type="float">
            <text:p>-112.12130217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table:formula="of:=RAND() * 5" office:value-type="float" office:value="1.51142243179493" calcext:value-type="float">
            <text:p>1.51</text:p>
          </table:table-cell>
          <table:table-cell table:style-name="ce3" table:formula="of:=RAND() * 5" office:value-type="float" office:value="2.07184943952598" calcext:value-type="float">
            <text:p>2.07</text:p>
          </table:table-cell>
          <table:table-cell table:style-name="ce3" table:formula="of:=RAND() * 5" office:value-type="float" office:value="0.238001029938459" calcext:value-type="float">
            <text:p>0.24</text:p>
          </table:table-cell>
          <table:table-cell table:style-name="ce3" table:formula="of:=RAND() * 5" office:value-type="float" office:value="2.70965489908122" calcext:value-type="float">
            <text:p>2.71</text:p>
          </table:table-cell>
          <table:table-cell table:style-name="ce3" table:formula="of:=RAND() * 5" office:value-type="float" office:value="3.96394263603725" calcext:value-type="float">
            <text:p>3.96</text:p>
          </table:table-cell>
          <table:table-cell table:style-name="ce3" table:formula="of:=RAND() * 5" office:value-type="float" office:value="1.35813922388479" calcext:value-type="float">
            <text:p>1.36</text:p>
          </table:table-cell>
          <table:table-cell table:number-columns-repeated="101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Pittsburgh-New Castle, PA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40.4416941" calcext:value-type="float">
            <text:p>40.4416941</text:p>
          </table:table-cell>
          <table:table-cell table:style-name="Default" office:value-type="float" office:value="-79.9900861" calcext:value-type="float">
            <text:p>-79.9900861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table:formula="of:=RAND() * 5" office:value-type="float" office:value="1.30551153211854" calcext:value-type="float">
            <text:p>1.31</text:p>
          </table:table-cell>
          <table:table-cell table:style-name="ce3" table:formula="of:=RAND() * 5" office:value-type="float" office:value="1.28551521454938" calcext:value-type="float">
            <text:p>1.29</text:p>
          </table:table-cell>
          <table:table-cell table:style-name="ce3" table:formula="of:=RAND() * 5" office:value-type="float" office:value="4.12367741460912" calcext:value-type="float">
            <text:p>4.12</text:p>
          </table:table-cell>
          <table:table-cell table:style-name="ce3" table:formula="of:=RAND() * 5" office:value-type="float" office:value="2.10377753013745" calcext:value-type="float">
            <text:p>2.10</text:p>
          </table:table-cell>
          <table:table-cell table:style-name="ce3" table:formula="of:=RAND() * 5" office:value-type="float" office:value="1.05964566464536" calcext:value-type="float">
            <text:p>1.06</text:p>
          </table:table-cell>
          <table:table-cell table:style-name="ce3" table:formula="of:=RAND() * 5" office:value-type="float" office:value="1.30263469414786" calcext:value-type="float">
            <text:p>1.30</text:p>
          </table:table-cell>
          <table:table-cell table:number-columns-repeated="101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Portland-Vancouver-Beaverton, OR-WA</text:p>
          </table:table-cell>
          <table:table-cell table:style-name="ce2" office:value-type="string" calcext:value-type="string">
            <text:p>West</text:p>
          </table:table-cell>
          <table:table-cell table:style-name="Default" office:value-type="float" office:value="45.5202471" calcext:value-type="float">
            <text:p>45.5202471</text:p>
          </table:table-cell>
          <table:table-cell table:style-name="Default" office:value-type="float" office:value="-122.6741949" calcext:value-type="float">
            <text:p>-122.6741949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table:formula="of:=RAND() * 5" office:value-type="float" office:value="3.77938545891084" calcext:value-type="float">
            <text:p>3.78</text:p>
          </table:table-cell>
          <table:table-cell table:style-name="ce3" table:formula="of:=RAND() * 5" office:value-type="float" office:value="4.2673931340687" calcext:value-type="float">
            <text:p>4.27</text:p>
          </table:table-cell>
          <table:table-cell table:style-name="ce3" table:formula="of:=RAND() * 5" office:value-type="float" office:value="2.47249493375421" calcext:value-type="float">
            <text:p>2.47</text:p>
          </table:table-cell>
          <table:table-cell table:style-name="ce3" table:formula="of:=RAND() * 5" office:value-type="float" office:value="1.18012302205898" calcext:value-type="float">
            <text:p>1.18</text:p>
          </table:table-cell>
          <table:table-cell table:style-name="ce3" table:formula="of:=RAND() * 5" office:value-type="float" office:value="2.42643482633866" calcext:value-type="float">
            <text:p>2.43</text:p>
          </table:table-cell>
          <table:table-cell table:style-name="ce3" table:formula="of:=RAND() * 5" office:value-type="float" office:value="2.85383484442718" calcext:value-type="float">
            <text:p>2.85</text:p>
          </table:table-cell>
          <table:table-cell table:number-columns-repeated="101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Raleigh-Durham-Cary, NC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5.7804015" calcext:value-type="float">
            <text:p>35.7804015</text:p>
          </table:table-cell>
          <table:table-cell table:style-name="Default" office:value-type="float" office:value="-78.6390779" calcext:value-type="float">
            <text:p>-78.6390779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table:formula="of:=RAND() * 5" office:value-type="float" office:value="1.88892487087287" calcext:value-type="float">
            <text:p>1.89</text:p>
          </table:table-cell>
          <table:table-cell table:style-name="ce3" table:formula="of:=RAND() * 5" office:value-type="float" office:value="1.5328536205925" calcext:value-type="float">
            <text:p>1.53</text:p>
          </table:table-cell>
          <table:table-cell table:style-name="ce3" table:formula="of:=RAND() * 5" office:value-type="float" office:value="2.59348064428195" calcext:value-type="float">
            <text:p>2.59</text:p>
          </table:table-cell>
          <table:table-cell table:style-name="ce3" table:formula="of:=RAND() * 5" office:value-type="float" office:value="0.755564993014559" calcext:value-type="float">
            <text:p>0.76</text:p>
          </table:table-cell>
          <table:table-cell table:style-name="ce3" table:formula="of:=RAND() * 5" office:value-type="float" office:value="0.873794831568375" calcext:value-type="float">
            <text:p>0.87</text:p>
          </table:table-cell>
          <table:table-cell table:style-name="ce3" table:formula="of:=RAND() * 5" office:value-type="float" office:value="0.397993713850155" calcext:value-type="float">
            <text:p>0.40</text:p>
          </table:table-cell>
          <table:table-cell table:number-columns-repeated="101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Richmond, VA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7.541239" calcext:value-type="float">
            <text:p>37.541239</text:p>
          </table:table-cell>
          <table:table-cell table:style-name="Default" office:value-type="float" office:value="-77.4420183" calcext:value-type="float">
            <text:p>-77.4420183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table:formula="of:=RAND() * 5" office:value-type="float" office:value="3.69203448412009" calcext:value-type="float">
            <text:p>3.69</text:p>
          </table:table-cell>
          <table:table-cell table:style-name="ce3" table:formula="of:=RAND() * 5" office:value-type="float" office:value="0.873502789763734" calcext:value-type="float">
            <text:p>0.87</text:p>
          </table:table-cell>
          <table:table-cell table:style-name="ce3" table:formula="of:=RAND() * 5" office:value-type="float" office:value="3.26556242885999" calcext:value-type="float">
            <text:p>3.27</text:p>
          </table:table-cell>
          <table:table-cell table:style-name="ce3" table:formula="of:=RAND() * 5" office:value-type="float" office:value="2.13272108812816" calcext:value-type="float">
            <text:p>2.13</text:p>
          </table:table-cell>
          <table:table-cell table:style-name="ce3" table:formula="of:=RAND() * 5" office:value-type="float" office:value="3.68925226852298" calcext:value-type="float">
            <text:p>3.69</text:p>
          </table:table-cell>
          <table:table-cell table:style-name="ce3" table:formula="of:=RAND() * 5" office:value-type="float" office:value="2.36659867339768" calcext:value-type="float">
            <text:p>2.37</text:p>
          </table:table-cell>
          <table:table-cell table:number-columns-repeated="1011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Rochester-Batavia-Seneca Falls, NY</text:p>
          </table:table-cell>
          <table:table-cell table:style-name="ce2" office:value-type="string" calcext:value-type="string">
            <text:p>Northeast</text:p>
          </table:table-cell>
          <table:table-cell table:style-name="Default" office:value-type="float" office:value="43.1572851" calcext:value-type="float">
            <text:p>43.1572851</text:p>
          </table:table-cell>
          <table:table-cell table:style-name="Default" office:value-type="float" office:value="-77.6152141" calcext:value-type="float">
            <text:p>-77.6152141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table:formula="of:=RAND() * 5" office:value-type="float" office:value="2.0239907130599" calcext:value-type="float">
            <text:p>2.02</text:p>
          </table:table-cell>
          <table:table-cell table:style-name="ce3" table:formula="of:=RAND() * 5" office:value-type="float" office:value="0.578584627946839" calcext:value-type="float">
            <text:p>0.58</text:p>
          </table:table-cell>
          <table:table-cell table:style-name="ce3" table:formula="of:=RAND() * 5" office:value-type="float" office:value="0.497894235886633" calcext:value-type="float">
            <text:p>0.50</text:p>
          </table:table-cell>
          <table:table-cell table:style-name="ce3" table:formula="of:=RAND() * 5" office:value-type="float" office:value="0.617266625631601" calcext:value-type="float">
            <text:p>0.62</text:p>
          </table:table-cell>
          <table:table-cell table:style-name="ce3" table:formula="of:=RAND() * 5" office:value-type="float" office:value="4.61877288995311" calcext:value-type="float">
            <text:p>4.62</text:p>
          </table:table-cell>
          <table:table-cell table:style-name="ce3" table:formula="of:=RAND() * 5" office:value-type="float" office:value="3.63256063777953" calcext:value-type="float">
            <text:p>3.63</text:p>
          </table:table-cell>
          <table:table-cell table:number-columns-repeated="101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Sacramento--Arden-Arcade--Yuba City, CA-NV</text:p>
          </table:table-cell>
          <table:table-cell table:style-name="ce2" office:value-type="string" calcext:value-type="string">
            <text:p>West</text:p>
          </table:table-cell>
          <table:table-cell table:style-name="Default" office:value-type="float" office:value="38.4732259" calcext:value-type="float">
            <text:p>38.4732259</text:p>
          </table:table-cell>
          <table:table-cell table:style-name="Default" office:value-type="float" office:value="-121.2980707" calcext:value-type="float">
            <text:p>-121.2980707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table:formula="of:=RAND() * 5" office:value-type="float" office:value="2.08376827533357" calcext:value-type="float">
            <text:p>2.08</text:p>
          </table:table-cell>
          <table:table-cell table:style-name="ce3" table:formula="of:=RAND() * 5" office:value-type="float" office:value="0.700149525655434" calcext:value-type="float">
            <text:p>0.70</text:p>
          </table:table-cell>
          <table:table-cell table:style-name="ce3" table:formula="of:=RAND() * 5" office:value-type="float" office:value="3.22205375297926" calcext:value-type="float">
            <text:p>3.22</text:p>
          </table:table-cell>
          <table:table-cell table:style-name="ce3" table:formula="of:=RAND() * 5" office:value-type="float" office:value="4.37609116313979" calcext:value-type="float">
            <text:p>4.38</text:p>
          </table:table-cell>
          <table:table-cell table:style-name="ce3" table:formula="of:=RAND() * 5" office:value-type="float" office:value="4.35834073927254" calcext:value-type="float">
            <text:p>4.36</text:p>
          </table:table-cell>
          <table:table-cell table:style-name="ce3" table:formula="of:=RAND() * 5" office:value-type="float" office:value="1.84791530598886" calcext:value-type="float">
            <text:p>1.85</text:p>
          </table:table-cell>
          <table:table-cell table:number-columns-repeated="101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Salt Lake City-Ogden-Clearfield, UT</text:p>
          </table:table-cell>
          <table:table-cell table:style-name="ce2" office:value-type="string" calcext:value-type="string">
            <text:p>West</text:p>
          </table:table-cell>
          <table:table-cell table:style-name="Default" office:value-type="float" office:value="40.7606467" calcext:value-type="float">
            <text:p>40.7606467</text:p>
          </table:table-cell>
          <table:table-cell table:style-name="Default" office:value-type="float" office:value="-111.89109" calcext:value-type="float">
            <text:p>-111.89109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table:formula="of:=RAND() * 5" office:value-type="float" office:value="4.68026944319718" calcext:value-type="float">
            <text:p>4.68</text:p>
          </table:table-cell>
          <table:table-cell table:style-name="ce3" table:formula="of:=RAND() * 5" office:value-type="float" office:value="2.98582568066195" calcext:value-type="float">
            <text:p>2.99</text:p>
          </table:table-cell>
          <table:table-cell table:style-name="ce3" table:formula="of:=RAND() * 5" office:value-type="float" office:value="2.6338179083541" calcext:value-type="float">
            <text:p>2.63</text:p>
          </table:table-cell>
          <table:table-cell table:style-name="ce3" table:formula="of:=RAND() * 5" office:value-type="float" office:value="0.887558007379994" calcext:value-type="float">
            <text:p>0.89</text:p>
          </table:table-cell>
          <table:table-cell table:style-name="ce3" table:formula="of:=RAND() * 5" office:value-type="float" office:value="1.87283994280733" calcext:value-type="float">
            <text:p>1.87</text:p>
          </table:table-cell>
          <table:table-cell table:style-name="ce3" table:formula="of:=RAND() * 5" office:value-type="float" office:value="2.95639302814379" calcext:value-type="float">
            <text:p>2.96</text:p>
          </table:table-cell>
          <table:table-cell table:number-columns-repeated="101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San Antonio, TX</text:p>
          </table:table-cell>
          <table:table-cell table:style-name="ce2" office:value-type="string" calcext:value-type="string">
            <text:p>Southwest</text:p>
          </table:table-cell>
          <table:table-cell table:style-name="Default" office:value-type="float" office:value="29.4246002" calcext:value-type="float">
            <text:p>29.4246002</text:p>
          </table:table-cell>
          <table:table-cell table:style-name="Default" office:value-type="float" office:value="-98.4951405" calcext:value-type="float">
            <text:p>-98.4951405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table:formula="of:=RAND() * 5" office:value-type="float" office:value="0.970301280030981" calcext:value-type="float">
            <text:p>0.97</text:p>
          </table:table-cell>
          <table:table-cell table:style-name="ce3" table:formula="of:=RAND() * 5" office:value-type="float" office:value="3.27904668869451" calcext:value-type="float">
            <text:p>3.28</text:p>
          </table:table-cell>
          <table:table-cell table:style-name="ce3" table:formula="of:=RAND() * 5" office:value-type="float" office:value="4.65592916472815" calcext:value-type="float">
            <text:p>4.66</text:p>
          </table:table-cell>
          <table:table-cell table:style-name="ce3" table:formula="of:=RAND() * 5" office:value-type="float" office:value="1.70368958846666" calcext:value-type="float">
            <text:p>1.70</text:p>
          </table:table-cell>
          <table:table-cell table:style-name="ce3" table:formula="of:=RAND() * 5" office:value-type="float" office:value="4.42172238486819" calcext:value-type="float">
            <text:p>4.42</text:p>
          </table:table-cell>
          <table:table-cell table:style-name="ce3" table:formula="of:=RAND() * 5" office:value-type="float" office:value="1.94660371984355" calcext:value-type="float">
            <text:p>1.95</text:p>
          </table:table-cell>
          <table:table-cell table:number-columns-repeated="1011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San Diego-Carlsbad-San Marcos, CA</text:p>
          </table:table-cell>
          <table:table-cell table:style-name="ce2" office:value-type="string" calcext:value-type="string">
            <text:p>Southwest</text:p>
          </table:table-cell>
          <table:table-cell table:style-name="Default" office:value-type="float" office:value="32.7469869" calcext:value-type="float">
            <text:p>32.7469869</text:p>
          </table:table-cell>
          <table:table-cell table:style-name="Default" office:value-type="float" office:value="-117.21177" calcext:value-type="float">
            <text:p>-117.21177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table:formula="of:=RAND() * 5" office:value-type="float" office:value="4.2292359250132" calcext:value-type="float">
            <text:p>4.23</text:p>
          </table:table-cell>
          <table:table-cell table:style-name="ce3" table:formula="of:=RAND() * 5" office:value-type="float" office:value="4.72958981990814" calcext:value-type="float">
            <text:p>4.73</text:p>
          </table:table-cell>
          <table:table-cell table:style-name="ce3" table:formula="of:=RAND() * 5" office:value-type="float" office:value="1.86260385555215" calcext:value-type="float">
            <text:p>1.86</text:p>
          </table:table-cell>
          <table:table-cell table:style-name="ce3" table:formula="of:=RAND() * 5" office:value-type="float" office:value="4.99741050763987" calcext:value-type="float">
            <text:p>5.00</text:p>
          </table:table-cell>
          <table:table-cell table:style-name="ce3" table:formula="of:=RAND() * 5" office:value-type="float" office:value="3.25282355421223" calcext:value-type="float">
            <text:p>3.25</text:p>
          </table:table-cell>
          <table:table-cell table:style-name="ce3" table:formula="of:=RAND() * 5" office:value-type="float" office:value="4.58175331121311" calcext:value-type="float">
            <text:p>4.58</text:p>
          </table:table-cell>
          <table:table-cell table:number-columns-repeated="101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San Jose-San Francisco-Oakland, CA</text:p>
          </table:table-cell>
          <table:table-cell table:style-name="ce2" office:value-type="string" calcext:value-type="string">
            <text:p>West</text:p>
          </table:table-cell>
          <table:table-cell table:style-name="Default" office:value-type="float" office:value="37.3438502" calcext:value-type="float">
            <text:p>37.3438502</text:p>
          </table:table-cell>
          <table:table-cell table:style-name="Default" office:value-type="float" office:value="-121.8831349" calcext:value-type="float">
            <text:p>-121.8831349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table:formula="of:=RAND() * 5" office:value-type="float" office:value="3.18672017543577" calcext:value-type="float">
            <text:p>3.19</text:p>
          </table:table-cell>
          <table:table-cell table:style-name="ce3" table:formula="of:=RAND() * 5" office:value-type="float" office:value="0.242148068500683" calcext:value-type="float">
            <text:p>0.24</text:p>
          </table:table-cell>
          <table:table-cell table:style-name="ce3" table:formula="of:=RAND() * 5" office:value-type="float" office:value="2.86861067521386" calcext:value-type="float">
            <text:p>2.87</text:p>
          </table:table-cell>
          <table:table-cell table:style-name="ce3" table:formula="of:=RAND() * 5" office:value-type="float" office:value="1.82504910859279" calcext:value-type="float">
            <text:p>1.83</text:p>
          </table:table-cell>
          <table:table-cell table:style-name="ce3" table:formula="of:=RAND() * 5" office:value-type="float" office:value="1.00667529157363" calcext:value-type="float">
            <text:p>1.01</text:p>
          </table:table-cell>
          <table:table-cell table:style-name="ce3" table:formula="of:=RAND() * 5" office:value-type="float" office:value="2.93799394508824" calcext:value-type="float">
            <text:p>2.94</text:p>
          </table:table-cell>
          <table:table-cell table:number-columns-repeated="1011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Seattle-Tacoma-Olympia, WA</text:p>
          </table:table-cell>
          <table:table-cell table:style-name="ce2" office:value-type="string" calcext:value-type="string">
            <text:p>West</text:p>
          </table:table-cell>
          <table:table-cell table:style-name="Default" office:value-type="float" office:value="47.6038321" calcext:value-type="float">
            <text:p>47.6038321</text:p>
          </table:table-cell>
          <table:table-cell table:style-name="Default" office:value-type="float" office:value="-122.3300624" calcext:value-type="float">
            <text:p>-122.3300624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table:formula="of:=RAND() * 5" office:value-type="float" office:value="2.99359417287633" calcext:value-type="float">
            <text:p>2.99</text:p>
          </table:table-cell>
          <table:table-cell table:style-name="ce3" table:formula="of:=RAND() * 5" office:value-type="float" office:value="1.87069732695818" calcext:value-type="float">
            <text:p>1.87</text:p>
          </table:table-cell>
          <table:table-cell table:style-name="ce3" table:formula="of:=RAND() * 5" office:value-type="float" office:value="4.59272639127448" calcext:value-type="float">
            <text:p>4.59</text:p>
          </table:table-cell>
          <table:table-cell table:style-name="ce3" table:formula="of:=RAND() * 5" office:value-type="float" office:value="1.16783996112645" calcext:value-type="float">
            <text:p>1.17</text:p>
          </table:table-cell>
          <table:table-cell table:style-name="ce3" table:formula="of:=RAND() * 5" office:value-type="float" office:value="3.68379206396639" calcext:value-type="float">
            <text:p>3.68</text:p>
          </table:table-cell>
          <table:table-cell table:style-name="ce3" table:formula="of:=RAND() * 5" office:value-type="float" office:value="4.26480175112374" calcext:value-type="float">
            <text:p>4.26</text:p>
          </table:table-cell>
          <table:table-cell table:number-columns-repeated="101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St. Louis-St. Charles-Farmington, MO-IL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38.6272733" calcext:value-type="float">
            <text:p>38.6272733</text:p>
          </table:table-cell>
          <table:table-cell table:style-name="Default" office:value-type="float" office:value="-90.1978889" calcext:value-type="float">
            <text:p>-90.1978889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table:formula="of:=RAND() * 5" office:value-type="float" office:value="1.85606655315496" calcext:value-type="float">
            <text:p>1.86</text:p>
          </table:table-cell>
          <table:table-cell table:style-name="ce3" table:formula="of:=RAND() * 5" office:value-type="float" office:value="4.96577298152261" calcext:value-type="float">
            <text:p>4.97</text:p>
          </table:table-cell>
          <table:table-cell table:style-name="ce3" table:formula="of:=RAND() * 5" office:value-type="float" office:value="4.20428283629008" calcext:value-type="float">
            <text:p>4.20</text:p>
          </table:table-cell>
          <table:table-cell table:style-name="ce3" table:formula="of:=RAND() * 5" office:value-type="float" office:value="0.766260848613456" calcext:value-type="float">
            <text:p>0.77</text:p>
          </table:table-cell>
          <table:table-cell table:style-name="ce3" table:formula="of:=RAND() * 5" office:value-type="float" office:value="3.54915393632837" calcext:value-type="float">
            <text:p>3.55</text:p>
          </table:table-cell>
          <table:table-cell table:style-name="ce3" table:formula="of:=RAND() * 5" office:value-type="float" office:value="3.34418466198258" calcext:value-type="float">
            <text:p>3.34</text:p>
          </table:table-cell>
          <table:table-cell table:number-columns-repeated="101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Tampa-St. Petersburg-Clearwater, FL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27.9477595" calcext:value-type="float">
            <text:p>27.9477595</text:p>
          </table:table-cell>
          <table:table-cell table:style-name="Default" office:value-type="float" office:value="-82.458444" calcext:value-type="float">
            <text:p>-82.458444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table:formula="of:=RAND() * 5" office:value-type="float" office:value="3.65547495312057" calcext:value-type="float">
            <text:p>3.66</text:p>
          </table:table-cell>
          <table:table-cell table:style-name="ce3" table:formula="of:=RAND() * 5" office:value-type="float" office:value="3.25386087642983" calcext:value-type="float">
            <text:p>3.25</text:p>
          </table:table-cell>
          <table:table-cell table:style-name="ce3" table:formula="of:=RAND() * 5" office:value-type="float" office:value="1.14359127124771" calcext:value-type="float">
            <text:p>1.14</text:p>
          </table:table-cell>
          <table:table-cell table:style-name="ce3" table:formula="of:=RAND() * 5" office:value-type="float" office:value="1.07970772893168" calcext:value-type="float">
            <text:p>1.08</text:p>
          </table:table-cell>
          <table:table-cell table:style-name="ce3" table:formula="of:=RAND() * 5" office:value-type="float" office:value="1.02263337699696" calcext:value-type="float">
            <text:p>1.02</text:p>
          </table:table-cell>
          <table:table-cell table:style-name="ce3" table:formula="of:=RAND() * 5" office:value-type="float" office:value="4.75399211747572" calcext:value-type="float">
            <text:p>4.75</text:p>
          </table:table-cell>
          <table:table-cell table:number-columns-repeated="1011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Virginia Beach-Norfolk-Newport News, VA-NC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6.8529841" calcext:value-type="float">
            <text:p>36.8529841</text:p>
          </table:table-cell>
          <table:table-cell table:style-name="Default" office:value-type="float" office:value="-75.9774183" calcext:value-type="float">
            <text:p>-75.9774183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table:formula="of:=RAND() * 5" office:value-type="float" office:value="0.69542444893159" calcext:value-type="float">
            <text:p>0.70</text:p>
          </table:table-cell>
          <table:table-cell table:style-name="ce3" table:formula="of:=RAND() * 5" office:value-type="float" office:value="4.29043655050918" calcext:value-type="float">
            <text:p>4.29</text:p>
          </table:table-cell>
          <table:table-cell table:style-name="ce3" table:formula="of:=RAND() * 5" office:value-type="float" office:value="2.92426326195709" calcext:value-type="float">
            <text:p>2.92</text:p>
          </table:table-cell>
          <table:table-cell table:style-name="ce3" table:formula="of:=RAND() * 5" office:value-type="float" office:value="3.44552172115073" calcext:value-type="float">
            <text:p>3.45</text:p>
          </table:table-cell>
          <table:table-cell table:style-name="ce3" table:formula="of:=RAND() * 5" office:value-type="float" office:value="2.20553530030884" calcext:value-type="float">
            <text:p>2.21</text:p>
          </table:table-cell>
          <table:table-cell table:style-name="ce3" table:formula="of:=RAND() * 5" office:value-type="float" office:value="0.0436124473344535" calcext:value-type="float">
            <text:p>0.04</text:p>
          </table:table-cell>
          <table:table-cell table:number-columns-repeated="1011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Washington-Baltimore-Northern Virginia, DC-MD-VA-WV</text:p>
          </table:table-cell>
          <table:table-cell table:style-name="ce2" office:value-type="string" calcext:value-type="string">
            <text:p>Northeast</text:p>
          </table:table-cell>
          <table:table-cell table:style-name="Default" office:value-type="float" office:value="38.8951148" calcext:value-type="float">
            <text:p>38.8951148</text:p>
          </table:table-cell>
          <table:table-cell table:style-name="Default" office:value-type="float" office:value="-77.0363716" calcext:value-type="float">
            <text:p>-77.0363716</text:p>
          </table:table-cell>
          <table:table-cell table:style-name="ce2" office:value-type="float" office:value="2010" calcext:value-type="float">
            <text:p>2010</text:p>
          </table:table-cell>
          <table:table-cell table:style-name="ce3" table:formula="of:=RAND() * 5" office:value-type="float" office:value="1.98984548915178" calcext:value-type="float">
            <text:p>1.99</text:p>
          </table:table-cell>
          <table:table-cell table:style-name="ce3" table:formula="of:=RAND() * 5" office:value-type="float" office:value="4.62750753737055" calcext:value-type="float">
            <text:p>4.63</text:p>
          </table:table-cell>
          <table:table-cell table:style-name="ce3" table:formula="of:=RAND() * 5" office:value-type="float" office:value="1.94626915035769" calcext:value-type="float">
            <text:p>1.95</text:p>
          </table:table-cell>
          <table:table-cell table:style-name="ce3" table:formula="of:=RAND() * 5" office:value-type="float" office:value="4.29842804791406" calcext:value-type="float">
            <text:p>4.30</text:p>
          </table:table-cell>
          <table:table-cell table:style-name="ce3" table:formula="of:=RAND() * 5" office:value-type="float" office:value="3.65997129469179" calcext:value-type="float">
            <text:p>3.66</text:p>
          </table:table-cell>
          <table:table-cell table:style-name="ce3" table:formula="of:=RAND() * 5" office:value-type="float" office:value="2.16720796888694" calcext:value-type="float">
            <text:p>2.17</text:p>
          </table:table-cell>
          <table:table-cell table:number-columns-repeated="101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lbany-Schenectady-Amsterdam, NY</text:p>
          </table:table-cell>
          <table:table-cell table:style-name="ce2" office:value-type="string" calcext:value-type="string">
            <text:p>Northeast</text:p>
          </table:table-cell>
          <table:table-cell table:style-name="Default" office:value-type="float" office:value="42.6511674" calcext:value-type="float">
            <text:p>42.6511674</text:p>
          </table:table-cell>
          <table:table-cell table:style-name="Default" office:value-type="float" office:value="-73.754968" calcext:value-type="float">
            <text:p>-73.754968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table:formula="of:=RAND() * 5" office:value-type="float" office:value="2.78496962040663" calcext:value-type="float">
            <text:p>2.78</text:p>
          </table:table-cell>
          <table:table-cell table:style-name="ce3" table:formula="of:=RAND() * 5" office:value-type="float" office:value="0.977707547135651" calcext:value-type="float">
            <text:p>0.98</text:p>
          </table:table-cell>
          <table:table-cell table:style-name="ce3" table:formula="of:=RAND() * 5" office:value-type="float" office:value="0.885614743456245" calcext:value-type="float">
            <text:p>0.89</text:p>
          </table:table-cell>
          <table:table-cell table:style-name="ce3" table:formula="of:=RAND() * 5" office:value-type="float" office:value="4.35607377672568" calcext:value-type="float">
            <text:p>4.36</text:p>
          </table:table-cell>
          <table:table-cell table:style-name="ce3" table:formula="of:=RAND() * 5" office:value-type="float" office:value="3.68146224180236" calcext:value-type="float">
            <text:p>3.68</text:p>
          </table:table-cell>
          <table:table-cell table:style-name="ce3" table:formula="of:=RAND() * 5" office:value-type="float" office:value="3.69200844666921" calcext:value-type="float">
            <text:p>3.69</text:p>
          </table:table-cell>
          <table:table-cell table:number-columns-repeated="101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Atlanta-Sandy Springs-Gainesville, GA-AL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3.7490987" calcext:value-type="float">
            <text:p>33.7490987</text:p>
          </table:table-cell>
          <table:table-cell table:style-name="Default" office:value-type="float" office:value="-84.3901849" calcext:value-type="float">
            <text:p>-84.3901849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table:formula="of:=RAND() * 5" office:value-type="float" office:value="3.35314982105046" calcext:value-type="float">
            <text:p>3.35</text:p>
          </table:table-cell>
          <table:table-cell table:style-name="ce3" table:formula="of:=RAND() * 5" office:value-type="float" office:value="0.531188496388495" calcext:value-type="float">
            <text:p>0.53</text:p>
          </table:table-cell>
          <table:table-cell table:style-name="ce3" table:formula="of:=RAND() * 5" office:value-type="float" office:value="2.17017012648284" calcext:value-type="float">
            <text:p>2.17</text:p>
          </table:table-cell>
          <table:table-cell table:style-name="ce3" table:formula="of:=RAND() * 5" office:value-type="float" office:value="3.5610823542811" calcext:value-type="float">
            <text:p>3.56</text:p>
          </table:table-cell>
          <table:table-cell table:style-name="ce3" table:formula="of:=RAND() * 5" office:value-type="float" office:value="2.40972051979043" calcext:value-type="float">
            <text:p>2.41</text:p>
          </table:table-cell>
          <table:table-cell table:style-name="ce3" table:formula="of:=RAND() * 5" office:value-type="float" office:value="4.39379551215097" calcext:value-type="float">
            <text:p>4.39</text:p>
          </table:table-cell>
          <table:table-cell table:number-columns-repeated="101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Austin-Round Rock, TX</text:p>
          </table:table-cell>
          <table:table-cell table:style-name="ce2" office:value-type="string" calcext:value-type="string">
            <text:p>Southwest</text:p>
          </table:table-cell>
          <table:table-cell table:style-name="Default" office:value-type="float" office:value="30.2711286" calcext:value-type="float">
            <text:p>30.2711286</text:p>
          </table:table-cell>
          <table:table-cell table:style-name="Default" office:value-type="float" office:value="-97.7436995" calcext:value-type="float">
            <text:p>-97.7436995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table:formula="of:=RAND() * 5" office:value-type="float" office:value="0.10814763023518" calcext:value-type="float">
            <text:p>0.11</text:p>
          </table:table-cell>
          <table:table-cell table:style-name="ce3" table:formula="of:=RAND() * 5" office:value-type="float" office:value="2.88589777424932" calcext:value-type="float">
            <text:p>2.89</text:p>
          </table:table-cell>
          <table:table-cell table:style-name="ce3" table:formula="of:=RAND() * 5" office:value-type="float" office:value="2.60111587122083" calcext:value-type="float">
            <text:p>2.60</text:p>
          </table:table-cell>
          <table:table-cell table:style-name="ce3" table:formula="of:=RAND() * 5" office:value-type="float" office:value="2.94141043326817" calcext:value-type="float">
            <text:p>2.94</text:p>
          </table:table-cell>
          <table:table-cell table:style-name="ce3" table:formula="of:=RAND() * 5" office:value-type="float" office:value="3.51926295086741" calcext:value-type="float">
            <text:p>3.52</text:p>
          </table:table-cell>
          <table:table-cell table:style-name="ce3" table:formula="of:=RAND() * 5" office:value-type="float" office:value="0.630098971305415" calcext:value-type="float">
            <text:p>0.63</text:p>
          </table:table-cell>
          <table:table-cell table:number-columns-repeated="101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Birmingham-Hoover-Cullman, AL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3.5206824" calcext:value-type="float">
            <text:p>33.5206824</text:p>
          </table:table-cell>
          <table:table-cell table:style-name="Default" office:value-type="float" office:value="-86.8024326" calcext:value-type="float">
            <text:p>-86.8024326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table:formula="of:=RAND() * 5" office:value-type="float" office:value="3.7341407709755" calcext:value-type="float">
            <text:p>3.73</text:p>
          </table:table-cell>
          <table:table-cell table:style-name="ce3" table:formula="of:=RAND() * 5" office:value-type="float" office:value="3.08228385751136" calcext:value-type="float">
            <text:p>3.08</text:p>
          </table:table-cell>
          <table:table-cell table:style-name="ce3" table:formula="of:=RAND() * 5" office:value-type="float" office:value="4.5133508159779" calcext:value-type="float">
            <text:p>4.51</text:p>
          </table:table-cell>
          <table:table-cell table:style-name="ce3" table:formula="of:=RAND() * 5" office:value-type="float" office:value="1.26639485592023" calcext:value-type="float">
            <text:p>1.27</text:p>
          </table:table-cell>
          <table:table-cell table:style-name="ce3" table:formula="of:=RAND() * 5" office:value-type="float" office:value="0.423260541865602" calcext:value-type="float">
            <text:p>0.42</text:p>
          </table:table-cell>
          <table:table-cell table:style-name="ce3" table:formula="of:=RAND() * 5" office:value-type="float" office:value="4.54103792784736" calcext:value-type="float">
            <text:p>4.54</text:p>
          </table:table-cell>
          <table:table-cell table:number-columns-repeated="1011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Boston-Worcester-Manchester, MA-RI-NH</text:p>
          </table:table-cell>
          <table:table-cell table:style-name="ce2" office:value-type="string" calcext:value-type="string">
            <text:p>Northeast</text:p>
          </table:table-cell>
          <table:table-cell table:style-name="Default" office:value-type="float" office:value="42.3604823" calcext:value-type="float">
            <text:p>42.3604823</text:p>
          </table:table-cell>
          <table:table-cell table:style-name="Default" office:value-type="float" office:value="-71.0595678" calcext:value-type="float">
            <text:p>-71.0595678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table:formula="of:=RAND() * 5" office:value-type="float" office:value="4.34000839130022" calcext:value-type="float">
            <text:p>4.34</text:p>
          </table:table-cell>
          <table:table-cell table:style-name="ce3" table:formula="of:=RAND() * 5" office:value-type="float" office:value="0.0718626088928431" calcext:value-type="float">
            <text:p>0.07</text:p>
          </table:table-cell>
          <table:table-cell table:style-name="ce3" table:formula="of:=RAND() * 5" office:value-type="float" office:value="0.0261894206050783" calcext:value-type="float">
            <text:p>0.03</text:p>
          </table:table-cell>
          <table:table-cell table:style-name="ce3" table:formula="of:=RAND() * 5" office:value-type="float" office:value="4.7155230527278" calcext:value-type="float">
            <text:p>4.72</text:p>
          </table:table-cell>
          <table:table-cell table:style-name="ce3" table:formula="of:=RAND() * 5" office:value-type="float" office:value="3.57405810151249" calcext:value-type="float">
            <text:p>3.57</text:p>
          </table:table-cell>
          <table:table-cell table:style-name="ce3" table:formula="of:=RAND() * 5" office:value-type="float" office:value="0.218933187425137" calcext:value-type="float">
            <text:p>0.22</text:p>
          </table:table-cell>
          <table:table-cell table:number-columns-repeated="1011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Buffalo-Niagara-Cattaraugus, NY</text:p>
          </table:table-cell>
          <table:table-cell table:style-name="ce2" office:value-type="string" calcext:value-type="string">
            <text:p>Northeast</text:p>
          </table:table-cell>
          <table:table-cell table:style-name="Default" office:value-type="float" office:value="42.8864468" calcext:value-type="float">
            <text:p>42.8864468</text:p>
          </table:table-cell>
          <table:table-cell table:style-name="Default" office:value-type="float" office:value="-78.8783689" calcext:value-type="float">
            <text:p>-78.8783689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table:formula="of:=RAND() * 5" office:value-type="float" office:value="1.64510792237706" calcext:value-type="float">
            <text:p>1.65</text:p>
          </table:table-cell>
          <table:table-cell table:style-name="ce3" table:formula="of:=RAND() * 5" office:value-type="float" office:value="2.63851190917194" calcext:value-type="float">
            <text:p>2.64</text:p>
          </table:table-cell>
          <table:table-cell table:style-name="ce3" table:formula="of:=RAND() * 5" office:value-type="float" office:value="4.98944321414456" calcext:value-type="float">
            <text:p>4.99</text:p>
          </table:table-cell>
          <table:table-cell table:style-name="ce3" table:formula="of:=RAND() * 5" office:value-type="float" office:value="3.28207938349806" calcext:value-type="float">
            <text:p>3.28</text:p>
          </table:table-cell>
          <table:table-cell table:style-name="ce3" table:formula="of:=RAND() * 5" office:value-type="float" office:value="1.14842944894917" calcext:value-type="float">
            <text:p>1.15</text:p>
          </table:table-cell>
          <table:table-cell table:style-name="ce3" table:formula="of:=RAND() * 5" office:value-type="float" office:value="4.88889150088653" calcext:value-type="float">
            <text:p>4.89</text:p>
          </table:table-cell>
          <table:table-cell table:number-columns-repeated="1011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Charlotte-Gastonia-Salisbury, NC-SC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5.2270869" calcext:value-type="float">
            <text:p>35.2270869</text:p>
          </table:table-cell>
          <table:table-cell table:style-name="Default" office:value-type="float" office:value="-80.8431268" calcext:value-type="float">
            <text:p>-80.8431268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table:formula="of:=RAND() * 5" office:value-type="float" office:value="3.25930472230539" calcext:value-type="float">
            <text:p>3.26</text:p>
          </table:table-cell>
          <table:table-cell table:style-name="ce3" table:formula="of:=RAND() * 5" office:value-type="float" office:value="4.92242962471209" calcext:value-type="float">
            <text:p>4.92</text:p>
          </table:table-cell>
          <table:table-cell table:style-name="ce3" table:formula="of:=RAND() * 5" office:value-type="float" office:value="1.85914265457541" calcext:value-type="float">
            <text:p>1.86</text:p>
          </table:table-cell>
          <table:table-cell table:style-name="ce3" table:formula="of:=RAND() * 5" office:value-type="float" office:value="1.07399993226863" calcext:value-type="float">
            <text:p>1.07</text:p>
          </table:table-cell>
          <table:table-cell table:style-name="ce3" table:formula="of:=RAND() * 5" office:value-type="float" office:value="0.275379583472386" calcext:value-type="float">
            <text:p>0.28</text:p>
          </table:table-cell>
          <table:table-cell table:style-name="ce3" table:formula="of:=RAND() * 5" office:value-type="float" office:value="3.38307745172642" calcext:value-type="float">
            <text:p>3.38</text:p>
          </table:table-cell>
          <table:table-cell table:number-columns-repeated="1011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Chicago-Naperville-Michigan City, IL-IN-WI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41.8756208" calcext:value-type="float">
            <text:p>41.8756208</text:p>
          </table:table-cell>
          <table:table-cell table:style-name="Default" office:value-type="float" office:value="-87.6243706" calcext:value-type="float">
            <text:p>-87.6243706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table:formula="of:=RAND() * 5" office:value-type="float" office:value="3.13331326353364" calcext:value-type="float">
            <text:p>3.13</text:p>
          </table:table-cell>
          <table:table-cell table:style-name="ce3" table:formula="of:=RAND() * 5" office:value-type="float" office:value="3.67497851373628" calcext:value-type="float">
            <text:p>3.67</text:p>
          </table:table-cell>
          <table:table-cell table:style-name="ce3" table:formula="of:=RAND() * 5" office:value-type="float" office:value="1.3386947021354" calcext:value-type="float">
            <text:p>1.34</text:p>
          </table:table-cell>
          <table:table-cell table:style-name="ce3" table:formula="of:=RAND() * 5" office:value-type="float" office:value="4.32416349649429" calcext:value-type="float">
            <text:p>4.32</text:p>
          </table:table-cell>
          <table:table-cell table:style-name="ce3" table:formula="of:=RAND() * 5" office:value-type="float" office:value="3.16834973869845" calcext:value-type="float">
            <text:p>3.17</text:p>
          </table:table-cell>
          <table:table-cell table:style-name="ce3" table:formula="of:=RAND() * 5" office:value-type="float" office:value="2.4539702385664" calcext:value-type="float">
            <text:p>2.45</text:p>
          </table:table-cell>
          <table:table-cell table:number-columns-repeated="1011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Cincinnati-Middletown-Wilmington, OH-KY-IN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39.1014537" calcext:value-type="float">
            <text:p>39.1014537</text:p>
          </table:table-cell>
          <table:table-cell table:style-name="Default" office:value-type="float" office:value="-84.5124602" calcext:value-type="float">
            <text:p>-84.5124602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table:formula="of:=RAND() * 5" office:value-type="float" office:value="4.01849299902096" calcext:value-type="float">
            <text:p>4.02</text:p>
          </table:table-cell>
          <table:table-cell table:style-name="ce3" table:formula="of:=RAND() * 5" office:value-type="float" office:value="0.758463300298899" calcext:value-type="float">
            <text:p>0.76</text:p>
          </table:table-cell>
          <table:table-cell table:style-name="ce3" table:formula="of:=RAND() * 5" office:value-type="float" office:value="2.48185572680086" calcext:value-type="float">
            <text:p>2.48</text:p>
          </table:table-cell>
          <table:table-cell table:style-name="ce3" table:formula="of:=RAND() * 5" office:value-type="float" office:value="0.885595687432215" calcext:value-type="float">
            <text:p>0.89</text:p>
          </table:table-cell>
          <table:table-cell table:style-name="ce3" table:formula="of:=RAND() * 5" office:value-type="float" office:value="4.84382865950465" calcext:value-type="float">
            <text:p>4.84</text:p>
          </table:table-cell>
          <table:table-cell table:style-name="ce3" table:formula="of:=RAND() * 5" office:value-type="float" office:value="4.81366361840628" calcext:value-type="float">
            <text:p>4.81</text:p>
          </table:table-cell>
          <table:table-cell table:number-columns-repeated="1011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Cleveland-Akron-Elyria, OH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41.4871888" calcext:value-type="float">
            <text:p>41.4871888</text:p>
          </table:table-cell>
          <table:table-cell table:style-name="Default" office:value-type="float" office:value="-81.6778691" calcext:value-type="float">
            <text:p>-81.6778691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table:formula="of:=RAND() * 5" office:value-type="float" office:value="3.79810300073586" calcext:value-type="float">
            <text:p>3.80</text:p>
          </table:table-cell>
          <table:table-cell table:style-name="ce3" table:formula="of:=RAND() * 5" office:value-type="float" office:value="0.984017417067662" calcext:value-type="float">
            <text:p>0.98</text:p>
          </table:table-cell>
          <table:table-cell table:style-name="ce3" table:formula="of:=RAND() * 5" office:value-type="float" office:value="0.0301271642092615" calcext:value-type="float">
            <text:p>0.03</text:p>
          </table:table-cell>
          <table:table-cell table:style-name="ce3" table:formula="of:=RAND() * 5" office:value-type="float" office:value="0.725089134648442" calcext:value-type="float">
            <text:p>0.73</text:p>
          </table:table-cell>
          <table:table-cell table:style-name="ce3" table:formula="of:=RAND() * 5" office:value-type="float" office:value="2.07227014703676" calcext:value-type="float">
            <text:p>2.07</text:p>
          </table:table-cell>
          <table:table-cell table:style-name="ce3" table:formula="of:=RAND() * 5" office:value-type="float" office:value="4.57041009678505" calcext:value-type="float">
            <text:p>4.57</text:p>
          </table:table-cell>
          <table:table-cell table:number-columns-repeated="1011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Columbus-Marion-Chillicothe, OH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39.9622601" calcext:value-type="float">
            <text:p>39.9622601</text:p>
          </table:table-cell>
          <table:table-cell table:style-name="Default" office:value-type="float" office:value="-83.0007065" calcext:value-type="float">
            <text:p>-83.0007065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table:formula="of:=RAND() * 5" office:value-type="float" office:value="4.02985170600005" calcext:value-type="float">
            <text:p>4.03</text:p>
          </table:table-cell>
          <table:table-cell table:style-name="ce3" table:formula="of:=RAND() * 5" office:value-type="float" office:value="3.58575322432443" calcext:value-type="float">
            <text:p>3.59</text:p>
          </table:table-cell>
          <table:table-cell table:style-name="ce3" table:formula="of:=RAND() * 5" office:value-type="float" office:value="0.744833553908393" calcext:value-type="float">
            <text:p>0.74</text:p>
          </table:table-cell>
          <table:table-cell table:style-name="ce3" table:formula="of:=RAND() * 5" office:value-type="float" office:value="1.58753467374481" calcext:value-type="float">
            <text:p>1.59</text:p>
          </table:table-cell>
          <table:table-cell table:style-name="ce3" table:formula="of:=RAND() * 5" office:value-type="float" office:value="0.567103979410604" calcext:value-type="float">
            <text:p>0.57</text:p>
          </table:table-cell>
          <table:table-cell table:style-name="ce3" table:formula="of:=RAND() * 5" office:value-type="float" office:value="0.46013765851967" calcext:value-type="float">
            <text:p>0.46</text:p>
          </table:table-cell>
          <table:table-cell table:number-columns-repeated="1011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Dallas-Fort Worth, TX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2.7801052" calcext:value-type="float">
            <text:p>32.7801052</text:p>
          </table:table-cell>
          <table:table-cell table:style-name="Default" office:value-type="float" office:value="-96.8000082" calcext:value-type="float">
            <text:p>-96.8000082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table:formula="of:=RAND() * 5" office:value-type="float" office:value="0.998398050433025" calcext:value-type="float">
            <text:p>1.00</text:p>
          </table:table-cell>
          <table:table-cell table:style-name="ce3" table:formula="of:=RAND() * 5" office:value-type="float" office:value="0.0518126576207578" calcext:value-type="float">
            <text:p>0.05</text:p>
          </table:table-cell>
          <table:table-cell table:style-name="ce3" table:formula="of:=RAND() * 5" office:value-type="float" office:value="3.03373916191049" calcext:value-type="float">
            <text:p>3.03</text:p>
          </table:table-cell>
          <table:table-cell table:style-name="ce3" table:formula="of:=RAND() * 5" office:value-type="float" office:value="2.26241619559005" calcext:value-type="float">
            <text:p>2.26</text:p>
          </table:table-cell>
          <table:table-cell table:style-name="ce3" table:formula="of:=RAND() * 5" office:value-type="float" office:value="1.04537495179102" calcext:value-type="float">
            <text:p>1.05</text:p>
          </table:table-cell>
          <table:table-cell table:style-name="ce3" table:formula="of:=RAND() * 5" office:value-type="float" office:value="4.57795992493629" calcext:value-type="float">
            <text:p>4.58</text:p>
          </table:table-cell>
          <table:table-cell table:number-columns-repeated="1011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Dayton-Springfield-Greenville, OH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39.7589478" calcext:value-type="float">
            <text:p>39.7589478</text:p>
          </table:table-cell>
          <table:table-cell table:style-name="Default" office:value-type="float" office:value="-84.1916069" calcext:value-type="float">
            <text:p>-84.1916069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table:formula="of:=RAND() * 5" office:value-type="float" office:value="0.229912488721311" calcext:value-type="float">
            <text:p>0.23</text:p>
          </table:table-cell>
          <table:table-cell table:style-name="ce3" table:formula="of:=RAND() * 5" office:value-type="float" office:value="3.72479635290802" calcext:value-type="float">
            <text:p>3.72</text:p>
          </table:table-cell>
          <table:table-cell table:style-name="ce3" table:formula="of:=RAND() * 5" office:value-type="float" office:value="2.7043144358322" calcext:value-type="float">
            <text:p>2.70</text:p>
          </table:table-cell>
          <table:table-cell table:style-name="ce3" table:formula="of:=RAND() * 5" office:value-type="float" office:value="3.87743307976052" calcext:value-type="float">
            <text:p>3.88</text:p>
          </table:table-cell>
          <table:table-cell table:style-name="ce3" table:formula="of:=RAND() * 5" office:value-type="float" office:value="3.36210128385574" calcext:value-type="float">
            <text:p>3.36</text:p>
          </table:table-cell>
          <table:table-cell table:style-name="ce3" table:formula="of:=RAND() * 5" office:value-type="float" office:value="4.48175750323571" calcext:value-type="float">
            <text:p>4.48</text:p>
          </table:table-cell>
          <table:table-cell table:number-columns-repeated="1011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Denver-Aurora-Boulder, CO</text:p>
          </table:table-cell>
          <table:table-cell table:style-name="ce2" office:value-type="string" calcext:value-type="string">
            <text:p>West</text:p>
          </table:table-cell>
          <table:table-cell table:style-name="Default" office:value-type="float" office:value="39.7391536" calcext:value-type="float">
            <text:p>39.7391536</text:p>
          </table:table-cell>
          <table:table-cell table:style-name="Default" office:value-type="float" office:value="-104.9847034" calcext:value-type="float">
            <text:p>-104.9847034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table:formula="of:=RAND() * 5" office:value-type="float" office:value="3.18529063020833" calcext:value-type="float">
            <text:p>3.19</text:p>
          </table:table-cell>
          <table:table-cell table:style-name="ce3" table:formula="of:=RAND() * 5" office:value-type="float" office:value="1.89187964540906" calcext:value-type="float">
            <text:p>1.89</text:p>
          </table:table-cell>
          <table:table-cell table:style-name="ce3" table:formula="of:=RAND() * 5" office:value-type="float" office:value="0.796327652642503" calcext:value-type="float">
            <text:p>0.80</text:p>
          </table:table-cell>
          <table:table-cell table:style-name="ce3" table:formula="of:=RAND() * 5" office:value-type="float" office:value="1.48239369387738" calcext:value-type="float">
            <text:p>1.48</text:p>
          </table:table-cell>
          <table:table-cell table:style-name="ce3" table:formula="of:=RAND() * 5" office:value-type="float" office:value="0.311570852063596" calcext:value-type="float">
            <text:p>0.31</text:p>
          </table:table-cell>
          <table:table-cell table:style-name="ce3" table:formula="of:=RAND() * 5" office:value-type="float" office:value="0.0992862670682371" calcext:value-type="float">
            <text:p>0.10</text:p>
          </table:table-cell>
          <table:table-cell table:number-columns-repeated="1011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Detroit-Warren-Flint, MI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42.3486635" calcext:value-type="float">
            <text:p>42.3486635</text:p>
          </table:table-cell>
          <table:table-cell table:style-name="Default" office:value-type="float" office:value="-83.0567375" calcext:value-type="float">
            <text:p>-83.0567375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table:formula="of:=RAND() * 5" office:value-type="float" office:value="2.89060020120814" calcext:value-type="float">
            <text:p>2.89</text:p>
          </table:table-cell>
          <table:table-cell table:style-name="ce3" table:formula="of:=RAND() * 5" office:value-type="float" office:value="1.62519700592384" calcext:value-type="float">
            <text:p>1.63</text:p>
          </table:table-cell>
          <table:table-cell table:style-name="ce3" table:formula="of:=RAND() * 5" office:value-type="float" office:value="4.31947576464154" calcext:value-type="float">
            <text:p>4.32</text:p>
          </table:table-cell>
          <table:table-cell table:style-name="ce3" table:formula="of:=RAND() * 5" office:value-type="float" office:value="3.65554261719808" calcext:value-type="float">
            <text:p>3.66</text:p>
          </table:table-cell>
          <table:table-cell table:style-name="ce3" table:formula="of:=RAND() * 5" office:value-type="float" office:value="2.64704864704981" calcext:value-type="float">
            <text:p>2.65</text:p>
          </table:table-cell>
          <table:table-cell table:style-name="ce3" table:formula="of:=RAND() * 5" office:value-type="float" office:value="3.76317861257121" calcext:value-type="float">
            <text:p>3.76</text:p>
          </table:table-cell>
          <table:table-cell table:number-columns-repeated="1011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Fresno-Madera, CA</text:p>
          </table:table-cell>
          <table:table-cell table:style-name="ce2" office:value-type="string" calcext:value-type="string">
            <text:p>Southwest</text:p>
          </table:table-cell>
          <table:table-cell table:style-name="Default" office:value-type="float" office:value="36.7294455" calcext:value-type="float">
            <text:p>36.7294455</text:p>
          </table:table-cell>
          <table:table-cell table:style-name="Default" office:value-type="float" office:value="-119.70886061" calcext:value-type="float">
            <text:p>-119.70886061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table:formula="of:=RAND() * 5" office:value-type="float" office:value="3.45615519210696" calcext:value-type="float">
            <text:p>3.46</text:p>
          </table:table-cell>
          <table:table-cell table:style-name="ce3" table:formula="of:=RAND() * 5" office:value-type="float" office:value="3.20946428342722" calcext:value-type="float">
            <text:p>3.21</text:p>
          </table:table-cell>
          <table:table-cell table:style-name="ce3" table:formula="of:=RAND() * 5" office:value-type="float" office:value="4.39660129719414" calcext:value-type="float">
            <text:p>4.40</text:p>
          </table:table-cell>
          <table:table-cell table:style-name="ce3" table:formula="of:=RAND() * 5" office:value-type="float" office:value="1.11176465055905" calcext:value-type="float">
            <text:p>1.11</text:p>
          </table:table-cell>
          <table:table-cell table:style-name="ce3" table:formula="of:=RAND() * 5" office:value-type="float" office:value="0.755180582636967" calcext:value-type="float">
            <text:p>0.76</text:p>
          </table:table-cell>
          <table:table-cell table:style-name="ce3" table:formula="of:=RAND() * 5" office:value-type="float" office:value="4.62977685965598" calcext:value-type="float">
            <text:p>4.63</text:p>
          </table:table-cell>
          <table:table-cell table:number-columns-repeated="1011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Grand Rapids-Muskegon-Holland, MI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42.9633599" calcext:value-type="float">
            <text:p>42.9633599</text:p>
          </table:table-cell>
          <table:table-cell table:style-name="Default" office:value-type="float" office:value="-85.6680863" calcext:value-type="float">
            <text:p>-85.6680863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table:formula="of:=RAND() * 5" office:value-type="float" office:value="4.76229715277441" calcext:value-type="float">
            <text:p>4.76</text:p>
          </table:table-cell>
          <table:table-cell table:style-name="ce3" table:formula="of:=RAND() * 5" office:value-type="float" office:value="3.20581033360213" calcext:value-type="float">
            <text:p>3.21</text:p>
          </table:table-cell>
          <table:table-cell table:style-name="ce3" table:formula="of:=RAND() * 5" office:value-type="float" office:value="1.264112603385" calcext:value-type="float">
            <text:p>1.26</text:p>
          </table:table-cell>
          <table:table-cell table:style-name="ce3" table:formula="of:=RAND() * 5" office:value-type="float" office:value="2.32690878561698" calcext:value-type="float">
            <text:p>2.33</text:p>
          </table:table-cell>
          <table:table-cell table:style-name="ce3" table:formula="of:=RAND() * 5" office:value-type="float" office:value="3.87013135477901" calcext:value-type="float">
            <text:p>3.87</text:p>
          </table:table-cell>
          <table:table-cell table:style-name="ce3" table:formula="of:=RAND() * 5" office:value-type="float" office:value="4.37323817284778" calcext:value-type="float">
            <text:p>4.37</text:p>
          </table:table-cell>
          <table:table-cell table:number-columns-repeated="1011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Greensboro--Winston-Salem--High Point, NC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6.0726355" calcext:value-type="float">
            <text:p>36.0726355</text:p>
          </table:table-cell>
          <table:table-cell table:style-name="Default" office:value-type="float" office:value="-79.7919754" calcext:value-type="float">
            <text:p>-79.7919754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table:formula="of:=RAND() * 5" office:value-type="float" office:value="4.05059835873544" calcext:value-type="float">
            <text:p>4.05</text:p>
          </table:table-cell>
          <table:table-cell table:style-name="ce3" table:formula="of:=RAND() * 5" office:value-type="float" office:value="0.424773747799918" calcext:value-type="float">
            <text:p>0.42</text:p>
          </table:table-cell>
          <table:table-cell table:style-name="ce3" table:formula="of:=RAND() * 5" office:value-type="float" office:value="1.50422851904295" calcext:value-type="float">
            <text:p>1.50</text:p>
          </table:table-cell>
          <table:table-cell table:style-name="ce3" table:formula="of:=RAND() * 5" office:value-type="float" office:value="0.876972500700504" calcext:value-type="float">
            <text:p>0.88</text:p>
          </table:table-cell>
          <table:table-cell table:style-name="ce3" table:formula="of:=RAND() * 5" office:value-type="float" office:value="0.510920390952379" calcext:value-type="float">
            <text:p>0.51</text:p>
          </table:table-cell>
          <table:table-cell table:style-name="ce3" table:formula="of:=RAND() * 5" office:value-type="float" office:value="0.0633461563847959" calcext:value-type="float">
            <text:p>0.06</text:p>
          </table:table-cell>
          <table:table-cell table:number-columns-repeated="1011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Greenville-Spartanburg-Anderson, SC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4.8512316" calcext:value-type="float">
            <text:p>34.8512316</text:p>
          </table:table-cell>
          <table:table-cell table:style-name="Default" office:value-type="float" office:value="-82.3985105" calcext:value-type="float">
            <text:p>-82.3985105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table:formula="of:=RAND() * 5" office:value-type="float" office:value="0.670695686712861" calcext:value-type="float">
            <text:p>0.67</text:p>
          </table:table-cell>
          <table:table-cell table:style-name="ce3" table:formula="of:=RAND() * 5" office:value-type="float" office:value="4.02914924314246" calcext:value-type="float">
            <text:p>4.03</text:p>
          </table:table-cell>
          <table:table-cell table:style-name="ce3" table:formula="of:=RAND() * 5" office:value-type="float" office:value="0.508429694455117" calcext:value-type="float">
            <text:p>0.51</text:p>
          </table:table-cell>
          <table:table-cell table:style-name="ce3" table:formula="of:=RAND() * 5" office:value-type="float" office:value="3.65422944771126" calcext:value-type="float">
            <text:p>3.65</text:p>
          </table:table-cell>
          <table:table-cell table:style-name="ce3" table:formula="of:=RAND() * 5" office:value-type="float" office:value="1.56522064935416" calcext:value-type="float">
            <text:p>1.57</text:p>
          </table:table-cell>
          <table:table-cell table:style-name="ce3" table:formula="of:=RAND() * 5" office:value-type="float" office:value="4.29934346466325" calcext:value-type="float">
            <text:p>4.30</text:p>
          </table:table-cell>
          <table:table-cell table:number-columns-repeated="1011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Hartford-West Hartford-Willimantic, CT</text:p>
          </table:table-cell>
          <table:table-cell table:style-name="ce2" office:value-type="string" calcext:value-type="string">
            <text:p>Northeast</text:p>
          </table:table-cell>
          <table:table-cell table:style-name="Default" office:value-type="float" office:value="41.765599" calcext:value-type="float">
            <text:p>41.765599</text:p>
          </table:table-cell>
          <table:table-cell table:style-name="Default" office:value-type="float" office:value="-72.69058501" calcext:value-type="float">
            <text:p>-72.69058501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table:formula="of:=RAND() * 5" office:value-type="float" office:value="4.85945933032781" calcext:value-type="float">
            <text:p>4.86</text:p>
          </table:table-cell>
          <table:table-cell table:style-name="ce3" table:formula="of:=RAND() * 5" office:value-type="float" office:value="1.67109264875762" calcext:value-type="float">
            <text:p>1.67</text:p>
          </table:table-cell>
          <table:table-cell table:style-name="ce3" table:formula="of:=RAND() * 5" office:value-type="float" office:value="2.57572666509077" calcext:value-type="float">
            <text:p>2.58</text:p>
          </table:table-cell>
          <table:table-cell table:style-name="ce3" table:formula="of:=RAND() * 5" office:value-type="float" office:value="1.98176589678042" calcext:value-type="float">
            <text:p>1.98</text:p>
          </table:table-cell>
          <table:table-cell table:style-name="ce3" table:formula="of:=RAND() * 5" office:value-type="float" office:value="0.725550391944125" calcext:value-type="float">
            <text:p>0.73</text:p>
          </table:table-cell>
          <table:table-cell table:style-name="ce3" table:formula="of:=RAND() * 5" office:value-type="float" office:value="4.0169438009616" calcext:value-type="float">
            <text:p>4.02</text:p>
          </table:table-cell>
          <table:table-cell table:number-columns-repeated="1011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Houston-Baytown-Huntsville, TX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29.9519265" calcext:value-type="float">
            <text:p>29.9519265</text:p>
          </table:table-cell>
          <table:table-cell table:style-name="Default" office:value-type="float" office:value="-95.54091698" calcext:value-type="float">
            <text:p>-95.54091698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table:formula="of:=RAND() * 5" office:value-type="float" office:value="1.87378439703025" calcext:value-type="float">
            <text:p>1.87</text:p>
          </table:table-cell>
          <table:table-cell table:style-name="ce3" table:formula="of:=RAND() * 5" office:value-type="float" office:value="4.18137987260707" calcext:value-type="float">
            <text:p>4.18</text:p>
          </table:table-cell>
          <table:table-cell table:style-name="ce3" table:formula="of:=RAND() * 5" office:value-type="float" office:value="1.03803035221063" calcext:value-type="float">
            <text:p>1.04</text:p>
          </table:table-cell>
          <table:table-cell table:style-name="ce3" table:formula="of:=RAND() * 5" office:value-type="float" office:value="2.59392854408361" calcext:value-type="float">
            <text:p>2.59</text:p>
          </table:table-cell>
          <table:table-cell table:style-name="ce3" table:formula="of:=RAND() * 5" office:value-type="float" office:value="3.03115989081562" calcext:value-type="float">
            <text:p>3.03</text:p>
          </table:table-cell>
          <table:table-cell table:style-name="ce3" table:formula="of:=RAND() * 5" office:value-type="float" office:value="3.54702478041872" calcext:value-type="float">
            <text:p>3.55</text:p>
          </table:table-cell>
          <table:table-cell table:number-columns-repeated="1011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Indianapolis-Anderson-Columbus, IN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39.7683795" calcext:value-type="float">
            <text:p>39.7683795</text:p>
          </table:table-cell>
          <table:table-cell table:style-name="Default" office:value-type="float" office:value="-86.1580447" calcext:value-type="float">
            <text:p>-86.1580447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table:formula="of:=RAND() * 5" office:value-type="float" office:value="4.24313194002025" calcext:value-type="float">
            <text:p>4.24</text:p>
          </table:table-cell>
          <table:table-cell table:style-name="ce3" table:formula="of:=RAND() * 5" office:value-type="float" office:value="0.00807746429927647" calcext:value-type="float">
            <text:p>0.01</text:p>
          </table:table-cell>
          <table:table-cell table:style-name="ce3" table:formula="of:=RAND() * 5" office:value-type="float" office:value="1.33630233118311" calcext:value-type="float">
            <text:p>1.34</text:p>
          </table:table-cell>
          <table:table-cell table:style-name="ce3" table:formula="of:=RAND() * 5" office:value-type="float" office:value="0.943235066952184" calcext:value-type="float">
            <text:p>0.94</text:p>
          </table:table-cell>
          <table:table-cell table:style-name="ce3" table:formula="of:=RAND() * 5" office:value-type="float" office:value="4.99602384050377" calcext:value-type="float">
            <text:p>5.00</text:p>
          </table:table-cell>
          <table:table-cell table:style-name="ce3" table:formula="of:=RAND() * 5" office:value-type="float" office:value="4.71909194486216" calcext:value-type="float">
            <text:p>4.72</text:p>
          </table:table-cell>
          <table:table-cell table:number-columns-repeated="1011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Jacksonville, FL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0.3321838" calcext:value-type="float">
            <text:p>30.3321838</text:p>
          </table:table-cell>
          <table:table-cell table:style-name="Default" office:value-type="float" office:value="-81.655651" calcext:value-type="float">
            <text:p>-81.655651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table:formula="of:=RAND() * 5" office:value-type="float" office:value="2.79365404858254" calcext:value-type="float">
            <text:p>2.79</text:p>
          </table:table-cell>
          <table:table-cell table:style-name="ce3" table:formula="of:=RAND() * 5" office:value-type="float" office:value="4.39940414857119" calcext:value-type="float">
            <text:p>4.40</text:p>
          </table:table-cell>
          <table:table-cell table:style-name="ce3" table:formula="of:=RAND() * 5" office:value-type="float" office:value="3.91083721886389" calcext:value-type="float">
            <text:p>3.91</text:p>
          </table:table-cell>
          <table:table-cell table:style-name="ce3" table:formula="of:=RAND() * 5" office:value-type="float" office:value="1.32807828253135" calcext:value-type="float">
            <text:p>1.33</text:p>
          </table:table-cell>
          <table:table-cell table:style-name="ce3" table:formula="of:=RAND() * 5" office:value-type="float" office:value="0.980438471306115" calcext:value-type="float">
            <text:p>0.98</text:p>
          </table:table-cell>
          <table:table-cell table:style-name="ce3" table:formula="of:=RAND() * 5" office:value-type="float" office:value="4.21404359745793" calcext:value-type="float">
            <text:p>4.21</text:p>
          </table:table-cell>
          <table:table-cell table:number-columns-repeated="1011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Kansas City-Overland Park-Kansas City, MO-KS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39.0844687" calcext:value-type="float">
            <text:p>39.0844687</text:p>
          </table:table-cell>
          <table:table-cell table:style-name="Default" office:value-type="float" office:value="-94.5630298" calcext:value-type="float">
            <text:p>-94.5630298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table:formula="of:=RAND() * 5" office:value-type="float" office:value="4.74980075610802" calcext:value-type="float">
            <text:p>4.75</text:p>
          </table:table-cell>
          <table:table-cell table:style-name="ce3" table:formula="of:=RAND() * 5" office:value-type="float" office:value="4.89472275017761" calcext:value-type="float">
            <text:p>4.89</text:p>
          </table:table-cell>
          <table:table-cell table:style-name="ce3" table:formula="of:=RAND() * 5" office:value-type="float" office:value="1.14108056994155" calcext:value-type="float">
            <text:p>1.14</text:p>
          </table:table-cell>
          <table:table-cell table:style-name="ce3" table:formula="of:=RAND() * 5" office:value-type="float" office:value="3.32253319909796" calcext:value-type="float">
            <text:p>3.32</text:p>
          </table:table-cell>
          <table:table-cell table:style-name="ce3" table:formula="of:=RAND() * 5" office:value-type="float" office:value="2.72209551883861" calcext:value-type="float">
            <text:p>2.72</text:p>
          </table:table-cell>
          <table:table-cell table:style-name="ce3" table:formula="of:=RAND() * 5" office:value-type="float" office:value="3.74187107547186" calcext:value-type="float">
            <text:p>3.74</text:p>
          </table:table-cell>
          <table:table-cell table:number-columns-repeated="1011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Knoxville-Sevierville-La Follette, TN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5.9603948" calcext:value-type="float">
            <text:p>35.9603948</text:p>
          </table:table-cell>
          <table:table-cell table:style-name="Default" office:value-type="float" office:value="-83.9210261" calcext:value-type="float">
            <text:p>-83.9210261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table:formula="of:=RAND() * 5" office:value-type="float" office:value="4.19474469148554" calcext:value-type="float">
            <text:p>4.19</text:p>
          </table:table-cell>
          <table:table-cell table:style-name="ce3" table:formula="of:=RAND() * 5" office:value-type="float" office:value="1.01100001833402" calcext:value-type="float">
            <text:p>1.01</text:p>
          </table:table-cell>
          <table:table-cell table:style-name="ce3" table:formula="of:=RAND() * 5" office:value-type="float" office:value="1.12651036819443" calcext:value-type="float">
            <text:p>1.13</text:p>
          </table:table-cell>
          <table:table-cell table:style-name="ce3" table:formula="of:=RAND() * 5" office:value-type="float" office:value="4.03843552805483" calcext:value-type="float">
            <text:p>4.04</text:p>
          </table:table-cell>
          <table:table-cell table:style-name="ce3" table:formula="of:=RAND() * 5" office:value-type="float" office:value="4.67863788595423" calcext:value-type="float">
            <text:p>4.68</text:p>
          </table:table-cell>
          <table:table-cell table:style-name="ce3" table:formula="of:=RAND() * 5" office:value-type="float" office:value="3.58563525252976" calcext:value-type="float">
            <text:p>3.59</text:p>
          </table:table-cell>
          <table:table-cell table:number-columns-repeated="1011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Las Vegas-Paradise-Pahrump, NV</text:p>
          </table:table-cell>
          <table:table-cell table:style-name="ce2" office:value-type="string" calcext:value-type="string">
            <text:p>Southwest</text:p>
          </table:table-cell>
          <table:table-cell table:style-name="Default" office:value-type="float" office:value="36.145204" calcext:value-type="float">
            <text:p>36.145204</text:p>
          </table:table-cell>
          <table:table-cell table:style-name="Default" office:value-type="float" office:value="-115.1611806" calcext:value-type="float">
            <text:p>-115.1611806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table:formula="of:=RAND() * 5" office:value-type="float" office:value="1.02175723644905" calcext:value-type="float">
            <text:p>1.02</text:p>
          </table:table-cell>
          <table:table-cell table:style-name="ce3" table:formula="of:=RAND() * 5" office:value-type="float" office:value="3.74424604466185" calcext:value-type="float">
            <text:p>3.74</text:p>
          </table:table-cell>
          <table:table-cell table:style-name="ce3" table:formula="of:=RAND() * 5" office:value-type="float" office:value="3.09847759432159" calcext:value-type="float">
            <text:p>3.10</text:p>
          </table:table-cell>
          <table:table-cell table:style-name="ce3" table:formula="of:=RAND() * 5" office:value-type="float" office:value="4.35642502852716" calcext:value-type="float">
            <text:p>4.36</text:p>
          </table:table-cell>
          <table:table-cell table:style-name="ce3" table:formula="of:=RAND() * 5" office:value-type="float" office:value="3.56363060302101" calcext:value-type="float">
            <text:p>3.56</text:p>
          </table:table-cell>
          <table:table-cell table:style-name="ce3" table:formula="of:=RAND() * 5" office:value-type="float" office:value="2.2838369733654" calcext:value-type="float">
            <text:p>2.28</text:p>
          </table:table-cell>
          <table:table-cell table:number-columns-repeated="1011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Los Angeles-Long Beach-Riverside, CA</text:p>
          </table:table-cell>
          <table:table-cell table:style-name="ce2" office:value-type="string" calcext:value-type="string">
            <text:p>Southwest</text:p>
          </table:table-cell>
          <table:table-cell table:style-name="Default" office:value-type="float" office:value="34.0536781" calcext:value-type="float">
            <text:p>34.0536781</text:p>
          </table:table-cell>
          <table:table-cell table:style-name="Default" office:value-type="float" office:value="-118.2427025" calcext:value-type="float">
            <text:p>-118.2427025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table:formula="of:=RAND() * 5" office:value-type="float" office:value="3.40696833911352" calcext:value-type="float">
            <text:p>3.41</text:p>
          </table:table-cell>
          <table:table-cell table:style-name="ce3" table:formula="of:=RAND() * 5" office:value-type="float" office:value="1.87253814656287" calcext:value-type="float">
            <text:p>1.87</text:p>
          </table:table-cell>
          <table:table-cell table:style-name="ce3" table:formula="of:=RAND() * 5" office:value-type="float" office:value="3.45814138301648" calcext:value-type="float">
            <text:p>3.46</text:p>
          </table:table-cell>
          <table:table-cell table:style-name="ce3" table:formula="of:=RAND() * 5" office:value-type="float" office:value="3.96310991374776" calcext:value-type="float">
            <text:p>3.96</text:p>
          </table:table-cell>
          <table:table-cell table:style-name="ce3" table:formula="of:=RAND() * 5" office:value-type="float" office:value="3.00949592376128" calcext:value-type="float">
            <text:p>3.01</text:p>
          </table:table-cell>
          <table:table-cell table:style-name="ce3" table:formula="of:=RAND() * 5" office:value-type="float" office:value="2.20546900411136" calcext:value-type="float">
            <text:p>2.21</text:p>
          </table:table-cell>
          <table:table-cell table:number-columns-repeated="1011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Louisville-Jefferson County--Elizabethtown-Scottsburg, KY-IN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8.2542376" calcext:value-type="float">
            <text:p>38.2542376</text:p>
          </table:table-cell>
          <table:table-cell table:style-name="Default" office:value-type="float" office:value="-85.759407" calcext:value-type="float">
            <text:p>-85.759407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table:formula="of:=RAND() * 5" office:value-type="float" office:value="3.0808452074416" calcext:value-type="float">
            <text:p>3.08</text:p>
          </table:table-cell>
          <table:table-cell table:style-name="ce3" table:formula="of:=RAND() * 5" office:value-type="float" office:value="3.09315196820535" calcext:value-type="float">
            <text:p>3.09</text:p>
          </table:table-cell>
          <table:table-cell table:style-name="ce3" table:formula="of:=RAND() * 5" office:value-type="float" office:value="1.70422623399645" calcext:value-type="float">
            <text:p>1.70</text:p>
          </table:table-cell>
          <table:table-cell table:style-name="ce3" table:formula="of:=RAND() * 5" office:value-type="float" office:value="2.18168122926727" calcext:value-type="float">
            <text:p>2.18</text:p>
          </table:table-cell>
          <table:table-cell table:style-name="ce3" table:formula="of:=RAND() * 5" office:value-type="float" office:value="0.577793469419703" calcext:value-type="float">
            <text:p>0.58</text:p>
          </table:table-cell>
          <table:table-cell table:style-name="ce3" table:formula="of:=RAND() * 5" office:value-type="float" office:value="4.12025899393484" calcext:value-type="float">
            <text:p>4.12</text:p>
          </table:table-cell>
          <table:table-cell table:number-columns-repeated="1011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Memphis, TN-MS-AR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5.1490215" calcext:value-type="float">
            <text:p>35.1490215</text:p>
          </table:table-cell>
          <table:table-cell table:style-name="Default" office:value-type="float" office:value="-90.0516285" calcext:value-type="float">
            <text:p>-90.0516285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table:formula="of:=RAND() * 5" office:value-type="float" office:value="4.18694617343135" calcext:value-type="float">
            <text:p>4.19</text:p>
          </table:table-cell>
          <table:table-cell table:style-name="ce3" table:formula="of:=RAND() * 5" office:value-type="float" office:value="2.93696305481717" calcext:value-type="float">
            <text:p>2.94</text:p>
          </table:table-cell>
          <table:table-cell table:style-name="ce3" table:formula="of:=RAND() * 5" office:value-type="float" office:value="1.36865260777995" calcext:value-type="float">
            <text:p>1.37</text:p>
          </table:table-cell>
          <table:table-cell table:style-name="ce3" table:formula="of:=RAND() * 5" office:value-type="float" office:value="0.304348221980035" calcext:value-type="float">
            <text:p>0.30</text:p>
          </table:table-cell>
          <table:table-cell table:style-name="ce3" table:formula="of:=RAND() * 5" office:value-type="float" office:value="3.59676202526316" calcext:value-type="float">
            <text:p>3.60</text:p>
          </table:table-cell>
          <table:table-cell table:style-name="ce3" table:formula="of:=RAND() * 5" office:value-type="float" office:value="4.50547671061941" calcext:value-type="float">
            <text:p>4.51</text:p>
          </table:table-cell>
          <table:table-cell table:number-columns-repeated="1011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Miami-Fort Lauderdale-Pompano Beach, FL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25.7742658" calcext:value-type="float">
            <text:p>25.7742658</text:p>
          </table:table-cell>
          <table:table-cell table:style-name="Default" office:value-type="float" office:value="-80.1936589" calcext:value-type="float">
            <text:p>-80.1936589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table:formula="of:=RAND() * 5" office:value-type="float" office:value="3.34395395941101" calcext:value-type="float">
            <text:p>3.34</text:p>
          </table:table-cell>
          <table:table-cell table:style-name="ce3" table:formula="of:=RAND() * 5" office:value-type="float" office:value="3.23387885815464" calcext:value-type="float">
            <text:p>3.23</text:p>
          </table:table-cell>
          <table:table-cell table:style-name="ce3" table:formula="of:=RAND() * 5" office:value-type="float" office:value="3.62313045887277" calcext:value-type="float">
            <text:p>3.62</text:p>
          </table:table-cell>
          <table:table-cell table:style-name="ce3" table:formula="of:=RAND() * 5" office:value-type="float" office:value="4.6878554939758" calcext:value-type="float">
            <text:p>4.69</text:p>
          </table:table-cell>
          <table:table-cell table:style-name="ce3" table:formula="of:=RAND() * 5" office:value-type="float" office:value="0.52180195809342" calcext:value-type="float">
            <text:p>0.52</text:p>
          </table:table-cell>
          <table:table-cell table:style-name="ce3" table:formula="of:=RAND() * 5" office:value-type="float" office:value="2.74482520995662" calcext:value-type="float">
            <text:p>2.74</text:p>
          </table:table-cell>
          <table:table-cell table:number-columns-repeated="1011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Milwaukee-Racine-Waukesha, WI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43.0349931" calcext:value-type="float">
            <text:p>43.0349931</text:p>
          </table:table-cell>
          <table:table-cell table:style-name="Default" office:value-type="float" office:value="-87.922497" calcext:value-type="float">
            <text:p>-87.922497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table:formula="of:=RAND() * 5" office:value-type="float" office:value="4.55512963468209" calcext:value-type="float">
            <text:p>4.56</text:p>
          </table:table-cell>
          <table:table-cell table:style-name="ce3" table:formula="of:=RAND() * 5" office:value-type="float" office:value="1.07936989632435" calcext:value-type="float">
            <text:p>1.08</text:p>
          </table:table-cell>
          <table:table-cell table:style-name="ce3" table:formula="of:=RAND() * 5" office:value-type="float" office:value="4.01706227916293" calcext:value-type="float">
            <text:p>4.02</text:p>
          </table:table-cell>
          <table:table-cell table:style-name="ce3" table:formula="of:=RAND() * 5" office:value-type="float" office:value="3.61976049025543" calcext:value-type="float">
            <text:p>3.62</text:p>
          </table:table-cell>
          <table:table-cell table:style-name="ce3" table:formula="of:=RAND() * 5" office:value-type="float" office:value="3.41825003735721" calcext:value-type="float">
            <text:p>3.42</text:p>
          </table:table-cell>
          <table:table-cell table:style-name="ce3" table:formula="of:=RAND() * 5" office:value-type="float" office:value="3.49085469497368" calcext:value-type="float">
            <text:p>3.49</text:p>
          </table:table-cell>
          <table:table-cell table:number-columns-repeated="1011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Minneapolis-St. Paul-St. Cloud, MN-WI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44.9772995" calcext:value-type="float">
            <text:p>44.9772995</text:p>
          </table:table-cell>
          <table:table-cell table:style-name="Default" office:value-type="float" office:value="-93.2654692" calcext:value-type="float">
            <text:p>-93.2654692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table:formula="of:=RAND() * 5" office:value-type="float" office:value="2.42640351760201" calcext:value-type="float">
            <text:p>2.43</text:p>
          </table:table-cell>
          <table:table-cell table:style-name="ce3" table:formula="of:=RAND() * 5" office:value-type="float" office:value="0.987569008721039" calcext:value-type="float">
            <text:p>0.99</text:p>
          </table:table-cell>
          <table:table-cell table:style-name="ce3" table:formula="of:=RAND() * 5" office:value-type="float" office:value="4.80816732393578" calcext:value-type="float">
            <text:p>4.81</text:p>
          </table:table-cell>
          <table:table-cell table:style-name="ce3" table:formula="of:=RAND() * 5" office:value-type="float" office:value="1.63371736533009" calcext:value-type="float">
            <text:p>1.63</text:p>
          </table:table-cell>
          <table:table-cell table:style-name="ce3" table:formula="of:=RAND() * 5" office:value-type="float" office:value="0.7150939386338" calcext:value-type="float">
            <text:p>0.72</text:p>
          </table:table-cell>
          <table:table-cell table:style-name="ce3" table:formula="of:=RAND() * 5" office:value-type="float" office:value="4.02180259581655" calcext:value-type="float">
            <text:p>4.02</text:p>
          </table:table-cell>
          <table:table-cell table:number-columns-repeated="1011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Nashville-Davidson--Murfreesboro--Columbia, TN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6.1622257" calcext:value-type="float">
            <text:p>36.1622257</text:p>
          </table:table-cell>
          <table:table-cell table:style-name="Default" office:value-type="float" office:value="-86.7743419" calcext:value-type="float">
            <text:p>-86.7743419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table:formula="of:=RAND() * 5" office:value-type="float" office:value="2.55077951238491" calcext:value-type="float">
            <text:p>2.55</text:p>
          </table:table-cell>
          <table:table-cell table:style-name="ce3" table:formula="of:=RAND() * 5" office:value-type="float" office:value="1.9994524680078" calcext:value-type="float">
            <text:p>2.00</text:p>
          </table:table-cell>
          <table:table-cell table:style-name="ce3" table:formula="of:=RAND() * 5" office:value-type="float" office:value="2.48577873688191" calcext:value-type="float">
            <text:p>2.49</text:p>
          </table:table-cell>
          <table:table-cell table:style-name="ce3" table:formula="of:=RAND() * 5" office:value-type="float" office:value="3.71023655869067" calcext:value-type="float">
            <text:p>3.71</text:p>
          </table:table-cell>
          <table:table-cell table:style-name="ce3" table:formula="of:=RAND() * 5" office:value-type="float" office:value="0.223586594220251" calcext:value-type="float">
            <text:p>0.22</text:p>
          </table:table-cell>
          <table:table-cell table:style-name="ce3" table:formula="of:=RAND() * 5" office:value-type="float" office:value="4.78242435492575" calcext:value-type="float">
            <text:p>4.78</text:p>
          </table:table-cell>
          <table:table-cell table:number-columns-repeated="1011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New Orleans-Metairie-Bogalusa, LA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29.9499323" calcext:value-type="float">
            <text:p>29.9499323</text:p>
          </table:table-cell>
          <table:table-cell table:style-name="Default" office:value-type="float" office:value="-90.0701156" calcext:value-type="float">
            <text:p>-90.0701156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table:formula="of:=RAND() * 5" office:value-type="float" office:value="2.56174993119203" calcext:value-type="float">
            <text:p>2.56</text:p>
          </table:table-cell>
          <table:table-cell table:style-name="ce3" table:formula="of:=RAND() * 5" office:value-type="float" office:value="3.66293152328581" calcext:value-type="float">
            <text:p>3.66</text:p>
          </table:table-cell>
          <table:table-cell table:style-name="ce3" table:formula="of:=RAND() * 5" office:value-type="float" office:value="3.39376831543632" calcext:value-type="float">
            <text:p>3.39</text:p>
          </table:table-cell>
          <table:table-cell table:style-name="ce3" table:formula="of:=RAND() * 5" office:value-type="float" office:value="0.829327808460221" calcext:value-type="float">
            <text:p>0.83</text:p>
          </table:table-cell>
          <table:table-cell table:style-name="ce3" table:formula="of:=RAND() * 5" office:value-type="float" office:value="0.954011788126081" calcext:value-type="float">
            <text:p>0.95</text:p>
          </table:table-cell>
          <table:table-cell table:style-name="ce3" table:formula="of:=RAND() * 5" office:value-type="float" office:value="4.67568682157435" calcext:value-type="float">
            <text:p>4.68</text:p>
          </table:table-cell>
          <table:table-cell table:number-columns-repeated="1011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New York-Newark-Bridgeport, NY-NJ-CT-PA</text:p>
          </table:table-cell>
          <table:table-cell table:style-name="ce2" office:value-type="string" calcext:value-type="string">
            <text:p>Northeast</text:p>
          </table:table-cell>
          <table:table-cell table:style-name="Default" office:value-type="float" office:value="40.7305991" calcext:value-type="float">
            <text:p>40.7305991</text:p>
          </table:table-cell>
          <table:table-cell table:style-name="Default" office:value-type="float" office:value="-73.9865812" calcext:value-type="float">
            <text:p>-73.9865812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table:formula="of:=RAND() * 5" office:value-type="float" office:value="1.70672821463086" calcext:value-type="float">
            <text:p>1.71</text:p>
          </table:table-cell>
          <table:table-cell table:style-name="ce3" table:formula="of:=RAND() * 5" office:value-type="float" office:value="0.32653454807587" calcext:value-type="float">
            <text:p>0.33</text:p>
          </table:table-cell>
          <table:table-cell table:style-name="ce3" table:formula="of:=RAND() * 5" office:value-type="float" office:value="4.2301147710532" calcext:value-type="float">
            <text:p>4.23</text:p>
          </table:table-cell>
          <table:table-cell table:style-name="ce3" table:formula="of:=RAND() * 5" office:value-type="float" office:value="2.46488228905946" calcext:value-type="float">
            <text:p>2.46</text:p>
          </table:table-cell>
          <table:table-cell table:style-name="ce3" table:formula="of:=RAND() * 5" office:value-type="float" office:value="3.41486933873966" calcext:value-type="float">
            <text:p>3.41</text:p>
          </table:table-cell>
          <table:table-cell table:style-name="ce3" table:formula="of:=RAND() * 5" office:value-type="float" office:value="1.07033994863741" calcext:value-type="float">
            <text:p>1.07</text:p>
          </table:table-cell>
          <table:table-cell table:number-columns-repeated="1011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Oklahoma City-Shawnee, OK</text:p>
          </table:table-cell>
          <table:table-cell table:style-name="ce2" office:value-type="string" calcext:value-type="string">
            <text:p>West</text:p>
          </table:table-cell>
          <table:table-cell table:style-name="Default" office:value-type="float" office:value="35.4707419" calcext:value-type="float">
            <text:p>35.4707419</text:p>
          </table:table-cell>
          <table:table-cell table:style-name="Default" office:value-type="float" office:value="-97.5198806" calcext:value-type="float">
            <text:p>-97.5198806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table:formula="of:=RAND() * 5" office:value-type="float" office:value="4.95070397038944" calcext:value-type="float">
            <text:p>4.95</text:p>
          </table:table-cell>
          <table:table-cell table:style-name="ce3" table:formula="of:=RAND() * 5" office:value-type="float" office:value="2.43043476250023" calcext:value-type="float">
            <text:p>2.43</text:p>
          </table:table-cell>
          <table:table-cell table:style-name="ce3" table:formula="of:=RAND() * 5" office:value-type="float" office:value="3.4687773801852" calcext:value-type="float">
            <text:p>3.47</text:p>
          </table:table-cell>
          <table:table-cell table:style-name="ce3" table:formula="of:=RAND() * 5" office:value-type="float" office:value="0.0153804535511881" calcext:value-type="float">
            <text:p>0.02</text:p>
          </table:table-cell>
          <table:table-cell table:style-name="ce3" table:formula="of:=RAND() * 5" office:value-type="float" office:value="1.50028920965269" calcext:value-type="float">
            <text:p>1.50</text:p>
          </table:table-cell>
          <table:table-cell table:style-name="ce3" table:formula="of:=RAND() * 5" office:value-type="float" office:value="0.24447915609926" calcext:value-type="float">
            <text:p>0.24</text:p>
          </table:table-cell>
          <table:table-cell table:number-columns-repeated="1011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Orlando-Deltona-Daytona Beach, FL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28.5421175" calcext:value-type="float">
            <text:p>28.5421175</text:p>
          </table:table-cell>
          <table:table-cell table:style-name="Default" office:value-type="float" office:value="-81.3790462" calcext:value-type="float">
            <text:p>-81.3790462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table:formula="of:=RAND() * 5" office:value-type="float" office:value="1.78385977516882" calcext:value-type="float">
            <text:p>1.78</text:p>
          </table:table-cell>
          <table:table-cell table:style-name="ce3" table:formula="of:=RAND() * 5" office:value-type="float" office:value="1.86618439271115" calcext:value-type="float">
            <text:p>1.87</text:p>
          </table:table-cell>
          <table:table-cell table:style-name="ce3" table:formula="of:=RAND() * 5" office:value-type="float" office:value="2.59461417095736" calcext:value-type="float">
            <text:p>2.59</text:p>
          </table:table-cell>
          <table:table-cell table:style-name="ce3" table:formula="of:=RAND() * 5" office:value-type="float" office:value="4.75284752901644" calcext:value-type="float">
            <text:p>4.75</text:p>
          </table:table-cell>
          <table:table-cell table:style-name="ce3" table:formula="of:=RAND() * 5" office:value-type="float" office:value="0.671660951338708" calcext:value-type="float">
            <text:p>0.67</text:p>
          </table:table-cell>
          <table:table-cell table:style-name="ce3" table:formula="of:=RAND() * 5" office:value-type="float" office:value="1.18647357914597" calcext:value-type="float">
            <text:p>1.19</text:p>
          </table:table-cell>
          <table:table-cell table:number-columns-repeated="1011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Philadelphia-Camden-Vineland, PA-NJ-DE-MD</text:p>
          </table:table-cell>
          <table:table-cell table:style-name="ce2" office:value-type="string" calcext:value-type="string">
            <text:p>Northeast</text:p>
          </table:table-cell>
          <table:table-cell table:style-name="Default" office:value-type="float" office:value="39.952335" calcext:value-type="float">
            <text:p>39.952335</text:p>
          </table:table-cell>
          <table:table-cell table:style-name="Default" office:value-type="float" office:value="-75.163789" calcext:value-type="float">
            <text:p>-75.163789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table:formula="of:=RAND() * 5" office:value-type="float" office:value="1.85354474582709" calcext:value-type="float">
            <text:p>1.85</text:p>
          </table:table-cell>
          <table:table-cell table:style-name="ce3" table:formula="of:=RAND() * 5" office:value-type="float" office:value="4.33054665918462" calcext:value-type="float">
            <text:p>4.33</text:p>
          </table:table-cell>
          <table:table-cell table:style-name="ce3" table:formula="of:=RAND() * 5" office:value-type="float" office:value="1.03265120415017" calcext:value-type="float">
            <text:p>1.03</text:p>
          </table:table-cell>
          <table:table-cell table:style-name="ce3" table:formula="of:=RAND() * 5" office:value-type="float" office:value="2.52526974771172" calcext:value-type="float">
            <text:p>2.53</text:p>
          </table:table-cell>
          <table:table-cell table:style-name="ce3" table:formula="of:=RAND() * 5" office:value-type="float" office:value="2.74849485838786" calcext:value-type="float">
            <text:p>2.75</text:p>
          </table:table-cell>
          <table:table-cell table:style-name="ce3" table:formula="of:=RAND() * 5" office:value-type="float" office:value="2.24570848862641" calcext:value-type="float">
            <text:p>2.25</text:p>
          </table:table-cell>
          <table:table-cell table:number-columns-repeated="1011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Phoenix-Mesa-Scottsdale, AZ</text:p>
          </table:table-cell>
          <table:table-cell table:style-name="ce2" office:value-type="string" calcext:value-type="string">
            <text:p>Southwest</text:p>
          </table:table-cell>
          <table:table-cell table:style-name="Default" office:value-type="float" office:value="33.361168" calcext:value-type="float">
            <text:p>33.361168</text:p>
          </table:table-cell>
          <table:table-cell table:style-name="Default" office:value-type="float" office:value="-112.12130217" calcext:value-type="float">
            <text:p>-112.12130217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table:formula="of:=RAND() * 5" office:value-type="float" office:value="4.75450440077111" calcext:value-type="float">
            <text:p>4.75</text:p>
          </table:table-cell>
          <table:table-cell table:style-name="ce3" table:formula="of:=RAND() * 5" office:value-type="float" office:value="4.06718091457151" calcext:value-type="float">
            <text:p>4.07</text:p>
          </table:table-cell>
          <table:table-cell table:style-name="ce3" table:formula="of:=RAND() * 5" office:value-type="float" office:value="4.54945591511205" calcext:value-type="float">
            <text:p>4.55</text:p>
          </table:table-cell>
          <table:table-cell table:style-name="ce3" table:formula="of:=RAND() * 5" office:value-type="float" office:value="2.26296001812443" calcext:value-type="float">
            <text:p>2.26</text:p>
          </table:table-cell>
          <table:table-cell table:style-name="ce3" table:formula="of:=RAND() * 5" office:value-type="float" office:value="0.326053496683016" calcext:value-type="float">
            <text:p>0.33</text:p>
          </table:table-cell>
          <table:table-cell table:style-name="ce3" table:formula="of:=RAND() * 5" office:value-type="float" office:value="0.953116012969986" calcext:value-type="float">
            <text:p>0.95</text:p>
          </table:table-cell>
          <table:table-cell table:number-columns-repeated="1011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Pittsburgh-New Castle, PA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40.4416941" calcext:value-type="float">
            <text:p>40.4416941</text:p>
          </table:table-cell>
          <table:table-cell table:style-name="Default" office:value-type="float" office:value="-79.9900861" calcext:value-type="float">
            <text:p>-79.9900861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table:formula="of:=RAND() * 5" office:value-type="float" office:value="3.96733501460403" calcext:value-type="float">
            <text:p>3.97</text:p>
          </table:table-cell>
          <table:table-cell table:style-name="ce3" table:formula="of:=RAND() * 5" office:value-type="float" office:value="1.36582843377255" calcext:value-type="float">
            <text:p>1.37</text:p>
          </table:table-cell>
          <table:table-cell table:style-name="ce3" table:formula="of:=RAND() * 5" office:value-type="float" office:value="2.76830215472728" calcext:value-type="float">
            <text:p>2.77</text:p>
          </table:table-cell>
          <table:table-cell table:style-name="ce3" table:formula="of:=RAND() * 5" office:value-type="float" office:value="1.50347169837914" calcext:value-type="float">
            <text:p>1.50</text:p>
          </table:table-cell>
          <table:table-cell table:style-name="ce3" table:formula="of:=RAND() * 5" office:value-type="float" office:value="1.59470715327188" calcext:value-type="float">
            <text:p>1.59</text:p>
          </table:table-cell>
          <table:table-cell table:style-name="ce3" table:formula="of:=RAND() * 5" office:value-type="float" office:value="4.42502041696571" calcext:value-type="float">
            <text:p>4.43</text:p>
          </table:table-cell>
          <table:table-cell table:number-columns-repeated="1011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Portland-Vancouver-Beaverton, OR-WA</text:p>
          </table:table-cell>
          <table:table-cell table:style-name="ce2" office:value-type="string" calcext:value-type="string">
            <text:p>West</text:p>
          </table:table-cell>
          <table:table-cell table:style-name="Default" office:value-type="float" office:value="45.5202471" calcext:value-type="float">
            <text:p>45.5202471</text:p>
          </table:table-cell>
          <table:table-cell table:style-name="Default" office:value-type="float" office:value="-122.6741949" calcext:value-type="float">
            <text:p>-122.6741949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table:formula="of:=RAND() * 5" office:value-type="float" office:value="1.74484950024635" calcext:value-type="float">
            <text:p>1.74</text:p>
          </table:table-cell>
          <table:table-cell table:style-name="ce3" table:formula="of:=RAND() * 5" office:value-type="float" office:value="4.07589997746982" calcext:value-type="float">
            <text:p>4.08</text:p>
          </table:table-cell>
          <table:table-cell table:style-name="ce3" table:formula="of:=RAND() * 5" office:value-type="float" office:value="0.510657908162102" calcext:value-type="float">
            <text:p>0.51</text:p>
          </table:table-cell>
          <table:table-cell table:style-name="ce3" table:formula="of:=RAND() * 5" office:value-type="float" office:value="1.32501346291974" calcext:value-type="float">
            <text:p>1.33</text:p>
          </table:table-cell>
          <table:table-cell table:style-name="ce3" table:formula="of:=RAND() * 5" office:value-type="float" office:value="3.97709375130944" calcext:value-type="float">
            <text:p>3.98</text:p>
          </table:table-cell>
          <table:table-cell table:style-name="ce3" table:formula="of:=RAND() * 5" office:value-type="float" office:value="4.43698559654877" calcext:value-type="float">
            <text:p>4.44</text:p>
          </table:table-cell>
          <table:table-cell table:number-columns-repeated="1011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Raleigh-Durham-Cary, NC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5.7804015" calcext:value-type="float">
            <text:p>35.7804015</text:p>
          </table:table-cell>
          <table:table-cell table:style-name="Default" office:value-type="float" office:value="-78.6390779" calcext:value-type="float">
            <text:p>-78.6390779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table:formula="of:=RAND() * 5" office:value-type="float" office:value="3.50332988426089" calcext:value-type="float">
            <text:p>3.50</text:p>
          </table:table-cell>
          <table:table-cell table:style-name="ce3" table:formula="of:=RAND() * 5" office:value-type="float" office:value="2.97760410932824" calcext:value-type="float">
            <text:p>2.98</text:p>
          </table:table-cell>
          <table:table-cell table:style-name="ce3" table:formula="of:=RAND() * 5" office:value-type="float" office:value="2.26705178967677" calcext:value-type="float">
            <text:p>2.27</text:p>
          </table:table-cell>
          <table:table-cell table:style-name="ce3" table:formula="of:=RAND() * 5" office:value-type="float" office:value="2.36290259636007" calcext:value-type="float">
            <text:p>2.36</text:p>
          </table:table-cell>
          <table:table-cell table:style-name="ce3" table:formula="of:=RAND() * 5" office:value-type="float" office:value="0.879408330656588" calcext:value-type="float">
            <text:p>0.88</text:p>
          </table:table-cell>
          <table:table-cell table:style-name="ce3" table:formula="of:=RAND() * 5" office:value-type="float" office:value="1.53610838809982" calcext:value-type="float">
            <text:p>1.54</text:p>
          </table:table-cell>
          <table:table-cell table:number-columns-repeated="1011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Richmond, VA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7.541239" calcext:value-type="float">
            <text:p>37.541239</text:p>
          </table:table-cell>
          <table:table-cell table:style-name="Default" office:value-type="float" office:value="-77.4420183" calcext:value-type="float">
            <text:p>-77.4420183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table:formula="of:=RAND() * 5" office:value-type="float" office:value="2.77396968682297" calcext:value-type="float">
            <text:p>2.77</text:p>
          </table:table-cell>
          <table:table-cell table:style-name="ce3" table:formula="of:=RAND() * 5" office:value-type="float" office:value="3.61217633238994" calcext:value-type="float">
            <text:p>3.61</text:p>
          </table:table-cell>
          <table:table-cell table:style-name="ce3" table:formula="of:=RAND() * 5" office:value-type="float" office:value="3.61870033899322" calcext:value-type="float">
            <text:p>3.62</text:p>
          </table:table-cell>
          <table:table-cell table:style-name="ce3" table:formula="of:=RAND() * 5" office:value-type="float" office:value="2.26493906811811" calcext:value-type="float">
            <text:p>2.26</text:p>
          </table:table-cell>
          <table:table-cell table:style-name="ce3" table:formula="of:=RAND() * 5" office:value-type="float" office:value="2.47380108805373" calcext:value-type="float">
            <text:p>2.47</text:p>
          </table:table-cell>
          <table:table-cell table:style-name="ce3" table:formula="of:=RAND() * 5" office:value-type="float" office:value="0.698526890482754" calcext:value-type="float">
            <text:p>0.70</text:p>
          </table:table-cell>
          <table:table-cell table:number-columns-repeated="1011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Rochester-Batavia-Seneca Falls, NY</text:p>
          </table:table-cell>
          <table:table-cell table:style-name="ce2" office:value-type="string" calcext:value-type="string">
            <text:p>Northeast</text:p>
          </table:table-cell>
          <table:table-cell table:style-name="Default" office:value-type="float" office:value="43.1572851" calcext:value-type="float">
            <text:p>43.1572851</text:p>
          </table:table-cell>
          <table:table-cell table:style-name="Default" office:value-type="float" office:value="-77.6152141" calcext:value-type="float">
            <text:p>-77.6152141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table:formula="of:=RAND() * 5" office:value-type="float" office:value="4.6566803753376" calcext:value-type="float">
            <text:p>4.66</text:p>
          </table:table-cell>
          <table:table-cell table:style-name="ce3" table:formula="of:=RAND() * 5" office:value-type="float" office:value="1.61664442159235" calcext:value-type="float">
            <text:p>1.62</text:p>
          </table:table-cell>
          <table:table-cell table:style-name="ce3" table:formula="of:=RAND() * 5" office:value-type="float" office:value="2.69040599116124" calcext:value-type="float">
            <text:p>2.69</text:p>
          </table:table-cell>
          <table:table-cell table:style-name="ce3" table:formula="of:=RAND() * 5" office:value-type="float" office:value="0.504720346070826" calcext:value-type="float">
            <text:p>0.50</text:p>
          </table:table-cell>
          <table:table-cell table:style-name="ce3" table:formula="of:=RAND() * 5" office:value-type="float" office:value="2.34347045538016" calcext:value-type="float">
            <text:p>2.34</text:p>
          </table:table-cell>
          <table:table-cell table:style-name="ce3" table:formula="of:=RAND() * 5" office:value-type="float" office:value="0.722740355413407" calcext:value-type="float">
            <text:p>0.72</text:p>
          </table:table-cell>
          <table:table-cell table:number-columns-repeated="1011"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Sacramento--Arden-Arcade--Yuba City, CA-NV</text:p>
          </table:table-cell>
          <table:table-cell table:style-name="ce2" office:value-type="string" calcext:value-type="string">
            <text:p>West</text:p>
          </table:table-cell>
          <table:table-cell table:style-name="Default" office:value-type="float" office:value="38.4732259" calcext:value-type="float">
            <text:p>38.4732259</text:p>
          </table:table-cell>
          <table:table-cell table:style-name="Default" office:value-type="float" office:value="-121.2980707" calcext:value-type="float">
            <text:p>-121.2980707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table:formula="of:=RAND() * 5" office:value-type="float" office:value="2.48927877633832" calcext:value-type="float">
            <text:p>2.49</text:p>
          </table:table-cell>
          <table:table-cell table:style-name="ce3" table:formula="of:=RAND() * 5" office:value-type="float" office:value="3.72691752272658" calcext:value-type="float">
            <text:p>3.73</text:p>
          </table:table-cell>
          <table:table-cell table:style-name="ce3" table:formula="of:=RAND() * 5" office:value-type="float" office:value="3.453528030077" calcext:value-type="float">
            <text:p>3.45</text:p>
          </table:table-cell>
          <table:table-cell table:style-name="ce3" table:formula="of:=RAND() * 5" office:value-type="float" office:value="4.07495444640517" calcext:value-type="float">
            <text:p>4.07</text:p>
          </table:table-cell>
          <table:table-cell table:style-name="ce3" table:formula="of:=RAND() * 5" office:value-type="float" office:value="4.67809595284052" calcext:value-type="float">
            <text:p>4.68</text:p>
          </table:table-cell>
          <table:table-cell table:style-name="ce3" table:formula="of:=RAND() * 5" office:value-type="float" office:value="4.93516273330897" calcext:value-type="float">
            <text:p>4.94</text:p>
          </table:table-cell>
          <table:table-cell table:number-columns-repeated="1011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Salt Lake City-Ogden-Clearfield, UT</text:p>
          </table:table-cell>
          <table:table-cell table:style-name="ce2" office:value-type="string" calcext:value-type="string">
            <text:p>West</text:p>
          </table:table-cell>
          <table:table-cell table:style-name="Default" office:value-type="float" office:value="40.7606467" calcext:value-type="float">
            <text:p>40.7606467</text:p>
          </table:table-cell>
          <table:table-cell table:style-name="Default" office:value-type="float" office:value="-111.89109" calcext:value-type="float">
            <text:p>-111.89109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table:formula="of:=RAND() * 5" office:value-type="float" office:value="1.41253026085906" calcext:value-type="float">
            <text:p>1.41</text:p>
          </table:table-cell>
          <table:table-cell table:style-name="ce3" table:formula="of:=RAND() * 5" office:value-type="float" office:value="4.56167979515158" calcext:value-type="float">
            <text:p>4.56</text:p>
          </table:table-cell>
          <table:table-cell table:style-name="ce3" table:formula="of:=RAND() * 5" office:value-type="float" office:value="2.15999714098871" calcext:value-type="float">
            <text:p>2.16</text:p>
          </table:table-cell>
          <table:table-cell table:style-name="ce3" table:formula="of:=RAND() * 5" office:value-type="float" office:value="0.862220615381375" calcext:value-type="float">
            <text:p>0.86</text:p>
          </table:table-cell>
          <table:table-cell table:style-name="ce3" table:formula="of:=RAND() * 5" office:value-type="float" office:value="4.69970157719217" calcext:value-type="float">
            <text:p>4.70</text:p>
          </table:table-cell>
          <table:table-cell table:style-name="ce3" table:formula="of:=RAND() * 5" office:value-type="float" office:value="2.1716115262825" calcext:value-type="float">
            <text:p>2.17</text:p>
          </table:table-cell>
          <table:table-cell table:number-columns-repeated="1011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San Antonio, TX</text:p>
          </table:table-cell>
          <table:table-cell table:style-name="ce2" office:value-type="string" calcext:value-type="string">
            <text:p>Southwest</text:p>
          </table:table-cell>
          <table:table-cell table:style-name="Default" office:value-type="float" office:value="29.4246002" calcext:value-type="float">
            <text:p>29.4246002</text:p>
          </table:table-cell>
          <table:table-cell table:style-name="Default" office:value-type="float" office:value="-98.4951405" calcext:value-type="float">
            <text:p>-98.4951405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table:formula="of:=RAND() * 5" office:value-type="float" office:value="1.37583371251822" calcext:value-type="float">
            <text:p>1.38</text:p>
          </table:table-cell>
          <table:table-cell table:style-name="ce3" table:formula="of:=RAND() * 5" office:value-type="float" office:value="4.78498667129315" calcext:value-type="float">
            <text:p>4.78</text:p>
          </table:table-cell>
          <table:table-cell table:style-name="ce3" table:formula="of:=RAND() * 5" office:value-type="float" office:value="0.689128615194932" calcext:value-type="float">
            <text:p>0.69</text:p>
          </table:table-cell>
          <table:table-cell table:style-name="ce3" table:formula="of:=RAND() * 5" office:value-type="float" office:value="3.83266562246718" calcext:value-type="float">
            <text:p>3.83</text:p>
          </table:table-cell>
          <table:table-cell table:style-name="ce3" table:formula="of:=RAND() * 5" office:value-type="float" office:value="4.49741054908372" calcext:value-type="float">
            <text:p>4.50</text:p>
          </table:table-cell>
          <table:table-cell table:style-name="ce3" table:formula="of:=RAND() * 5" office:value-type="float" office:value="4.48936730273999" calcext:value-type="float">
            <text:p>4.49</text:p>
          </table:table-cell>
          <table:table-cell table:number-columns-repeated="101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San Diego-Carlsbad-San Marcos, CA</text:p>
          </table:table-cell>
          <table:table-cell table:style-name="ce2" office:value-type="string" calcext:value-type="string">
            <text:p>Southwest</text:p>
          </table:table-cell>
          <table:table-cell table:style-name="Default" office:value-type="float" office:value="32.7469869" calcext:value-type="float">
            <text:p>32.7469869</text:p>
          </table:table-cell>
          <table:table-cell table:style-name="Default" office:value-type="float" office:value="-117.21177" calcext:value-type="float">
            <text:p>-117.21177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table:formula="of:=RAND() * 5" office:value-type="float" office:value="3.38503505219705" calcext:value-type="float">
            <text:p>3.39</text:p>
          </table:table-cell>
          <table:table-cell table:style-name="ce3" table:formula="of:=RAND() * 5" office:value-type="float" office:value="2.43159191450104" calcext:value-type="float">
            <text:p>2.43</text:p>
          </table:table-cell>
          <table:table-cell table:style-name="ce3" table:formula="of:=RAND() * 5" office:value-type="float" office:value="4.71908870269544" calcext:value-type="float">
            <text:p>4.72</text:p>
          </table:table-cell>
          <table:table-cell table:style-name="ce3" table:formula="of:=RAND() * 5" office:value-type="float" office:value="1.07988864998333" calcext:value-type="float">
            <text:p>1.08</text:p>
          </table:table-cell>
          <table:table-cell table:style-name="ce3" table:formula="of:=RAND() * 5" office:value-type="float" office:value="2.68053535604849" calcext:value-type="float">
            <text:p>2.68</text:p>
          </table:table-cell>
          <table:table-cell table:style-name="ce3" table:formula="of:=RAND() * 5" office:value-type="float" office:value="1.32645630394109" calcext:value-type="float">
            <text:p>1.33</text:p>
          </table:table-cell>
          <table:table-cell table:number-columns-repeated="1011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San Jose-San Francisco-Oakland, CA</text:p>
          </table:table-cell>
          <table:table-cell table:style-name="ce2" office:value-type="string" calcext:value-type="string">
            <text:p>West</text:p>
          </table:table-cell>
          <table:table-cell table:style-name="Default" office:value-type="float" office:value="37.3438502" calcext:value-type="float">
            <text:p>37.3438502</text:p>
          </table:table-cell>
          <table:table-cell table:style-name="Default" office:value-type="float" office:value="-121.8831349" calcext:value-type="float">
            <text:p>-121.8831349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table:formula="of:=RAND() * 5" office:value-type="float" office:value="2.53307498875074" calcext:value-type="float">
            <text:p>2.53</text:p>
          </table:table-cell>
          <table:table-cell table:style-name="ce3" table:formula="of:=RAND() * 5" office:value-type="float" office:value="3.45465701888315" calcext:value-type="float">
            <text:p>3.45</text:p>
          </table:table-cell>
          <table:table-cell table:style-name="ce3" table:formula="of:=RAND() * 5" office:value-type="float" office:value="2.46146005927585" calcext:value-type="float">
            <text:p>2.46</text:p>
          </table:table-cell>
          <table:table-cell table:style-name="ce3" table:formula="of:=RAND() * 5" office:value-type="float" office:value="3.3932478853967" calcext:value-type="float">
            <text:p>3.39</text:p>
          </table:table-cell>
          <table:table-cell table:style-name="ce3" table:formula="of:=RAND() * 5" office:value-type="float" office:value="0.571814907016233" calcext:value-type="float">
            <text:p>0.57</text:p>
          </table:table-cell>
          <table:table-cell table:style-name="ce3" table:formula="of:=RAND() * 5" office:value-type="float" office:value="1.17756470572203" calcext:value-type="float">
            <text:p>1.18</text:p>
          </table:table-cell>
          <table:table-cell table:number-columns-repeated="1011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Seattle-Tacoma-Olympia, WA</text:p>
          </table:table-cell>
          <table:table-cell table:style-name="ce2" office:value-type="string" calcext:value-type="string">
            <text:p>West</text:p>
          </table:table-cell>
          <table:table-cell table:style-name="Default" office:value-type="float" office:value="47.6038321" calcext:value-type="float">
            <text:p>47.6038321</text:p>
          </table:table-cell>
          <table:table-cell table:style-name="Default" office:value-type="float" office:value="-122.3300624" calcext:value-type="float">
            <text:p>-122.3300624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table:formula="of:=RAND() * 5" office:value-type="float" office:value="2.96939443680458" calcext:value-type="float">
            <text:p>2.97</text:p>
          </table:table-cell>
          <table:table-cell table:style-name="ce3" table:formula="of:=RAND() * 5" office:value-type="float" office:value="3.61201172228903" calcext:value-type="float">
            <text:p>3.61</text:p>
          </table:table-cell>
          <table:table-cell table:style-name="ce3" table:formula="of:=RAND() * 5" office:value-type="float" office:value="3.6929437413346" calcext:value-type="float">
            <text:p>3.69</text:p>
          </table:table-cell>
          <table:table-cell table:style-name="ce3" table:formula="of:=RAND() * 5" office:value-type="float" office:value="1.37579232337885" calcext:value-type="float">
            <text:p>1.38</text:p>
          </table:table-cell>
          <table:table-cell table:style-name="ce3" table:formula="of:=RAND() * 5" office:value-type="float" office:value="3.25846463674679" calcext:value-type="float">
            <text:p>3.26</text:p>
          </table:table-cell>
          <table:table-cell table:style-name="ce3" table:formula="of:=RAND() * 5" office:value-type="float" office:value="3.96870762575418" calcext:value-type="float">
            <text:p>3.97</text:p>
          </table:table-cell>
          <table:table-cell table:number-columns-repeated="1011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St. Louis-St. Charles-Farmington, MO-IL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38.6272733" calcext:value-type="float">
            <text:p>38.6272733</text:p>
          </table:table-cell>
          <table:table-cell table:style-name="Default" office:value-type="float" office:value="-90.1978889" calcext:value-type="float">
            <text:p>-90.1978889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table:formula="of:=RAND() * 5" office:value-type="float" office:value="4.1843417158816" calcext:value-type="float">
            <text:p>4.18</text:p>
          </table:table-cell>
          <table:table-cell table:style-name="ce3" table:formula="of:=RAND() * 5" office:value-type="float" office:value="0.212430177489296" calcext:value-type="float">
            <text:p>0.21</text:p>
          </table:table-cell>
          <table:table-cell table:style-name="ce3" table:formula="of:=RAND() * 5" office:value-type="float" office:value="1.20193012640812" calcext:value-type="float">
            <text:p>1.20</text:p>
          </table:table-cell>
          <table:table-cell table:style-name="ce3" table:formula="of:=RAND() * 5" office:value-type="float" office:value="3.09951276751235" calcext:value-type="float">
            <text:p>3.10</text:p>
          </table:table-cell>
          <table:table-cell table:style-name="ce3" table:formula="of:=RAND() * 5" office:value-type="float" office:value="3.945639958838" calcext:value-type="float">
            <text:p>3.95</text:p>
          </table:table-cell>
          <table:table-cell table:style-name="ce3" table:formula="of:=RAND() * 5" office:value-type="float" office:value="1.40440369490534" calcext:value-type="float">
            <text:p>1.40</text:p>
          </table:table-cell>
          <table:table-cell table:number-columns-repeated="1011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Tampa-St. Petersburg-Clearwater, FL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27.9477595" calcext:value-type="float">
            <text:p>27.9477595</text:p>
          </table:table-cell>
          <table:table-cell table:style-name="Default" office:value-type="float" office:value="-82.458444" calcext:value-type="float">
            <text:p>-82.458444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table:formula="of:=RAND() * 5" office:value-type="float" office:value="4.76539312279783" calcext:value-type="float">
            <text:p>4.77</text:p>
          </table:table-cell>
          <table:table-cell table:style-name="ce3" table:formula="of:=RAND() * 5" office:value-type="float" office:value="0.817527275066823" calcext:value-type="float">
            <text:p>0.82</text:p>
          </table:table-cell>
          <table:table-cell table:style-name="ce3" table:formula="of:=RAND() * 5" office:value-type="float" office:value="4.75365823600441" calcext:value-type="float">
            <text:p>4.75</text:p>
          </table:table-cell>
          <table:table-cell table:style-name="ce3" table:formula="of:=RAND() * 5" office:value-type="float" office:value="4.57707854104228" calcext:value-type="float">
            <text:p>4.58</text:p>
          </table:table-cell>
          <table:table-cell table:style-name="ce3" table:formula="of:=RAND() * 5" office:value-type="float" office:value="1.644769316772" calcext:value-type="float">
            <text:p>1.64</text:p>
          </table:table-cell>
          <table:table-cell table:style-name="ce3" table:formula="of:=RAND() * 5" office:value-type="float" office:value="2.2816820803564" calcext:value-type="float">
            <text:p>2.28</text:p>
          </table:table-cell>
          <table:table-cell table:number-columns-repeated="1011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Virginia Beach-Norfolk-Newport News, VA-NC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6.8529841" calcext:value-type="float">
            <text:p>36.8529841</text:p>
          </table:table-cell>
          <table:table-cell table:style-name="Default" office:value-type="float" office:value="-75.9774183" calcext:value-type="float">
            <text:p>-75.9774183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table:formula="of:=RAND() * 5" office:value-type="float" office:value="2.35188173712231" calcext:value-type="float">
            <text:p>2.35</text:p>
          </table:table-cell>
          <table:table-cell table:style-name="ce3" table:formula="of:=RAND() * 5" office:value-type="float" office:value="0.490088893566281" calcext:value-type="float">
            <text:p>0.49</text:p>
          </table:table-cell>
          <table:table-cell table:style-name="ce3" table:formula="of:=RAND() * 5" office:value-type="float" office:value="0.701125586638227" calcext:value-type="float">
            <text:p>0.70</text:p>
          </table:table-cell>
          <table:table-cell table:style-name="ce3" table:formula="of:=RAND() * 5" office:value-type="float" office:value="2.52603828441352" calcext:value-type="float">
            <text:p>2.53</text:p>
          </table:table-cell>
          <table:table-cell table:style-name="ce3" table:formula="of:=RAND() * 5" office:value-type="float" office:value="1.48522332077846" calcext:value-type="float">
            <text:p>1.49</text:p>
          </table:table-cell>
          <table:table-cell table:style-name="ce3" table:formula="of:=RAND() * 5" office:value-type="float" office:value="3.89902839437127" calcext:value-type="float">
            <text:p>3.90</text:p>
          </table:table-cell>
          <table:table-cell table:number-columns-repeated="1011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Washington-Baltimore-Northern Virginia, DC-MD-VA-WV</text:p>
          </table:table-cell>
          <table:table-cell table:style-name="ce2" office:value-type="string" calcext:value-type="string">
            <text:p>Northeast</text:p>
          </table:table-cell>
          <table:table-cell table:style-name="Default" office:value-type="float" office:value="38.8951148" calcext:value-type="float">
            <text:p>38.8951148</text:p>
          </table:table-cell>
          <table:table-cell table:style-name="Default" office:value-type="float" office:value="-77.0363716" calcext:value-type="float">
            <text:p>-77.0363716</text:p>
          </table:table-cell>
          <table:table-cell table:style-name="ce2" office:value-type="float" office:value="2011" calcext:value-type="float">
            <text:p>2011</text:p>
          </table:table-cell>
          <table:table-cell table:style-name="ce3" table:formula="of:=RAND() * 5" office:value-type="float" office:value="2.3609204380773" calcext:value-type="float">
            <text:p>2.36</text:p>
          </table:table-cell>
          <table:table-cell table:style-name="ce3" table:formula="of:=RAND() * 5" office:value-type="float" office:value="3.90641786972992" calcext:value-type="float">
            <text:p>3.91</text:p>
          </table:table-cell>
          <table:table-cell table:style-name="ce3" table:formula="of:=RAND() * 5" office:value-type="float" office:value="2.33894974458963" calcext:value-type="float">
            <text:p>2.34</text:p>
          </table:table-cell>
          <table:table-cell table:style-name="ce3" table:formula="of:=RAND() * 5" office:value-type="float" office:value="3.27693280065432" calcext:value-type="float">
            <text:p>3.28</text:p>
          </table:table-cell>
          <table:table-cell table:style-name="ce3" table:formula="of:=RAND() * 5" office:value-type="float" office:value="2.38131217425689" calcext:value-type="float">
            <text:p>2.38</text:p>
          </table:table-cell>
          <table:table-cell table:style-name="ce3" table:formula="of:=RAND() * 5" office:value-type="float" office:value="1.4871215634048" calcext:value-type="float">
            <text:p>1.49</text:p>
          </table:table-cell>
          <table:table-cell table:number-columns-repeated="1011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lbany-Schenectady-Amsterdam, NY</text:p>
          </table:table-cell>
          <table:table-cell table:style-name="ce2" office:value-type="string" calcext:value-type="string">
            <text:p>Northeast</text:p>
          </table:table-cell>
          <table:table-cell table:style-name="Default" office:value-type="float" office:value="42.6511674" calcext:value-type="float">
            <text:p>42.6511674</text:p>
          </table:table-cell>
          <table:table-cell table:style-name="Default" office:value-type="float" office:value="-73.754968" calcext:value-type="float">
            <text:p>-73.754968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table:formula="of:=RAND() * 5" office:value-type="float" office:value="2.16495253727771" calcext:value-type="float">
            <text:p>2.16</text:p>
          </table:table-cell>
          <table:table-cell table:style-name="ce3" table:formula="of:=RAND() * 5" office:value-type="float" office:value="0.256296726875007" calcext:value-type="float">
            <text:p>0.26</text:p>
          </table:table-cell>
          <table:table-cell table:style-name="ce3" table:formula="of:=RAND() * 5" office:value-type="float" office:value="0.510079733794555" calcext:value-type="float">
            <text:p>0.51</text:p>
          </table:table-cell>
          <table:table-cell table:style-name="ce3" table:formula="of:=RAND() * 5" office:value-type="float" office:value="4.62534486898221" calcext:value-type="float">
            <text:p>4.63</text:p>
          </table:table-cell>
          <table:table-cell table:style-name="ce3" table:formula="of:=RAND() * 5" office:value-type="float" office:value="3.88004323001951" calcext:value-type="float">
            <text:p>3.88</text:p>
          </table:table-cell>
          <table:table-cell table:style-name="ce3" table:formula="of:=RAND() * 5" office:value-type="float" office:value="0.937491175718606" calcext:value-type="float">
            <text:p>0.94</text:p>
          </table:table-cell>
          <table:table-cell table:number-columns-repeated="1011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Atlanta-Sandy Springs-Gainesville, GA-AL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3.7490987" calcext:value-type="float">
            <text:p>33.7490987</text:p>
          </table:table-cell>
          <table:table-cell table:style-name="Default" office:value-type="float" office:value="-84.3901849" calcext:value-type="float">
            <text:p>-84.3901849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table:formula="of:=RAND() * 5" office:value-type="float" office:value="2.04457797342911" calcext:value-type="float">
            <text:p>2.04</text:p>
          </table:table-cell>
          <table:table-cell table:style-name="ce3" table:formula="of:=RAND() * 5" office:value-type="float" office:value="0.764235986862332" calcext:value-type="float">
            <text:p>0.76</text:p>
          </table:table-cell>
          <table:table-cell table:style-name="ce3" table:formula="of:=RAND() * 5" office:value-type="float" office:value="0.174005042063072" calcext:value-type="float">
            <text:p>0.17</text:p>
          </table:table-cell>
          <table:table-cell table:style-name="ce3" table:formula="of:=RAND() * 5" office:value-type="float" office:value="3.13470256747678" calcext:value-type="float">
            <text:p>3.13</text:p>
          </table:table-cell>
          <table:table-cell table:style-name="ce3" table:formula="of:=RAND() * 5" office:value-type="float" office:value="2.51240060082637" calcext:value-type="float">
            <text:p>2.51</text:p>
          </table:table-cell>
          <table:table-cell table:style-name="ce3" table:formula="of:=RAND() * 5" office:value-type="float" office:value="2.60970176197588" calcext:value-type="float">
            <text:p>2.61</text:p>
          </table:table-cell>
          <table:table-cell table:number-columns-repeated="1011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Austin-Round Rock, TX</text:p>
          </table:table-cell>
          <table:table-cell table:style-name="ce2" office:value-type="string" calcext:value-type="string">
            <text:p>Southwest</text:p>
          </table:table-cell>
          <table:table-cell table:style-name="Default" office:value-type="float" office:value="30.2711286" calcext:value-type="float">
            <text:p>30.2711286</text:p>
          </table:table-cell>
          <table:table-cell table:style-name="Default" office:value-type="float" office:value="-97.7436995" calcext:value-type="float">
            <text:p>-97.7436995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table:formula="of:=RAND() * 5" office:value-type="float" office:value="0.780357087496668" calcext:value-type="float">
            <text:p>0.78</text:p>
          </table:table-cell>
          <table:table-cell table:style-name="ce3" table:formula="of:=RAND() * 5" office:value-type="float" office:value="1.92287839832716" calcext:value-type="float">
            <text:p>1.92</text:p>
          </table:table-cell>
          <table:table-cell table:style-name="ce3" table:formula="of:=RAND() * 5" office:value-type="float" office:value="0.738490397343412" calcext:value-type="float">
            <text:p>0.74</text:p>
          </table:table-cell>
          <table:table-cell table:style-name="ce3" table:formula="of:=RAND() * 5" office:value-type="float" office:value="2.093990057474" calcext:value-type="float">
            <text:p>2.09</text:p>
          </table:table-cell>
          <table:table-cell table:style-name="ce3" table:formula="of:=RAND() * 5" office:value-type="float" office:value="4.8822341451887" calcext:value-type="float">
            <text:p>4.88</text:p>
          </table:table-cell>
          <table:table-cell table:style-name="ce3" table:formula="of:=RAND() * 5" office:value-type="float" office:value="0.176479639485478" calcext:value-type="float">
            <text:p>0.18</text:p>
          </table:table-cell>
          <table:table-cell table:number-columns-repeated="1011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Birmingham-Hoover-Cullman, AL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3.5206824" calcext:value-type="float">
            <text:p>33.5206824</text:p>
          </table:table-cell>
          <table:table-cell table:style-name="Default" office:value-type="float" office:value="-86.8024326" calcext:value-type="float">
            <text:p>-86.8024326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table:formula="of:=RAND() * 5" office:value-type="float" office:value="2.50135797308758" calcext:value-type="float">
            <text:p>2.50</text:p>
          </table:table-cell>
          <table:table-cell table:style-name="ce3" table:formula="of:=RAND() * 5" office:value-type="float" office:value="0.595157843781635" calcext:value-type="float">
            <text:p>0.60</text:p>
          </table:table-cell>
          <table:table-cell table:style-name="ce3" table:formula="of:=RAND() * 5" office:value-type="float" office:value="4.97576827416196" calcext:value-type="float">
            <text:p>4.98</text:p>
          </table:table-cell>
          <table:table-cell table:style-name="ce3" table:formula="of:=RAND() * 5" office:value-type="float" office:value="4.20779282110743" calcext:value-type="float">
            <text:p>4.21</text:p>
          </table:table-cell>
          <table:table-cell table:style-name="ce3" table:formula="of:=RAND() * 5" office:value-type="float" office:value="4.18510530726053" calcext:value-type="float">
            <text:p>4.19</text:p>
          </table:table-cell>
          <table:table-cell table:style-name="ce3" table:formula="of:=RAND() * 5" office:value-type="float" office:value="3.33030042354949" calcext:value-type="float">
            <text:p>3.33</text:p>
          </table:table-cell>
          <table:table-cell table:number-columns-repeated="1011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Boston-Worcester-Manchester, MA-RI-NH</text:p>
          </table:table-cell>
          <table:table-cell table:style-name="ce2" office:value-type="string" calcext:value-type="string">
            <text:p>Northeast</text:p>
          </table:table-cell>
          <table:table-cell table:style-name="Default" office:value-type="float" office:value="42.3604823" calcext:value-type="float">
            <text:p>42.3604823</text:p>
          </table:table-cell>
          <table:table-cell table:style-name="Default" office:value-type="float" office:value="-71.0595678" calcext:value-type="float">
            <text:p>-71.0595678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table:formula="of:=RAND() * 5" office:value-type="float" office:value="4.94293687748723" calcext:value-type="float">
            <text:p>4.94</text:p>
          </table:table-cell>
          <table:table-cell table:style-name="ce3" table:formula="of:=RAND() * 5" office:value-type="float" office:value="1.60554338828661" calcext:value-type="float">
            <text:p>1.61</text:p>
          </table:table-cell>
          <table:table-cell table:style-name="ce3" table:formula="of:=RAND() * 5" office:value-type="float" office:value="3.53040003101341" calcext:value-type="float">
            <text:p>3.53</text:p>
          </table:table-cell>
          <table:table-cell table:style-name="ce3" table:formula="of:=RAND() * 5" office:value-type="float" office:value="1.30918853566982" calcext:value-type="float">
            <text:p>1.31</text:p>
          </table:table-cell>
          <table:table-cell table:style-name="ce3" table:formula="of:=RAND() * 5" office:value-type="float" office:value="4.32635511737317" calcext:value-type="float">
            <text:p>4.33</text:p>
          </table:table-cell>
          <table:table-cell table:style-name="ce3" table:formula="of:=RAND() * 5" office:value-type="float" office:value="0.266993853729218" calcext:value-type="float">
            <text:p>0.27</text:p>
          </table:table-cell>
          <table:table-cell table:number-columns-repeated="1011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Buffalo-Niagara-Cattaraugus, NY</text:p>
          </table:table-cell>
          <table:table-cell table:style-name="ce2" office:value-type="string" calcext:value-type="string">
            <text:p>Northeast</text:p>
          </table:table-cell>
          <table:table-cell table:style-name="Default" office:value-type="float" office:value="42.8864468" calcext:value-type="float">
            <text:p>42.8864468</text:p>
          </table:table-cell>
          <table:table-cell table:style-name="Default" office:value-type="float" office:value="-78.8783689" calcext:value-type="float">
            <text:p>-78.8783689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table:formula="of:=RAND() * 5" office:value-type="float" office:value="4.3124424724374" calcext:value-type="float">
            <text:p>4.31</text:p>
          </table:table-cell>
          <table:table-cell table:style-name="ce3" table:formula="of:=RAND() * 5" office:value-type="float" office:value="3.01476306747645" calcext:value-type="float">
            <text:p>3.01</text:p>
          </table:table-cell>
          <table:table-cell table:style-name="ce3" table:formula="of:=RAND() * 5" office:value-type="float" office:value="2.39765333477408" calcext:value-type="float">
            <text:p>2.40</text:p>
          </table:table-cell>
          <table:table-cell table:style-name="ce3" table:formula="of:=RAND() * 5" office:value-type="float" office:value="0.981524165254086" calcext:value-type="float">
            <text:p>0.98</text:p>
          </table:table-cell>
          <table:table-cell table:style-name="ce3" table:formula="of:=RAND() * 5" office:value-type="float" office:value="2.96714518568479" calcext:value-type="float">
            <text:p>2.97</text:p>
          </table:table-cell>
          <table:table-cell table:style-name="ce3" table:formula="of:=RAND() * 5" office:value-type="float" office:value="4.11046316381544" calcext:value-type="float">
            <text:p>4.11</text:p>
          </table:table-cell>
          <table:table-cell table:number-columns-repeated="1011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Charlotte-Gastonia-Salisbury, NC-SC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5.2270869" calcext:value-type="float">
            <text:p>35.2270869</text:p>
          </table:table-cell>
          <table:table-cell table:style-name="Default" office:value-type="float" office:value="-80.8431268" calcext:value-type="float">
            <text:p>-80.8431268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table:formula="of:=RAND() * 5" office:value-type="float" office:value="3.20879354607314" calcext:value-type="float">
            <text:p>3.21</text:p>
          </table:table-cell>
          <table:table-cell table:style-name="ce3" table:formula="of:=RAND() * 5" office:value-type="float" office:value="2.33376327087171" calcext:value-type="float">
            <text:p>2.33</text:p>
          </table:table-cell>
          <table:table-cell table:style-name="ce3" table:formula="of:=RAND() * 5" office:value-type="float" office:value="4.12937944754958" calcext:value-type="float">
            <text:p>4.13</text:p>
          </table:table-cell>
          <table:table-cell table:style-name="ce3" table:formula="of:=RAND() * 5" office:value-type="float" office:value="1.46971603389829" calcext:value-type="float">
            <text:p>1.47</text:p>
          </table:table-cell>
          <table:table-cell table:style-name="ce3" table:formula="of:=RAND() * 5" office:value-type="float" office:value="0.54199916892685" calcext:value-type="float">
            <text:p>0.54</text:p>
          </table:table-cell>
          <table:table-cell table:style-name="ce3" table:formula="of:=RAND() * 5" office:value-type="float" office:value="1.17803894798271" calcext:value-type="float">
            <text:p>1.18</text:p>
          </table:table-cell>
          <table:table-cell table:number-columns-repeated="1011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Chicago-Naperville-Michigan City, IL-IN-WI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41.8756208" calcext:value-type="float">
            <text:p>41.8756208</text:p>
          </table:table-cell>
          <table:table-cell table:style-name="Default" office:value-type="float" office:value="-87.6243706" calcext:value-type="float">
            <text:p>-87.6243706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table:formula="of:=RAND() * 5" office:value-type="float" office:value="4.50535244774073" calcext:value-type="float">
            <text:p>4.51</text:p>
          </table:table-cell>
          <table:table-cell table:style-name="ce3" table:formula="of:=RAND() * 5" office:value-type="float" office:value="0.35406686598435" calcext:value-type="float">
            <text:p>0.35</text:p>
          </table:table-cell>
          <table:table-cell table:style-name="ce3" table:formula="of:=RAND() * 5" office:value-type="float" office:value="3.8586536119692" calcext:value-type="float">
            <text:p>3.86</text:p>
          </table:table-cell>
          <table:table-cell table:style-name="ce3" table:formula="of:=RAND() * 5" office:value-type="float" office:value="0.250629876973107" calcext:value-type="float">
            <text:p>0.25</text:p>
          </table:table-cell>
          <table:table-cell table:style-name="ce3" table:formula="of:=RAND() * 5" office:value-type="float" office:value="4.26964614540339" calcext:value-type="float">
            <text:p>4.27</text:p>
          </table:table-cell>
          <table:table-cell table:style-name="ce3" table:formula="of:=RAND() * 5" office:value-type="float" office:value="4.71961124916561" calcext:value-type="float">
            <text:p>4.72</text:p>
          </table:table-cell>
          <table:table-cell table:number-columns-repeated="1011"/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Cincinnati-Middletown-Wilmington, OH-KY-IN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39.1014537" calcext:value-type="float">
            <text:p>39.1014537</text:p>
          </table:table-cell>
          <table:table-cell table:style-name="Default" office:value-type="float" office:value="-84.5124602" calcext:value-type="float">
            <text:p>-84.5124602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table:formula="of:=RAND() * 5" office:value-type="float" office:value="3.36048441124149" calcext:value-type="float">
            <text:p>3.36</text:p>
          </table:table-cell>
          <table:table-cell table:style-name="ce3" table:formula="of:=RAND() * 5" office:value-type="float" office:value="1.91611292539164" calcext:value-type="float">
            <text:p>1.92</text:p>
          </table:table-cell>
          <table:table-cell table:style-name="ce3" table:formula="of:=RAND() * 5" office:value-type="float" office:value="2.3152479424607" calcext:value-type="float">
            <text:p>2.32</text:p>
          </table:table-cell>
          <table:table-cell table:style-name="ce3" table:formula="of:=RAND() * 5" office:value-type="float" office:value="3.91965417657048" calcext:value-type="float">
            <text:p>3.92</text:p>
          </table:table-cell>
          <table:table-cell table:style-name="ce3" table:formula="of:=RAND() * 5" office:value-type="float" office:value="3.9606958522927" calcext:value-type="float">
            <text:p>3.96</text:p>
          </table:table-cell>
          <table:table-cell table:style-name="ce3" table:formula="of:=RAND() * 5" office:value-type="float" office:value="2.56874354905449" calcext:value-type="float">
            <text:p>2.57</text:p>
          </table:table-cell>
          <table:table-cell table:number-columns-repeated="101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Cleveland-Akron-Elyria, OH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41.4871888" calcext:value-type="float">
            <text:p>41.4871888</text:p>
          </table:table-cell>
          <table:table-cell table:style-name="Default" office:value-type="float" office:value="-81.6778691" calcext:value-type="float">
            <text:p>-81.6778691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table:formula="of:=RAND() * 5" office:value-type="float" office:value="2.80576609773561" calcext:value-type="float">
            <text:p>2.81</text:p>
          </table:table-cell>
          <table:table-cell table:style-name="ce3" table:formula="of:=RAND() * 5" office:value-type="float" office:value="1.9450276507996" calcext:value-type="float">
            <text:p>1.95</text:p>
          </table:table-cell>
          <table:table-cell table:style-name="ce3" table:formula="of:=RAND() * 5" office:value-type="float" office:value="0.336125491885468" calcext:value-type="float">
            <text:p>0.34</text:p>
          </table:table-cell>
          <table:table-cell table:style-name="ce3" table:formula="of:=RAND() * 5" office:value-type="float" office:value="3.60526283737272" calcext:value-type="float">
            <text:p>3.61</text:p>
          </table:table-cell>
          <table:table-cell table:style-name="ce3" table:formula="of:=RAND() * 5" office:value-type="float" office:value="0.101442981977016" calcext:value-type="float">
            <text:p>0.10</text:p>
          </table:table-cell>
          <table:table-cell table:style-name="ce3" table:formula="of:=RAND() * 5" office:value-type="float" office:value="2.81480488018133" calcext:value-type="float">
            <text:p>2.81</text:p>
          </table:table-cell>
          <table:table-cell table:number-columns-repeated="1011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Columbus-Marion-Chillicothe, OH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39.9622601" calcext:value-type="float">
            <text:p>39.9622601</text:p>
          </table:table-cell>
          <table:table-cell table:style-name="Default" office:value-type="float" office:value="-83.0007065" calcext:value-type="float">
            <text:p>-83.0007065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table:formula="of:=RAND() * 5" office:value-type="float" office:value="2.17693129670806" calcext:value-type="float">
            <text:p>2.18</text:p>
          </table:table-cell>
          <table:table-cell table:style-name="ce3" table:formula="of:=RAND() * 5" office:value-type="float" office:value="3.76179039361887" calcext:value-type="float">
            <text:p>3.76</text:p>
          </table:table-cell>
          <table:table-cell table:style-name="ce3" table:formula="of:=RAND() * 5" office:value-type="float" office:value="0.674101110780612" calcext:value-type="float">
            <text:p>0.67</text:p>
          </table:table-cell>
          <table:table-cell table:style-name="ce3" table:formula="of:=RAND() * 5" office:value-type="float" office:value="2.13057913817465" calcext:value-type="float">
            <text:p>2.13</text:p>
          </table:table-cell>
          <table:table-cell table:style-name="ce3" table:formula="of:=RAND() * 5" office:value-type="float" office:value="1.58236097777262" calcext:value-type="float">
            <text:p>1.58</text:p>
          </table:table-cell>
          <table:table-cell table:style-name="ce3" table:formula="of:=RAND() * 5" office:value-type="float" office:value="3.46717393491417" calcext:value-type="float">
            <text:p>3.47</text:p>
          </table:table-cell>
          <table:table-cell table:number-columns-repeated="1011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Dallas-Fort Worth, TX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2.7801052" calcext:value-type="float">
            <text:p>32.7801052</text:p>
          </table:table-cell>
          <table:table-cell table:style-name="Default" office:value-type="float" office:value="-96.8000082" calcext:value-type="float">
            <text:p>-96.8000082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table:formula="of:=RAND() * 5" office:value-type="float" office:value="0.355662542860955" calcext:value-type="float">
            <text:p>0.36</text:p>
          </table:table-cell>
          <table:table-cell table:style-name="ce3" table:formula="of:=RAND() * 5" office:value-type="float" office:value="0.142852407880127" calcext:value-type="float">
            <text:p>0.14</text:p>
          </table:table-cell>
          <table:table-cell table:style-name="ce3" table:formula="of:=RAND() * 5" office:value-type="float" office:value="4.34227591729723" calcext:value-type="float">
            <text:p>4.34</text:p>
          </table:table-cell>
          <table:table-cell table:style-name="ce3" table:formula="of:=RAND() * 5" office:value-type="float" office:value="2.50177194015123" calcext:value-type="float">
            <text:p>2.50</text:p>
          </table:table-cell>
          <table:table-cell table:style-name="ce3" table:formula="of:=RAND() * 5" office:value-type="float" office:value="0.96324436715804" calcext:value-type="float">
            <text:p>0.96</text:p>
          </table:table-cell>
          <table:table-cell table:style-name="ce3" table:formula="of:=RAND() * 5" office:value-type="float" office:value="0.920461738714948" calcext:value-type="float">
            <text:p>0.92</text:p>
          </table:table-cell>
          <table:table-cell table:number-columns-repeated="1011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Dayton-Springfield-Greenville, OH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39.7589478" calcext:value-type="float">
            <text:p>39.7589478</text:p>
          </table:table-cell>
          <table:table-cell table:style-name="Default" office:value-type="float" office:value="-84.1916069" calcext:value-type="float">
            <text:p>-84.1916069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table:formula="of:=RAND() * 5" office:value-type="float" office:value="1.15038285846822" calcext:value-type="float">
            <text:p>1.15</text:p>
          </table:table-cell>
          <table:table-cell table:style-name="ce3" table:formula="of:=RAND() * 5" office:value-type="float" office:value="1.54773694695905" calcext:value-type="float">
            <text:p>1.55</text:p>
          </table:table-cell>
          <table:table-cell table:style-name="ce3" table:formula="of:=RAND() * 5" office:value-type="float" office:value="3.5043259919621" calcext:value-type="float">
            <text:p>3.50</text:p>
          </table:table-cell>
          <table:table-cell table:style-name="ce3" table:formula="of:=RAND() * 5" office:value-type="float" office:value="4.65066847042181" calcext:value-type="float">
            <text:p>4.65</text:p>
          </table:table-cell>
          <table:table-cell table:style-name="ce3" table:formula="of:=RAND() * 5" office:value-type="float" office:value="2.63936220784672" calcext:value-type="float">
            <text:p>2.64</text:p>
          </table:table-cell>
          <table:table-cell table:style-name="ce3" table:formula="of:=RAND() * 5" office:value-type="float" office:value="3.65623759687878" calcext:value-type="float">
            <text:p>3.66</text:p>
          </table:table-cell>
          <table:table-cell table:number-columns-repeated="1011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Denver-Aurora-Boulder, CO</text:p>
          </table:table-cell>
          <table:table-cell table:style-name="ce2" office:value-type="string" calcext:value-type="string">
            <text:p>West</text:p>
          </table:table-cell>
          <table:table-cell table:style-name="Default" office:value-type="float" office:value="39.7391536" calcext:value-type="float">
            <text:p>39.7391536</text:p>
          </table:table-cell>
          <table:table-cell table:style-name="Default" office:value-type="float" office:value="-104.9847034" calcext:value-type="float">
            <text:p>-104.9847034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table:formula="of:=RAND() * 5" office:value-type="float" office:value="2.8258638153784" calcext:value-type="float">
            <text:p>2.83</text:p>
          </table:table-cell>
          <table:table-cell table:style-name="ce3" table:formula="of:=RAND() * 5" office:value-type="float" office:value="0.84893615799956" calcext:value-type="float">
            <text:p>0.85</text:p>
          </table:table-cell>
          <table:table-cell table:style-name="ce3" table:formula="of:=RAND() * 5" office:value-type="float" office:value="4.3283864215482" calcext:value-type="float">
            <text:p>4.33</text:p>
          </table:table-cell>
          <table:table-cell table:style-name="ce3" table:formula="of:=RAND() * 5" office:value-type="float" office:value="4.91617624764331" calcext:value-type="float">
            <text:p>4.92</text:p>
          </table:table-cell>
          <table:table-cell table:style-name="ce3" table:formula="of:=RAND() * 5" office:value-type="float" office:value="0.332989053567871" calcext:value-type="float">
            <text:p>0.33</text:p>
          </table:table-cell>
          <table:table-cell table:style-name="ce3" table:formula="of:=RAND() * 5" office:value-type="float" office:value="4.77763099363074" calcext:value-type="float">
            <text:p>4.78</text:p>
          </table:table-cell>
          <table:table-cell table:number-columns-repeated="1011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Detroit-Warren-Flint, MI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42.3486635" calcext:value-type="float">
            <text:p>42.3486635</text:p>
          </table:table-cell>
          <table:table-cell table:style-name="Default" office:value-type="float" office:value="-83.0567375" calcext:value-type="float">
            <text:p>-83.0567375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table:formula="of:=RAND() * 5" office:value-type="float" office:value="1.61970596644096" calcext:value-type="float">
            <text:p>1.62</text:p>
          </table:table-cell>
          <table:table-cell table:style-name="ce3" table:formula="of:=RAND() * 5" office:value-type="float" office:value="4.29609976708889" calcext:value-type="float">
            <text:p>4.30</text:p>
          </table:table-cell>
          <table:table-cell table:style-name="ce3" table:formula="of:=RAND() * 5" office:value-type="float" office:value="3.88838832499459" calcext:value-type="float">
            <text:p>3.89</text:p>
          </table:table-cell>
          <table:table-cell table:style-name="ce3" table:formula="of:=RAND() * 5" office:value-type="float" office:value="0.219838307239115" calcext:value-type="float">
            <text:p>0.22</text:p>
          </table:table-cell>
          <table:table-cell table:style-name="ce3" table:formula="of:=RAND() * 5" office:value-type="float" office:value="0.147470765514299" calcext:value-type="float">
            <text:p>0.15</text:p>
          </table:table-cell>
          <table:table-cell table:style-name="ce3" table:formula="of:=RAND() * 5" office:value-type="float" office:value="4.4909848459065" calcext:value-type="float">
            <text:p>4.49</text:p>
          </table:table-cell>
          <table:table-cell table:number-columns-repeated="1011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Fresno-Madera, CA</text:p>
          </table:table-cell>
          <table:table-cell table:style-name="ce2" office:value-type="string" calcext:value-type="string">
            <text:p>Southwest</text:p>
          </table:table-cell>
          <table:table-cell table:style-name="Default" office:value-type="float" office:value="36.7294455" calcext:value-type="float">
            <text:p>36.7294455</text:p>
          </table:table-cell>
          <table:table-cell table:style-name="Default" office:value-type="float" office:value="-119.70886061" calcext:value-type="float">
            <text:p>-119.70886061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table:formula="of:=RAND() * 5" office:value-type="float" office:value="1.21998522081412" calcext:value-type="float">
            <text:p>1.22</text:p>
          </table:table-cell>
          <table:table-cell table:style-name="ce3" table:formula="of:=RAND() * 5" office:value-type="float" office:value="0.470753964036703" calcext:value-type="float">
            <text:p>0.47</text:p>
          </table:table-cell>
          <table:table-cell table:style-name="ce3" table:formula="of:=RAND() * 5" office:value-type="float" office:value="4.94538968196139" calcext:value-type="float">
            <text:p>4.95</text:p>
          </table:table-cell>
          <table:table-cell table:style-name="ce3" table:formula="of:=RAND() * 5" office:value-type="float" office:value="4.48711622622795" calcext:value-type="float">
            <text:p>4.49</text:p>
          </table:table-cell>
          <table:table-cell table:style-name="ce3" table:formula="of:=RAND() * 5" office:value-type="float" office:value="4.88134304876439" calcext:value-type="float">
            <text:p>4.88</text:p>
          </table:table-cell>
          <table:table-cell table:style-name="ce3" table:formula="of:=RAND() * 5" office:value-type="float" office:value="3.700477873208" calcext:value-type="float">
            <text:p>3.70</text:p>
          </table:table-cell>
          <table:table-cell table:number-columns-repeated="1011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Grand Rapids-Muskegon-Holland, MI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42.9633599" calcext:value-type="float">
            <text:p>42.9633599</text:p>
          </table:table-cell>
          <table:table-cell table:style-name="Default" office:value-type="float" office:value="-85.6680863" calcext:value-type="float">
            <text:p>-85.6680863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table:formula="of:=RAND() * 5" office:value-type="float" office:value="2.71845709881745" calcext:value-type="float">
            <text:p>2.72</text:p>
          </table:table-cell>
          <table:table-cell table:style-name="ce3" table:formula="of:=RAND() * 5" office:value-type="float" office:value="0.799969804938883" calcext:value-type="float">
            <text:p>0.80</text:p>
          </table:table-cell>
          <table:table-cell table:style-name="ce3" table:formula="of:=RAND() * 5" office:value-type="float" office:value="2.0565763884224" calcext:value-type="float">
            <text:p>2.06</text:p>
          </table:table-cell>
          <table:table-cell table:style-name="ce3" table:formula="of:=RAND() * 5" office:value-type="float" office:value="4.25632319645956" calcext:value-type="float">
            <text:p>4.26</text:p>
          </table:table-cell>
          <table:table-cell table:style-name="ce3" table:formula="of:=RAND() * 5" office:value-type="float" office:value="3.11771870823577" calcext:value-type="float">
            <text:p>3.12</text:p>
          </table:table-cell>
          <table:table-cell table:style-name="ce3" table:formula="of:=RAND() * 5" office:value-type="float" office:value="3.74557768576778" calcext:value-type="float">
            <text:p>3.75</text:p>
          </table:table-cell>
          <table:table-cell table:number-columns-repeated="1011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Greensboro--Winston-Salem--High Point, NC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6.0726355" calcext:value-type="float">
            <text:p>36.0726355</text:p>
          </table:table-cell>
          <table:table-cell table:style-name="Default" office:value-type="float" office:value="-79.7919754" calcext:value-type="float">
            <text:p>-79.7919754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table:formula="of:=RAND() * 5" office:value-type="float" office:value="3.64084212575108" calcext:value-type="float">
            <text:p>3.64</text:p>
          </table:table-cell>
          <table:table-cell table:style-name="ce3" table:formula="of:=RAND() * 5" office:value-type="float" office:value="1.25006556627341" calcext:value-type="float">
            <text:p>1.25</text:p>
          </table:table-cell>
          <table:table-cell table:style-name="ce3" table:formula="of:=RAND() * 5" office:value-type="float" office:value="3.54808438918553" calcext:value-type="float">
            <text:p>3.55</text:p>
          </table:table-cell>
          <table:table-cell table:style-name="ce3" table:formula="of:=RAND() * 5" office:value-type="float" office:value="4.91195549839176" calcext:value-type="float">
            <text:p>4.91</text:p>
          </table:table-cell>
          <table:table-cell table:style-name="ce3" table:formula="of:=RAND() * 5" office:value-type="float" office:value="0.322806560434401" calcext:value-type="float">
            <text:p>0.32</text:p>
          </table:table-cell>
          <table:table-cell table:style-name="ce3" table:formula="of:=RAND() * 5" office:value-type="float" office:value="2.02113417326473" calcext:value-type="float">
            <text:p>2.02</text:p>
          </table:table-cell>
          <table:table-cell table:number-columns-repeated="1011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Greenville-Spartanburg-Anderson, SC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4.8512316" calcext:value-type="float">
            <text:p>34.8512316</text:p>
          </table:table-cell>
          <table:table-cell table:style-name="Default" office:value-type="float" office:value="-82.3985105" calcext:value-type="float">
            <text:p>-82.3985105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table:formula="of:=RAND() * 5" office:value-type="float" office:value="2.29551004944369" calcext:value-type="float">
            <text:p>2.30</text:p>
          </table:table-cell>
          <table:table-cell table:style-name="ce3" table:formula="of:=RAND() * 5" office:value-type="float" office:value="3.0411971162539" calcext:value-type="float">
            <text:p>3.04</text:p>
          </table:table-cell>
          <table:table-cell table:style-name="ce3" table:formula="of:=RAND() * 5" office:value-type="float" office:value="0.139240823918954" calcext:value-type="float">
            <text:p>0.14</text:p>
          </table:table-cell>
          <table:table-cell table:style-name="ce3" table:formula="of:=RAND() * 5" office:value-type="float" office:value="2.76466626673937" calcext:value-type="float">
            <text:p>2.76</text:p>
          </table:table-cell>
          <table:table-cell table:style-name="ce3" table:formula="of:=RAND() * 5" office:value-type="float" office:value="3.88500280911103" calcext:value-type="float">
            <text:p>3.89</text:p>
          </table:table-cell>
          <table:table-cell table:style-name="ce3" table:formula="of:=RAND() * 5" office:value-type="float" office:value="4.63440380757675" calcext:value-type="float">
            <text:p>4.63</text:p>
          </table:table-cell>
          <table:table-cell table:number-columns-repeated="1011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Hartford-West Hartford-Willimantic, CT</text:p>
          </table:table-cell>
          <table:table-cell table:style-name="ce2" office:value-type="string" calcext:value-type="string">
            <text:p>Northeast</text:p>
          </table:table-cell>
          <table:table-cell table:style-name="Default" office:value-type="float" office:value="41.765599" calcext:value-type="float">
            <text:p>41.765599</text:p>
          </table:table-cell>
          <table:table-cell table:style-name="Default" office:value-type="float" office:value="-72.69058501" calcext:value-type="float">
            <text:p>-72.69058501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table:formula="of:=RAND() * 5" office:value-type="float" office:value="1.27792684244923" calcext:value-type="float">
            <text:p>1.28</text:p>
          </table:table-cell>
          <table:table-cell table:style-name="ce3" table:formula="of:=RAND() * 5" office:value-type="float" office:value="1.16621123277582" calcext:value-type="float">
            <text:p>1.17</text:p>
          </table:table-cell>
          <table:table-cell table:style-name="ce3" table:formula="of:=RAND() * 5" office:value-type="float" office:value="2.76099464739673" calcext:value-type="float">
            <text:p>2.76</text:p>
          </table:table-cell>
          <table:table-cell table:style-name="ce3" table:formula="of:=RAND() * 5" office:value-type="float" office:value="4.37833535135724" calcext:value-type="float">
            <text:p>4.38</text:p>
          </table:table-cell>
          <table:table-cell table:style-name="ce3" table:formula="of:=RAND() * 5" office:value-type="float" office:value="1.06450829654932" calcext:value-type="float">
            <text:p>1.06</text:p>
          </table:table-cell>
          <table:table-cell table:style-name="ce3" table:formula="of:=RAND() * 5" office:value-type="float" office:value="2.52776745357551" calcext:value-type="float">
            <text:p>2.53</text:p>
          </table:table-cell>
          <table:table-cell table:number-columns-repeated="1011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Houston-Baytown-Huntsville, TX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29.9519265" calcext:value-type="float">
            <text:p>29.9519265</text:p>
          </table:table-cell>
          <table:table-cell table:style-name="Default" office:value-type="float" office:value="-95.54091698" calcext:value-type="float">
            <text:p>-95.54091698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table:formula="of:=RAND() * 5" office:value-type="float" office:value="0.0163842737674713" calcext:value-type="float">
            <text:p>0.02</text:p>
          </table:table-cell>
          <table:table-cell table:style-name="ce3" table:formula="of:=RAND() * 5" office:value-type="float" office:value="0.785018842434511" calcext:value-type="float">
            <text:p>0.79</text:p>
          </table:table-cell>
          <table:table-cell table:style-name="ce3" table:formula="of:=RAND() * 5" office:value-type="float" office:value="4.38625250011683" calcext:value-type="float">
            <text:p>4.39</text:p>
          </table:table-cell>
          <table:table-cell table:style-name="ce3" table:formula="of:=RAND() * 5" office:value-type="float" office:value="3.9904064766597" calcext:value-type="float">
            <text:p>3.99</text:p>
          </table:table-cell>
          <table:table-cell table:style-name="ce3" table:formula="of:=RAND() * 5" office:value-type="float" office:value="1.79104481241666" calcext:value-type="float">
            <text:p>1.79</text:p>
          </table:table-cell>
          <table:table-cell table:style-name="ce3" table:formula="of:=RAND() * 5" office:value-type="float" office:value="1.56977517181076" calcext:value-type="float">
            <text:p>1.57</text:p>
          </table:table-cell>
          <table:table-cell table:number-columns-repeated="1011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Indianapolis-Anderson-Columbus, IN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39.7683795" calcext:value-type="float">
            <text:p>39.7683795</text:p>
          </table:table-cell>
          <table:table-cell table:style-name="Default" office:value-type="float" office:value="-86.1580447" calcext:value-type="float">
            <text:p>-86.1580447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table:formula="of:=RAND() * 5" office:value-type="float" office:value="1.04945017606951" calcext:value-type="float">
            <text:p>1.05</text:p>
          </table:table-cell>
          <table:table-cell table:style-name="ce3" table:formula="of:=RAND() * 5" office:value-type="float" office:value="4.89200640004128" calcext:value-type="float">
            <text:p>4.89</text:p>
          </table:table-cell>
          <table:table-cell table:style-name="ce3" table:formula="of:=RAND() * 5" office:value-type="float" office:value="2.21748448209837" calcext:value-type="float">
            <text:p>2.22</text:p>
          </table:table-cell>
          <table:table-cell table:style-name="ce3" table:formula="of:=RAND() * 5" office:value-type="float" office:value="0.816749129444361" calcext:value-type="float">
            <text:p>0.82</text:p>
          </table:table-cell>
          <table:table-cell table:style-name="ce3" table:formula="of:=RAND() * 5" office:value-type="float" office:value="3.62807183410041" calcext:value-type="float">
            <text:p>3.63</text:p>
          </table:table-cell>
          <table:table-cell table:style-name="ce3" table:formula="of:=RAND() * 5" office:value-type="float" office:value="4.79765689698979" calcext:value-type="float">
            <text:p>4.80</text:p>
          </table:table-cell>
          <table:table-cell table:number-columns-repeated="1011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Jacksonville, FL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0.3321838" calcext:value-type="float">
            <text:p>30.3321838</text:p>
          </table:table-cell>
          <table:table-cell table:style-name="Default" office:value-type="float" office:value="-81.655651" calcext:value-type="float">
            <text:p>-81.655651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table:formula="of:=RAND() * 5" office:value-type="float" office:value="2.32813820242882" calcext:value-type="float">
            <text:p>2.33</text:p>
          </table:table-cell>
          <table:table-cell table:style-name="ce3" table:formula="of:=RAND() * 5" office:value-type="float" office:value="4.46554257068783" calcext:value-type="float">
            <text:p>4.47</text:p>
          </table:table-cell>
          <table:table-cell table:style-name="ce3" table:formula="of:=RAND() * 5" office:value-type="float" office:value="2.04197128652595" calcext:value-type="float">
            <text:p>2.04</text:p>
          </table:table-cell>
          <table:table-cell table:style-name="ce3" table:formula="of:=RAND() * 5" office:value-type="float" office:value="1.42988448846154" calcext:value-type="float">
            <text:p>1.43</text:p>
          </table:table-cell>
          <table:table-cell table:style-name="ce3" table:formula="of:=RAND() * 5" office:value-type="float" office:value="4.25589473801665" calcext:value-type="float">
            <text:p>4.26</text:p>
          </table:table-cell>
          <table:table-cell table:style-name="ce3" table:formula="of:=RAND() * 5" office:value-type="float" office:value="2.29306027758867" calcext:value-type="float">
            <text:p>2.29</text:p>
          </table:table-cell>
          <table:table-cell table:number-columns-repeated="1011"/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Kansas City-Overland Park-Kansas City, MO-KS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39.0844687" calcext:value-type="float">
            <text:p>39.0844687</text:p>
          </table:table-cell>
          <table:table-cell table:style-name="Default" office:value-type="float" office:value="-94.5630298" calcext:value-type="float">
            <text:p>-94.5630298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table:formula="of:=RAND() * 5" office:value-type="float" office:value="2.45881000184454" calcext:value-type="float">
            <text:p>2.46</text:p>
          </table:table-cell>
          <table:table-cell table:style-name="ce3" table:formula="of:=RAND() * 5" office:value-type="float" office:value="1.37218796880916" calcext:value-type="float">
            <text:p>1.37</text:p>
          </table:table-cell>
          <table:table-cell table:style-name="ce3" table:formula="of:=RAND() * 5" office:value-type="float" office:value="1.21505544986576" calcext:value-type="float">
            <text:p>1.22</text:p>
          </table:table-cell>
          <table:table-cell table:style-name="ce3" table:formula="of:=RAND() * 5" office:value-type="float" office:value="4.37630562111735" calcext:value-type="float">
            <text:p>4.38</text:p>
          </table:table-cell>
          <table:table-cell table:style-name="ce3" table:formula="of:=RAND() * 5" office:value-type="float" office:value="2.99907755455934" calcext:value-type="float">
            <text:p>3.00</text:p>
          </table:table-cell>
          <table:table-cell table:style-name="ce3" table:formula="of:=RAND() * 5" office:value-type="float" office:value="4.43868229049258" calcext:value-type="float">
            <text:p>4.44</text:p>
          </table:table-cell>
          <table:table-cell table:number-columns-repeated="101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Knoxville-Sevierville-La Follette, TN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5.9603948" calcext:value-type="float">
            <text:p>35.9603948</text:p>
          </table:table-cell>
          <table:table-cell table:style-name="Default" office:value-type="float" office:value="-83.9210261" calcext:value-type="float">
            <text:p>-83.9210261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table:formula="of:=RAND() * 5" office:value-type="float" office:value="2.63561050640419" calcext:value-type="float">
            <text:p>2.64</text:p>
          </table:table-cell>
          <table:table-cell table:style-name="ce3" table:formula="of:=RAND() * 5" office:value-type="float" office:value="1.40740696457215" calcext:value-type="float">
            <text:p>1.41</text:p>
          </table:table-cell>
          <table:table-cell table:style-name="ce3" table:formula="of:=RAND() * 5" office:value-type="float" office:value="4.83163144555874" calcext:value-type="float">
            <text:p>4.83</text:p>
          </table:table-cell>
          <table:table-cell table:style-name="ce3" table:formula="of:=RAND() * 5" office:value-type="float" office:value="0.187135263113305" calcext:value-type="float">
            <text:p>0.19</text:p>
          </table:table-cell>
          <table:table-cell table:style-name="ce3" table:formula="of:=RAND() * 5" office:value-type="float" office:value="4.53022966394201" calcext:value-type="float">
            <text:p>4.53</text:p>
          </table:table-cell>
          <table:table-cell table:style-name="ce3" table:formula="of:=RAND() * 5" office:value-type="float" office:value="0.0211722799576819" calcext:value-type="float">
            <text:p>0.02</text:p>
          </table:table-cell>
          <table:table-cell table:number-columns-repeated="101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Las Vegas-Paradise-Pahrump, NV</text:p>
          </table:table-cell>
          <table:table-cell table:style-name="ce2" office:value-type="string" calcext:value-type="string">
            <text:p>Southwest</text:p>
          </table:table-cell>
          <table:table-cell table:style-name="Default" office:value-type="float" office:value="36.145204" calcext:value-type="float">
            <text:p>36.145204</text:p>
          </table:table-cell>
          <table:table-cell table:style-name="Default" office:value-type="float" office:value="-115.1611806" calcext:value-type="float">
            <text:p>-115.1611806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table:formula="of:=RAND() * 5" office:value-type="float" office:value="2.510530075524" calcext:value-type="float">
            <text:p>2.51</text:p>
          </table:table-cell>
          <table:table-cell table:style-name="ce3" table:formula="of:=RAND() * 5" office:value-type="float" office:value="4.04871167382225" calcext:value-type="float">
            <text:p>4.05</text:p>
          </table:table-cell>
          <table:table-cell table:style-name="ce3" table:formula="of:=RAND() * 5" office:value-type="float" office:value="4.35809725779109" calcext:value-type="float">
            <text:p>4.36</text:p>
          </table:table-cell>
          <table:table-cell table:style-name="ce3" table:formula="of:=RAND() * 5" office:value-type="float" office:value="1.79413855657913" calcext:value-type="float">
            <text:p>1.79</text:p>
          </table:table-cell>
          <table:table-cell table:style-name="ce3" table:formula="of:=RAND() * 5" office:value-type="float" office:value="4.53088799375109" calcext:value-type="float">
            <text:p>4.53</text:p>
          </table:table-cell>
          <table:table-cell table:style-name="ce3" table:formula="of:=RAND() * 5" office:value-type="float" office:value="1.06424323865213" calcext:value-type="float">
            <text:p>1.06</text:p>
          </table:table-cell>
          <table:table-cell table:number-columns-repeated="1011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Los Angeles-Long Beach-Riverside, CA</text:p>
          </table:table-cell>
          <table:table-cell table:style-name="ce2" office:value-type="string" calcext:value-type="string">
            <text:p>Southwest</text:p>
          </table:table-cell>
          <table:table-cell table:style-name="Default" office:value-type="float" office:value="34.0536781" calcext:value-type="float">
            <text:p>34.0536781</text:p>
          </table:table-cell>
          <table:table-cell table:style-name="Default" office:value-type="float" office:value="-118.2427025" calcext:value-type="float">
            <text:p>-118.2427025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table:formula="of:=RAND() * 5" office:value-type="float" office:value="1.20500562363304" calcext:value-type="float">
            <text:p>1.21</text:p>
          </table:table-cell>
          <table:table-cell table:style-name="ce3" table:formula="of:=RAND() * 5" office:value-type="float" office:value="3.80148069816642" calcext:value-type="float">
            <text:p>3.80</text:p>
          </table:table-cell>
          <table:table-cell table:style-name="ce3" table:formula="of:=RAND() * 5" office:value-type="float" office:value="0.370547515340149" calcext:value-type="float">
            <text:p>0.37</text:p>
          </table:table-cell>
          <table:table-cell table:style-name="ce3" table:formula="of:=RAND() * 5" office:value-type="float" office:value="2.82494760351256" calcext:value-type="float">
            <text:p>2.82</text:p>
          </table:table-cell>
          <table:table-cell table:style-name="ce3" table:formula="of:=RAND() * 5" office:value-type="float" office:value="4.69867342500947" calcext:value-type="float">
            <text:p>4.70</text:p>
          </table:table-cell>
          <table:table-cell table:style-name="ce3" table:formula="of:=RAND() * 5" office:value-type="float" office:value="0.412651263177395" calcext:value-type="float">
            <text:p>0.41</text:p>
          </table:table-cell>
          <table:table-cell table:number-columns-repeated="1011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Louisville-Jefferson County--Elizabethtown-Scottsburg, KY-IN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8.2542376" calcext:value-type="float">
            <text:p>38.2542376</text:p>
          </table:table-cell>
          <table:table-cell table:style-name="Default" office:value-type="float" office:value="-85.759407" calcext:value-type="float">
            <text:p>-85.759407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table:formula="of:=RAND() * 5" office:value-type="float" office:value="0.0555848423391581" calcext:value-type="float">
            <text:p>0.06</text:p>
          </table:table-cell>
          <table:table-cell table:style-name="ce3" table:formula="of:=RAND() * 5" office:value-type="float" office:value="0.99064817535691" calcext:value-type="float">
            <text:p>0.99</text:p>
          </table:table-cell>
          <table:table-cell table:style-name="ce3" table:formula="of:=RAND() * 5" office:value-type="float" office:value="2.6216728950385" calcext:value-type="float">
            <text:p>2.62</text:p>
          </table:table-cell>
          <table:table-cell table:style-name="ce3" table:formula="of:=RAND() * 5" office:value-type="float" office:value="4.05167896882631" calcext:value-type="float">
            <text:p>4.05</text:p>
          </table:table-cell>
          <table:table-cell table:style-name="ce3" table:formula="of:=RAND() * 5" office:value-type="float" office:value="0.176617365796119" calcext:value-type="float">
            <text:p>0.18</text:p>
          </table:table-cell>
          <table:table-cell table:style-name="ce3" table:formula="of:=RAND() * 5" office:value-type="float" office:value="0.10780717828311" calcext:value-type="float">
            <text:p>0.11</text:p>
          </table:table-cell>
          <table:table-cell table:number-columns-repeated="1011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Memphis, TN-MS-AR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5.1490215" calcext:value-type="float">
            <text:p>35.1490215</text:p>
          </table:table-cell>
          <table:table-cell table:style-name="Default" office:value-type="float" office:value="-90.0516285" calcext:value-type="float">
            <text:p>-90.0516285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table:formula="of:=RAND() * 5" office:value-type="float" office:value="2.88559790118597" calcext:value-type="float">
            <text:p>2.89</text:p>
          </table:table-cell>
          <table:table-cell table:style-name="ce3" table:formula="of:=RAND() * 5" office:value-type="float" office:value="4.26632760325447" calcext:value-type="float">
            <text:p>4.27</text:p>
          </table:table-cell>
          <table:table-cell table:style-name="ce3" table:formula="of:=RAND() * 5" office:value-type="float" office:value="4.05084508121945" calcext:value-type="float">
            <text:p>4.05</text:p>
          </table:table-cell>
          <table:table-cell table:style-name="ce3" table:formula="of:=RAND() * 5" office:value-type="float" office:value="4.49869416770525" calcext:value-type="float">
            <text:p>4.50</text:p>
          </table:table-cell>
          <table:table-cell table:style-name="ce3" table:formula="of:=RAND() * 5" office:value-type="float" office:value="1.53740141075104" calcext:value-type="float">
            <text:p>1.54</text:p>
          </table:table-cell>
          <table:table-cell table:style-name="ce3" table:formula="of:=RAND() * 5" office:value-type="float" office:value="4.65384907904081" calcext:value-type="float">
            <text:p>4.65</text:p>
          </table:table-cell>
          <table:table-cell table:number-columns-repeated="1011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Miami-Fort Lauderdale-Pompano Beach, FL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25.7742658" calcext:value-type="float">
            <text:p>25.7742658</text:p>
          </table:table-cell>
          <table:table-cell table:style-name="Default" office:value-type="float" office:value="-80.1936589" calcext:value-type="float">
            <text:p>-80.1936589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table:formula="of:=RAND() * 5" office:value-type="float" office:value="3.79725664155558" calcext:value-type="float">
            <text:p>3.80</text:p>
          </table:table-cell>
          <table:table-cell table:style-name="ce3" table:formula="of:=RAND() * 5" office:value-type="float" office:value="3.50478499662131" calcext:value-type="float">
            <text:p>3.50</text:p>
          </table:table-cell>
          <table:table-cell table:style-name="ce3" table:formula="of:=RAND() * 5" office:value-type="float" office:value="3.50586391286924" calcext:value-type="float">
            <text:p>3.51</text:p>
          </table:table-cell>
          <table:table-cell table:style-name="ce3" table:formula="of:=RAND() * 5" office:value-type="float" office:value="2.91250769863836" calcext:value-type="float">
            <text:p>2.91</text:p>
          </table:table-cell>
          <table:table-cell table:style-name="ce3" table:formula="of:=RAND() * 5" office:value-type="float" office:value="0.672355154529214" calcext:value-type="float">
            <text:p>0.67</text:p>
          </table:table-cell>
          <table:table-cell table:style-name="ce3" table:formula="of:=RAND() * 5" office:value-type="float" office:value="1.86773592839018" calcext:value-type="float">
            <text:p>1.87</text:p>
          </table:table-cell>
          <table:table-cell table:number-columns-repeated="1011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Milwaukee-Racine-Waukesha, WI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43.0349931" calcext:value-type="float">
            <text:p>43.0349931</text:p>
          </table:table-cell>
          <table:table-cell table:style-name="Default" office:value-type="float" office:value="-87.922497" calcext:value-type="float">
            <text:p>-87.922497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table:formula="of:=RAND() * 5" office:value-type="float" office:value="3.52191999321803" calcext:value-type="float">
            <text:p>3.52</text:p>
          </table:table-cell>
          <table:table-cell table:style-name="ce3" table:formula="of:=RAND() * 5" office:value-type="float" office:value="1.32920152158476" calcext:value-type="float">
            <text:p>1.33</text:p>
          </table:table-cell>
          <table:table-cell table:style-name="ce3" table:formula="of:=RAND() * 5" office:value-type="float" office:value="3.02890014485456" calcext:value-type="float">
            <text:p>3.03</text:p>
          </table:table-cell>
          <table:table-cell table:style-name="ce3" table:formula="of:=RAND() * 5" office:value-type="float" office:value="2.68209888949059" calcext:value-type="float">
            <text:p>2.68</text:p>
          </table:table-cell>
          <table:table-cell table:style-name="ce3" table:formula="of:=RAND() * 5" office:value-type="float" office:value="0.0641125091351569" calcext:value-type="float">
            <text:p>0.06</text:p>
          </table:table-cell>
          <table:table-cell table:style-name="ce3" table:formula="of:=RAND() * 5" office:value-type="float" office:value="3.74744783039205" calcext:value-type="float">
            <text:p>3.75</text:p>
          </table:table-cell>
          <table:table-cell table:number-columns-repeated="1011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Minneapolis-St. Paul-St. Cloud, MN-WI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44.9772995" calcext:value-type="float">
            <text:p>44.9772995</text:p>
          </table:table-cell>
          <table:table-cell table:style-name="Default" office:value-type="float" office:value="-93.2654692" calcext:value-type="float">
            <text:p>-93.2654692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table:formula="of:=RAND() * 5" office:value-type="float" office:value="0.629536161432043" calcext:value-type="float">
            <text:p>0.63</text:p>
          </table:table-cell>
          <table:table-cell table:style-name="ce3" table:formula="of:=RAND() * 5" office:value-type="float" office:value="3.87664811918512" calcext:value-type="float">
            <text:p>3.88</text:p>
          </table:table-cell>
          <table:table-cell table:style-name="ce3" table:formula="of:=RAND() * 5" office:value-type="float" office:value="4.25083139445633" calcext:value-type="float">
            <text:p>4.25</text:p>
          </table:table-cell>
          <table:table-cell table:style-name="ce3" table:formula="of:=RAND() * 5" office:value-type="float" office:value="1.7777846462559" calcext:value-type="float">
            <text:p>1.78</text:p>
          </table:table-cell>
          <table:table-cell table:style-name="ce3" table:formula="of:=RAND() * 5" office:value-type="float" office:value="3.43994776136242" calcext:value-type="float">
            <text:p>3.44</text:p>
          </table:table-cell>
          <table:table-cell table:style-name="ce3" table:formula="of:=RAND() * 5" office:value-type="float" office:value="4.18934512767009" calcext:value-type="float">
            <text:p>4.19</text:p>
          </table:table-cell>
          <table:table-cell table:number-columns-repeated="1011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Nashville-Davidson--Murfreesboro--Columbia, TN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6.1622257" calcext:value-type="float">
            <text:p>36.1622257</text:p>
          </table:table-cell>
          <table:table-cell table:style-name="Default" office:value-type="float" office:value="-86.7743419" calcext:value-type="float">
            <text:p>-86.7743419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table:formula="of:=RAND() * 5" office:value-type="float" office:value="0.324562245514244" calcext:value-type="float">
            <text:p>0.32</text:p>
          </table:table-cell>
          <table:table-cell table:style-name="ce3" table:formula="of:=RAND() * 5" office:value-type="float" office:value="0.725044157588854" calcext:value-type="float">
            <text:p>0.73</text:p>
          </table:table-cell>
          <table:table-cell table:style-name="ce3" table:formula="of:=RAND() * 5" office:value-type="float" office:value="2.13489861343987" calcext:value-type="float">
            <text:p>2.13</text:p>
          </table:table-cell>
          <table:table-cell table:style-name="ce3" table:formula="of:=RAND() * 5" office:value-type="float" office:value="4.10679816966876" calcext:value-type="float">
            <text:p>4.11</text:p>
          </table:table-cell>
          <table:table-cell table:style-name="ce3" table:formula="of:=RAND() * 5" office:value-type="float" office:value="3.23499323800206" calcext:value-type="float">
            <text:p>3.23</text:p>
          </table:table-cell>
          <table:table-cell table:style-name="ce3" table:formula="of:=RAND() * 5" office:value-type="float" office:value="4.24471995793283" calcext:value-type="float">
            <text:p>4.24</text:p>
          </table:table-cell>
          <table:table-cell table:number-columns-repeated="1011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New Orleans-Metairie-Bogalusa, LA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29.9499323" calcext:value-type="float">
            <text:p>29.9499323</text:p>
          </table:table-cell>
          <table:table-cell table:style-name="Default" office:value-type="float" office:value="-90.0701156" calcext:value-type="float">
            <text:p>-90.0701156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table:formula="of:=RAND() * 5" office:value-type="float" office:value="2.68896636436693" calcext:value-type="float">
            <text:p>2.69</text:p>
          </table:table-cell>
          <table:table-cell table:style-name="ce3" table:formula="of:=RAND() * 5" office:value-type="float" office:value="1.68812195537612" calcext:value-type="float">
            <text:p>1.69</text:p>
          </table:table-cell>
          <table:table-cell table:style-name="ce3" table:formula="of:=RAND() * 5" office:value-type="float" office:value="0.871839672327042" calcext:value-type="float">
            <text:p>0.87</text:p>
          </table:table-cell>
          <table:table-cell table:style-name="ce3" table:formula="of:=RAND() * 5" office:value-type="float" office:value="4.91706223459914" calcext:value-type="float">
            <text:p>4.92</text:p>
          </table:table-cell>
          <table:table-cell table:style-name="ce3" table:formula="of:=RAND() * 5" office:value-type="float" office:value="2.03771039610729" calcext:value-type="float">
            <text:p>2.04</text:p>
          </table:table-cell>
          <table:table-cell table:style-name="ce3" table:formula="of:=RAND() * 5" office:value-type="float" office:value="2.19033957924694" calcext:value-type="float">
            <text:p>2.19</text:p>
          </table:table-cell>
          <table:table-cell table:number-columns-repeated="1011"/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New York-Newark-Bridgeport, NY-NJ-CT-PA</text:p>
          </table:table-cell>
          <table:table-cell table:style-name="ce2" office:value-type="string" calcext:value-type="string">
            <text:p>Northeast</text:p>
          </table:table-cell>
          <table:table-cell table:style-name="Default" office:value-type="float" office:value="40.7305991" calcext:value-type="float">
            <text:p>40.7305991</text:p>
          </table:table-cell>
          <table:table-cell table:style-name="Default" office:value-type="float" office:value="-73.9865812" calcext:value-type="float">
            <text:p>-73.9865812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table:formula="of:=RAND() * 5" office:value-type="float" office:value="2.05270055448636" calcext:value-type="float">
            <text:p>2.05</text:p>
          </table:table-cell>
          <table:table-cell table:style-name="ce3" table:formula="of:=RAND() * 5" office:value-type="float" office:value="3.79416244337335" calcext:value-type="float">
            <text:p>3.79</text:p>
          </table:table-cell>
          <table:table-cell table:style-name="ce3" table:formula="of:=RAND() * 5" office:value-type="float" office:value="2.73908955510706" calcext:value-type="float">
            <text:p>2.74</text:p>
          </table:table-cell>
          <table:table-cell table:style-name="ce3" table:formula="of:=RAND() * 5" office:value-type="float" office:value="2.70256892195903" calcext:value-type="float">
            <text:p>2.70</text:p>
          </table:table-cell>
          <table:table-cell table:style-name="ce3" table:formula="of:=RAND() * 5" office:value-type="float" office:value="0.714093055576086" calcext:value-type="float">
            <text:p>0.71</text:p>
          </table:table-cell>
          <table:table-cell table:style-name="ce3" table:formula="of:=RAND() * 5" office:value-type="float" office:value="3.84518575505354" calcext:value-type="float">
            <text:p>3.85</text:p>
          </table:table-cell>
          <table:table-cell table:number-columns-repeated="1011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Oklahoma City-Shawnee, OK</text:p>
          </table:table-cell>
          <table:table-cell table:style-name="ce2" office:value-type="string" calcext:value-type="string">
            <text:p>West</text:p>
          </table:table-cell>
          <table:table-cell table:style-name="Default" office:value-type="float" office:value="35.4707419" calcext:value-type="float">
            <text:p>35.4707419</text:p>
          </table:table-cell>
          <table:table-cell table:style-name="Default" office:value-type="float" office:value="-97.5198806" calcext:value-type="float">
            <text:p>-97.5198806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table:formula="of:=RAND() * 5" office:value-type="float" office:value="1.18083292734809" calcext:value-type="float">
            <text:p>1.18</text:p>
          </table:table-cell>
          <table:table-cell table:style-name="ce3" table:formula="of:=RAND() * 5" office:value-type="float" office:value="4.42121222615242" calcext:value-type="float">
            <text:p>4.42</text:p>
          </table:table-cell>
          <table:table-cell table:style-name="ce3" table:formula="of:=RAND() * 5" office:value-type="float" office:value="0.188996171345934" calcext:value-type="float">
            <text:p>0.19</text:p>
          </table:table-cell>
          <table:table-cell table:style-name="ce3" table:formula="of:=RAND() * 5" office:value-type="float" office:value="2.18101292615756" calcext:value-type="float">
            <text:p>2.18</text:p>
          </table:table-cell>
          <table:table-cell table:style-name="ce3" table:formula="of:=RAND() * 5" office:value-type="float" office:value="2.61887401924469" calcext:value-type="float">
            <text:p>2.62</text:p>
          </table:table-cell>
          <table:table-cell table:style-name="ce3" table:formula="of:=RAND() * 5" office:value-type="float" office:value="0.044904766837135" calcext:value-type="float">
            <text:p>0.04</text:p>
          </table:table-cell>
          <table:table-cell table:number-columns-repeated="1011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Orlando-Deltona-Daytona Beach, FL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28.5421175" calcext:value-type="float">
            <text:p>28.5421175</text:p>
          </table:table-cell>
          <table:table-cell table:style-name="Default" office:value-type="float" office:value="-81.3790462" calcext:value-type="float">
            <text:p>-81.3790462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table:formula="of:=RAND() * 5" office:value-type="float" office:value="1.5812119981274" calcext:value-type="float">
            <text:p>1.58</text:p>
          </table:table-cell>
          <table:table-cell table:style-name="ce3" table:formula="of:=RAND() * 5" office:value-type="float" office:value="2.24056907813065" calcext:value-type="float">
            <text:p>2.24</text:p>
          </table:table-cell>
          <table:table-cell table:style-name="ce3" table:formula="of:=RAND() * 5" office:value-type="float" office:value="2.09095708327368" calcext:value-type="float">
            <text:p>2.09</text:p>
          </table:table-cell>
          <table:table-cell table:style-name="ce3" table:formula="of:=RAND() * 5" office:value-type="float" office:value="0.490954112028703" calcext:value-type="float">
            <text:p>0.49</text:p>
          </table:table-cell>
          <table:table-cell table:style-name="ce3" table:formula="of:=RAND() * 5" office:value-type="float" office:value="3.15842438838445" calcext:value-type="float">
            <text:p>3.16</text:p>
          </table:table-cell>
          <table:table-cell table:style-name="ce3" table:formula="of:=RAND() * 5" office:value-type="float" office:value="3.07516894652508" calcext:value-type="float">
            <text:p>3.08</text:p>
          </table:table-cell>
          <table:table-cell table:number-columns-repeated="1011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Philadelphia-Camden-Vineland, PA-NJ-DE-MD</text:p>
          </table:table-cell>
          <table:table-cell table:style-name="ce2" office:value-type="string" calcext:value-type="string">
            <text:p>Northeast</text:p>
          </table:table-cell>
          <table:table-cell table:style-name="Default" office:value-type="float" office:value="39.952335" calcext:value-type="float">
            <text:p>39.952335</text:p>
          </table:table-cell>
          <table:table-cell table:style-name="Default" office:value-type="float" office:value="-75.163789" calcext:value-type="float">
            <text:p>-75.163789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table:formula="of:=RAND() * 5" office:value-type="float" office:value="0.00289935735054314" calcext:value-type="float">
            <text:p>0.00</text:p>
          </table:table-cell>
          <table:table-cell table:style-name="ce3" table:formula="of:=RAND() * 5" office:value-type="float" office:value="3.69763916707598" calcext:value-type="float">
            <text:p>3.70</text:p>
          </table:table-cell>
          <table:table-cell table:style-name="ce3" table:formula="of:=RAND() * 5" office:value-type="float" office:value="3.43339207582176" calcext:value-type="float">
            <text:p>3.43</text:p>
          </table:table-cell>
          <table:table-cell table:style-name="ce3" table:formula="of:=RAND() * 5" office:value-type="float" office:value="0.0574398855678737" calcext:value-type="float">
            <text:p>0.06</text:p>
          </table:table-cell>
          <table:table-cell table:style-name="ce3" table:formula="of:=RAND() * 5" office:value-type="float" office:value="4.94373925263062" calcext:value-type="float">
            <text:p>4.94</text:p>
          </table:table-cell>
          <table:table-cell table:style-name="ce3" table:formula="of:=RAND() * 5" office:value-type="float" office:value="1.3842688233126" calcext:value-type="float">
            <text:p>1.38</text:p>
          </table:table-cell>
          <table:table-cell table:number-columns-repeated="1011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Phoenix-Mesa-Scottsdale, AZ</text:p>
          </table:table-cell>
          <table:table-cell table:style-name="ce2" office:value-type="string" calcext:value-type="string">
            <text:p>Southwest</text:p>
          </table:table-cell>
          <table:table-cell table:style-name="Default" office:value-type="float" office:value="33.361168" calcext:value-type="float">
            <text:p>33.361168</text:p>
          </table:table-cell>
          <table:table-cell table:style-name="Default" office:value-type="float" office:value="-112.12130217" calcext:value-type="float">
            <text:p>-112.12130217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table:formula="of:=RAND() * 5" office:value-type="float" office:value="1.17051924928091" calcext:value-type="float">
            <text:p>1.17</text:p>
          </table:table-cell>
          <table:table-cell table:style-name="ce3" table:formula="of:=RAND() * 5" office:value-type="float" office:value="4.34696737094782" calcext:value-type="float">
            <text:p>4.35</text:p>
          </table:table-cell>
          <table:table-cell table:style-name="ce3" table:formula="of:=RAND() * 5" office:value-type="float" office:value="0.751132925506681" calcext:value-type="float">
            <text:p>0.75</text:p>
          </table:table-cell>
          <table:table-cell table:style-name="ce3" table:formula="of:=RAND() * 5" office:value-type="float" office:value="1.51959372335114" calcext:value-type="float">
            <text:p>1.52</text:p>
          </table:table-cell>
          <table:table-cell table:style-name="ce3" table:formula="of:=RAND() * 5" office:value-type="float" office:value="2.81585688353516" calcext:value-type="float">
            <text:p>2.82</text:p>
          </table:table-cell>
          <table:table-cell table:style-name="ce3" table:formula="of:=RAND() * 5" office:value-type="float" office:value="1.09877752605826" calcext:value-type="float">
            <text:p>1.10</text:p>
          </table:table-cell>
          <table:table-cell table:number-columns-repeated="1011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Pittsburgh-New Castle, PA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40.4416941" calcext:value-type="float">
            <text:p>40.4416941</text:p>
          </table:table-cell>
          <table:table-cell table:style-name="Default" office:value-type="float" office:value="-79.9900861" calcext:value-type="float">
            <text:p>-79.9900861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table:formula="of:=RAND() * 5" office:value-type="float" office:value="2.03627976356074" calcext:value-type="float">
            <text:p>2.04</text:p>
          </table:table-cell>
          <table:table-cell table:style-name="ce3" table:formula="of:=RAND() * 5" office:value-type="float" office:value="0.991065845591947" calcext:value-type="float">
            <text:p>0.99</text:p>
          </table:table-cell>
          <table:table-cell table:style-name="ce3" table:formula="of:=RAND() * 5" office:value-type="float" office:value="0.344864315120503" calcext:value-type="float">
            <text:p>0.34</text:p>
          </table:table-cell>
          <table:table-cell table:style-name="ce3" table:formula="of:=RAND() * 5" office:value-type="float" office:value="4.52880571130663" calcext:value-type="float">
            <text:p>4.53</text:p>
          </table:table-cell>
          <table:table-cell table:style-name="ce3" table:formula="of:=RAND() * 5" office:value-type="float" office:value="4.61007540114224" calcext:value-type="float">
            <text:p>4.61</text:p>
          </table:table-cell>
          <table:table-cell table:style-name="ce3" table:formula="of:=RAND() * 5" office:value-type="float" office:value="3.31217813654803" calcext:value-type="float">
            <text:p>3.31</text:p>
          </table:table-cell>
          <table:table-cell table:number-columns-repeated="1011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Portland-Vancouver-Beaverton, OR-WA</text:p>
          </table:table-cell>
          <table:table-cell table:style-name="ce2" office:value-type="string" calcext:value-type="string">
            <text:p>West</text:p>
          </table:table-cell>
          <table:table-cell table:style-name="Default" office:value-type="float" office:value="45.5202471" calcext:value-type="float">
            <text:p>45.5202471</text:p>
          </table:table-cell>
          <table:table-cell table:style-name="Default" office:value-type="float" office:value="-122.6741949" calcext:value-type="float">
            <text:p>-122.6741949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table:formula="of:=RAND() * 5" office:value-type="float" office:value="1.99200878036208" calcext:value-type="float">
            <text:p>1.99</text:p>
          </table:table-cell>
          <table:table-cell table:style-name="ce3" table:formula="of:=RAND() * 5" office:value-type="float" office:value="4.05087668448687" calcext:value-type="float">
            <text:p>4.05</text:p>
          </table:table-cell>
          <table:table-cell table:style-name="ce3" table:formula="of:=RAND() * 5" office:value-type="float" office:value="0.0837339495774359" calcext:value-type="float">
            <text:p>0.08</text:p>
          </table:table-cell>
          <table:table-cell table:style-name="ce3" table:formula="of:=RAND() * 5" office:value-type="float" office:value="3.26987861422822" calcext:value-type="float">
            <text:p>3.27</text:p>
          </table:table-cell>
          <table:table-cell table:style-name="ce3" table:formula="of:=RAND() * 5" office:value-type="float" office:value="2.58494999492541" calcext:value-type="float">
            <text:p>2.58</text:p>
          </table:table-cell>
          <table:table-cell table:style-name="ce3" table:formula="of:=RAND() * 5" office:value-type="float" office:value="2.64270239742473" calcext:value-type="float">
            <text:p>2.64</text:p>
          </table:table-cell>
          <table:table-cell table:number-columns-repeated="1011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Raleigh-Durham-Cary, NC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5.7804015" calcext:value-type="float">
            <text:p>35.7804015</text:p>
          </table:table-cell>
          <table:table-cell table:style-name="Default" office:value-type="float" office:value="-78.6390779" calcext:value-type="float">
            <text:p>-78.6390779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table:formula="of:=RAND() * 5" office:value-type="float" office:value="1.37251478736289" calcext:value-type="float">
            <text:p>1.37</text:p>
          </table:table-cell>
          <table:table-cell table:style-name="ce3" table:formula="of:=RAND() * 5" office:value-type="float" office:value="0.632109626894817" calcext:value-type="float">
            <text:p>0.63</text:p>
          </table:table-cell>
          <table:table-cell table:style-name="ce3" table:formula="of:=RAND() * 5" office:value-type="float" office:value="3.61624758457765" calcext:value-type="float">
            <text:p>3.62</text:p>
          </table:table-cell>
          <table:table-cell table:style-name="ce3" table:formula="of:=RAND() * 5" office:value-type="float" office:value="1.63251890800893" calcext:value-type="float">
            <text:p>1.63</text:p>
          </table:table-cell>
          <table:table-cell table:style-name="ce3" table:formula="of:=RAND() * 5" office:value-type="float" office:value="3.3865666820202" calcext:value-type="float">
            <text:p>3.39</text:p>
          </table:table-cell>
          <table:table-cell table:style-name="ce3" table:formula="of:=RAND() * 5" office:value-type="float" office:value="4.42329049808905" calcext:value-type="float">
            <text:p>4.42</text:p>
          </table:table-cell>
          <table:table-cell table:number-columns-repeated="1011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Richmond, VA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7.541239" calcext:value-type="float">
            <text:p>37.541239</text:p>
          </table:table-cell>
          <table:table-cell table:style-name="Default" office:value-type="float" office:value="-77.4420183" calcext:value-type="float">
            <text:p>-77.4420183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table:formula="of:=RAND() * 5" office:value-type="float" office:value="1.25671595451422" calcext:value-type="float">
            <text:p>1.26</text:p>
          </table:table-cell>
          <table:table-cell table:style-name="ce3" table:formula="of:=RAND() * 5" office:value-type="float" office:value="2.02290818444453" calcext:value-type="float">
            <text:p>2.02</text:p>
          </table:table-cell>
          <table:table-cell table:style-name="ce3" table:formula="of:=RAND() * 5" office:value-type="float" office:value="4.42427353002131" calcext:value-type="float">
            <text:p>4.42</text:p>
          </table:table-cell>
          <table:table-cell table:style-name="ce3" table:formula="of:=RAND() * 5" office:value-type="float" office:value="2.05661104060709" calcext:value-type="float">
            <text:p>2.06</text:p>
          </table:table-cell>
          <table:table-cell table:style-name="ce3" table:formula="of:=RAND() * 5" office:value-type="float" office:value="4.5573905762285" calcext:value-type="float">
            <text:p>4.56</text:p>
          </table:table-cell>
          <table:table-cell table:style-name="ce3" table:formula="of:=RAND() * 5" office:value-type="float" office:value="1.54867930221371" calcext:value-type="float">
            <text:p>1.55</text:p>
          </table:table-cell>
          <table:table-cell table:number-columns-repeated="1011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Rochester-Batavia-Seneca Falls, NY</text:p>
          </table:table-cell>
          <table:table-cell table:style-name="ce2" office:value-type="string" calcext:value-type="string">
            <text:p>Northeast</text:p>
          </table:table-cell>
          <table:table-cell table:style-name="Default" office:value-type="float" office:value="43.1572851" calcext:value-type="float">
            <text:p>43.1572851</text:p>
          </table:table-cell>
          <table:table-cell table:style-name="Default" office:value-type="float" office:value="-77.6152141" calcext:value-type="float">
            <text:p>-77.6152141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table:formula="of:=RAND() * 5" office:value-type="float" office:value="0.436458034673706" calcext:value-type="float">
            <text:p>0.44</text:p>
          </table:table-cell>
          <table:table-cell table:style-name="ce3" table:formula="of:=RAND() * 5" office:value-type="float" office:value="3.30818091286346" calcext:value-type="float">
            <text:p>3.31</text:p>
          </table:table-cell>
          <table:table-cell table:style-name="ce3" table:formula="of:=RAND() * 5" office:value-type="float" office:value="4.02004679315724" calcext:value-type="float">
            <text:p>4.02</text:p>
          </table:table-cell>
          <table:table-cell table:style-name="ce3" table:formula="of:=RAND() * 5" office:value-type="float" office:value="3.91596955945715" calcext:value-type="float">
            <text:p>3.92</text:p>
          </table:table-cell>
          <table:table-cell table:style-name="ce3" table:formula="of:=RAND() * 5" office:value-type="float" office:value="4.13962305290625" calcext:value-type="float">
            <text:p>4.14</text:p>
          </table:table-cell>
          <table:table-cell table:style-name="ce3" table:formula="of:=RAND() * 5" office:value-type="float" office:value="0.862922758096829" calcext:value-type="float">
            <text:p>0.86</text:p>
          </table:table-cell>
          <table:table-cell table:number-columns-repeated="1011"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Sacramento--Arden-Arcade--Yuba City, CA-NV</text:p>
          </table:table-cell>
          <table:table-cell table:style-name="ce2" office:value-type="string" calcext:value-type="string">
            <text:p>West</text:p>
          </table:table-cell>
          <table:table-cell table:style-name="Default" office:value-type="float" office:value="38.4732259" calcext:value-type="float">
            <text:p>38.4732259</text:p>
          </table:table-cell>
          <table:table-cell table:style-name="Default" office:value-type="float" office:value="-121.2980707" calcext:value-type="float">
            <text:p>-121.2980707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table:formula="of:=RAND() * 5" office:value-type="float" office:value="1.62855623872019" calcext:value-type="float">
            <text:p>1.63</text:p>
          </table:table-cell>
          <table:table-cell table:style-name="ce3" table:formula="of:=RAND() * 5" office:value-type="float" office:value="3.94188166246749" calcext:value-type="float">
            <text:p>3.94</text:p>
          </table:table-cell>
          <table:table-cell table:style-name="ce3" table:formula="of:=RAND() * 5" office:value-type="float" office:value="1.33027410483919" calcext:value-type="float">
            <text:p>1.33</text:p>
          </table:table-cell>
          <table:table-cell table:style-name="ce3" table:formula="of:=RAND() * 5" office:value-type="float" office:value="3.38276992319152" calcext:value-type="float">
            <text:p>3.38</text:p>
          </table:table-cell>
          <table:table-cell table:style-name="ce3" table:formula="of:=RAND() * 5" office:value-type="float" office:value="0.725552999647334" calcext:value-type="float">
            <text:p>0.73</text:p>
          </table:table-cell>
          <table:table-cell table:style-name="ce3" table:formula="of:=RAND() * 5" office:value-type="float" office:value="1.87819066341035" calcext:value-type="float">
            <text:p>1.88</text:p>
          </table:table-cell>
          <table:table-cell table:number-columns-repeated="1011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Salt Lake City-Ogden-Clearfield, UT</text:p>
          </table:table-cell>
          <table:table-cell table:style-name="ce2" office:value-type="string" calcext:value-type="string">
            <text:p>West</text:p>
          </table:table-cell>
          <table:table-cell table:style-name="Default" office:value-type="float" office:value="40.7606467" calcext:value-type="float">
            <text:p>40.7606467</text:p>
          </table:table-cell>
          <table:table-cell table:style-name="Default" office:value-type="float" office:value="-111.89109" calcext:value-type="float">
            <text:p>-111.89109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table:formula="of:=RAND() * 5" office:value-type="float" office:value="2.58205629070289" calcext:value-type="float">
            <text:p>2.58</text:p>
          </table:table-cell>
          <table:table-cell table:style-name="ce3" table:formula="of:=RAND() * 5" office:value-type="float" office:value="3.49575656815432" calcext:value-type="float">
            <text:p>3.50</text:p>
          </table:table-cell>
          <table:table-cell table:style-name="ce3" table:formula="of:=RAND() * 5" office:value-type="float" office:value="2.17153432895429" calcext:value-type="float">
            <text:p>2.17</text:p>
          </table:table-cell>
          <table:table-cell table:style-name="ce3" table:formula="of:=RAND() * 5" office:value-type="float" office:value="0.0684445456136018" calcext:value-type="float">
            <text:p>0.07</text:p>
          </table:table-cell>
          <table:table-cell table:style-name="ce3" table:formula="of:=RAND() * 5" office:value-type="float" office:value="4.10005740821362" calcext:value-type="float">
            <text:p>4.10</text:p>
          </table:table-cell>
          <table:table-cell table:style-name="ce3" table:formula="of:=RAND() * 5" office:value-type="float" office:value="2.58017826126888" calcext:value-type="float">
            <text:p>2.58</text:p>
          </table:table-cell>
          <table:table-cell table:number-columns-repeated="1011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San Antonio, TX</text:p>
          </table:table-cell>
          <table:table-cell table:style-name="ce2" office:value-type="string" calcext:value-type="string">
            <text:p>Southwest</text:p>
          </table:table-cell>
          <table:table-cell table:style-name="Default" office:value-type="float" office:value="29.4246002" calcext:value-type="float">
            <text:p>29.4246002</text:p>
          </table:table-cell>
          <table:table-cell table:style-name="Default" office:value-type="float" office:value="-98.4951405" calcext:value-type="float">
            <text:p>-98.4951405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table:formula="of:=RAND() * 5" office:value-type="float" office:value="3.61653514322825" calcext:value-type="float">
            <text:p>3.62</text:p>
          </table:table-cell>
          <table:table-cell table:style-name="ce3" table:formula="of:=RAND() * 5" office:value-type="float" office:value="2.05914447084069" calcext:value-type="float">
            <text:p>2.06</text:p>
          </table:table-cell>
          <table:table-cell table:style-name="ce3" table:formula="of:=RAND() * 5" office:value-type="float" office:value="3.46484318026341" calcext:value-type="float">
            <text:p>3.46</text:p>
          </table:table-cell>
          <table:table-cell table:style-name="ce3" table:formula="of:=RAND() * 5" office:value-type="float" office:value="1.06830872828141" calcext:value-type="float">
            <text:p>1.07</text:p>
          </table:table-cell>
          <table:table-cell table:style-name="ce3" table:formula="of:=RAND() * 5" office:value-type="float" office:value="3.67878891411237" calcext:value-type="float">
            <text:p>3.68</text:p>
          </table:table-cell>
          <table:table-cell table:style-name="ce3" table:formula="of:=RAND() * 5" office:value-type="float" office:value="0.513097147922963" calcext:value-type="float">
            <text:p>0.51</text:p>
          </table:table-cell>
          <table:table-cell table:number-columns-repeated="1011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San Diego-Carlsbad-San Marcos, CA</text:p>
          </table:table-cell>
          <table:table-cell table:style-name="ce2" office:value-type="string" calcext:value-type="string">
            <text:p>Southwest</text:p>
          </table:table-cell>
          <table:table-cell table:style-name="Default" office:value-type="float" office:value="32.7469869" calcext:value-type="float">
            <text:p>32.7469869</text:p>
          </table:table-cell>
          <table:table-cell table:style-name="Default" office:value-type="float" office:value="-117.21177" calcext:value-type="float">
            <text:p>-117.21177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table:formula="of:=RAND() * 5" office:value-type="float" office:value="1.39503932092339" calcext:value-type="float">
            <text:p>1.40</text:p>
          </table:table-cell>
          <table:table-cell table:style-name="ce3" table:formula="of:=RAND() * 5" office:value-type="float" office:value="4.64283165987581" calcext:value-type="float">
            <text:p>4.64</text:p>
          </table:table-cell>
          <table:table-cell table:style-name="ce3" table:formula="of:=RAND() * 5" office:value-type="float" office:value="4.74806460319087" calcext:value-type="float">
            <text:p>4.75</text:p>
          </table:table-cell>
          <table:table-cell table:style-name="ce3" table:formula="of:=RAND() * 5" office:value-type="float" office:value="1.76973270950839" calcext:value-type="float">
            <text:p>1.77</text:p>
          </table:table-cell>
          <table:table-cell table:style-name="ce3" table:formula="of:=RAND() * 5" office:value-type="float" office:value="2.70505975815468" calcext:value-type="float">
            <text:p>2.71</text:p>
          </table:table-cell>
          <table:table-cell table:style-name="ce3" table:formula="of:=RAND() * 5" office:value-type="float" office:value="3.86047714389861" calcext:value-type="float">
            <text:p>3.86</text:p>
          </table:table-cell>
          <table:table-cell table:number-columns-repeated="1011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San Jose-San Francisco-Oakland, CA</text:p>
          </table:table-cell>
          <table:table-cell table:style-name="ce2" office:value-type="string" calcext:value-type="string">
            <text:p>West</text:p>
          </table:table-cell>
          <table:table-cell table:style-name="Default" office:value-type="float" office:value="37.3438502" calcext:value-type="float">
            <text:p>37.3438502</text:p>
          </table:table-cell>
          <table:table-cell table:style-name="Default" office:value-type="float" office:value="-121.8831349" calcext:value-type="float">
            <text:p>-121.8831349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table:formula="of:=RAND() * 5" office:value-type="float" office:value="3.75652199261822" calcext:value-type="float">
            <text:p>3.76</text:p>
          </table:table-cell>
          <table:table-cell table:style-name="ce3" table:formula="of:=RAND() * 5" office:value-type="float" office:value="1.3643452746328" calcext:value-type="float">
            <text:p>1.36</text:p>
          </table:table-cell>
          <table:table-cell table:style-name="ce3" table:formula="of:=RAND() * 5" office:value-type="float" office:value="2.77868328150362" calcext:value-type="float">
            <text:p>2.78</text:p>
          </table:table-cell>
          <table:table-cell table:style-name="ce3" table:formula="of:=RAND() * 5" office:value-type="float" office:value="2.67316309735179" calcext:value-type="float">
            <text:p>2.67</text:p>
          </table:table-cell>
          <table:table-cell table:style-name="ce3" table:formula="of:=RAND() * 5" office:value-type="float" office:value="3.25420230859891" calcext:value-type="float">
            <text:p>3.25</text:p>
          </table:table-cell>
          <table:table-cell table:style-name="ce3" table:formula="of:=RAND() * 5" office:value-type="float" office:value="1.79760105791502" calcext:value-type="float">
            <text:p>1.80</text:p>
          </table:table-cell>
          <table:table-cell table:number-columns-repeated="1011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Seattle-Tacoma-Olympia, WA</text:p>
          </table:table-cell>
          <table:table-cell table:style-name="ce2" office:value-type="string" calcext:value-type="string">
            <text:p>West</text:p>
          </table:table-cell>
          <table:table-cell table:style-name="Default" office:value-type="float" office:value="47.6038321" calcext:value-type="float">
            <text:p>47.6038321</text:p>
          </table:table-cell>
          <table:table-cell table:style-name="Default" office:value-type="float" office:value="-122.3300624" calcext:value-type="float">
            <text:p>-122.3300624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table:formula="of:=RAND() * 5" office:value-type="float" office:value="3.43817894812673" calcext:value-type="float">
            <text:p>3.44</text:p>
          </table:table-cell>
          <table:table-cell table:style-name="ce3" table:formula="of:=RAND() * 5" office:value-type="float" office:value="2.56107063498348" calcext:value-type="float">
            <text:p>2.56</text:p>
          </table:table-cell>
          <table:table-cell table:style-name="ce3" table:formula="of:=RAND() * 5" office:value-type="float" office:value="0.930858383653685" calcext:value-type="float">
            <text:p>0.93</text:p>
          </table:table-cell>
          <table:table-cell table:style-name="ce3" table:formula="of:=RAND() * 5" office:value-type="float" office:value="4.71540365018882" calcext:value-type="float">
            <text:p>4.72</text:p>
          </table:table-cell>
          <table:table-cell table:style-name="ce3" table:formula="of:=RAND() * 5" office:value-type="float" office:value="0.967300758929923" calcext:value-type="float">
            <text:p>0.97</text:p>
          </table:table-cell>
          <table:table-cell table:style-name="ce3" table:formula="of:=RAND() * 5" office:value-type="float" office:value="2.96339968685061" calcext:value-type="float">
            <text:p>2.96</text:p>
          </table:table-cell>
          <table:table-cell table:number-columns-repeated="1011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St. Louis-St. Charles-Farmington, MO-IL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38.6272733" calcext:value-type="float">
            <text:p>38.6272733</text:p>
          </table:table-cell>
          <table:table-cell table:style-name="Default" office:value-type="float" office:value="-90.1978889" calcext:value-type="float">
            <text:p>-90.1978889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table:formula="of:=RAND() * 5" office:value-type="float" office:value="0.476572210900486" calcext:value-type="float">
            <text:p>0.48</text:p>
          </table:table-cell>
          <table:table-cell table:style-name="ce3" table:formula="of:=RAND() * 5" office:value-type="float" office:value="0.964036446530372" calcext:value-type="float">
            <text:p>0.96</text:p>
          </table:table-cell>
          <table:table-cell table:style-name="ce3" table:formula="of:=RAND() * 5" office:value-type="float" office:value="4.29390608449467" calcext:value-type="float">
            <text:p>4.29</text:p>
          </table:table-cell>
          <table:table-cell table:style-name="ce3" table:formula="of:=RAND() * 5" office:value-type="float" office:value="3.14661317504942" calcext:value-type="float">
            <text:p>3.15</text:p>
          </table:table-cell>
          <table:table-cell table:style-name="ce3" table:formula="of:=RAND() * 5" office:value-type="float" office:value="2.85396227380261" calcext:value-type="float">
            <text:p>2.85</text:p>
          </table:table-cell>
          <table:table-cell table:style-name="ce3" table:formula="of:=RAND() * 5" office:value-type="float" office:value="2.37364162108861" calcext:value-type="float">
            <text:p>2.37</text:p>
          </table:table-cell>
          <table:table-cell table:number-columns-repeated="1011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Tampa-St. Petersburg-Clearwater, FL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27.9477595" calcext:value-type="float">
            <text:p>27.9477595</text:p>
          </table:table-cell>
          <table:table-cell table:style-name="Default" office:value-type="float" office:value="-82.458444" calcext:value-type="float">
            <text:p>-82.458444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table:formula="of:=RAND() * 5" office:value-type="float" office:value="4.32958809309639" calcext:value-type="float">
            <text:p>4.33</text:p>
          </table:table-cell>
          <table:table-cell table:style-name="ce3" table:formula="of:=RAND() * 5" office:value-type="float" office:value="2.74524227716029" calcext:value-type="float">
            <text:p>2.75</text:p>
          </table:table-cell>
          <table:table-cell table:style-name="ce3" table:formula="of:=RAND() * 5" office:value-type="float" office:value="2.73670326103456" calcext:value-type="float">
            <text:p>2.74</text:p>
          </table:table-cell>
          <table:table-cell table:style-name="ce3" table:formula="of:=RAND() * 5" office:value-type="float" office:value="1.89243087079376" calcext:value-type="float">
            <text:p>1.89</text:p>
          </table:table-cell>
          <table:table-cell table:style-name="ce3" table:formula="of:=RAND() * 5" office:value-type="float" office:value="2.53411050187424" calcext:value-type="float">
            <text:p>2.53</text:p>
          </table:table-cell>
          <table:table-cell table:style-name="ce3" table:formula="of:=RAND() * 5" office:value-type="float" office:value="3.56494227657095" calcext:value-type="float">
            <text:p>3.56</text:p>
          </table:table-cell>
          <table:table-cell table:number-columns-repeated="1011"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Virginia Beach-Norfolk-Newport News, VA-NC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6.8529841" calcext:value-type="float">
            <text:p>36.8529841</text:p>
          </table:table-cell>
          <table:table-cell table:style-name="Default" office:value-type="float" office:value="-75.9774183" calcext:value-type="float">
            <text:p>-75.9774183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table:formula="of:=RAND() * 5" office:value-type="float" office:value="0.650043366476893" calcext:value-type="float">
            <text:p>0.65</text:p>
          </table:table-cell>
          <table:table-cell table:style-name="ce3" table:formula="of:=RAND() * 5" office:value-type="float" office:value="2.8202167165" calcext:value-type="float">
            <text:p>2.82</text:p>
          </table:table-cell>
          <table:table-cell table:style-name="ce3" table:formula="of:=RAND() * 5" office:value-type="float" office:value="3.17490954766981" calcext:value-type="float">
            <text:p>3.17</text:p>
          </table:table-cell>
          <table:table-cell table:style-name="ce3" table:formula="of:=RAND() * 5" office:value-type="float" office:value="3.13113165204413" calcext:value-type="float">
            <text:p>3.13</text:p>
          </table:table-cell>
          <table:table-cell table:style-name="ce3" table:formula="of:=RAND() * 5" office:value-type="float" office:value="1.01382003980689" calcext:value-type="float">
            <text:p>1.01</text:p>
          </table:table-cell>
          <table:table-cell table:style-name="ce3" table:formula="of:=RAND() * 5" office:value-type="float" office:value="4.98319683247246" calcext:value-type="float">
            <text:p>4.98</text:p>
          </table:table-cell>
          <table:table-cell table:number-columns-repeated="1011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Washington-Baltimore-Northern Virginia, DC-MD-VA-WV</text:p>
          </table:table-cell>
          <table:table-cell table:style-name="ce2" office:value-type="string" calcext:value-type="string">
            <text:p>Northeast</text:p>
          </table:table-cell>
          <table:table-cell table:style-name="Default" office:value-type="float" office:value="38.8951148" calcext:value-type="float">
            <text:p>38.8951148</text:p>
          </table:table-cell>
          <table:table-cell table:style-name="Default" office:value-type="float" office:value="-77.0363716" calcext:value-type="float">
            <text:p>-77.0363716</text:p>
          </table:table-cell>
          <table:table-cell table:style-name="ce2" office:value-type="float" office:value="2012" calcext:value-type="float">
            <text:p>2012</text:p>
          </table:table-cell>
          <table:table-cell table:style-name="ce3" table:formula="of:=RAND() * 5" office:value-type="float" office:value="2.22211913322099" calcext:value-type="float">
            <text:p>2.22</text:p>
          </table:table-cell>
          <table:table-cell table:style-name="ce3" table:formula="of:=RAND() * 5" office:value-type="float" office:value="1.99692291673273" calcext:value-type="float">
            <text:p>2.00</text:p>
          </table:table-cell>
          <table:table-cell table:style-name="ce3" table:formula="of:=RAND() * 5" office:value-type="float" office:value="4.01251995237544" calcext:value-type="float">
            <text:p>4.01</text:p>
          </table:table-cell>
          <table:table-cell table:style-name="ce3" table:formula="of:=RAND() * 5" office:value-type="float" office:value="3.42683159280568" calcext:value-type="float">
            <text:p>3.43</text:p>
          </table:table-cell>
          <table:table-cell table:style-name="ce3" table:formula="of:=RAND() * 5" office:value-type="float" office:value="1.29494904074818" calcext:value-type="float">
            <text:p>1.29</text:p>
          </table:table-cell>
          <table:table-cell table:style-name="ce3" table:formula="of:=RAND() * 5" office:value-type="float" office:value="4.55053664278239" calcext:value-type="float">
            <text:p>4.55</text:p>
          </table:table-cell>
          <table:table-cell table:number-columns-repeated="1011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lbany-Schenectady-Amsterdam, NY</text:p>
          </table:table-cell>
          <table:table-cell table:style-name="ce2" office:value-type="string" calcext:value-type="string">
            <text:p>Northeast</text:p>
          </table:table-cell>
          <table:table-cell table:style-name="Default" office:value-type="float" office:value="42.6511674" calcext:value-type="float">
            <text:p>42.6511674</text:p>
          </table:table-cell>
          <table:table-cell table:style-name="Default" office:value-type="float" office:value="-73.754968" calcext:value-type="float">
            <text:p>-73.754968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table:formula="of:=RAND() * 5" office:value-type="float" office:value="3.46230946248397" calcext:value-type="float">
            <text:p>3.46</text:p>
          </table:table-cell>
          <table:table-cell table:style-name="ce3" table:formula="of:=RAND() * 5" office:value-type="float" office:value="0.389112513512373" calcext:value-type="float">
            <text:p>0.39</text:p>
          </table:table-cell>
          <table:table-cell table:style-name="ce3" table:formula="of:=RAND() * 5" office:value-type="float" office:value="2.38793701981194" calcext:value-type="float">
            <text:p>2.39</text:p>
          </table:table-cell>
          <table:table-cell table:style-name="ce3" table:formula="of:=RAND() * 5" office:value-type="float" office:value="2.07108562928624" calcext:value-type="float">
            <text:p>2.07</text:p>
          </table:table-cell>
          <table:table-cell table:style-name="ce3" table:formula="of:=RAND() * 5" office:value-type="float" office:value="1.59421484684572" calcext:value-type="float">
            <text:p>1.59</text:p>
          </table:table-cell>
          <table:table-cell table:style-name="ce3" table:formula="of:=RAND() * 5" office:value-type="float" office:value="1.78770061698742" calcext:value-type="float">
            <text:p>1.79</text:p>
          </table:table-cell>
          <table:table-cell table:number-columns-repeated="1011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Atlanta-Sandy Springs-Gainesville, GA-AL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3.7490987" calcext:value-type="float">
            <text:p>33.7490987</text:p>
          </table:table-cell>
          <table:table-cell table:style-name="Default" office:value-type="float" office:value="-84.3901849" calcext:value-type="float">
            <text:p>-84.3901849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table:formula="of:=RAND() * 5" office:value-type="float" office:value="1.01154102245346" calcext:value-type="float">
            <text:p>1.01</text:p>
          </table:table-cell>
          <table:table-cell table:style-name="ce3" table:formula="of:=RAND() * 5" office:value-type="float" office:value="0.350040331250057" calcext:value-type="float">
            <text:p>0.35</text:p>
          </table:table-cell>
          <table:table-cell table:style-name="ce3" table:formula="of:=RAND() * 5" office:value-type="float" office:value="2.27410033461638" calcext:value-type="float">
            <text:p>2.27</text:p>
          </table:table-cell>
          <table:table-cell table:style-name="ce3" table:formula="of:=RAND() * 5" office:value-type="float" office:value="3.33499016356654" calcext:value-type="float">
            <text:p>3.33</text:p>
          </table:table-cell>
          <table:table-cell table:style-name="ce3" table:formula="of:=RAND() * 5" office:value-type="float" office:value="4.05964501900598" calcext:value-type="float">
            <text:p>4.06</text:p>
          </table:table-cell>
          <table:table-cell table:style-name="ce3" table:formula="of:=RAND() * 5" office:value-type="float" office:value="2.78778385836631" calcext:value-type="float">
            <text:p>2.79</text:p>
          </table:table-cell>
          <table:table-cell table:number-columns-repeated="1011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Austin-Round Rock, TX</text:p>
          </table:table-cell>
          <table:table-cell table:style-name="ce2" office:value-type="string" calcext:value-type="string">
            <text:p>Southwest</text:p>
          </table:table-cell>
          <table:table-cell table:style-name="Default" office:value-type="float" office:value="30.2711286" calcext:value-type="float">
            <text:p>30.2711286</text:p>
          </table:table-cell>
          <table:table-cell table:style-name="Default" office:value-type="float" office:value="-97.7436995" calcext:value-type="float">
            <text:p>-97.7436995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table:formula="of:=RAND() * 5" office:value-type="float" office:value="0.649986407952383" calcext:value-type="float">
            <text:p>0.65</text:p>
          </table:table-cell>
          <table:table-cell table:style-name="ce3" table:formula="of:=RAND() * 5" office:value-type="float" office:value="1.19165081880055" calcext:value-type="float">
            <text:p>1.19</text:p>
          </table:table-cell>
          <table:table-cell table:style-name="ce3" table:formula="of:=RAND() * 5" office:value-type="float" office:value="1.43398370128125" calcext:value-type="float">
            <text:p>1.43</text:p>
          </table:table-cell>
          <table:table-cell table:style-name="ce3" table:formula="of:=RAND() * 5" office:value-type="float" office:value="1.02602773928083" calcext:value-type="float">
            <text:p>1.03</text:p>
          </table:table-cell>
          <table:table-cell table:style-name="ce3" table:formula="of:=RAND() * 5" office:value-type="float" office:value="1.93429188220762" calcext:value-type="float">
            <text:p>1.93</text:p>
          </table:table-cell>
          <table:table-cell table:style-name="ce3" table:formula="of:=RAND() * 5" office:value-type="float" office:value="0.421387096866965" calcext:value-type="float">
            <text:p>0.42</text:p>
          </table:table-cell>
          <table:table-cell table:number-columns-repeated="1011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Birmingham-Hoover-Cullman, AL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3.5206824" calcext:value-type="float">
            <text:p>33.5206824</text:p>
          </table:table-cell>
          <table:table-cell table:style-name="Default" office:value-type="float" office:value="-86.8024326" calcext:value-type="float">
            <text:p>-86.8024326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table:formula="of:=RAND() * 5" office:value-type="float" office:value="4.10823604208417" calcext:value-type="float">
            <text:p>4.11</text:p>
          </table:table-cell>
          <table:table-cell table:style-name="ce3" table:formula="of:=RAND() * 5" office:value-type="float" office:value="3.37805195478722" calcext:value-type="float">
            <text:p>3.38</text:p>
          </table:table-cell>
          <table:table-cell table:style-name="ce3" table:formula="of:=RAND() * 5" office:value-type="float" office:value="1.24737430014648" calcext:value-type="float">
            <text:p>1.25</text:p>
          </table:table-cell>
          <table:table-cell table:style-name="ce3" table:formula="of:=RAND() * 5" office:value-type="float" office:value="3.19064117618836" calcext:value-type="float">
            <text:p>3.19</text:p>
          </table:table-cell>
          <table:table-cell table:style-name="ce3" table:formula="of:=RAND() * 5" office:value-type="float" office:value="3.47880948218517" calcext:value-type="float">
            <text:p>3.48</text:p>
          </table:table-cell>
          <table:table-cell table:style-name="ce3" table:formula="of:=RAND() * 5" office:value-type="float" office:value="3.49723338964395" calcext:value-type="float">
            <text:p>3.50</text:p>
          </table:table-cell>
          <table:table-cell table:number-columns-repeated="1011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Boston-Worcester-Manchester, MA-RI-NH</text:p>
          </table:table-cell>
          <table:table-cell table:style-name="ce2" office:value-type="string" calcext:value-type="string">
            <text:p>Northeast</text:p>
          </table:table-cell>
          <table:table-cell table:style-name="Default" office:value-type="float" office:value="42.3604823" calcext:value-type="float">
            <text:p>42.3604823</text:p>
          </table:table-cell>
          <table:table-cell table:style-name="Default" office:value-type="float" office:value="-71.0595678" calcext:value-type="float">
            <text:p>-71.0595678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table:formula="of:=RAND() * 5" office:value-type="float" office:value="3.01678352290764" calcext:value-type="float">
            <text:p>3.02</text:p>
          </table:table-cell>
          <table:table-cell table:style-name="ce3" table:formula="of:=RAND() * 5" office:value-type="float" office:value="0.173323669005185" calcext:value-type="float">
            <text:p>0.17</text:p>
          </table:table-cell>
          <table:table-cell table:style-name="ce3" table:formula="of:=RAND() * 5" office:value-type="float" office:value="3.72034081956372" calcext:value-type="float">
            <text:p>3.72</text:p>
          </table:table-cell>
          <table:table-cell table:style-name="ce3" table:formula="of:=RAND() * 5" office:value-type="float" office:value="1.95450514322147" calcext:value-type="float">
            <text:p>1.95</text:p>
          </table:table-cell>
          <table:table-cell table:style-name="ce3" table:formula="of:=RAND() * 5" office:value-type="float" office:value="2.76477242237888" calcext:value-type="float">
            <text:p>2.76</text:p>
          </table:table-cell>
          <table:table-cell table:style-name="ce3" table:formula="of:=RAND() * 5" office:value-type="float" office:value="2.59863639250398" calcext:value-type="float">
            <text:p>2.60</text:p>
          </table:table-cell>
          <table:table-cell table:number-columns-repeated="1011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Buffalo-Niagara-Cattaraugus, NY</text:p>
          </table:table-cell>
          <table:table-cell table:style-name="ce2" office:value-type="string" calcext:value-type="string">
            <text:p>Northeast</text:p>
          </table:table-cell>
          <table:table-cell table:style-name="Default" office:value-type="float" office:value="42.8864468" calcext:value-type="float">
            <text:p>42.8864468</text:p>
          </table:table-cell>
          <table:table-cell table:style-name="Default" office:value-type="float" office:value="-78.8783689" calcext:value-type="float">
            <text:p>-78.8783689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table:formula="of:=RAND() * 5" office:value-type="float" office:value="3.29559948062524" calcext:value-type="float">
            <text:p>3.30</text:p>
          </table:table-cell>
          <table:table-cell table:style-name="ce3" table:formula="of:=RAND() * 5" office:value-type="float" office:value="1.79542623343878" calcext:value-type="float">
            <text:p>1.80</text:p>
          </table:table-cell>
          <table:table-cell table:style-name="ce3" table:formula="of:=RAND() * 5" office:value-type="float" office:value="3.79500890499912" calcext:value-type="float">
            <text:p>3.80</text:p>
          </table:table-cell>
          <table:table-cell table:style-name="ce3" table:formula="of:=RAND() * 5" office:value-type="float" office:value="3.37505222647451" calcext:value-type="float">
            <text:p>3.38</text:p>
          </table:table-cell>
          <table:table-cell table:style-name="ce3" table:formula="of:=RAND() * 5" office:value-type="float" office:value="0.120186950080097" calcext:value-type="float">
            <text:p>0.12</text:p>
          </table:table-cell>
          <table:table-cell table:style-name="ce3" table:formula="of:=RAND() * 5" office:value-type="float" office:value="0.625412311637774" calcext:value-type="float">
            <text:p>0.63</text:p>
          </table:table-cell>
          <table:table-cell table:number-columns-repeated="1011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Charlotte-Gastonia-Salisbury, NC-SC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5.2270869" calcext:value-type="float">
            <text:p>35.2270869</text:p>
          </table:table-cell>
          <table:table-cell table:style-name="Default" office:value-type="float" office:value="-80.8431268" calcext:value-type="float">
            <text:p>-80.8431268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table:formula="of:=RAND() * 5" office:value-type="float" office:value="4.63889111415483" calcext:value-type="float">
            <text:p>4.64</text:p>
          </table:table-cell>
          <table:table-cell table:style-name="ce3" table:formula="of:=RAND() * 5" office:value-type="float" office:value="1.7212273820769" calcext:value-type="float">
            <text:p>1.72</text:p>
          </table:table-cell>
          <table:table-cell table:style-name="ce3" table:formula="of:=RAND() * 5" office:value-type="float" office:value="4.58137166104279" calcext:value-type="float">
            <text:p>4.58</text:p>
          </table:table-cell>
          <table:table-cell table:style-name="ce3" table:formula="of:=RAND() * 5" office:value-type="float" office:value="4.67873414629139" calcext:value-type="float">
            <text:p>4.68</text:p>
          </table:table-cell>
          <table:table-cell table:style-name="ce3" table:formula="of:=RAND() * 5" office:value-type="float" office:value="2.2336809290573" calcext:value-type="float">
            <text:p>2.23</text:p>
          </table:table-cell>
          <table:table-cell table:style-name="ce3" table:formula="of:=RAND() * 5" office:value-type="float" office:value="3.98005048860796" calcext:value-type="float">
            <text:p>3.98</text:p>
          </table:table-cell>
          <table:table-cell table:number-columns-repeated="1011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Chicago-Naperville-Michigan City, IL-IN-WI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41.8756208" calcext:value-type="float">
            <text:p>41.8756208</text:p>
          </table:table-cell>
          <table:table-cell table:style-name="Default" office:value-type="float" office:value="-87.6243706" calcext:value-type="float">
            <text:p>-87.6243706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table:formula="of:=RAND() * 5" office:value-type="float" office:value="1.27816587686539" calcext:value-type="float">
            <text:p>1.28</text:p>
          </table:table-cell>
          <table:table-cell table:style-name="ce3" table:formula="of:=RAND() * 5" office:value-type="float" office:value="1.94287979975343" calcext:value-type="float">
            <text:p>1.94</text:p>
          </table:table-cell>
          <table:table-cell table:style-name="ce3" table:formula="of:=RAND() * 5" office:value-type="float" office:value="2.8478859225288" calcext:value-type="float">
            <text:p>2.85</text:p>
          </table:table-cell>
          <table:table-cell table:style-name="ce3" table:formula="of:=RAND() * 5" office:value-type="float" office:value="4.54596908646636" calcext:value-type="float">
            <text:p>4.55</text:p>
          </table:table-cell>
          <table:table-cell table:style-name="ce3" table:formula="of:=RAND() * 5" office:value-type="float" office:value="3.2854694116395" calcext:value-type="float">
            <text:p>3.29</text:p>
          </table:table-cell>
          <table:table-cell table:style-name="ce3" table:formula="of:=RAND() * 5" office:value-type="float" office:value="4.76221517077647" calcext:value-type="float">
            <text:p>4.76</text:p>
          </table:table-cell>
          <table:table-cell table:number-columns-repeated="1011"/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float" office:value="9" calcext:value-type="float">
            <text:p>9</text:p>
          </table:table-cell>
          <table:table-cell table:style-name="ce2" office:value-type="string" calcext:value-type="string">
            <text:p>Cincinnati-Middletown-Wilmington, OH-KY-IN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39.1014537" calcext:value-type="float">
            <text:p>39.1014537</text:p>
          </table:table-cell>
          <table:table-cell table:style-name="Default" office:value-type="float" office:value="-84.5124602" calcext:value-type="float">
            <text:p>-84.5124602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table:formula="of:=RAND() * 5" office:value-type="float" office:value="2.18343828804791" calcext:value-type="float">
            <text:p>2.18</text:p>
          </table:table-cell>
          <table:table-cell table:style-name="ce3" table:formula="of:=RAND() * 5" office:value-type="float" office:value="2.32536584720947" calcext:value-type="float">
            <text:p>2.33</text:p>
          </table:table-cell>
          <table:table-cell table:style-name="ce3" table:formula="of:=RAND() * 5" office:value-type="float" office:value="2.50320302671753" calcext:value-type="float">
            <text:p>2.50</text:p>
          </table:table-cell>
          <table:table-cell table:style-name="ce3" table:formula="of:=RAND() * 5" office:value-type="float" office:value="3.24989993707277" calcext:value-type="float">
            <text:p>3.25</text:p>
          </table:table-cell>
          <table:table-cell table:style-name="ce3" table:formula="of:=RAND() * 5" office:value-type="float" office:value="2.40141279762611" calcext:value-type="float">
            <text:p>2.40</text:p>
          </table:table-cell>
          <table:table-cell table:style-name="ce3" table:formula="of:=RAND() * 5" office:value-type="float" office:value="0.12855349923484" calcext:value-type="float">
            <text:p>0.13</text:p>
          </table:table-cell>
          <table:table-cell table:number-columns-repeated="1011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Cleveland-Akron-Elyria, OH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41.4871888" calcext:value-type="float">
            <text:p>41.4871888</text:p>
          </table:table-cell>
          <table:table-cell table:style-name="Default" office:value-type="float" office:value="-81.6778691" calcext:value-type="float">
            <text:p>-81.6778691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table:formula="of:=RAND() * 5" office:value-type="float" office:value="0.823763293446973" calcext:value-type="float">
            <text:p>0.82</text:p>
          </table:table-cell>
          <table:table-cell table:style-name="ce3" table:formula="of:=RAND() * 5" office:value-type="float" office:value="1.20281892013736" calcext:value-type="float">
            <text:p>1.20</text:p>
          </table:table-cell>
          <table:table-cell table:style-name="ce3" table:formula="of:=RAND() * 5" office:value-type="float" office:value="0.367886145832017" calcext:value-type="float">
            <text:p>0.37</text:p>
          </table:table-cell>
          <table:table-cell table:style-name="ce3" table:formula="of:=RAND() * 5" office:value-type="float" office:value="0.901388676138595" calcext:value-type="float">
            <text:p>0.90</text:p>
          </table:table-cell>
          <table:table-cell table:style-name="ce3" table:formula="of:=RAND() * 5" office:value-type="float" office:value="2.51524305669591" calcext:value-type="float">
            <text:p>2.52</text:p>
          </table:table-cell>
          <table:table-cell table:style-name="ce3" table:formula="of:=RAND() * 5" office:value-type="float" office:value="3.96270899567753" calcext:value-type="float">
            <text:p>3.96</text:p>
          </table:table-cell>
          <table:table-cell table:number-columns-repeated="1011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Columbus-Marion-Chillicothe, OH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39.9622601" calcext:value-type="float">
            <text:p>39.9622601</text:p>
          </table:table-cell>
          <table:table-cell table:style-name="Default" office:value-type="float" office:value="-83.0007065" calcext:value-type="float">
            <text:p>-83.0007065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table:formula="of:=RAND() * 5" office:value-type="float" office:value="3.01120091811754" calcext:value-type="float">
            <text:p>3.01</text:p>
          </table:table-cell>
          <table:table-cell table:style-name="ce3" table:formula="of:=RAND() * 5" office:value-type="float" office:value="0.0359461316838861" calcext:value-type="float">
            <text:p>0.04</text:p>
          </table:table-cell>
          <table:table-cell table:style-name="ce3" table:formula="of:=RAND() * 5" office:value-type="float" office:value="0.552247568266466" calcext:value-type="float">
            <text:p>0.55</text:p>
          </table:table-cell>
          <table:table-cell table:style-name="ce3" table:formula="of:=RAND() * 5" office:value-type="float" office:value="1.03402842418291" calcext:value-type="float">
            <text:p>1.03</text:p>
          </table:table-cell>
          <table:table-cell table:style-name="ce3" table:formula="of:=RAND() * 5" office:value-type="float" office:value="0.716707607498392" calcext:value-type="float">
            <text:p>0.72</text:p>
          </table:table-cell>
          <table:table-cell table:style-name="ce3" table:formula="of:=RAND() * 5" office:value-type="float" office:value="3.37563176057301" calcext:value-type="float">
            <text:p>3.38</text:p>
          </table:table-cell>
          <table:table-cell table:number-columns-repeated="1011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Dallas-Fort Worth, TX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2.7801052" calcext:value-type="float">
            <text:p>32.7801052</text:p>
          </table:table-cell>
          <table:table-cell table:style-name="Default" office:value-type="float" office:value="-96.8000082" calcext:value-type="float">
            <text:p>-96.8000082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table:formula="of:=RAND() * 5" office:value-type="float" office:value="3.48620956297964" calcext:value-type="float">
            <text:p>3.49</text:p>
          </table:table-cell>
          <table:table-cell table:style-name="ce3" table:formula="of:=RAND() * 5" office:value-type="float" office:value="2.07750569446944" calcext:value-type="float">
            <text:p>2.08</text:p>
          </table:table-cell>
          <table:table-cell table:style-name="ce3" table:formula="of:=RAND() * 5" office:value-type="float" office:value="4.67513823416084" calcext:value-type="float">
            <text:p>4.68</text:p>
          </table:table-cell>
          <table:table-cell table:style-name="ce3" table:formula="of:=RAND() * 5" office:value-type="float" office:value="1.37394749210216" calcext:value-type="float">
            <text:p>1.37</text:p>
          </table:table-cell>
          <table:table-cell table:style-name="ce3" table:formula="of:=RAND() * 5" office:value-type="float" office:value="1.48002306814305" calcext:value-type="float">
            <text:p>1.48</text:p>
          </table:table-cell>
          <table:table-cell table:style-name="ce3" table:formula="of:=RAND() * 5" office:value-type="float" office:value="2.86245791125111" calcext:value-type="float">
            <text:p>2.86</text:p>
          </table:table-cell>
          <table:table-cell table:number-columns-repeated="1011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Dayton-Springfield-Greenville, OH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39.7589478" calcext:value-type="float">
            <text:p>39.7589478</text:p>
          </table:table-cell>
          <table:table-cell table:style-name="Default" office:value-type="float" office:value="-84.1916069" calcext:value-type="float">
            <text:p>-84.1916069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table:formula="of:=RAND() * 5" office:value-type="float" office:value="0.589903941145167" calcext:value-type="float">
            <text:p>0.59</text:p>
          </table:table-cell>
          <table:table-cell table:style-name="ce3" table:formula="of:=RAND() * 5" office:value-type="float" office:value="1.87541345600039" calcext:value-type="float">
            <text:p>1.88</text:p>
          </table:table-cell>
          <table:table-cell table:style-name="ce3" table:formula="of:=RAND() * 5" office:value-type="float" office:value="1.67647974332795" calcext:value-type="float">
            <text:p>1.68</text:p>
          </table:table-cell>
          <table:table-cell table:style-name="ce3" table:formula="of:=RAND() * 5" office:value-type="float" office:value="0.855626873672009" calcext:value-type="float">
            <text:p>0.86</text:p>
          </table:table-cell>
          <table:table-cell table:style-name="ce3" table:formula="of:=RAND() * 5" office:value-type="float" office:value="3.59641113202088" calcext:value-type="float">
            <text:p>3.60</text:p>
          </table:table-cell>
          <table:table-cell table:style-name="ce3" table:formula="of:=RAND() * 5" office:value-type="float" office:value="0.325086988741532" calcext:value-type="float">
            <text:p>0.33</text:p>
          </table:table-cell>
          <table:table-cell table:number-columns-repeated="1011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" calcext:value-type="float">
            <text:p>14</text:p>
          </table:table-cell>
          <table:table-cell table:style-name="ce2" office:value-type="string" calcext:value-type="string">
            <text:p>Denver-Aurora-Boulder, CO</text:p>
          </table:table-cell>
          <table:table-cell table:style-name="ce2" office:value-type="string" calcext:value-type="string">
            <text:p>West</text:p>
          </table:table-cell>
          <table:table-cell table:style-name="Default" office:value-type="float" office:value="39.7391536" calcext:value-type="float">
            <text:p>39.7391536</text:p>
          </table:table-cell>
          <table:table-cell table:style-name="Default" office:value-type="float" office:value="-104.9847034" calcext:value-type="float">
            <text:p>-104.9847034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table:formula="of:=RAND() * 5" office:value-type="float" office:value="4.67140945256688" calcext:value-type="float">
            <text:p>4.67</text:p>
          </table:table-cell>
          <table:table-cell table:style-name="ce3" table:formula="of:=RAND() * 5" office:value-type="float" office:value="4.09886584733613" calcext:value-type="float">
            <text:p>4.10</text:p>
          </table:table-cell>
          <table:table-cell table:style-name="ce3" table:formula="of:=RAND() * 5" office:value-type="float" office:value="3.04854057379998" calcext:value-type="float">
            <text:p>3.05</text:p>
          </table:table-cell>
          <table:table-cell table:style-name="ce3" table:formula="of:=RAND() * 5" office:value-type="float" office:value="1.46970854722895" calcext:value-type="float">
            <text:p>1.47</text:p>
          </table:table-cell>
          <table:table-cell table:style-name="ce3" table:formula="of:=RAND() * 5" office:value-type="float" office:value="1.52930740616284" calcext:value-type="float">
            <text:p>1.53</text:p>
          </table:table-cell>
          <table:table-cell table:style-name="ce3" table:formula="of:=RAND() * 5" office:value-type="float" office:value="2.31986923143268" calcext:value-type="float">
            <text:p>2.32</text:p>
          </table:table-cell>
          <table:table-cell table:number-columns-repeated="1011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5" calcext:value-type="float">
            <text:p>15</text:p>
          </table:table-cell>
          <table:table-cell table:style-name="ce2" office:value-type="string" calcext:value-type="string">
            <text:p>Detroit-Warren-Flint, MI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42.3486635" calcext:value-type="float">
            <text:p>42.3486635</text:p>
          </table:table-cell>
          <table:table-cell table:style-name="Default" office:value-type="float" office:value="-83.0567375" calcext:value-type="float">
            <text:p>-83.0567375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table:formula="of:=RAND() * 5" office:value-type="float" office:value="4.49495740933344" calcext:value-type="float">
            <text:p>4.49</text:p>
          </table:table-cell>
          <table:table-cell table:style-name="ce3" table:formula="of:=RAND() * 5" office:value-type="float" office:value="1.94681291817687" calcext:value-type="float">
            <text:p>1.95</text:p>
          </table:table-cell>
          <table:table-cell table:style-name="ce3" table:formula="of:=RAND() * 5" office:value-type="float" office:value="1.55306246131659" calcext:value-type="float">
            <text:p>1.55</text:p>
          </table:table-cell>
          <table:table-cell table:style-name="ce3" table:formula="of:=RAND() * 5" office:value-type="float" office:value="0.110487721394748" calcext:value-type="float">
            <text:p>0.11</text:p>
          </table:table-cell>
          <table:table-cell table:style-name="ce3" table:formula="of:=RAND() * 5" office:value-type="float" office:value="0.546078040497378" calcext:value-type="float">
            <text:p>0.55</text:p>
          </table:table-cell>
          <table:table-cell table:style-name="ce3" table:formula="of:=RAND() * 5" office:value-type="float" office:value="4.28044252796099" calcext:value-type="float">
            <text:p>4.28</text:p>
          </table:table-cell>
          <table:table-cell table:number-columns-repeated="1011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6" calcext:value-type="float">
            <text:p>16</text:p>
          </table:table-cell>
          <table:table-cell table:style-name="ce2" office:value-type="string" calcext:value-type="string">
            <text:p>Fresno-Madera, CA</text:p>
          </table:table-cell>
          <table:table-cell table:style-name="ce2" office:value-type="string" calcext:value-type="string">
            <text:p>Southwest</text:p>
          </table:table-cell>
          <table:table-cell table:style-name="Default" office:value-type="float" office:value="36.7294455" calcext:value-type="float">
            <text:p>36.7294455</text:p>
          </table:table-cell>
          <table:table-cell table:style-name="Default" office:value-type="float" office:value="-119.70886061" calcext:value-type="float">
            <text:p>-119.70886061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table:formula="of:=RAND() * 5" office:value-type="float" office:value="1.93052064976655" calcext:value-type="float">
            <text:p>1.93</text:p>
          </table:table-cell>
          <table:table-cell table:style-name="ce3" table:formula="of:=RAND() * 5" office:value-type="float" office:value="3.21771875256672" calcext:value-type="float">
            <text:p>3.22</text:p>
          </table:table-cell>
          <table:table-cell table:style-name="ce3" table:formula="of:=RAND() * 5" office:value-type="float" office:value="1.71436311211437" calcext:value-type="float">
            <text:p>1.71</text:p>
          </table:table-cell>
          <table:table-cell table:style-name="ce3" table:formula="of:=RAND() * 5" office:value-type="float" office:value="4.68796910718083" calcext:value-type="float">
            <text:p>4.69</text:p>
          </table:table-cell>
          <table:table-cell table:style-name="ce3" table:formula="of:=RAND() * 5" office:value-type="float" office:value="4.11353396833874" calcext:value-type="float">
            <text:p>4.11</text:p>
          </table:table-cell>
          <table:table-cell table:style-name="ce3" table:formula="of:=RAND() * 5" office:value-type="float" office:value="2.74157273117453" calcext:value-type="float">
            <text:p>2.74</text:p>
          </table:table-cell>
          <table:table-cell table:number-columns-repeated="1011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Grand Rapids-Muskegon-Holland, MI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42.9633599" calcext:value-type="float">
            <text:p>42.9633599</text:p>
          </table:table-cell>
          <table:table-cell table:style-name="Default" office:value-type="float" office:value="-85.6680863" calcext:value-type="float">
            <text:p>-85.6680863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table:formula="of:=RAND() * 5" office:value-type="float" office:value="1.65088270325214" calcext:value-type="float">
            <text:p>1.65</text:p>
          </table:table-cell>
          <table:table-cell table:style-name="ce3" table:formula="of:=RAND() * 5" office:value-type="float" office:value="4.28451775573194" calcext:value-type="float">
            <text:p>4.28</text:p>
          </table:table-cell>
          <table:table-cell table:style-name="ce3" table:formula="of:=RAND() * 5" office:value-type="float" office:value="0.653600702062249" calcext:value-type="float">
            <text:p>0.65</text:p>
          </table:table-cell>
          <table:table-cell table:style-name="ce3" table:formula="of:=RAND() * 5" office:value-type="float" office:value="0.636029874440283" calcext:value-type="float">
            <text:p>0.64</text:p>
          </table:table-cell>
          <table:table-cell table:style-name="ce3" table:formula="of:=RAND() * 5" office:value-type="float" office:value="1.35328985517845" calcext:value-type="float">
            <text:p>1.35</text:p>
          </table:table-cell>
          <table:table-cell table:style-name="ce3" table:formula="of:=RAND() * 5" office:value-type="float" office:value="0.290542127331719" calcext:value-type="float">
            <text:p>0.29</text:p>
          </table:table-cell>
          <table:table-cell table:number-columns-repeated="1011"/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Greensboro--Winston-Salem--High Point, NC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6.0726355" calcext:value-type="float">
            <text:p>36.0726355</text:p>
          </table:table-cell>
          <table:table-cell table:style-name="Default" office:value-type="float" office:value="-79.7919754" calcext:value-type="float">
            <text:p>-79.7919754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table:formula="of:=RAND() * 5" office:value-type="float" office:value="0.458428105339408" calcext:value-type="float">
            <text:p>0.46</text:p>
          </table:table-cell>
          <table:table-cell table:style-name="ce3" table:formula="of:=RAND() * 5" office:value-type="float" office:value="0.143285831436515" calcext:value-type="float">
            <text:p>0.14</text:p>
          </table:table-cell>
          <table:table-cell table:style-name="ce3" table:formula="of:=RAND() * 5" office:value-type="float" office:value="1.26153526245616" calcext:value-type="float">
            <text:p>1.26</text:p>
          </table:table-cell>
          <table:table-cell table:style-name="ce3" table:formula="of:=RAND() * 5" office:value-type="float" office:value="1.13519367878325" calcext:value-type="float">
            <text:p>1.14</text:p>
          </table:table-cell>
          <table:table-cell table:style-name="ce3" table:formula="of:=RAND() * 5" office:value-type="float" office:value="3.16616263589822" calcext:value-type="float">
            <text:p>3.17</text:p>
          </table:table-cell>
          <table:table-cell table:style-name="ce3" table:formula="of:=RAND() * 5" office:value-type="float" office:value="1.43483488704078" calcext:value-type="float">
            <text:p>1.43</text:p>
          </table:table-cell>
          <table:table-cell table:number-columns-repeated="1011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Greenville-Spartanburg-Anderson, SC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4.8512316" calcext:value-type="float">
            <text:p>34.8512316</text:p>
          </table:table-cell>
          <table:table-cell table:style-name="Default" office:value-type="float" office:value="-82.3985105" calcext:value-type="float">
            <text:p>-82.3985105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table:formula="of:=RAND() * 5" office:value-type="float" office:value="0.0257899530697614" calcext:value-type="float">
            <text:p>0.03</text:p>
          </table:table-cell>
          <table:table-cell table:style-name="ce3" table:formula="of:=RAND() * 5" office:value-type="float" office:value="0.794471756089479" calcext:value-type="float">
            <text:p>0.79</text:p>
          </table:table-cell>
          <table:table-cell table:style-name="ce3" table:formula="of:=RAND() * 5" office:value-type="float" office:value="3.37736914982088" calcext:value-type="float">
            <text:p>3.38</text:p>
          </table:table-cell>
          <table:table-cell table:style-name="ce3" table:formula="of:=RAND() * 5" office:value-type="float" office:value="0.802453486248851" calcext:value-type="float">
            <text:p>0.80</text:p>
          </table:table-cell>
          <table:table-cell table:style-name="ce3" table:formula="of:=RAND() * 5" office:value-type="float" office:value="3.29511220101267" calcext:value-type="float">
            <text:p>3.30</text:p>
          </table:table-cell>
          <table:table-cell table:style-name="ce3" table:formula="of:=RAND() * 5" office:value-type="float" office:value="0.245234062895179" calcext:value-type="float">
            <text:p>0.25</text:p>
          </table:table-cell>
          <table:table-cell table:number-columns-repeated="1011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Hartford-West Hartford-Willimantic, CT</text:p>
          </table:table-cell>
          <table:table-cell table:style-name="ce2" office:value-type="string" calcext:value-type="string">
            <text:p>Northeast</text:p>
          </table:table-cell>
          <table:table-cell table:style-name="Default" office:value-type="float" office:value="41.765599" calcext:value-type="float">
            <text:p>41.765599</text:p>
          </table:table-cell>
          <table:table-cell table:style-name="Default" office:value-type="float" office:value="-72.69058501" calcext:value-type="float">
            <text:p>-72.69058501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table:formula="of:=RAND() * 5" office:value-type="float" office:value="0.600266908295453" calcext:value-type="float">
            <text:p>0.60</text:p>
          </table:table-cell>
          <table:table-cell table:style-name="ce3" table:formula="of:=RAND() * 5" office:value-type="float" office:value="2.91275070630945" calcext:value-type="float">
            <text:p>2.91</text:p>
          </table:table-cell>
          <table:table-cell table:style-name="ce3" table:formula="of:=RAND() * 5" office:value-type="float" office:value="3.35855974117294" calcext:value-type="float">
            <text:p>3.36</text:p>
          </table:table-cell>
          <table:table-cell table:style-name="ce3" table:formula="of:=RAND() * 5" office:value-type="float" office:value="1.33007644792087" calcext:value-type="float">
            <text:p>1.33</text:p>
          </table:table-cell>
          <table:table-cell table:style-name="ce3" table:formula="of:=RAND() * 5" office:value-type="float" office:value="4.12529633613303" calcext:value-type="float">
            <text:p>4.13</text:p>
          </table:table-cell>
          <table:table-cell table:style-name="ce3" table:formula="of:=RAND() * 5" office:value-type="float" office:value="1.61490918486379" calcext:value-type="float">
            <text:p>1.61</text:p>
          </table:table-cell>
          <table:table-cell table:number-columns-repeated="1011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Houston-Baytown-Huntsville, TX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29.9519265" calcext:value-type="float">
            <text:p>29.9519265</text:p>
          </table:table-cell>
          <table:table-cell table:style-name="Default" office:value-type="float" office:value="-95.54091698" calcext:value-type="float">
            <text:p>-95.54091698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table:formula="of:=RAND() * 5" office:value-type="float" office:value="4.74787504528649" calcext:value-type="float">
            <text:p>4.75</text:p>
          </table:table-cell>
          <table:table-cell table:style-name="ce3" table:formula="of:=RAND() * 5" office:value-type="float" office:value="1.27109544235282" calcext:value-type="float">
            <text:p>1.27</text:p>
          </table:table-cell>
          <table:table-cell table:style-name="ce3" table:formula="of:=RAND() * 5" office:value-type="float" office:value="1.17492326302454" calcext:value-type="float">
            <text:p>1.17</text:p>
          </table:table-cell>
          <table:table-cell table:style-name="ce3" table:formula="of:=RAND() * 5" office:value-type="float" office:value="1.184216379188" calcext:value-type="float">
            <text:p>1.18</text:p>
          </table:table-cell>
          <table:table-cell table:style-name="ce3" table:formula="of:=RAND() * 5" office:value-type="float" office:value="4.62478990899399" calcext:value-type="float">
            <text:p>4.62</text:p>
          </table:table-cell>
          <table:table-cell table:style-name="ce3" table:formula="of:=RAND() * 5" office:value-type="float" office:value="4.21058944659308" calcext:value-type="float">
            <text:p>4.21</text:p>
          </table:table-cell>
          <table:table-cell table:number-columns-repeated="1011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2" calcext:value-type="float">
            <text:p>22</text:p>
          </table:table-cell>
          <table:table-cell table:style-name="ce2" office:value-type="string" calcext:value-type="string">
            <text:p>Indianapolis-Anderson-Columbus, IN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39.7683795" calcext:value-type="float">
            <text:p>39.7683795</text:p>
          </table:table-cell>
          <table:table-cell table:style-name="Default" office:value-type="float" office:value="-86.1580447" calcext:value-type="float">
            <text:p>-86.1580447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table:formula="of:=RAND() * 5" office:value-type="float" office:value="0.388178973225877" calcext:value-type="float">
            <text:p>0.39</text:p>
          </table:table-cell>
          <table:table-cell table:style-name="ce3" table:formula="of:=RAND() * 5" office:value-type="float" office:value="0.293479874962941" calcext:value-type="float">
            <text:p>0.29</text:p>
          </table:table-cell>
          <table:table-cell table:style-name="ce3" table:formula="of:=RAND() * 5" office:value-type="float" office:value="2.5591370346956" calcext:value-type="float">
            <text:p>2.56</text:p>
          </table:table-cell>
          <table:table-cell table:style-name="ce3" table:formula="of:=RAND() * 5" office:value-type="float" office:value="2.96785775804892" calcext:value-type="float">
            <text:p>2.97</text:p>
          </table:table-cell>
          <table:table-cell table:style-name="ce3" table:formula="of:=RAND() * 5" office:value-type="float" office:value="2.29464121861383" calcext:value-type="float">
            <text:p>2.29</text:p>
          </table:table-cell>
          <table:table-cell table:style-name="ce3" table:formula="of:=RAND() * 5" office:value-type="float" office:value="2.45331648737192" calcext:value-type="float">
            <text:p>2.45</text:p>
          </table:table-cell>
          <table:table-cell table:number-columns-repeated="1011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Jacksonville, FL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0.3321838" calcext:value-type="float">
            <text:p>30.3321838</text:p>
          </table:table-cell>
          <table:table-cell table:style-name="Default" office:value-type="float" office:value="-81.655651" calcext:value-type="float">
            <text:p>-81.655651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table:formula="of:=RAND() * 5" office:value-type="float" office:value="3.48243528278545" calcext:value-type="float">
            <text:p>3.48</text:p>
          </table:table-cell>
          <table:table-cell table:style-name="ce3" table:formula="of:=RAND() * 5" office:value-type="float" office:value="1.71345785958692" calcext:value-type="float">
            <text:p>1.71</text:p>
          </table:table-cell>
          <table:table-cell table:style-name="ce3" table:formula="of:=RAND() * 5" office:value-type="float" office:value="3.14402511576191" calcext:value-type="float">
            <text:p>3.14</text:p>
          </table:table-cell>
          <table:table-cell table:style-name="ce3" table:formula="of:=RAND() * 5" office:value-type="float" office:value="3.59908364713192" calcext:value-type="float">
            <text:p>3.60</text:p>
          </table:table-cell>
          <table:table-cell table:style-name="ce3" table:formula="of:=RAND() * 5" office:value-type="float" office:value="2.54507215926424" calcext:value-type="float">
            <text:p>2.55</text:p>
          </table:table-cell>
          <table:table-cell table:style-name="ce3" table:formula="of:=RAND() * 5" office:value-type="float" office:value="3.67116524139419" calcext:value-type="float">
            <text:p>3.67</text:p>
          </table:table-cell>
          <table:table-cell table:number-columns-repeated="1011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24" calcext:value-type="float">
            <text:p>24</text:p>
          </table:table-cell>
          <table:table-cell table:style-name="ce2" office:value-type="string" calcext:value-type="string">
            <text:p>Kansas City-Overland Park-Kansas City, MO-KS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39.0844687" calcext:value-type="float">
            <text:p>39.0844687</text:p>
          </table:table-cell>
          <table:table-cell table:style-name="Default" office:value-type="float" office:value="-94.5630298" calcext:value-type="float">
            <text:p>-94.5630298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table:formula="of:=RAND() * 5" office:value-type="float" office:value="1.10517491120845" calcext:value-type="float">
            <text:p>1.11</text:p>
          </table:table-cell>
          <table:table-cell table:style-name="ce3" table:formula="of:=RAND() * 5" office:value-type="float" office:value="1.43948769662529" calcext:value-type="float">
            <text:p>1.44</text:p>
          </table:table-cell>
          <table:table-cell table:style-name="ce3" table:formula="of:=RAND() * 5" office:value-type="float" office:value="4.97894271626137" calcext:value-type="float">
            <text:p>4.98</text:p>
          </table:table-cell>
          <table:table-cell table:style-name="ce3" table:formula="of:=RAND() * 5" office:value-type="float" office:value="4.47298447368667" calcext:value-type="float">
            <text:p>4.47</text:p>
          </table:table-cell>
          <table:table-cell table:style-name="ce3" table:formula="of:=RAND() * 5" office:value-type="float" office:value="1.22933509293944" calcext:value-type="float">
            <text:p>1.23</text:p>
          </table:table-cell>
          <table:table-cell table:style-name="ce3" table:formula="of:=RAND() * 5" office:value-type="float" office:value="0.944451702525839" calcext:value-type="float">
            <text:p>0.94</text:p>
          </table:table-cell>
          <table:table-cell table:number-columns-repeated="1011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Knoxville-Sevierville-La Follette, TN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5.9603948" calcext:value-type="float">
            <text:p>35.9603948</text:p>
          </table:table-cell>
          <table:table-cell table:style-name="Default" office:value-type="float" office:value="-83.9210261" calcext:value-type="float">
            <text:p>-83.9210261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table:formula="of:=RAND() * 5" office:value-type="float" office:value="0.183390855090693" calcext:value-type="float">
            <text:p>0.18</text:p>
          </table:table-cell>
          <table:table-cell table:style-name="ce3" table:formula="of:=RAND() * 5" office:value-type="float" office:value="4.20736806816421" calcext:value-type="float">
            <text:p>4.21</text:p>
          </table:table-cell>
          <table:table-cell table:style-name="ce3" table:formula="of:=RAND() * 5" office:value-type="float" office:value="0.462003612192348" calcext:value-type="float">
            <text:p>0.46</text:p>
          </table:table-cell>
          <table:table-cell table:style-name="ce3" table:formula="of:=RAND() * 5" office:value-type="float" office:value="4.51125068007968" calcext:value-type="float">
            <text:p>4.51</text:p>
          </table:table-cell>
          <table:table-cell table:style-name="ce3" table:formula="of:=RAND() * 5" office:value-type="float" office:value="3.63072798005305" calcext:value-type="float">
            <text:p>3.63</text:p>
          </table:table-cell>
          <table:table-cell table:style-name="ce3" table:formula="of:=RAND() * 5" office:value-type="float" office:value="4.32833541301079" calcext:value-type="float">
            <text:p>4.33</text:p>
          </table:table-cell>
          <table:table-cell table:number-columns-repeated="1011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6" calcext:value-type="float">
            <text:p>26</text:p>
          </table:table-cell>
          <table:table-cell table:style-name="ce2" office:value-type="string" calcext:value-type="string">
            <text:p>Las Vegas-Paradise-Pahrump, NV</text:p>
          </table:table-cell>
          <table:table-cell table:style-name="ce2" office:value-type="string" calcext:value-type="string">
            <text:p>Southwest</text:p>
          </table:table-cell>
          <table:table-cell table:style-name="Default" office:value-type="float" office:value="36.145204" calcext:value-type="float">
            <text:p>36.145204</text:p>
          </table:table-cell>
          <table:table-cell table:style-name="Default" office:value-type="float" office:value="-115.1611806" calcext:value-type="float">
            <text:p>-115.1611806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table:formula="of:=RAND() * 5" office:value-type="float" office:value="0.277848010882735" calcext:value-type="float">
            <text:p>0.28</text:p>
          </table:table-cell>
          <table:table-cell table:style-name="ce3" table:formula="of:=RAND() * 5" office:value-type="float" office:value="0.544977319659665" calcext:value-type="float">
            <text:p>0.54</text:p>
          </table:table-cell>
          <table:table-cell table:style-name="ce3" table:formula="of:=RAND() * 5" office:value-type="float" office:value="4.20916983508505" calcext:value-type="float">
            <text:p>4.21</text:p>
          </table:table-cell>
          <table:table-cell table:style-name="ce3" table:formula="of:=RAND() * 5" office:value-type="float" office:value="0.795833283336833" calcext:value-type="float">
            <text:p>0.80</text:p>
          </table:table-cell>
          <table:table-cell table:style-name="ce3" table:formula="of:=RAND() * 5" office:value-type="float" office:value="3.96707658655941" calcext:value-type="float">
            <text:p>3.97</text:p>
          </table:table-cell>
          <table:table-cell table:style-name="ce3" table:formula="of:=RAND() * 5" office:value-type="float" office:value="1.5507365425583" calcext:value-type="float">
            <text:p>1.55</text:p>
          </table:table-cell>
          <table:table-cell table:number-columns-repeated="1011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Los Angeles-Long Beach-Riverside, CA</text:p>
          </table:table-cell>
          <table:table-cell table:style-name="ce2" office:value-type="string" calcext:value-type="string">
            <text:p>Southwest</text:p>
          </table:table-cell>
          <table:table-cell table:style-name="Default" office:value-type="float" office:value="34.0536781" calcext:value-type="float">
            <text:p>34.0536781</text:p>
          </table:table-cell>
          <table:table-cell table:style-name="Default" office:value-type="float" office:value="-118.2427025" calcext:value-type="float">
            <text:p>-118.2427025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table:formula="of:=RAND() * 5" office:value-type="float" office:value="0.795238977298141" calcext:value-type="float">
            <text:p>0.80</text:p>
          </table:table-cell>
          <table:table-cell table:style-name="ce3" table:formula="of:=RAND() * 5" office:value-type="float" office:value="4.92312441579998" calcext:value-type="float">
            <text:p>4.92</text:p>
          </table:table-cell>
          <table:table-cell table:style-name="ce3" table:formula="of:=RAND() * 5" office:value-type="float" office:value="4.92013864335604" calcext:value-type="float">
            <text:p>4.92</text:p>
          </table:table-cell>
          <table:table-cell table:style-name="ce3" table:formula="of:=RAND() * 5" office:value-type="float" office:value="1.23466965742409" calcext:value-type="float">
            <text:p>1.23</text:p>
          </table:table-cell>
          <table:table-cell table:style-name="ce3" table:formula="of:=RAND() * 5" office:value-type="float" office:value="0.449702843325213" calcext:value-type="float">
            <text:p>0.45</text:p>
          </table:table-cell>
          <table:table-cell table:style-name="ce3" table:formula="of:=RAND() * 5" office:value-type="float" office:value="2.80423758085817" calcext:value-type="float">
            <text:p>2.80</text:p>
          </table:table-cell>
          <table:table-cell table:number-columns-repeated="1011"/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Louisville-Jefferson County--Elizabethtown-Scottsburg, KY-IN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8.2542376" calcext:value-type="float">
            <text:p>38.2542376</text:p>
          </table:table-cell>
          <table:table-cell table:style-name="Default" office:value-type="float" office:value="-85.759407" calcext:value-type="float">
            <text:p>-85.759407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table:formula="of:=RAND() * 5" office:value-type="float" office:value="2.39087888621725" calcext:value-type="float">
            <text:p>2.39</text:p>
          </table:table-cell>
          <table:table-cell table:style-name="ce3" table:formula="of:=RAND() * 5" office:value-type="float" office:value="4.590236665681" calcext:value-type="float">
            <text:p>4.59</text:p>
          </table:table-cell>
          <table:table-cell table:style-name="ce3" table:formula="of:=RAND() * 5" office:value-type="float" office:value="1.44294321420603" calcext:value-type="float">
            <text:p>1.44</text:p>
          </table:table-cell>
          <table:table-cell table:style-name="ce3" table:formula="of:=RAND() * 5" office:value-type="float" office:value="3.15188853768632" calcext:value-type="float">
            <text:p>3.15</text:p>
          </table:table-cell>
          <table:table-cell table:style-name="ce3" table:formula="of:=RAND() * 5" office:value-type="float" office:value="1.19168951059692" calcext:value-type="float">
            <text:p>1.19</text:p>
          </table:table-cell>
          <table:table-cell table:style-name="ce3" table:formula="of:=RAND() * 5" office:value-type="float" office:value="2.59851927403361" calcext:value-type="float">
            <text:p>2.60</text:p>
          </table:table-cell>
          <table:table-cell table:number-columns-repeated="1011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Memphis, TN-MS-AR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5.1490215" calcext:value-type="float">
            <text:p>35.1490215</text:p>
          </table:table-cell>
          <table:table-cell table:style-name="Default" office:value-type="float" office:value="-90.0516285" calcext:value-type="float">
            <text:p>-90.0516285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table:formula="of:=RAND() * 5" office:value-type="float" office:value="1.98728752089664" calcext:value-type="float">
            <text:p>1.99</text:p>
          </table:table-cell>
          <table:table-cell table:style-name="ce3" table:formula="of:=RAND() * 5" office:value-type="float" office:value="3.01599085447378" calcext:value-type="float">
            <text:p>3.02</text:p>
          </table:table-cell>
          <table:table-cell table:style-name="ce3" table:formula="of:=RAND() * 5" office:value-type="float" office:value="0.0631311873439699" calcext:value-type="float">
            <text:p>0.06</text:p>
          </table:table-cell>
          <table:table-cell table:style-name="ce3" table:formula="of:=RAND() * 5" office:value-type="float" office:value="4.30644469801337" calcext:value-type="float">
            <text:p>4.31</text:p>
          </table:table-cell>
          <table:table-cell table:style-name="ce3" table:formula="of:=RAND() * 5" office:value-type="float" office:value="3.43553430633619" calcext:value-type="float">
            <text:p>3.44</text:p>
          </table:table-cell>
          <table:table-cell table:style-name="ce3" table:formula="of:=RAND() * 5" office:value-type="float" office:value="1.96641621529125" calcext:value-type="float">
            <text:p>1.97</text:p>
          </table:table-cell>
          <table:table-cell table:number-columns-repeated="1011"/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float" office:value="30" calcext:value-type="float">
            <text:p>30</text:p>
          </table:table-cell>
          <table:table-cell table:style-name="ce2" office:value-type="string" calcext:value-type="string">
            <text:p>Miami-Fort Lauderdale-Pompano Beach, FL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25.7742658" calcext:value-type="float">
            <text:p>25.7742658</text:p>
          </table:table-cell>
          <table:table-cell table:style-name="Default" office:value-type="float" office:value="-80.1936589" calcext:value-type="float">
            <text:p>-80.1936589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table:formula="of:=RAND() * 5" office:value-type="float" office:value="3.26514637912624" calcext:value-type="float">
            <text:p>3.27</text:p>
          </table:table-cell>
          <table:table-cell table:style-name="ce3" table:formula="of:=RAND() * 5" office:value-type="float" office:value="0.985715469578281" calcext:value-type="float">
            <text:p>0.99</text:p>
          </table:table-cell>
          <table:table-cell table:style-name="ce3" table:formula="of:=RAND() * 5" office:value-type="float" office:value="3.92590884817764" calcext:value-type="float">
            <text:p>3.93</text:p>
          </table:table-cell>
          <table:table-cell table:style-name="ce3" table:formula="of:=RAND() * 5" office:value-type="float" office:value="2.94720204197802" calcext:value-type="float">
            <text:p>2.95</text:p>
          </table:table-cell>
          <table:table-cell table:style-name="ce3" table:formula="of:=RAND() * 5" office:value-type="float" office:value="2.70758106024005" calcext:value-type="float">
            <text:p>2.71</text:p>
          </table:table-cell>
          <table:table-cell table:style-name="ce3" table:formula="of:=RAND() * 5" office:value-type="float" office:value="0.994928380241618" calcext:value-type="float">
            <text:p>0.99</text:p>
          </table:table-cell>
          <table:table-cell table:number-columns-repeated="1011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1" calcext:value-type="float">
            <text:p>31</text:p>
          </table:table-cell>
          <table:table-cell table:style-name="ce2" office:value-type="string" calcext:value-type="string">
            <text:p>Milwaukee-Racine-Waukesha, WI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43.0349931" calcext:value-type="float">
            <text:p>43.0349931</text:p>
          </table:table-cell>
          <table:table-cell table:style-name="Default" office:value-type="float" office:value="-87.922497" calcext:value-type="float">
            <text:p>-87.922497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table:formula="of:=RAND() * 5" office:value-type="float" office:value="0.737135754898191" calcext:value-type="float">
            <text:p>0.74</text:p>
          </table:table-cell>
          <table:table-cell table:style-name="ce3" table:formula="of:=RAND() * 5" office:value-type="float" office:value="3.15974200610071" calcext:value-type="float">
            <text:p>3.16</text:p>
          </table:table-cell>
          <table:table-cell table:style-name="ce3" table:formula="of:=RAND() * 5" office:value-type="float" office:value="0.361674994928762" calcext:value-type="float">
            <text:p>0.36</text:p>
          </table:table-cell>
          <table:table-cell table:style-name="ce3" table:formula="of:=RAND() * 5" office:value-type="float" office:value="3.19264371530153" calcext:value-type="float">
            <text:p>3.19</text:p>
          </table:table-cell>
          <table:table-cell table:style-name="ce3" table:formula="of:=RAND() * 5" office:value-type="float" office:value="4.30797463515773" calcext:value-type="float">
            <text:p>4.31</text:p>
          </table:table-cell>
          <table:table-cell table:style-name="ce3" table:formula="of:=RAND() * 5" office:value-type="float" office:value="4.52211934840307" calcext:value-type="float">
            <text:p>4.52</text:p>
          </table:table-cell>
          <table:table-cell table:number-columns-repeated="1011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2" calcext:value-type="float">
            <text:p>32</text:p>
          </table:table-cell>
          <table:table-cell table:style-name="ce2" office:value-type="string" calcext:value-type="string">
            <text:p>Minneapolis-St. Paul-St. Cloud, MN-WI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44.9772995" calcext:value-type="float">
            <text:p>44.9772995</text:p>
          </table:table-cell>
          <table:table-cell table:style-name="Default" office:value-type="float" office:value="-93.2654692" calcext:value-type="float">
            <text:p>-93.2654692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table:formula="of:=RAND() * 5" office:value-type="float" office:value="3.62594626727514" calcext:value-type="float">
            <text:p>3.63</text:p>
          </table:table-cell>
          <table:table-cell table:style-name="ce3" table:formula="of:=RAND() * 5" office:value-type="float" office:value="3.09089715476148" calcext:value-type="float">
            <text:p>3.09</text:p>
          </table:table-cell>
          <table:table-cell table:style-name="ce3" table:formula="of:=RAND() * 5" office:value-type="float" office:value="0.59865610441193" calcext:value-type="float">
            <text:p>0.60</text:p>
          </table:table-cell>
          <table:table-cell table:style-name="ce3" table:formula="of:=RAND() * 5" office:value-type="float" office:value="2.77869857847691" calcext:value-type="float">
            <text:p>2.78</text:p>
          </table:table-cell>
          <table:table-cell table:style-name="ce3" table:formula="of:=RAND() * 5" office:value-type="float" office:value="0.520581650780514" calcext:value-type="float">
            <text:p>0.52</text:p>
          </table:table-cell>
          <table:table-cell table:style-name="ce3" table:formula="of:=RAND() * 5" office:value-type="float" office:value="3.22002714150585" calcext:value-type="float">
            <text:p>3.22</text:p>
          </table:table-cell>
          <table:table-cell table:number-columns-repeated="1011"/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Nashville-Davidson--Murfreesboro--Columbia, TN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6.1622257" calcext:value-type="float">
            <text:p>36.1622257</text:p>
          </table:table-cell>
          <table:table-cell table:style-name="Default" office:value-type="float" office:value="-86.7743419" calcext:value-type="float">
            <text:p>-86.7743419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table:formula="of:=RAND() * 5" office:value-type="float" office:value="1.07793222530745" calcext:value-type="float">
            <text:p>1.08</text:p>
          </table:table-cell>
          <table:table-cell table:style-name="ce3" table:formula="of:=RAND() * 5" office:value-type="float" office:value="1.74740265007131" calcext:value-type="float">
            <text:p>1.75</text:p>
          </table:table-cell>
          <table:table-cell table:style-name="ce3" table:formula="of:=RAND() * 5" office:value-type="float" office:value="1.49744931142777" calcext:value-type="float">
            <text:p>1.50</text:p>
          </table:table-cell>
          <table:table-cell table:style-name="ce3" table:formula="of:=RAND() * 5" office:value-type="float" office:value="0.805915287928656" calcext:value-type="float">
            <text:p>0.81</text:p>
          </table:table-cell>
          <table:table-cell table:style-name="ce3" table:formula="of:=RAND() * 5" office:value-type="float" office:value="2.86295738304034" calcext:value-type="float">
            <text:p>2.86</text:p>
          </table:table-cell>
          <table:table-cell table:style-name="ce3" table:formula="of:=RAND() * 5" office:value-type="float" office:value="0.275948694907129" calcext:value-type="float">
            <text:p>0.28</text:p>
          </table:table-cell>
          <table:table-cell table:number-columns-repeated="1011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New Orleans-Metairie-Bogalusa, LA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29.9499323" calcext:value-type="float">
            <text:p>29.9499323</text:p>
          </table:table-cell>
          <table:table-cell table:style-name="Default" office:value-type="float" office:value="-90.0701156" calcext:value-type="float">
            <text:p>-90.0701156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table:formula="of:=RAND() * 5" office:value-type="float" office:value="0.075305865611881" calcext:value-type="float">
            <text:p>0.08</text:p>
          </table:table-cell>
          <table:table-cell table:style-name="ce3" table:formula="of:=RAND() * 5" office:value-type="float" office:value="2.12171703344211" calcext:value-type="float">
            <text:p>2.12</text:p>
          </table:table-cell>
          <table:table-cell table:style-name="ce3" table:formula="of:=RAND() * 5" office:value-type="float" office:value="4.96962990611792" calcext:value-type="float">
            <text:p>4.97</text:p>
          </table:table-cell>
          <table:table-cell table:style-name="ce3" table:formula="of:=RAND() * 5" office:value-type="float" office:value="3.11112124356441" calcext:value-type="float">
            <text:p>3.11</text:p>
          </table:table-cell>
          <table:table-cell table:style-name="ce3" table:formula="of:=RAND() * 5" office:value-type="float" office:value="1.20079632964917" calcext:value-type="float">
            <text:p>1.20</text:p>
          </table:table-cell>
          <table:table-cell table:style-name="ce3" table:formula="of:=RAND() * 5" office:value-type="float" office:value="4.94257595390081" calcext:value-type="float">
            <text:p>4.94</text:p>
          </table:table-cell>
          <table:table-cell table:number-columns-repeated="1011"/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float" office:value="35" calcext:value-type="float">
            <text:p>35</text:p>
          </table:table-cell>
          <table:table-cell table:style-name="ce2" office:value-type="string" calcext:value-type="string">
            <text:p>New York-Newark-Bridgeport, NY-NJ-CT-PA</text:p>
          </table:table-cell>
          <table:table-cell table:style-name="ce2" office:value-type="string" calcext:value-type="string">
            <text:p>Northeast</text:p>
          </table:table-cell>
          <table:table-cell table:style-name="Default" office:value-type="float" office:value="40.7305991" calcext:value-type="float">
            <text:p>40.7305991</text:p>
          </table:table-cell>
          <table:table-cell table:style-name="Default" office:value-type="float" office:value="-73.9865812" calcext:value-type="float">
            <text:p>-73.9865812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table:formula="of:=RAND() * 5" office:value-type="float" office:value="4.59276271751151" calcext:value-type="float">
            <text:p>4.59</text:p>
          </table:table-cell>
          <table:table-cell table:style-name="ce3" table:formula="of:=RAND() * 5" office:value-type="float" office:value="2.88660118472762" calcext:value-type="float">
            <text:p>2.89</text:p>
          </table:table-cell>
          <table:table-cell table:style-name="ce3" table:formula="of:=RAND() * 5" office:value-type="float" office:value="4.72887605894357" calcext:value-type="float">
            <text:p>4.73</text:p>
          </table:table-cell>
          <table:table-cell table:style-name="ce3" table:formula="of:=RAND() * 5" office:value-type="float" office:value="3.3751348790247" calcext:value-type="float">
            <text:p>3.38</text:p>
          </table:table-cell>
          <table:table-cell table:style-name="ce3" table:formula="of:=RAND() * 5" office:value-type="float" office:value="3.11671486357227" calcext:value-type="float">
            <text:p>3.12</text:p>
          </table:table-cell>
          <table:table-cell table:style-name="ce3" table:formula="of:=RAND() * 5" office:value-type="float" office:value="3.6537802813109" calcext:value-type="float">
            <text:p>3.65</text:p>
          </table:table-cell>
          <table:table-cell table:number-columns-repeated="1011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Oklahoma City-Shawnee, OK</text:p>
          </table:table-cell>
          <table:table-cell table:style-name="ce2" office:value-type="string" calcext:value-type="string">
            <text:p>West</text:p>
          </table:table-cell>
          <table:table-cell table:style-name="Default" office:value-type="float" office:value="35.4707419" calcext:value-type="float">
            <text:p>35.4707419</text:p>
          </table:table-cell>
          <table:table-cell table:style-name="Default" office:value-type="float" office:value="-97.5198806" calcext:value-type="float">
            <text:p>-97.5198806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table:formula="of:=RAND() * 5" office:value-type="float" office:value="4.23961692373268" calcext:value-type="float">
            <text:p>4.24</text:p>
          </table:table-cell>
          <table:table-cell table:style-name="ce3" table:formula="of:=RAND() * 5" office:value-type="float" office:value="4.48607121477835" calcext:value-type="float">
            <text:p>4.49</text:p>
          </table:table-cell>
          <table:table-cell table:style-name="ce3" table:formula="of:=RAND() * 5" office:value-type="float" office:value="2.39093458862044" calcext:value-type="float">
            <text:p>2.39</text:p>
          </table:table-cell>
          <table:table-cell table:style-name="ce3" table:formula="of:=RAND() * 5" office:value-type="float" office:value="3.03499746834859" calcext:value-type="float">
            <text:p>3.03</text:p>
          </table:table-cell>
          <table:table-cell table:style-name="ce3" table:formula="of:=RAND() * 5" office:value-type="float" office:value="0.815349211916328" calcext:value-type="float">
            <text:p>0.82</text:p>
          </table:table-cell>
          <table:table-cell table:style-name="ce3" table:formula="of:=RAND() * 5" office:value-type="float" office:value="1.98622225201689" calcext:value-type="float">
            <text:p>1.99</text:p>
          </table:table-cell>
          <table:table-cell table:number-columns-repeated="1011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Orlando-Deltona-Daytona Beach, FL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28.5421175" calcext:value-type="float">
            <text:p>28.5421175</text:p>
          </table:table-cell>
          <table:table-cell table:style-name="Default" office:value-type="float" office:value="-81.3790462" calcext:value-type="float">
            <text:p>-81.3790462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table:formula="of:=RAND() * 5" office:value-type="float" office:value="4.31667090393603" calcext:value-type="float">
            <text:p>4.32</text:p>
          </table:table-cell>
          <table:table-cell table:style-name="ce3" table:formula="of:=RAND() * 5" office:value-type="float" office:value="3.56180086848326" calcext:value-type="float">
            <text:p>3.56</text:p>
          </table:table-cell>
          <table:table-cell table:style-name="ce3" table:formula="of:=RAND() * 5" office:value-type="float" office:value="3.98686687112786" calcext:value-type="float">
            <text:p>3.99</text:p>
          </table:table-cell>
          <table:table-cell table:style-name="ce3" table:formula="of:=RAND() * 5" office:value-type="float" office:value="1.49241423700005" calcext:value-type="float">
            <text:p>1.49</text:p>
          </table:table-cell>
          <table:table-cell table:style-name="ce3" table:formula="of:=RAND() * 5" office:value-type="float" office:value="2.19403236871585" calcext:value-type="float">
            <text:p>2.19</text:p>
          </table:table-cell>
          <table:table-cell table:style-name="ce3" table:formula="of:=RAND() * 5" office:value-type="float" office:value="4.42801954457536" calcext:value-type="float">
            <text:p>4.43</text:p>
          </table:table-cell>
          <table:table-cell table:number-columns-repeated="1011"/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Philadelphia-Camden-Vineland, PA-NJ-DE-MD</text:p>
          </table:table-cell>
          <table:table-cell table:style-name="ce2" office:value-type="string" calcext:value-type="string">
            <text:p>Northeast</text:p>
          </table:table-cell>
          <table:table-cell table:style-name="Default" office:value-type="float" office:value="39.952335" calcext:value-type="float">
            <text:p>39.952335</text:p>
          </table:table-cell>
          <table:table-cell table:style-name="Default" office:value-type="float" office:value="-75.163789" calcext:value-type="float">
            <text:p>-75.163789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table:formula="of:=RAND() * 5" office:value-type="float" office:value="3.26403100974858" calcext:value-type="float">
            <text:p>3.26</text:p>
          </table:table-cell>
          <table:table-cell table:style-name="ce3" table:formula="of:=RAND() * 5" office:value-type="float" office:value="4.08911078586243" calcext:value-type="float">
            <text:p>4.09</text:p>
          </table:table-cell>
          <table:table-cell table:style-name="ce3" table:formula="of:=RAND() * 5" office:value-type="float" office:value="4.93605085997842" calcext:value-type="float">
            <text:p>4.94</text:p>
          </table:table-cell>
          <table:table-cell table:style-name="ce3" table:formula="of:=RAND() * 5" office:value-type="float" office:value="0.388567555928603" calcext:value-type="float">
            <text:p>0.39</text:p>
          </table:table-cell>
          <table:table-cell table:style-name="ce3" table:formula="of:=RAND() * 5" office:value-type="float" office:value="2.81436355900951" calcext:value-type="float">
            <text:p>2.81</text:p>
          </table:table-cell>
          <table:table-cell table:style-name="ce3" table:formula="of:=RAND() * 5" office:value-type="float" office:value="1.42585324239917" calcext:value-type="float">
            <text:p>1.43</text:p>
          </table:table-cell>
          <table:table-cell table:number-columns-repeated="1011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39" calcext:value-type="float">
            <text:p>39</text:p>
          </table:table-cell>
          <table:table-cell table:style-name="ce2" office:value-type="string" calcext:value-type="string">
            <text:p>Phoenix-Mesa-Scottsdale, AZ</text:p>
          </table:table-cell>
          <table:table-cell table:style-name="ce2" office:value-type="string" calcext:value-type="string">
            <text:p>Southwest</text:p>
          </table:table-cell>
          <table:table-cell table:style-name="Default" office:value-type="float" office:value="33.361168" calcext:value-type="float">
            <text:p>33.361168</text:p>
          </table:table-cell>
          <table:table-cell table:style-name="Default" office:value-type="float" office:value="-112.12130217" calcext:value-type="float">
            <text:p>-112.12130217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table:formula="of:=RAND() * 5" office:value-type="float" office:value="3.54644587845542" calcext:value-type="float">
            <text:p>3.55</text:p>
          </table:table-cell>
          <table:table-cell table:style-name="ce3" table:formula="of:=RAND() * 5" office:value-type="float" office:value="2.70042123738676" calcext:value-type="float">
            <text:p>2.70</text:p>
          </table:table-cell>
          <table:table-cell table:style-name="ce3" table:formula="of:=RAND() * 5" office:value-type="float" office:value="2.14898659032769" calcext:value-type="float">
            <text:p>2.15</text:p>
          </table:table-cell>
          <table:table-cell table:style-name="ce3" table:formula="of:=RAND() * 5" office:value-type="float" office:value="0.126401893794537" calcext:value-type="float">
            <text:p>0.13</text:p>
          </table:table-cell>
          <table:table-cell table:style-name="ce3" table:formula="of:=RAND() * 5" office:value-type="float" office:value="0.14561181073077" calcext:value-type="float">
            <text:p>0.15</text:p>
          </table:table-cell>
          <table:table-cell table:style-name="ce3" table:formula="of:=RAND() * 5" office:value-type="float" office:value="4.31396541534923" calcext:value-type="float">
            <text:p>4.31</text:p>
          </table:table-cell>
          <table:table-cell table:number-columns-repeated="1011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Pittsburgh-New Castle, PA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40.4416941" calcext:value-type="float">
            <text:p>40.4416941</text:p>
          </table:table-cell>
          <table:table-cell table:style-name="Default" office:value-type="float" office:value="-79.9900861" calcext:value-type="float">
            <text:p>-79.9900861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table:formula="of:=RAND() * 5" office:value-type="float" office:value="0.759033008944243" calcext:value-type="float">
            <text:p>0.76</text:p>
          </table:table-cell>
          <table:table-cell table:style-name="ce3" table:formula="of:=RAND() * 5" office:value-type="float" office:value="3.0187114328146" calcext:value-type="float">
            <text:p>3.02</text:p>
          </table:table-cell>
          <table:table-cell table:style-name="ce3" table:formula="of:=RAND() * 5" office:value-type="float" office:value="4.42462038481608" calcext:value-type="float">
            <text:p>4.42</text:p>
          </table:table-cell>
          <table:table-cell table:style-name="ce3" table:formula="of:=RAND() * 5" office:value-type="float" office:value="0.651362848002464" calcext:value-type="float">
            <text:p>0.65</text:p>
          </table:table-cell>
          <table:table-cell table:style-name="ce3" table:formula="of:=RAND() * 5" office:value-type="float" office:value="4.32577326195315" calcext:value-type="float">
            <text:p>4.33</text:p>
          </table:table-cell>
          <table:table-cell table:style-name="ce3" table:formula="of:=RAND() * 5" office:value-type="float" office:value="3.54368420084938" calcext:value-type="float">
            <text:p>3.54</text:p>
          </table:table-cell>
          <table:table-cell table:number-columns-repeated="1011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41" calcext:value-type="float">
            <text:p>41</text:p>
          </table:table-cell>
          <table:table-cell table:style-name="ce2" office:value-type="string" calcext:value-type="string">
            <text:p>Portland-Vancouver-Beaverton, OR-WA</text:p>
          </table:table-cell>
          <table:table-cell table:style-name="ce2" office:value-type="string" calcext:value-type="string">
            <text:p>West</text:p>
          </table:table-cell>
          <table:table-cell table:style-name="Default" office:value-type="float" office:value="45.5202471" calcext:value-type="float">
            <text:p>45.5202471</text:p>
          </table:table-cell>
          <table:table-cell table:style-name="Default" office:value-type="float" office:value="-122.6741949" calcext:value-type="float">
            <text:p>-122.6741949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table:formula="of:=RAND() * 5" office:value-type="float" office:value="1.92156158387661" calcext:value-type="float">
            <text:p>1.92</text:p>
          </table:table-cell>
          <table:table-cell table:style-name="ce3" table:formula="of:=RAND() * 5" office:value-type="float" office:value="0.65700879204087" calcext:value-type="float">
            <text:p>0.66</text:p>
          </table:table-cell>
          <table:table-cell table:style-name="ce3" table:formula="of:=RAND() * 5" office:value-type="float" office:value="0.410620961338282" calcext:value-type="float">
            <text:p>0.41</text:p>
          </table:table-cell>
          <table:table-cell table:style-name="ce3" table:formula="of:=RAND() * 5" office:value-type="float" office:value="0.337753250496462" calcext:value-type="float">
            <text:p>0.34</text:p>
          </table:table-cell>
          <table:table-cell table:style-name="ce3" table:formula="of:=RAND() * 5" office:value-type="float" office:value="4.70981696504168" calcext:value-type="float">
            <text:p>4.71</text:p>
          </table:table-cell>
          <table:table-cell table:style-name="ce3" table:formula="of:=RAND() * 5" office:value-type="float" office:value="4.85342881176621" calcext:value-type="float">
            <text:p>4.85</text:p>
          </table:table-cell>
          <table:table-cell table:number-columns-repeated="1011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42" calcext:value-type="float">
            <text:p>42</text:p>
          </table:table-cell>
          <table:table-cell table:style-name="ce2" office:value-type="string" calcext:value-type="string">
            <text:p>Raleigh-Durham-Cary, NC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5.7804015" calcext:value-type="float">
            <text:p>35.7804015</text:p>
          </table:table-cell>
          <table:table-cell table:style-name="Default" office:value-type="float" office:value="-78.6390779" calcext:value-type="float">
            <text:p>-78.6390779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table:formula="of:=RAND() * 5" office:value-type="float" office:value="2.59230844560079" calcext:value-type="float">
            <text:p>2.59</text:p>
          </table:table-cell>
          <table:table-cell table:style-name="ce3" table:formula="of:=RAND() * 5" office:value-type="float" office:value="3.55334423249587" calcext:value-type="float">
            <text:p>3.55</text:p>
          </table:table-cell>
          <table:table-cell table:style-name="ce3" table:formula="of:=RAND() * 5" office:value-type="float" office:value="1.12179836258292" calcext:value-type="float">
            <text:p>1.12</text:p>
          </table:table-cell>
          <table:table-cell table:style-name="ce3" table:formula="of:=RAND() * 5" office:value-type="float" office:value="2.53890163148753" calcext:value-type="float">
            <text:p>2.54</text:p>
          </table:table-cell>
          <table:table-cell table:style-name="ce3" table:formula="of:=RAND() * 5" office:value-type="float" office:value="4.00569984689355" calcext:value-type="float">
            <text:p>4.01</text:p>
          </table:table-cell>
          <table:table-cell table:style-name="ce3" table:formula="of:=RAND() * 5" office:value-type="float" office:value="1.81745033711195" calcext:value-type="float">
            <text:p>1.82</text:p>
          </table:table-cell>
          <table:table-cell table:number-columns-repeated="1011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43" calcext:value-type="float">
            <text:p>43</text:p>
          </table:table-cell>
          <table:table-cell table:style-name="ce2" office:value-type="string" calcext:value-type="string">
            <text:p>Richmond, VA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7.541239" calcext:value-type="float">
            <text:p>37.541239</text:p>
          </table:table-cell>
          <table:table-cell table:style-name="Default" office:value-type="float" office:value="-77.4420183" calcext:value-type="float">
            <text:p>-77.4420183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table:formula="of:=RAND() * 5" office:value-type="float" office:value="0.544265441130847" calcext:value-type="float">
            <text:p>0.54</text:p>
          </table:table-cell>
          <table:table-cell table:style-name="ce3" table:formula="of:=RAND() * 5" office:value-type="float" office:value="2.61202039662749" calcext:value-type="float">
            <text:p>2.61</text:p>
          </table:table-cell>
          <table:table-cell table:style-name="ce3" table:formula="of:=RAND() * 5" office:value-type="float" office:value="0.708113311557099" calcext:value-type="float">
            <text:p>0.71</text:p>
          </table:table-cell>
          <table:table-cell table:style-name="ce3" table:formula="of:=RAND() * 5" office:value-type="float" office:value="1.08443948440254" calcext:value-type="float">
            <text:p>1.08</text:p>
          </table:table-cell>
          <table:table-cell table:style-name="ce3" table:formula="of:=RAND() * 5" office:value-type="float" office:value="2.56333737168461" calcext:value-type="float">
            <text:p>2.56</text:p>
          </table:table-cell>
          <table:table-cell table:style-name="ce3" table:formula="of:=RAND() * 5" office:value-type="float" office:value="2.31221527094021" calcext:value-type="float">
            <text:p>2.31</text:p>
          </table:table-cell>
          <table:table-cell table:number-columns-repeated="1011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44" calcext:value-type="float">
            <text:p>44</text:p>
          </table:table-cell>
          <table:table-cell table:style-name="ce2" office:value-type="string" calcext:value-type="string">
            <text:p>Rochester-Batavia-Seneca Falls, NY</text:p>
          </table:table-cell>
          <table:table-cell table:style-name="ce2" office:value-type="string" calcext:value-type="string">
            <text:p>Northeast</text:p>
          </table:table-cell>
          <table:table-cell table:style-name="Default" office:value-type="float" office:value="43.1572851" calcext:value-type="float">
            <text:p>43.1572851</text:p>
          </table:table-cell>
          <table:table-cell table:style-name="Default" office:value-type="float" office:value="-77.6152141" calcext:value-type="float">
            <text:p>-77.6152141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table:formula="of:=RAND() * 5" office:value-type="float" office:value="3.31102963886224" calcext:value-type="float">
            <text:p>3.31</text:p>
          </table:table-cell>
          <table:table-cell table:style-name="ce3" table:formula="of:=RAND() * 5" office:value-type="float" office:value="1.08751328894869" calcext:value-type="float">
            <text:p>1.09</text:p>
          </table:table-cell>
          <table:table-cell table:style-name="ce3" table:formula="of:=RAND() * 5" office:value-type="float" office:value="1.27927403897047" calcext:value-type="float">
            <text:p>1.28</text:p>
          </table:table-cell>
          <table:table-cell table:style-name="ce3" table:formula="of:=RAND() * 5" office:value-type="float" office:value="4.20425956486724" calcext:value-type="float">
            <text:p>4.20</text:p>
          </table:table-cell>
          <table:table-cell table:style-name="ce3" table:formula="of:=RAND() * 5" office:value-type="float" office:value="3.67855110438541" calcext:value-type="float">
            <text:p>3.68</text:p>
          </table:table-cell>
          <table:table-cell table:style-name="ce3" table:formula="of:=RAND() * 5" office:value-type="float" office:value="1.10059526399709" calcext:value-type="float">
            <text:p>1.10</text:p>
          </table:table-cell>
          <table:table-cell table:number-columns-repeated="1011"/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Sacramento--Arden-Arcade--Yuba City, CA-NV</text:p>
          </table:table-cell>
          <table:table-cell table:style-name="ce2" office:value-type="string" calcext:value-type="string">
            <text:p>West</text:p>
          </table:table-cell>
          <table:table-cell table:style-name="Default" office:value-type="float" office:value="38.4732259" calcext:value-type="float">
            <text:p>38.4732259</text:p>
          </table:table-cell>
          <table:table-cell table:style-name="Default" office:value-type="float" office:value="-121.2980707" calcext:value-type="float">
            <text:p>-121.2980707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table:formula="of:=RAND() * 5" office:value-type="float" office:value="4.26075318828225" calcext:value-type="float">
            <text:p>4.26</text:p>
          </table:table-cell>
          <table:table-cell table:style-name="ce3" table:formula="of:=RAND() * 5" office:value-type="float" office:value="2.3651599464938" calcext:value-type="float">
            <text:p>2.37</text:p>
          </table:table-cell>
          <table:table-cell table:style-name="ce3" table:formula="of:=RAND() * 5" office:value-type="float" office:value="2.17402898822911" calcext:value-type="float">
            <text:p>2.17</text:p>
          </table:table-cell>
          <table:table-cell table:style-name="ce3" table:formula="of:=RAND() * 5" office:value-type="float" office:value="1.45529718720354" calcext:value-type="float">
            <text:p>1.46</text:p>
          </table:table-cell>
          <table:table-cell table:style-name="ce3" table:formula="of:=RAND() * 5" office:value-type="float" office:value="4.46186330169439" calcext:value-type="float">
            <text:p>4.46</text:p>
          </table:table-cell>
          <table:table-cell table:style-name="ce3" table:formula="of:=RAND() * 5" office:value-type="float" office:value="3.69103206903674" calcext:value-type="float">
            <text:p>3.69</text:p>
          </table:table-cell>
          <table:table-cell table:number-columns-repeated="1011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Salt Lake City-Ogden-Clearfield, UT</text:p>
          </table:table-cell>
          <table:table-cell table:style-name="ce2" office:value-type="string" calcext:value-type="string">
            <text:p>West</text:p>
          </table:table-cell>
          <table:table-cell table:style-name="Default" office:value-type="float" office:value="40.7606467" calcext:value-type="float">
            <text:p>40.7606467</text:p>
          </table:table-cell>
          <table:table-cell table:style-name="Default" office:value-type="float" office:value="-111.89109" calcext:value-type="float">
            <text:p>-111.89109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table:formula="of:=RAND() * 5" office:value-type="float" office:value="4.64488380937837" calcext:value-type="float">
            <text:p>4.64</text:p>
          </table:table-cell>
          <table:table-cell table:style-name="ce3" table:formula="of:=RAND() * 5" office:value-type="float" office:value="2.845566815231" calcext:value-type="float">
            <text:p>2.85</text:p>
          </table:table-cell>
          <table:table-cell table:style-name="ce3" table:formula="of:=RAND() * 5" office:value-type="float" office:value="3.93664143746719" calcext:value-type="float">
            <text:p>3.94</text:p>
          </table:table-cell>
          <table:table-cell table:style-name="ce3" table:formula="of:=RAND() * 5" office:value-type="float" office:value="4.40034331870265" calcext:value-type="float">
            <text:p>4.40</text:p>
          </table:table-cell>
          <table:table-cell table:style-name="ce3" table:formula="of:=RAND() * 5" office:value-type="float" office:value="1.40968850231729" calcext:value-type="float">
            <text:p>1.41</text:p>
          </table:table-cell>
          <table:table-cell table:style-name="ce3" table:formula="of:=RAND() * 5" office:value-type="float" office:value="2.00601429794915" calcext:value-type="float">
            <text:p>2.01</text:p>
          </table:table-cell>
          <table:table-cell table:number-columns-repeated="1011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San Antonio, TX</text:p>
          </table:table-cell>
          <table:table-cell table:style-name="ce2" office:value-type="string" calcext:value-type="string">
            <text:p>Southwest</text:p>
          </table:table-cell>
          <table:table-cell table:style-name="Default" office:value-type="float" office:value="29.4246002" calcext:value-type="float">
            <text:p>29.4246002</text:p>
          </table:table-cell>
          <table:table-cell table:style-name="Default" office:value-type="float" office:value="-98.4951405" calcext:value-type="float">
            <text:p>-98.4951405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table:formula="of:=RAND() * 5" office:value-type="float" office:value="1.31140896934085" calcext:value-type="float">
            <text:p>1.31</text:p>
          </table:table-cell>
          <table:table-cell table:style-name="ce3" table:formula="of:=RAND() * 5" office:value-type="float" office:value="1.10848175827414" calcext:value-type="float">
            <text:p>1.11</text:p>
          </table:table-cell>
          <table:table-cell table:style-name="ce3" table:formula="of:=RAND() * 5" office:value-type="float" office:value="2.67113346257247" calcext:value-type="float">
            <text:p>2.67</text:p>
          </table:table-cell>
          <table:table-cell table:style-name="ce3" table:formula="of:=RAND() * 5" office:value-type="float" office:value="4.45005278917961" calcext:value-type="float">
            <text:p>4.45</text:p>
          </table:table-cell>
          <table:table-cell table:style-name="ce3" table:formula="of:=RAND() * 5" office:value-type="float" office:value="1.80937680765055" calcext:value-type="float">
            <text:p>1.81</text:p>
          </table:table-cell>
          <table:table-cell table:style-name="ce3" table:formula="of:=RAND() * 5" office:value-type="float" office:value="0.0888110825326294" calcext:value-type="float">
            <text:p>0.09</text:p>
          </table:table-cell>
          <table:table-cell table:number-columns-repeated="1011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San Diego-Carlsbad-San Marcos, CA</text:p>
          </table:table-cell>
          <table:table-cell table:style-name="ce2" office:value-type="string" calcext:value-type="string">
            <text:p>Southwest</text:p>
          </table:table-cell>
          <table:table-cell table:style-name="Default" office:value-type="float" office:value="32.7469869" calcext:value-type="float">
            <text:p>32.7469869</text:p>
          </table:table-cell>
          <table:table-cell table:style-name="Default" office:value-type="float" office:value="-117.21177" calcext:value-type="float">
            <text:p>-117.21177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table:formula="of:=RAND() * 5" office:value-type="float" office:value="4.46935170446523" calcext:value-type="float">
            <text:p>4.47</text:p>
          </table:table-cell>
          <table:table-cell table:style-name="ce3" table:formula="of:=RAND() * 5" office:value-type="float" office:value="2.43734415387735" calcext:value-type="float">
            <text:p>2.44</text:p>
          </table:table-cell>
          <table:table-cell table:style-name="ce3" table:formula="of:=RAND() * 5" office:value-type="float" office:value="2.29535567574203" calcext:value-type="float">
            <text:p>2.30</text:p>
          </table:table-cell>
          <table:table-cell table:style-name="ce3" table:formula="of:=RAND() * 5" office:value-type="float" office:value="3.32517440663651" calcext:value-type="float">
            <text:p>3.33</text:p>
          </table:table-cell>
          <table:table-cell table:style-name="ce3" table:formula="of:=RAND() * 5" office:value-type="float" office:value="0.871451557613909" calcext:value-type="float">
            <text:p>0.87</text:p>
          </table:table-cell>
          <table:table-cell table:style-name="ce3" table:formula="of:=RAND() * 5" office:value-type="float" office:value="3.37315647047944" calcext:value-type="float">
            <text:p>3.37</text:p>
          </table:table-cell>
          <table:table-cell table:number-columns-repeated="1011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San Jose-San Francisco-Oakland, CA</text:p>
          </table:table-cell>
          <table:table-cell table:style-name="ce2" office:value-type="string" calcext:value-type="string">
            <text:p>West</text:p>
          </table:table-cell>
          <table:table-cell table:style-name="Default" office:value-type="float" office:value="37.3438502" calcext:value-type="float">
            <text:p>37.3438502</text:p>
          </table:table-cell>
          <table:table-cell table:style-name="Default" office:value-type="float" office:value="-121.8831349" calcext:value-type="float">
            <text:p>-121.8831349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table:formula="of:=RAND() * 5" office:value-type="float" office:value="4.92499968619086" calcext:value-type="float">
            <text:p>4.92</text:p>
          </table:table-cell>
          <table:table-cell table:style-name="ce3" table:formula="of:=RAND() * 5" office:value-type="float" office:value="1.61584041779861" calcext:value-type="float">
            <text:p>1.62</text:p>
          </table:table-cell>
          <table:table-cell table:style-name="ce3" table:formula="of:=RAND() * 5" office:value-type="float" office:value="0.853400900959969" calcext:value-type="float">
            <text:p>0.85</text:p>
          </table:table-cell>
          <table:table-cell table:style-name="ce3" table:formula="of:=RAND() * 5" office:value-type="float" office:value="3.8021159847267" calcext:value-type="float">
            <text:p>3.80</text:p>
          </table:table-cell>
          <table:table-cell table:style-name="ce3" table:formula="of:=RAND() * 5" office:value-type="float" office:value="1.82825942174532" calcext:value-type="float">
            <text:p>1.83</text:p>
          </table:table-cell>
          <table:table-cell table:style-name="ce3" table:formula="of:=RAND() * 5" office:value-type="float" office:value="1.33913802797906" calcext:value-type="float">
            <text:p>1.34</text:p>
          </table:table-cell>
          <table:table-cell table:number-columns-repeated="1011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Seattle-Tacoma-Olympia, WA</text:p>
          </table:table-cell>
          <table:table-cell table:style-name="ce2" office:value-type="string" calcext:value-type="string">
            <text:p>West</text:p>
          </table:table-cell>
          <table:table-cell table:style-name="Default" office:value-type="float" office:value="47.6038321" calcext:value-type="float">
            <text:p>47.6038321</text:p>
          </table:table-cell>
          <table:table-cell table:style-name="Default" office:value-type="float" office:value="-122.3300624" calcext:value-type="float">
            <text:p>-122.3300624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table:formula="of:=RAND() * 5" office:value-type="float" office:value="4.12835908820853" calcext:value-type="float">
            <text:p>4.13</text:p>
          </table:table-cell>
          <table:table-cell table:style-name="ce3" table:formula="of:=RAND() * 5" office:value-type="float" office:value="3.03854499361478" calcext:value-type="float">
            <text:p>3.04</text:p>
          </table:table-cell>
          <table:table-cell table:style-name="ce3" table:formula="of:=RAND() * 5" office:value-type="float" office:value="3.25644637458026" calcext:value-type="float">
            <text:p>3.26</text:p>
          </table:table-cell>
          <table:table-cell table:style-name="ce3" table:formula="of:=RAND() * 5" office:value-type="float" office:value="3.80826473934576" calcext:value-type="float">
            <text:p>3.81</text:p>
          </table:table-cell>
          <table:table-cell table:style-name="ce3" table:formula="of:=RAND() * 5" office:value-type="float" office:value="1.7023512267042" calcext:value-type="float">
            <text:p>1.70</text:p>
          </table:table-cell>
          <table:table-cell table:style-name="ce3" table:formula="of:=RAND() * 5" office:value-type="float" office:value="4.36061938293278" calcext:value-type="float">
            <text:p>4.36</text:p>
          </table:table-cell>
          <table:table-cell table:number-columns-repeated="1011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St. Louis-St. Charles-Farmington, MO-IL</text:p>
          </table:table-cell>
          <table:table-cell table:style-name="ce2" office:value-type="string" calcext:value-type="string">
            <text:p>Midwest</text:p>
          </table:table-cell>
          <table:table-cell table:style-name="Default" office:value-type="float" office:value="38.6272733" calcext:value-type="float">
            <text:p>38.6272733</text:p>
          </table:table-cell>
          <table:table-cell table:style-name="Default" office:value-type="float" office:value="-90.1978889" calcext:value-type="float">
            <text:p>-90.1978889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table:formula="of:=RAND() * 5" office:value-type="float" office:value="3.57540030498058" calcext:value-type="float">
            <text:p>3.58</text:p>
          </table:table-cell>
          <table:table-cell table:style-name="ce3" table:formula="of:=RAND() * 5" office:value-type="float" office:value="0.885012096259743" calcext:value-type="float">
            <text:p>0.89</text:p>
          </table:table-cell>
          <table:table-cell table:style-name="ce3" table:formula="of:=RAND() * 5" office:value-type="float" office:value="1.46470102015883" calcext:value-type="float">
            <text:p>1.46</text:p>
          </table:table-cell>
          <table:table-cell table:style-name="ce3" table:formula="of:=RAND() * 5" office:value-type="float" office:value="2.96688475646079" calcext:value-type="float">
            <text:p>2.97</text:p>
          </table:table-cell>
          <table:table-cell table:style-name="ce3" table:formula="of:=RAND() * 5" office:value-type="float" office:value="1.01450810325332" calcext:value-type="float">
            <text:p>1.01</text:p>
          </table:table-cell>
          <table:table-cell table:style-name="ce3" table:formula="of:=RAND() * 5" office:value-type="float" office:value="0.154935971368104" calcext:value-type="float">
            <text:p>0.15</text:p>
          </table:table-cell>
          <table:table-cell table:number-columns-repeated="1011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Tampa-St. Petersburg-Clearwater, FL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27.9477595" calcext:value-type="float">
            <text:p>27.9477595</text:p>
          </table:table-cell>
          <table:table-cell table:style-name="Default" office:value-type="float" office:value="-82.458444" calcext:value-type="float">
            <text:p>-82.458444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table:formula="of:=RAND() * 5" office:value-type="float" office:value="1.49957572692074" calcext:value-type="float">
            <text:p>1.50</text:p>
          </table:table-cell>
          <table:table-cell table:style-name="ce3" table:formula="of:=RAND() * 5" office:value-type="float" office:value="0.69983632536605" calcext:value-type="float">
            <text:p>0.70</text:p>
          </table:table-cell>
          <table:table-cell table:style-name="ce3" table:formula="of:=RAND() * 5" office:value-type="float" office:value="0.976913783233613" calcext:value-type="float">
            <text:p>0.98</text:p>
          </table:table-cell>
          <table:table-cell table:style-name="ce3" table:formula="of:=RAND() * 5" office:value-type="float" office:value="4.56252026255243" calcext:value-type="float">
            <text:p>4.56</text:p>
          </table:table-cell>
          <table:table-cell table:style-name="ce3" table:formula="of:=RAND() * 5" office:value-type="float" office:value="1.35789776686579" calcext:value-type="float">
            <text:p>1.36</text:p>
          </table:table-cell>
          <table:table-cell table:style-name="ce3" table:formula="of:=RAND() * 5" office:value-type="float" office:value="2.16268371208571" calcext:value-type="float">
            <text:p>2.16</text:p>
          </table:table-cell>
          <table:table-cell table:number-columns-repeated="1011"/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Virginia Beach-Norfolk-Newport News, VA-NC</text:p>
          </table:table-cell>
          <table:table-cell table:style-name="ce2" office:value-type="string" calcext:value-type="string">
            <text:p>Southeast</text:p>
          </table:table-cell>
          <table:table-cell table:style-name="Default" office:value-type="float" office:value="36.8529841" calcext:value-type="float">
            <text:p>36.8529841</text:p>
          </table:table-cell>
          <table:table-cell table:style-name="Default" office:value-type="float" office:value="-75.9774183" calcext:value-type="float">
            <text:p>-75.9774183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table:formula="of:=RAND() * 5" office:value-type="float" office:value="3.89822334400378" calcext:value-type="float">
            <text:p>3.90</text:p>
          </table:table-cell>
          <table:table-cell table:style-name="ce3" table:formula="of:=RAND() * 5" office:value-type="float" office:value="3.91100578126498" calcext:value-type="float">
            <text:p>3.91</text:p>
          </table:table-cell>
          <table:table-cell table:style-name="ce3" table:formula="of:=RAND() * 5" office:value-type="float" office:value="1.59958719857968" calcext:value-type="float">
            <text:p>1.60</text:p>
          </table:table-cell>
          <table:table-cell table:style-name="ce3" table:formula="of:=RAND() * 5" office:value-type="float" office:value="2.81339300214313" calcext:value-type="float">
            <text:p>2.81</text:p>
          </table:table-cell>
          <table:table-cell table:style-name="ce3" table:formula="of:=RAND() * 5" office:value-type="float" office:value="0.255720015848055" calcext:value-type="float">
            <text:p>0.26</text:p>
          </table:table-cell>
          <table:table-cell table:style-name="ce3" table:formula="of:=RAND() * 5" office:value-type="float" office:value="0.14880244503729" calcext:value-type="float">
            <text:p>0.15</text:p>
          </table:table-cell>
          <table:table-cell table:number-columns-repeated="1011"/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Washington-Baltimore-Northern Virginia, DC-MD-VA-WV</text:p>
          </table:table-cell>
          <table:table-cell table:style-name="ce2" office:value-type="string" calcext:value-type="string">
            <text:p>Northeast</text:p>
          </table:table-cell>
          <table:table-cell table:style-name="Default" office:value-type="float" office:value="38.8951148" calcext:value-type="float">
            <text:p>38.8951148</text:p>
          </table:table-cell>
          <table:table-cell table:style-name="Default" office:value-type="float" office:value="-77.0363716" calcext:value-type="float">
            <text:p>-77.0363716</text:p>
          </table:table-cell>
          <table:table-cell table:style-name="ce2" office:value-type="float" office:value="2013" calcext:value-type="float">
            <text:p>2013</text:p>
          </table:table-cell>
          <table:table-cell table:style-name="ce3" table:formula="of:=RAND() * 5" office:value-type="float" office:value="2.67539406544529" calcext:value-type="float">
            <text:p>2.68</text:p>
          </table:table-cell>
          <table:table-cell table:style-name="ce3" table:formula="of:=RAND() * 5" office:value-type="float" office:value="2.24499224801548" calcext:value-type="float">
            <text:p>2.24</text:p>
          </table:table-cell>
          <table:table-cell table:style-name="ce3" table:formula="of:=RAND() * 5" office:value-type="float" office:value="3.3514013083186" calcext:value-type="float">
            <text:p>3.35</text:p>
          </table:table-cell>
          <table:table-cell table:style-name="ce3" table:formula="of:=RAND() * 5" office:value-type="float" office:value="3.5866896098014" calcext:value-type="float">
            <text:p>3.59</text:p>
          </table:table-cell>
          <table:table-cell table:style-name="ce3" table:formula="of:=RAND() * 5" office:value-type="float" office:value="1.17185833514668" calcext:value-type="float">
            <text:p>1.17</text:p>
          </table:table-cell>
          <table:table-cell table:style-name="ce3" table:formula="of:=RAND() * 5" office:value-type="float" office:value="2.14265734190121" calcext:value-type="float">
            <text:p>2.14</text:p>
          </table:table-cell>
          <table:table-cell table:number-columns-repeated="1011"/>
        </table:table-row>
        <table:table-row table:style-name="ro3" table:number-rows-repeated="104830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3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1">00/00/0000</text:date>, <text:time style:data-style-name="N2" text:time-value="0000-00-00T10:21:11.68378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3T11:00:33.719703000</meta:creation-date>
    <dc:date>2014-04-21T10:22:14.528073000</dc:date>
    <meta:editing-duration>PT10M55S</meta:editing-duration>
    <meta:editing-cycles>15</meta:editing-cycles>
    <meta:generator>LibreOffice/4.1.5.3$MacOSX_x86 LibreOffice_project/1c1366bba2ba2b554cd2ca4d87c06da81c05d24</meta:generator>
    <meta:document-statistic meta:table-count="1" meta:cell-count="3523" meta:object-count="0"/>
  </office:meta>
</office:document-meta>
</file>